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19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346cm"/>
    </style:style>
    <style:style style:name="co4" style:family="table-column">
      <style:table-column-properties fo:break-before="auto" style:column-width="3.343cm"/>
    </style:style>
    <style:style style:name="co5" style:family="table-column">
      <style:table-column-properties fo:break-before="auto" style:column-width="5.967cm"/>
    </style:style>
    <style:style style:name="co6" style:family="table-column">
      <style:table-column-properties fo:break-before="auto" style:column-width="5.77cm"/>
    </style:style>
    <style:style style:name="co7" style:family="table-column">
      <style:table-column-properties fo:break-before="auto" style:column-width="2.946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23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/>
    </style:style>
    <style:style style:name="ce3" style:family="table-cell" style:parent-style-name="Default">
      <style:table-cell-properties fo:background-color="#999999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eri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7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8e8e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Sheet1.J2"/>
      <style:map style:condition="cell-content()=&quot;NO&quot;" style:apply-style-name="moc_5f_KO" style:base-cell-address="Sheet1.J2"/>
      <style:map style:condition="cell-content()=0" style:apply-style-name="Default" style:base-cell-address="Sheet1.J2"/>
    </style:style>
    <style:style style:name="ce13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moc_5f_OK" style:base-cell-address="Sheet1.J2"/>
      <style:map style:condition="cell-content()=&quot;NO&quot;" style:apply-style-name="moc_5f_KO" style:base-cell-address="Sheet1.J2"/>
      <style:map style:condition="cell-content()=0" style:apply-style-name="Default" style:base-cell-address="Sheet1.J2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Sheet1.J2"/>
      <style:map style:condition="cell-content()=&quot;NO&quot;" style:apply-style-name="moc_5f_KO" style:base-cell-address="Sheet1.J2"/>
      <style:map style:condition="cell-content()=0" style:apply-style-name="Default" style:base-cell-address="Sheet1.J2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Sheet1.J360"/>
      <style:map style:condition="cell-content()=&quot;NO&quot;" style:apply-style-name="moc_5f_KO" style:base-cell-address="Sheet1.J360"/>
      <style:map style:condition="cell-content()=0" style:apply-style-name="Default" style:base-cell-address="Sheet1.J36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Sheet1.J361"/>
      <style:map style:condition="cell-content()=&quot;NO&quot;" style:apply-style-name="moc_5f_KO" style:base-cell-address="Sheet1.J361"/>
      <style:map style:condition="cell-content()=0" style:apply-style-name="Default" style:base-cell-address="Sheet1.J361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Sheet1.J362"/>
      <style:map style:condition="cell-content()=&quot;NO&quot;" style:apply-style-name="moc_5f_KO" style:base-cell-address="Sheet1.J362"/>
      <style:map style:condition="cell-content()=0" style:apply-style-name="Default" style:base-cell-address="Sheet1.J362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Sheet1.J363"/>
      <style:map style:condition="cell-content()=&quot;NO&quot;" style:apply-style-name="moc_5f_KO" style:base-cell-address="Sheet1.J363"/>
      <style:map style:condition="cell-content()=0" style:apply-style-name="Default" style:base-cell-address="Sheet1.J363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Sheet1.J364"/>
      <style:map style:condition="cell-content()=&quot;NO&quot;" style:apply-style-name="moc_5f_KO" style:base-cell-address="Sheet1.J364"/>
      <style:map style:condition="cell-content()=0" style:apply-style-name="Default" style:base-cell-address="Sheet1.J364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Sheet1.J365"/>
      <style:map style:condition="cell-content()=&quot;NO&quot;" style:apply-style-name="moc_5f_KO" style:base-cell-address="Sheet1.J365"/>
      <style:map style:condition="cell-content()=0" style:apply-style-name="Default" style:base-cell-address="Sheet1.J36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Sheet1.J366"/>
      <style:map style:condition="cell-content()=&quot;NO&quot;" style:apply-style-name="moc_5f_KO" style:base-cell-address="Sheet1.J366"/>
      <style:map style:condition="cell-content()=0" style:apply-style-name="Default" style:base-cell-address="Sheet1.J366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Liberation Serif"/>
    </style:style>
    <style:style style:name="ce25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Liberation Serif" style:font-name-asian="Droid Sans Fallback" style:font-name-complex="FreeSans"/>
    </style:style>
    <style:style style:name="ce27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Liberation Serif" style:font-name-asian="Droid Sans Fallback" style:font-name-complex="FreeSans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 style:font-name-asian="Droid Sans Fallback" style:font-name-complex="FreeSans"/>
    </style:style>
    <style:style style:name="ce29" style:family="table-cell" style:parent-style-name="Default">
      <style:table-cell-properties fo:background-color="#ccff99"/>
      <style:text-properties style:font-name="Liberation Serif"/>
    </style:style>
    <style:style style:name="ce30" style:family="table-cell" style:parent-style-name="Default">
      <style:table-cell-properties fo:background-color="#ffff00"/>
      <style:text-properties style:font-name="Liberation Serif"/>
    </style:style>
    <style:style style:name="ce31" style:family="table-cell" style:parent-style-name="Default">
      <style:table-cell-properties fo:background-color="#ffff00"/>
      <style:text-properties style:font-name="Liberation Serif" style:font-name-asian="Droid Sans Fallback" style:font-name-complex="FreeSans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Sheet1.M2"/>
    </style:style>
    <style:style style:name="ce33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Default" style:base-cell-address="Sheet1.M2"/>
    </style:style>
    <style:style style:name="ce34" style:family="table-cell" style:parent-style-name="Default" style:data-style-name="N99">
      <style:text-properties style:font-name="Liberation Serif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Sheet1.M360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Sheet1.M361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Sheet1.M362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Sheet1.M363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Sheet1.M364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Sheet1.M365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Sheet1.M366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7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2" table:default-cell-style-name="Default"/>
        <table:table-column table:style-name="co2" table:number-columns-repeated="1009" table:default-cell-style-name="ce2"/>
        <table:table-row table:style-name="ro1">
          <table:table-cell table:style-name="ce1" office:value-type="string" calcext:value-type="string">
            <text:p>Character</text:p>
          </table:table-cell>
          <table:table-cell table:style-name="ce1" office:value-type="string" calcext:value-type="string">
            <text:p>Code point</text:p>
          </table:table-cell>
          <table:table-cell table:style-name="ce9" office:value-type="string" calcext:value-type="string">
            <text:p><text:a xlink:href="http://en.wikipedia.org/wiki/ISO-8859-1" xlink:type="simple">ISO-8859-1</text:a></text:p>
          </table:table-cell>
          <table:table-cell table:style-name="ce9" office:value-type="string" calcext:value-type="string">
            <text:p><text:a xlink:href="http://en.wikipedia.org/wiki/ISO-8859-15" xlink:type="simple">ISO-8859-15</text:a></text:p>
          </table:table-cell>
          <table:table-cell table:style-name="ce9" office:value-type="string" calcext:value-type="string">
            <text:p><text:a xlink:href="http://en.wikipedia.org/wiki/WINDOWS-1252" xlink:type="simple">WINDOWS-1252</text:a></text:p>
          </table:table-cell>
          <table:table-cell table:style-name="ce9" office:value-type="string" calcext:value-type="string">
            <text:p><text:a xlink:href="http://en.wikipedia.org/wiki/IBM437" xlink:type="simple">IBM437</text:a></text:p>
          </table:table-cell>
          <table:table-cell table:style-name="ce9" office:value-type="string" calcext:value-type="string">
            <text:p><text:a xlink:href="http://en.wikipedia.org/wiki/IBM850" xlink:type="simple">IBM850</text:a></text:p>
          </table:table-cell>
          <table:table-cell table:style-name="ce9" office:value-type="string" calcext:value-type="string">
            <text:p><text:a xlink:href="http://en.wikipedia.org/wiki/Mac_OS_Roman" xlink:type="simple">MACINTOSH</text:a></text:p>
          </table:table-cell>
          <table:table-cell table:style-name="ce10"/>
          <table:table-cell table:style-name="ce5" office:value-type="string" calcext:value-type="string">
            <text:p>Allowed in input?</text:p>
          </table:table-cell>
          <table:table-cell table:style-name="ce5" office:value-type="string" calcext:value-type="string">
            <text:p>Normalized code point sequence</text:p>
          </table:table-cell>
          <table:table-cell table:style-name="ce5" office:value-type="string" calcext:value-type="string">
            <text:p>Normalized character sequence</text:p>
          </table:table-cell>
          <table:table-cell table:style-name="ce5" office:value-type="string" calcext:value-type="string">
            <text:p>Final char?</text:p>
          </table:table-cell>
          <table:table-cell office:value-type="string" calcext:value-type="string">
            <text:p>Tr. stage</text:p>
          </table:table-cell>
          <table:table-cell/>
          <table:table-cell office:value-type="string" calcext:value-type="string">
            <text:p>(in test)</text:p>
          </table:table-cell>
          <table:table-cell office:value-type="string" calcext:value-type="string">
            <text:p>(out test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Null)</text:p>
          </table:table-cell>
          <table:table-cell table:style-name="ce6" office:value-type="string" calcext:value-type="string">
            <text:p>U+000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2];[.B$2:.B$351];[.A$2:.A$351])" office:value-type="string" office:string-value="" calcext:value-type="error">
            <text:p>#N/A</text:p>
          </table:table-cell>
          <table:table-cell table:style-name="ce32" table:formula="of:=IF(ISBLANK([.K2]);&quot;NOT ALLOWED&quot;; IF(EXACT([.K2];[.B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];&quot;YES&quot;);[.A2];&quot;&quot;)">
            <text:p/>
          </table:table-cell>
          <table:table-cell table:formula="of:=IF(AND(NOT(ISBLANK([.L2]));NOT(ISNA([.L2])));[.L2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Start Of Heading)</text:p>
          </table:table-cell>
          <table:table-cell table:style-name="ce6" office:value-type="string" calcext:value-type="string">
            <text:p>U+0001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3];[.B$2:.B$351];[.A$2:.A$351])" office:value-type="string" office:string-value="" calcext:value-type="error">
            <text:p>#N/A</text:p>
          </table:table-cell>
          <table:table-cell table:style-name="ce32" table:formula="of:=IF(ISBLANK([.K3]);&quot;NOT ALLOWED&quot;; IF(EXACT([.K3];[.B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];&quot;YES&quot;);[.A3];&quot;&quot;)">
            <text:p/>
          </table:table-cell>
          <table:table-cell table:formula="of:=IF(AND(NOT(ISBLANK([.L3]));NOT(ISNA([.L3])));[.L3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Start Of Text)</text:p>
          </table:table-cell>
          <table:table-cell table:style-name="ce6" office:value-type="string" calcext:value-type="string">
            <text:p>U+0002</text:p>
          </table:table-cell>
          <table:table-cell table:number-columns-repeated="6" table:style-name="ce6" office:value-type="float" office:value="2" calcext:value-type="float">
            <text:p>2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4];[.B$2:.B$351];[.A$2:.A$351])" office:value-type="string" office:string-value="" calcext:value-type="error">
            <text:p>#N/A</text:p>
          </table:table-cell>
          <table:table-cell table:style-name="ce32" table:formula="of:=IF(ISBLANK([.K4]);&quot;NOT ALLOWED&quot;; IF(EXACT([.K4];[.B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4];&quot;YES&quot;);[.A4];&quot;&quot;)">
            <text:p/>
          </table:table-cell>
          <table:table-cell table:formula="of:=IF(AND(NOT(ISBLANK([.L4]));NOT(ISNA([.L4])));[.L4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End Of Text)</text:p>
          </table:table-cell>
          <table:table-cell table:style-name="ce6" office:value-type="string" calcext:value-type="string">
            <text:p>U+0003</text:p>
          </table:table-cell>
          <table:table-cell table:number-columns-repeated="6" table:style-name="ce6" office:value-type="float" office:value="3" calcext:value-type="float">
            <text:p>3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5];[.B$2:.B$351];[.A$2:.A$351])" office:value-type="string" office:string-value="" calcext:value-type="error">
            <text:p>#N/A</text:p>
          </table:table-cell>
          <table:table-cell table:style-name="ce32" table:formula="of:=IF(ISBLANK([.K5]);&quot;NOT ALLOWED&quot;; IF(EXACT([.K5];[.B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5];&quot;YES&quot;);[.A5];&quot;&quot;)">
            <text:p/>
          </table:table-cell>
          <table:table-cell table:formula="of:=IF(AND(NOT(ISBLANK([.L5]));NOT(ISNA([.L5])));[.L5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End Of Transmission)</text:p>
          </table:table-cell>
          <table:table-cell table:style-name="ce6" office:value-type="string" calcext:value-type="string">
            <text:p>U+0004</text:p>
          </table:table-cell>
          <table:table-cell table:number-columns-repeated="6" table:style-name="ce6" office:value-type="float" office:value="4" calcext:value-type="float">
            <text:p>4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6];[.B$2:.B$351];[.A$2:.A$351])" office:value-type="string" office:string-value="" calcext:value-type="error">
            <text:p>#N/A</text:p>
          </table:table-cell>
          <table:table-cell table:style-name="ce32" table:formula="of:=IF(ISBLANK([.K6]);&quot;NOT ALLOWED&quot;; IF(EXACT([.K6];[.B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6];&quot;YES&quot;);[.A6];&quot;&quot;)">
            <text:p/>
          </table:table-cell>
          <table:table-cell table:formula="of:=IF(AND(NOT(ISBLANK([.L6]));NOT(ISNA([.L6])));[.L6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Enquiry)</text:p>
          </table:table-cell>
          <table:table-cell table:style-name="ce6" office:value-type="string" calcext:value-type="string">
            <text:p>U+0005</text:p>
          </table:table-cell>
          <table:table-cell table:number-columns-repeated="6" table:style-name="ce6" office:value-type="float" office:value="5" calcext:value-type="float">
            <text:p>5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7];[.B$2:.B$351];[.A$2:.A$351])" office:value-type="string" office:string-value="" calcext:value-type="error">
            <text:p>#N/A</text:p>
          </table:table-cell>
          <table:table-cell table:style-name="ce32" table:formula="of:=IF(ISBLANK([.K7]);&quot;NOT ALLOWED&quot;; IF(EXACT([.K7];[.B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7];&quot;YES&quot;);[.A7];&quot;&quot;)">
            <text:p/>
          </table:table-cell>
          <table:table-cell table:formula="of:=IF(AND(NOT(ISBLANK([.L7]));NOT(ISNA([.L7])));[.L7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Acknowledge)</text:p>
          </table:table-cell>
          <table:table-cell table:style-name="ce6" office:value-type="string" calcext:value-type="string">
            <text:p>U+0006</text:p>
          </table:table-cell>
          <table:table-cell table:number-columns-repeated="6" table:style-name="ce6" office:value-type="float" office:value="6" calcext:value-type="float">
            <text:p>6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8];[.B$2:.B$351];[.A$2:.A$351])" office:value-type="string" office:string-value="" calcext:value-type="error">
            <text:p>#N/A</text:p>
          </table:table-cell>
          <table:table-cell table:style-name="ce32" table:formula="of:=IF(ISBLANK([.K8]);&quot;NOT ALLOWED&quot;; IF(EXACT([.K8];[.B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8];&quot;YES&quot;);[.A8];&quot;&quot;)">
            <text:p/>
          </table:table-cell>
          <table:table-cell table:formula="of:=IF(AND(NOT(ISBLANK([.L8]));NOT(ISNA([.L8])));[.L8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Bell)</text:p>
          </table:table-cell>
          <table:table-cell table:style-name="ce6" office:value-type="string" calcext:value-type="string">
            <text:p>U+0007</text:p>
          </table:table-cell>
          <table:table-cell table:number-columns-repeated="6" table:style-name="ce6" office:value-type="float" office:value="7" calcext:value-type="float">
            <text:p>7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9];[.B$2:.B$351];[.A$2:.A$351])" office:value-type="string" office:string-value="" calcext:value-type="error">
            <text:p>#N/A</text:p>
          </table:table-cell>
          <table:table-cell table:style-name="ce32" table:formula="of:=IF(ISBLANK([.K9]);&quot;NOT ALLOWED&quot;; IF(EXACT([.K9];[.B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9];&quot;YES&quot;);[.A9];&quot;&quot;)">
            <text:p/>
          </table:table-cell>
          <table:table-cell table:formula="of:=IF(AND(NOT(ISBLANK([.L9]));NOT(ISNA([.L9])));[.L9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Backspace)</text:p>
          </table:table-cell>
          <table:table-cell table:style-name="ce6" office:value-type="string" calcext:value-type="string">
            <text:p>U+0008</text:p>
          </table:table-cell>
          <table:table-cell table:number-columns-repeated="6" table:style-name="ce6" office:value-type="float" office:value="8" calcext:value-type="float">
            <text:p>8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10];[.B$2:.B$351];[.A$2:.A$351])" office:value-type="string" office:string-value="" calcext:value-type="error">
            <text:p>#N/A</text:p>
          </table:table-cell>
          <table:table-cell table:style-name="ce32" table:formula="of:=IF(ISBLANK([.K10]);&quot;NOT ALLOWED&quot;; IF(EXACT([.K10];[.B1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0];&quot;YES&quot;);[.A10];&quot;&quot;)">
            <text:p/>
          </table:table-cell>
          <table:table-cell table:formula="of:=IF(AND(NOT(ISBLANK([.L10]));NOT(ISNA([.L10])));[.L10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Horizontal Tabulation)</text:p>
          </table:table-cell>
          <table:table-cell table:style-name="ce6" office:value-type="string" calcext:value-type="string">
            <text:p>U+0009</text:p>
          </table:table-cell>
          <table:table-cell table:number-columns-repeated="6" table:style-name="ce6" office:value-type="float" office:value="9" calcext:value-type="float">
            <text:p>9</text:p>
          </table:table-cell>
          <table:table-cell table:style-name="ce10"/>
          <table:table-cell table:style-name="ce12" office:value-type="string" calcext:value-type="string">
            <text:p>YES</text:p>
          </table:table-cell>
          <table:table-cell table:style-name="ce23" table:formula="of:=[.B35]" office:value-type="string" office:string-value="U+0020" calcext:value-type="string">
            <text:p>U+0020</text:p>
          </table:table-cell>
          <table:table-cell table:style-name="ce29" table:formula="of:=LOOKUP([.K11];[.B$2:.B$351];[.A$2:.A$351])" office:value-type="string" office:string-value="(space)" calcext:value-type="string">
            <text:p>(space)</text:p>
          </table:table-cell>
          <table:table-cell table:style-name="ce32" table:formula="of:=IF(ISBLANK([.K11]);&quot;NOT ALLOWED&quot;; IF(EXACT([.K11];[.B1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1];&quot;YES&quot;);[.A11];&quot;&quot;)" office:value-type="string" office:string-value="(Horizontal Tabulation)" calcext:value-type="string">
            <text:p>(Horizontal Tabulation)</text:p>
          </table:table-cell>
          <table:table-cell table:formula="of:=IF(AND(NOT(ISBLANK([.L11]));NOT(ISNA([.L11])));[.L11];&quot;&quot;)" office:value-type="string" office:string-value="(space)" calcext:value-type="string">
            <text:p>(space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Line Feed)</text:p>
          </table:table-cell>
          <table:table-cell table:style-name="ce6" office:value-type="string" calcext:value-type="string">
            <text:p>U+000A</text:p>
          </table:table-cell>
          <table:table-cell table:number-columns-repeated="6" table:style-name="ce6" office:value-type="string" calcext:value-type="string">
            <text:p>0A</text:p>
          </table:table-cell>
          <table:table-cell table:style-name="ce10"/>
          <table:table-cell table:style-name="ce12" office:value-type="string" calcext:value-type="string">
            <text:p>YES</text:p>
          </table:table-cell>
          <table:table-cell table:style-name="ce22" table:formula="of:=[.B12]" office:value-type="string" office:string-value="U+000A" calcext:value-type="string">
            <text:p>U+000A</text:p>
          </table:table-cell>
          <table:table-cell table:style-name="ce29" table:formula="of:=LOOKUP([.K12];[.B$2:.B$351];[.A$2:.A$351])" office:value-type="string" office:string-value="(Line Feed)" calcext:value-type="string">
            <text:p>(Line Feed)</text:p>
          </table:table-cell>
          <table:table-cell table:style-name="ce32" table:formula="of:=IF(ISBLANK([.K12]);&quot;NOT ALLOWED&quot;; IF(EXACT([.K12];[.B1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];&quot;YES&quot;);[.A12];&quot;&quot;)" office:value-type="string" office:string-value="(Line Feed)" calcext:value-type="string">
            <text:p>(Line Feed)</text:p>
          </table:table-cell>
          <table:table-cell table:formula="of:=IF(AND(NOT(ISBLANK([.L12]));NOT(ISNA([.L12])));[.L12];&quot;&quot;)" office:value-type="string" office:string-value="(Line Feed)" calcext:value-type="string">
            <text:p>(Line Feed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Vertical Tabulation)</text:p>
          </table:table-cell>
          <table:table-cell table:style-name="ce6" office:value-type="string" calcext:value-type="string">
            <text:p>U+000B</text:p>
          </table:table-cell>
          <table:table-cell table:number-columns-repeated="6" table:style-name="ce6" office:value-type="string" calcext:value-type="string">
            <text:p>0B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13];[.B$2:.B$351];[.A$2:.A$351])" office:value-type="string" office:string-value="" calcext:value-type="error">
            <text:p>#N/A</text:p>
          </table:table-cell>
          <table:table-cell table:style-name="ce32" table:formula="of:=IF(ISBLANK([.K13]);&quot;NOT ALLOWED&quot;; IF(EXACT([.K13];[.B1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3];&quot;YES&quot;);[.A13];&quot;&quot;)">
            <text:p/>
          </table:table-cell>
          <table:table-cell table:formula="of:=IF(AND(NOT(ISBLANK([.L13]));NOT(ISNA([.L13])));[.L13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Form Feed)</text:p>
          </table:table-cell>
          <table:table-cell table:style-name="ce6" office:value-type="string" calcext:value-type="string">
            <text:p>U+000C</text:p>
          </table:table-cell>
          <table:table-cell table:number-columns-repeated="6" table:style-name="ce6" office:value-type="string" calcext:value-type="string">
            <text:p>0C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14];[.B$2:.B$351];[.A$2:.A$351])" office:value-type="string" office:string-value="" calcext:value-type="error">
            <text:p>#N/A</text:p>
          </table:table-cell>
          <table:table-cell table:style-name="ce32" table:formula="of:=IF(ISBLANK([.K14]);&quot;NOT ALLOWED&quot;; IF(EXACT([.K14];[.B1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4];&quot;YES&quot;);[.A14];&quot;&quot;)">
            <text:p/>
          </table:table-cell>
          <table:table-cell table:formula="of:=IF(AND(NOT(ISBLANK([.L14]));NOT(ISNA([.L14])));[.L14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Carriage Return)</text:p>
          </table:table-cell>
          <table:table-cell table:style-name="ce6" office:value-type="string" calcext:value-type="string">
            <text:p>U+000D</text:p>
          </table:table-cell>
          <table:table-cell table:number-columns-repeated="6" table:style-name="ce6" office:value-type="string" calcext:value-type="string">
            <text:p>0D</text:p>
          </table:table-cell>
          <table:table-cell table:style-name="ce10"/>
          <table:table-cell table:style-name="ce12" office:value-type="string" calcext:value-type="string">
            <text:p>YES</text:p>
          </table:table-cell>
          <table:table-cell table:style-name="ce24" office:value-type="string" calcext:value-type="string">
            <text:p>NONE (discarded)</text:p>
          </table:table-cell>
          <table:table-cell table:style-name="ce29" office:value-type="string" calcext:value-type="string">
            <text:p>(empty)</text:p>
          </table:table-cell>
          <table:table-cell table:style-name="ce32" table:formula="of:=IF(ISBLANK([.K15]);&quot;NOT ALLOWED&quot;; IF(EXACT([.K15];[.B15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5];&quot;YES&quot;);[.A15];&quot;&quot;)" office:value-type="string" office:string-value="(Carriage Return)" calcext:value-type="string">
            <text:p>(Carriage Return)</text:p>
          </table:table-cell>
          <table:table-cell table:formula="of:=IF(AND(NOT(ISBLANK([.L15]));NOT(ISNA([.L15])));[.L15];&quot;&quot;)" office:value-type="string" office:string-value="(empty)" calcext:value-type="string">
            <text:p>(empty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Shift Out)</text:p>
          </table:table-cell>
          <table:table-cell table:style-name="ce6" office:value-type="string" calcext:value-type="string">
            <text:p>U+000E</text:p>
          </table:table-cell>
          <table:table-cell table:number-columns-repeated="6" table:style-name="ce6" office:value-type="string" calcext:value-type="string">
            <text:p>0E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16];[.B$2:.B$351];[.A$2:.A$351])" office:value-type="string" office:string-value="" calcext:value-type="error">
            <text:p>#N/A</text:p>
          </table:table-cell>
          <table:table-cell table:style-name="ce32" table:formula="of:=IF(ISBLANK([.K16]);&quot;NOT ALLOWED&quot;; IF(EXACT([.K16];[.B1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6];&quot;YES&quot;);[.A16];&quot;&quot;)">
            <text:p/>
          </table:table-cell>
          <table:table-cell table:formula="of:=IF(AND(NOT(ISBLANK([.L16]));NOT(ISNA([.L16])));[.L16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Shift In)</text:p>
          </table:table-cell>
          <table:table-cell table:style-name="ce6" office:value-type="string" calcext:value-type="string">
            <text:p>U+000F</text:p>
          </table:table-cell>
          <table:table-cell table:number-columns-repeated="6" table:style-name="ce6" office:value-type="string" calcext:value-type="string">
            <text:p>0F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17];[.B$2:.B$351];[.A$2:.A$351])" office:value-type="string" office:string-value="" calcext:value-type="error">
            <text:p>#N/A</text:p>
          </table:table-cell>
          <table:table-cell table:style-name="ce32" table:formula="of:=IF(ISBLANK([.K17]);&quot;NOT ALLOWED&quot;; IF(EXACT([.K17];[.B1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7];&quot;YES&quot;);[.A17];&quot;&quot;)">
            <text:p/>
          </table:table-cell>
          <table:table-cell table:formula="of:=IF(AND(NOT(ISBLANK([.L17]));NOT(ISNA([.L17])));[.L17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Data Link Escape)</text:p>
          </table:table-cell>
          <table:table-cell table:style-name="ce6" office:value-type="string" calcext:value-type="string">
            <text:p>U+0010</text:p>
          </table:table-cell>
          <table:table-cell table:number-columns-repeated="6" table:style-name="ce6" office:value-type="float" office:value="10" calcext:value-type="float">
            <text:p>10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18];[.B$2:.B$351];[.A$2:.A$351])" office:value-type="string" office:string-value="" calcext:value-type="error">
            <text:p>#N/A</text:p>
          </table:table-cell>
          <table:table-cell table:style-name="ce32" table:formula="of:=IF(ISBLANK([.K18]);&quot;NOT ALLOWED&quot;; IF(EXACT([.K18];[.B1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8];&quot;YES&quot;);[.A18];&quot;&quot;)">
            <text:p/>
          </table:table-cell>
          <table:table-cell table:formula="of:=IF(AND(NOT(ISBLANK([.L18]));NOT(ISNA([.L18])));[.L18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Device Control One)</text:p>
          </table:table-cell>
          <table:table-cell table:style-name="ce6" office:value-type="string" calcext:value-type="string">
            <text:p>U+0011</text:p>
          </table:table-cell>
          <table:table-cell table:number-columns-repeated="6" table:style-name="ce6" office:value-type="float" office:value="11" calcext:value-type="float">
            <text:p>11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19];[.B$2:.B$351];[.A$2:.A$351])" office:value-type="string" office:string-value="" calcext:value-type="error">
            <text:p>#N/A</text:p>
          </table:table-cell>
          <table:table-cell table:style-name="ce32" table:formula="of:=IF(ISBLANK([.K19]);&quot;NOT ALLOWED&quot;; IF(EXACT([.K19];[.B1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9];&quot;YES&quot;);[.A19];&quot;&quot;)">
            <text:p/>
          </table:table-cell>
          <table:table-cell table:formula="of:=IF(AND(NOT(ISBLANK([.L19]));NOT(ISNA([.L19])));[.L19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Device Control Two)</text:p>
          </table:table-cell>
          <table:table-cell table:style-name="ce6" office:value-type="string" calcext:value-type="string">
            <text:p>U+0012</text:p>
          </table:table-cell>
          <table:table-cell table:number-columns-repeated="6" table:style-name="ce6" office:value-type="float" office:value="12" calcext:value-type="float">
            <text:p>12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20];[.B$2:.B$351];[.A$2:.A$351])" office:value-type="string" office:string-value="" calcext:value-type="error">
            <text:p>#N/A</text:p>
          </table:table-cell>
          <table:table-cell table:style-name="ce32" table:formula="of:=IF(ISBLANK([.K20]);&quot;NOT ALLOWED&quot;; IF(EXACT([.K20];[.B2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0];&quot;YES&quot;);[.A20];&quot;&quot;)">
            <text:p/>
          </table:table-cell>
          <table:table-cell table:formula="of:=IF(AND(NOT(ISBLANK([.L20]));NOT(ISNA([.L20])));[.L20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Device Control Three)</text:p>
          </table:table-cell>
          <table:table-cell table:style-name="ce6" office:value-type="string" calcext:value-type="string">
            <text:p>U+0013</text:p>
          </table:table-cell>
          <table:table-cell table:number-columns-repeated="6" table:style-name="ce6" office:value-type="float" office:value="13" calcext:value-type="float">
            <text:p>13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21];[.B$2:.B$351];[.A$2:.A$351])" office:value-type="string" office:string-value="" calcext:value-type="error">
            <text:p>#N/A</text:p>
          </table:table-cell>
          <table:table-cell table:style-name="ce32" table:formula="of:=IF(ISBLANK([.K21]);&quot;NOT ALLOWED&quot;; IF(EXACT([.K21];[.B2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1];&quot;YES&quot;);[.A21];&quot;&quot;)">
            <text:p/>
          </table:table-cell>
          <table:table-cell table:formula="of:=IF(AND(NOT(ISBLANK([.L21]));NOT(ISNA([.L21])));[.L21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Device Control Four)</text:p>
          </table:table-cell>
          <table:table-cell table:style-name="ce6" office:value-type="string" calcext:value-type="string">
            <text:p>U+0014</text:p>
          </table:table-cell>
          <table:table-cell table:number-columns-repeated="6" table:style-name="ce6" office:value-type="float" office:value="14" calcext:value-type="float">
            <text:p>14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22];[.B$2:.B$351];[.A$2:.A$351])" office:value-type="string" office:string-value="" calcext:value-type="error">
            <text:p>#N/A</text:p>
          </table:table-cell>
          <table:table-cell table:style-name="ce32" table:formula="of:=IF(ISBLANK([.K22]);&quot;NOT ALLOWED&quot;; IF(EXACT([.K22];[.B2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2];&quot;YES&quot;);[.A22];&quot;&quot;)">
            <text:p/>
          </table:table-cell>
          <table:table-cell table:formula="of:=IF(AND(NOT(ISBLANK([.L22]));NOT(ISNA([.L22])));[.L22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Negative Acknowledge)</text:p>
          </table:table-cell>
          <table:table-cell table:style-name="ce6" office:value-type="string" calcext:value-type="string">
            <text:p>U+0015</text:p>
          </table:table-cell>
          <table:table-cell table:number-columns-repeated="6" table:style-name="ce6" office:value-type="float" office:value="15" calcext:value-type="float">
            <text:p>15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23];[.B$2:.B$351];[.A$2:.A$351])" office:value-type="string" office:string-value="" calcext:value-type="error">
            <text:p>#N/A</text:p>
          </table:table-cell>
          <table:table-cell table:style-name="ce32" table:formula="of:=IF(ISBLANK([.K23]);&quot;NOT ALLOWED&quot;; IF(EXACT([.K23];[.B2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3];&quot;YES&quot;);[.A23];&quot;&quot;)">
            <text:p/>
          </table:table-cell>
          <table:table-cell table:formula="of:=IF(AND(NOT(ISBLANK([.L23]));NOT(ISNA([.L23])));[.L23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Synchronous Idle)</text:p>
          </table:table-cell>
          <table:table-cell table:style-name="ce6" office:value-type="string" calcext:value-type="string">
            <text:p>U+0016</text:p>
          </table:table-cell>
          <table:table-cell table:number-columns-repeated="6" table:style-name="ce6" office:value-type="float" office:value="16" calcext:value-type="float">
            <text:p>16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24];[.B$2:.B$351];[.A$2:.A$351])" office:value-type="string" office:string-value="" calcext:value-type="error">
            <text:p>#N/A</text:p>
          </table:table-cell>
          <table:table-cell table:style-name="ce32" table:formula="of:=IF(ISBLANK([.K24]);&quot;NOT ALLOWED&quot;; IF(EXACT([.K24];[.B2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];&quot;YES&quot;);[.A24];&quot;&quot;)">
            <text:p/>
          </table:table-cell>
          <table:table-cell table:formula="of:=IF(AND(NOT(ISBLANK([.L24]));NOT(ISNA([.L24])));[.L24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End Of Transmission Block)</text:p>
          </table:table-cell>
          <table:table-cell table:style-name="ce6" office:value-type="string" calcext:value-type="string">
            <text:p>U+0017</text:p>
          </table:table-cell>
          <table:table-cell table:number-columns-repeated="6" table:style-name="ce6" office:value-type="float" office:value="17" calcext:value-type="float">
            <text:p>17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25];[.B$2:.B$351];[.A$2:.A$351])" office:value-type="string" office:string-value="" calcext:value-type="error">
            <text:p>#N/A</text:p>
          </table:table-cell>
          <table:table-cell table:style-name="ce32" table:formula="of:=IF(ISBLANK([.K25]);&quot;NOT ALLOWED&quot;; IF(EXACT([.K25];[.B2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];&quot;YES&quot;);[.A25];&quot;&quot;)">
            <text:p/>
          </table:table-cell>
          <table:table-cell table:formula="of:=IF(AND(NOT(ISBLANK([.L25]));NOT(ISNA([.L25])));[.L25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Cancel)</text:p>
          </table:table-cell>
          <table:table-cell table:style-name="ce6" office:value-type="string" calcext:value-type="string">
            <text:p>U+0018</text:p>
          </table:table-cell>
          <table:table-cell table:number-columns-repeated="6" table:style-name="ce6" office:value-type="float" office:value="18" calcext:value-type="float">
            <text:p>18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26];[.B$2:.B$351];[.A$2:.A$351])" office:value-type="string" office:string-value="" calcext:value-type="error">
            <text:p>#N/A</text:p>
          </table:table-cell>
          <table:table-cell table:style-name="ce32" table:formula="of:=IF(ISBLANK([.K26]);&quot;NOT ALLOWED&quot;; IF(EXACT([.K26];[.B2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6];&quot;YES&quot;);[.A26];&quot;&quot;)">
            <text:p/>
          </table:table-cell>
          <table:table-cell table:formula="of:=IF(AND(NOT(ISBLANK([.L26]));NOT(ISNA([.L26])));[.L26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End Of Medium)</text:p>
          </table:table-cell>
          <table:table-cell table:style-name="ce6" office:value-type="string" calcext:value-type="string">
            <text:p>U+0019</text:p>
          </table:table-cell>
          <table:table-cell table:number-columns-repeated="6" table:style-name="ce6" office:value-type="float" office:value="19" calcext:value-type="float">
            <text:p>19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27];[.B$2:.B$351];[.A$2:.A$351])" office:value-type="string" office:string-value="" calcext:value-type="error">
            <text:p>#N/A</text:p>
          </table:table-cell>
          <table:table-cell table:style-name="ce32" table:formula="of:=IF(ISBLANK([.K27]);&quot;NOT ALLOWED&quot;; IF(EXACT([.K27];[.B2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];&quot;YES&quot;);[.A27];&quot;&quot;)">
            <text:p/>
          </table:table-cell>
          <table:table-cell table:formula="of:=IF(AND(NOT(ISBLANK([.L27]));NOT(ISNA([.L27])));[.L27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Substitute)</text:p>
          </table:table-cell>
          <table:table-cell table:style-name="ce6" office:value-type="string" calcext:value-type="string">
            <text:p>U+001A</text:p>
          </table:table-cell>
          <table:table-cell table:number-columns-repeated="6" table:style-name="ce6" office:value-type="string" calcext:value-type="string">
            <text:p>1A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28];[.B$2:.B$351];[.A$2:.A$351])" office:value-type="string" office:string-value="" calcext:value-type="error">
            <text:p>#N/A</text:p>
          </table:table-cell>
          <table:table-cell table:style-name="ce32" table:formula="of:=IF(ISBLANK([.K28]);&quot;NOT ALLOWED&quot;; IF(EXACT([.K28];[.B2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];&quot;YES&quot;);[.A28];&quot;&quot;)">
            <text:p/>
          </table:table-cell>
          <table:table-cell table:formula="of:=IF(AND(NOT(ISBLANK([.L28]));NOT(ISNA([.L28])));[.L28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Escape)</text:p>
          </table:table-cell>
          <table:table-cell table:style-name="ce6" office:value-type="string" calcext:value-type="string">
            <text:p>U+001B</text:p>
          </table:table-cell>
          <table:table-cell table:number-columns-repeated="6" table:style-name="ce6" office:value-type="string" calcext:value-type="string">
            <text:p>1B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29];[.B$2:.B$351];[.A$2:.A$351])" office:value-type="string" office:string-value="" calcext:value-type="error">
            <text:p>#N/A</text:p>
          </table:table-cell>
          <table:table-cell table:style-name="ce32" table:formula="of:=IF(ISBLANK([.K29]);&quot;NOT ALLOWED&quot;; IF(EXACT([.K29];[.B2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];&quot;YES&quot;);[.A29];&quot;&quot;)">
            <text:p/>
          </table:table-cell>
          <table:table-cell table:formula="of:=IF(AND(NOT(ISBLANK([.L29]));NOT(ISNA([.L29])));[.L29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File Separator)</text:p>
          </table:table-cell>
          <table:table-cell table:style-name="ce6" office:value-type="string" calcext:value-type="string">
            <text:p>U+001C</text:p>
          </table:table-cell>
          <table:table-cell table:number-columns-repeated="6" table:style-name="ce6" office:value-type="string" calcext:value-type="string">
            <text:p>1C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30];[.B$2:.B$351];[.A$2:.A$351])" office:value-type="string" office:string-value="" calcext:value-type="error">
            <text:p>#N/A</text:p>
          </table:table-cell>
          <table:table-cell table:style-name="ce32" table:formula="of:=IF(ISBLANK([.K30]);&quot;NOT ALLOWED&quot;; IF(EXACT([.K30];[.B3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];&quot;YES&quot;);[.A30];&quot;&quot;)">
            <text:p/>
          </table:table-cell>
          <table:table-cell table:formula="of:=IF(AND(NOT(ISBLANK([.L30]));NOT(ISNA([.L30])));[.L30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Group Separator)</text:p>
          </table:table-cell>
          <table:table-cell table:style-name="ce6" office:value-type="string" calcext:value-type="string">
            <text:p>U+001D</text:p>
          </table:table-cell>
          <table:table-cell table:number-columns-repeated="6" table:style-name="ce6" office:value-type="string" calcext:value-type="string">
            <text:p>1D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31];[.B$2:.B$351];[.A$2:.A$351])" office:value-type="string" office:string-value="" calcext:value-type="error">
            <text:p>#N/A</text:p>
          </table:table-cell>
          <table:table-cell table:style-name="ce32" table:formula="of:=IF(ISBLANK([.K31]);&quot;NOT ALLOWED&quot;; IF(EXACT([.K31];[.B3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];&quot;YES&quot;);[.A31];&quot;&quot;)">
            <text:p/>
          </table:table-cell>
          <table:table-cell table:formula="of:=IF(AND(NOT(ISBLANK([.L31]));NOT(ISNA([.L31])));[.L31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Record Separator)</text:p>
          </table:table-cell>
          <table:table-cell table:style-name="ce6" office:value-type="string" calcext:value-type="string">
            <text:p>U+001E</text:p>
          </table:table-cell>
          <table:table-cell table:number-columns-repeated="6" table:style-name="ce6" office:value-type="string" calcext:value-type="string">
            <text:p>1E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32];[.B$2:.B$351];[.A$2:.A$351])" office:value-type="string" office:string-value="" calcext:value-type="error">
            <text:p>#N/A</text:p>
          </table:table-cell>
          <table:table-cell table:style-name="ce32" table:formula="of:=IF(ISBLANK([.K32]);&quot;NOT ALLOWED&quot;; IF(EXACT([.K32];[.B3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];&quot;YES&quot;);[.A32];&quot;&quot;)">
            <text:p/>
          </table:table-cell>
          <table:table-cell table:formula="of:=IF(AND(NOT(ISBLANK([.L32]));NOT(ISNA([.L32])));[.L32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Unit Separator)</text:p>
          </table:table-cell>
          <table:table-cell table:style-name="ce6" office:value-type="string" calcext:value-type="string">
            <text:p>U+001F</text:p>
          </table:table-cell>
          <table:table-cell table:number-columns-repeated="6" table:style-name="ce6" office:value-type="string" calcext:value-type="string">
            <text:p>1F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33];[.B$2:.B$351];[.A$2:.A$351])" office:value-type="string" office:string-value="" calcext:value-type="error">
            <text:p>#N/A</text:p>
          </table:table-cell>
          <table:table-cell table:style-name="ce32" table:formula="of:=IF(ISBLANK([.K33]);&quot;NOT ALLOWED&quot;; IF(EXACT([.K33];[.B3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];&quot;YES&quot;);[.A33];&quot;&quot;)">
            <text:p/>
          </table:table-cell>
          <table:table-cell table:formula="of:=IF(AND(NOT(ISBLANK([.L33]));NOT(ISNA([.L33])));[.L33];&quot;&quot;)">
            <text:p/>
          </table:table-cell>
          <table:table-cell table:number-columns-repeated="1007"/>
        </table:table-row>
        <table:table-row table:style-name="ro2">
          <table:table-cell table:style-name="ce3"/>
          <table:table-cell table:style-name="ce7"/>
          <table:table-cell table:style-name="ce10" table:number-columns-repeated="7"/>
          <table:table-cell table:style-name="ce13"/>
          <table:table-cell table:style-name="ce25"/>
          <table:table-cell table:style-name="ce10"/>
          <table:table-cell table:style-name="ce33"/>
          <table:table-cell table:number-columns-repeated="2"/>
          <table:table-cell table:formula="of:=IF(EXACT([.J34];&quot;YES&quot;);[.A34];&quot;&quot;)">
            <text:p/>
          </table:table-cell>
          <table:table-cell table:formula="of:=IF(AND(NOT(ISBLANK([.L34]));NOT(ISNA([.L34])));[.L3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(<text:a xlink:href="http://en.wikipedia.org/wiki/Space_%28punctuation%29" xlink:type="simple">space</text:a>)</text:p>
          </table:table-cell>
          <table:table-cell table:style-name="ce8" table:formula="of:=CONCATENATE(&quot;U+00&quot;;[.C35])" office:value-type="string" office:string-value="U+0020" calcext:value-type="string">
            <text:p>U+0020</text:p>
          </table:table-cell>
          <table:table-cell table:number-columns-repeated="6" table:style-name="ce8" office:value-type="float" office:value="20" calcext:value-type="float">
            <text:p>20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35]" office:value-type="string" office:string-value="U+0020" calcext:value-type="string">
            <text:p>U+0020</text:p>
          </table:table-cell>
          <table:table-cell table:style-name="ce29" office:value-type="string" calcext:value-type="string">
            <text:p>(<text:a xlink:href="http://en.wikipedia.org/wiki/Space_%28punctuation%29" xlink:type="simple">space</text:a>)</text:p>
          </table:table-cell>
          <table:table-cell table:style-name="ce32" table:formula="of:=IF(ISBLANK([.K35]);&quot;NOT ALLOWED&quot;; IF(EXACT([.K35];[.B3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35];&quot;YES&quot;);[.A35];&quot;&quot;)" office:value-type="string" office:string-value="(space)" calcext:value-type="string">
            <text:p>(space)</text:p>
          </table:table-cell>
          <table:table-cell table:formula="of:=IF(AND(NOT(ISBLANK([.L35]));NOT(ISNA([.L35])));[.L35];&quot;&quot;)" office:value-type="string" office:string-value="(space)" calcext:value-type="string">
            <text:p>(space)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Exclamation_mark" xlink:type="simple">!</text:a></text:p>
          </table:table-cell>
          <table:table-cell table:style-name="ce8" table:formula="of:=CONCATENATE(&quot;U+00&quot;;[.C36])" office:value-type="string" office:string-value="U+0021" calcext:value-type="string">
            <text:p>U+0021</text:p>
          </table:table-cell>
          <table:table-cell table:number-columns-repeated="6" table:style-name="ce8" office:value-type="float" office:value="21" calcext:value-type="float">
            <text:p>21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36]" office:value-type="string" office:string-value="U+0021" calcext:value-type="string">
            <text:p>U+0021</text:p>
          </table:table-cell>
          <table:table-cell table:formula="of:=[.A36]" office:value-type="string" office:string-value="!" calcext:value-type="string">
            <text:p>!</text:p>
          </table:table-cell>
          <table:table-cell table:style-name="ce32" table:formula="of:=IF(ISBLANK([.K36]);&quot;NOT ALLOWED&quot;; IF(EXACT([.K36];[.B3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36];&quot;YES&quot;);[.A36];&quot;&quot;)" office:value-type="string" office:string-value="!" calcext:value-type="string">
            <text:p>!</text:p>
          </table:table-cell>
          <table:table-cell table:formula="of:=IF(AND(NOT(ISBLANK([.L36]));NOT(ISNA([.L36])));[.L36];&quot;&quot;)" office:value-type="string" office:string-value="!" calcext:value-type="string">
            <text:p>!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Quotation_mark" xlink:type="simple">"</text:a></text:p>
          </table:table-cell>
          <table:table-cell table:style-name="ce8" table:formula="of:=CONCATENATE(&quot;U+00&quot;;[.C37])" office:value-type="string" office:string-value="U+0022" calcext:value-type="string">
            <text:p>U+0022</text:p>
          </table:table-cell>
          <table:table-cell table:number-columns-repeated="6" table:style-name="ce8" office:value-type="float" office:value="22" calcext:value-type="float">
            <text:p>22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37]" office:value-type="string" office:string-value="U+0022" calcext:value-type="string">
            <text:p>U+0022</text:p>
          </table:table-cell>
          <table:table-cell table:formula="of:=[.A37]" office:value-type="string" office:string-value="&quot;" calcext:value-type="string">
            <text:p>"</text:p>
          </table:table-cell>
          <table:table-cell table:style-name="ce32" table:formula="of:=IF(ISBLANK([.K37]);&quot;NOT ALLOWED&quot;; IF(EXACT([.K37];[.B3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37];&quot;YES&quot;);[.A37];&quot;&quot;)" office:value-type="string" office:string-value="&quot;" calcext:value-type="string">
            <text:p>"</text:p>
          </table:table-cell>
          <table:table-cell table:formula="of:=IF(AND(NOT(ISBLANK([.L37]));NOT(ISNA([.L37])));[.L37];&quot;&quot;)" office:value-type="string" office:string-value="&quot;" calcext:value-type="string">
            <text:p>"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Number_sign" xlink:type="simple">#</text:a></text:p>
          </table:table-cell>
          <table:table-cell table:style-name="ce8" table:formula="of:=CONCATENATE(&quot;U+00&quot;;[.C38])" office:value-type="string" office:string-value="U+0023" calcext:value-type="string">
            <text:p>U+0023</text:p>
          </table:table-cell>
          <table:table-cell table:number-columns-repeated="6" table:style-name="ce8" office:value-type="float" office:value="23" calcext:value-type="float">
            <text:p>23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38]" office:value-type="string" office:string-value="U+0023" calcext:value-type="string">
            <text:p>U+0023</text:p>
          </table:table-cell>
          <table:table-cell table:formula="of:=[.A38]" office:value-type="string" office:string-value="#" calcext:value-type="string">
            <text:p>#</text:p>
          </table:table-cell>
          <table:table-cell table:style-name="ce32" table:formula="of:=IF(ISBLANK([.K38]);&quot;NOT ALLOWED&quot;; IF(EXACT([.K38];[.B3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38];&quot;YES&quot;);[.A38];&quot;&quot;)" office:value-type="string" office:string-value="#" calcext:value-type="string">
            <text:p>#</text:p>
          </table:table-cell>
          <table:table-cell table:formula="of:=IF(AND(NOT(ISBLANK([.L38]));NOT(ISNA([.L38])));[.L38];&quot;&quot;)" office:value-type="string" office:string-value="#" calcext:value-type="string">
            <text:p>#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Dollar_sign" xlink:type="simple">$</text:a></text:p>
          </table:table-cell>
          <table:table-cell table:style-name="ce8" table:formula="of:=CONCATENATE(&quot;U+00&quot;;[.C39])" office:value-type="string" office:string-value="U+0024" calcext:value-type="string">
            <text:p>U+0024</text:p>
          </table:table-cell>
          <table:table-cell table:number-columns-repeated="6" table:style-name="ce8" office:value-type="float" office:value="24" calcext:value-type="float">
            <text:p>24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39]" office:value-type="string" office:string-value="U+0024" calcext:value-type="string">
            <text:p>U+0024</text:p>
          </table:table-cell>
          <table:table-cell table:formula="of:=[.A39]" office:value-type="string" office:string-value="$" calcext:value-type="string">
            <text:p>$</text:p>
          </table:table-cell>
          <table:table-cell table:style-name="ce32" table:formula="of:=IF(ISBLANK([.K39]);&quot;NOT ALLOWED&quot;; IF(EXACT([.K39];[.B3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39];&quot;YES&quot;);[.A39];&quot;&quot;)" office:value-type="string" office:string-value="$" calcext:value-type="string">
            <text:p>$</text:p>
          </table:table-cell>
          <table:table-cell table:formula="of:=IF(AND(NOT(ISBLANK([.L39]));NOT(ISNA([.L39])));[.L39];&quot;&quot;)" office:value-type="string" office:string-value="$" calcext:value-type="string">
            <text:p>$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Percent_sign" xlink:type="simple">%</text:a></text:p>
          </table:table-cell>
          <table:table-cell table:style-name="ce8" table:formula="of:=CONCATENATE(&quot;U+00&quot;;[.C40])" office:value-type="string" office:string-value="U+0025" calcext:value-type="string">
            <text:p>U+0025</text:p>
          </table:table-cell>
          <table:table-cell table:number-columns-repeated="6" table:style-name="ce8" office:value-type="float" office:value="25" calcext:value-type="float">
            <text:p>25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40]" office:value-type="string" office:string-value="U+0025" calcext:value-type="string">
            <text:p>U+0025</text:p>
          </table:table-cell>
          <table:table-cell table:formula="of:=[.A40]" office:value-type="string" office:string-value="%" calcext:value-type="string">
            <text:p>%</text:p>
          </table:table-cell>
          <table:table-cell table:style-name="ce32" table:formula="of:=IF(ISBLANK([.K40]);&quot;NOT ALLOWED&quot;; IF(EXACT([.K40];[.B4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0];&quot;YES&quot;);[.A40];&quot;&quot;)" office:value-type="string" office:string-value="%" calcext:value-type="string">
            <text:p>%</text:p>
          </table:table-cell>
          <table:table-cell table:formula="of:=IF(AND(NOT(ISBLANK([.L40]));NOT(ISNA([.L40])));[.L40];&quot;&quot;)" office:value-type="string" office:string-value="%" calcext:value-type="string">
            <text:p>%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Ampersand" xlink:type="simple">&amp;</text:a></text:p>
          </table:table-cell>
          <table:table-cell table:style-name="ce8" table:formula="of:=CONCATENATE(&quot;U+00&quot;;[.C41])" office:value-type="string" office:string-value="U+0026" calcext:value-type="string">
            <text:p>U+0026</text:p>
          </table:table-cell>
          <table:table-cell table:number-columns-repeated="6" table:style-name="ce8" office:value-type="float" office:value="26" calcext:value-type="float">
            <text:p>26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41]" office:value-type="string" office:string-value="U+0026" calcext:value-type="string">
            <text:p>U+0026</text:p>
          </table:table-cell>
          <table:table-cell table:formula="of:=[.A41]" office:value-type="string" office:string-value="&amp;" calcext:value-type="string">
            <text:p>&amp;</text:p>
          </table:table-cell>
          <table:table-cell table:style-name="ce32" table:formula="of:=IF(ISBLANK([.K41]);&quot;NOT ALLOWED&quot;; IF(EXACT([.K41];[.B4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1];&quot;YES&quot;);[.A41];&quot;&quot;)" office:value-type="string" office:string-value="&amp;" calcext:value-type="string">
            <text:p>&amp;</text:p>
          </table:table-cell>
          <table:table-cell table:formula="of:=IF(AND(NOT(ISBLANK([.L41]));NOT(ISNA([.L41])));[.L41];&quot;&quot;)" office:value-type="string" office:string-value="&amp;" calcext:value-type="string">
            <text:p>&amp;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Apostrophe" xlink:type="simple">'</text:a></text:p>
          </table:table-cell>
          <table:table-cell table:style-name="ce8" table:formula="of:=CONCATENATE(&quot;U+00&quot;;[.C42])" office:value-type="string" office:string-value="U+0027" calcext:value-type="string">
            <text:p>U+0027</text:p>
          </table:table-cell>
          <table:table-cell table:number-columns-repeated="6" table:style-name="ce8" office:value-type="float" office:value="27" calcext:value-type="float">
            <text:p>27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42]" office:value-type="string" office:string-value="U+0027" calcext:value-type="string">
            <text:p>U+0027</text:p>
          </table:table-cell>
          <table:table-cell table:formula="of:=[.A42]" office:value-type="string" office:string-value="'" calcext:value-type="string">
            <text:p>'</text:p>
          </table:table-cell>
          <table:table-cell table:style-name="ce32" table:formula="of:=IF(ISBLANK([.K42]);&quot;NOT ALLOWED&quot;; IF(EXACT([.K42];[.B4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2];&quot;YES&quot;);[.A42];&quot;&quot;)" office:value-type="string" office:string-value="'" calcext:value-type="string">
            <text:p>'</text:p>
          </table:table-cell>
          <table:table-cell table:formula="of:=IF(AND(NOT(ISBLANK([.L42]));NOT(ISNA([.L42])));[.L42];&quot;&quot;)" office:value-type="string" office:string-value="'" calcext:value-type="string">
            <text:p>'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Parentheses" xlink:type="simple">(</text:a></text:p>
          </table:table-cell>
          <table:table-cell table:style-name="ce8" table:formula="of:=CONCATENATE(&quot;U+00&quot;;[.C43])" office:value-type="string" office:string-value="U+0028" calcext:value-type="string">
            <text:p>U+0028</text:p>
          </table:table-cell>
          <table:table-cell table:number-columns-repeated="6" table:style-name="ce8" office:value-type="float" office:value="28" calcext:value-type="float">
            <text:p>28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43]" office:value-type="string" office:string-value="U+0028" calcext:value-type="string">
            <text:p>U+0028</text:p>
          </table:table-cell>
          <table:table-cell table:formula="of:=[.A43]" office:value-type="string" office:string-value="(" calcext:value-type="string">
            <text:p>(</text:p>
          </table:table-cell>
          <table:table-cell table:style-name="ce32" table:formula="of:=IF(ISBLANK([.K43]);&quot;NOT ALLOWED&quot;; IF(EXACT([.K43];[.B4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3];&quot;YES&quot;);[.A43];&quot;&quot;)" office:value-type="string" office:string-value="(" calcext:value-type="string">
            <text:p>(</text:p>
          </table:table-cell>
          <table:table-cell table:formula="of:=IF(AND(NOT(ISBLANK([.L43]));NOT(ISNA([.L43])));[.L43];&quot;&quot;)" office:value-type="string" office:string-value="(" calcext:value-type="string">
            <text:p>(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Parentheses" xlink:type="simple">)</text:a></text:p>
          </table:table-cell>
          <table:table-cell table:style-name="ce8" table:formula="of:=CONCATENATE(&quot;U+00&quot;;[.C44])" office:value-type="string" office:string-value="U+0029" calcext:value-type="string">
            <text:p>U+0029</text:p>
          </table:table-cell>
          <table:table-cell table:number-columns-repeated="6" table:style-name="ce8" office:value-type="float" office:value="29" calcext:value-type="float">
            <text:p>29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44]" office:value-type="string" office:string-value="U+0029" calcext:value-type="string">
            <text:p>U+0029</text:p>
          </table:table-cell>
          <table:table-cell table:formula="of:=[.A44]" office:value-type="string" office:string-value=")" calcext:value-type="string">
            <text:p>)</text:p>
          </table:table-cell>
          <table:table-cell table:style-name="ce32" table:formula="of:=IF(ISBLANK([.K44]);&quot;NOT ALLOWED&quot;; IF(EXACT([.K44];[.B4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4];&quot;YES&quot;);[.A44];&quot;&quot;)" office:value-type="string" office:string-value=")" calcext:value-type="string">
            <text:p>)</text:p>
          </table:table-cell>
          <table:table-cell table:formula="of:=IF(AND(NOT(ISBLANK([.L44]));NOT(ISNA([.L44])));[.L44];&quot;&quot;)" office:value-type="string" office:string-value=")" calcext:value-type="string">
            <text:p>)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Asterisk" xlink:type="simple">*</text:a></text:p>
          </table:table-cell>
          <table:table-cell table:style-name="ce8" table:formula="of:=CONCATENATE(&quot;U+00&quot;;[.C45])" office:value-type="string" office:string-value="U+002A" calcext:value-type="string">
            <text:p>U+002A</text:p>
          </table:table-cell>
          <table:table-cell table:number-columns-repeated="6" table:style-name="ce8" office:value-type="string" calcext:value-type="string">
            <text:p>2A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45]" office:value-type="string" office:string-value="U+002A" calcext:value-type="string">
            <text:p>U+002A</text:p>
          </table:table-cell>
          <table:table-cell table:formula="of:=[.A45]" office:value-type="string" office:string-value="*" calcext:value-type="string">
            <text:p>*</text:p>
          </table:table-cell>
          <table:table-cell table:style-name="ce32" table:formula="of:=IF(ISBLANK([.K45]);&quot;NOT ALLOWED&quot;; IF(EXACT([.K45];[.B4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5];&quot;YES&quot;);[.A45];&quot;&quot;)" office:value-type="string" office:string-value="*" calcext:value-type="string">
            <text:p>*</text:p>
          </table:table-cell>
          <table:table-cell table:formula="of:=IF(AND(NOT(ISBLANK([.L45]));NOT(ISNA([.L45])));[.L45];&quot;&quot;)" office:value-type="string" office:string-value="*" calcext:value-type="string">
            <text:p>*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Plus_sign" xlink:type="simple">+</text:a></text:p>
          </table:table-cell>
          <table:table-cell table:style-name="ce8" table:formula="of:=CONCATENATE(&quot;U+00&quot;;[.C46])" office:value-type="string" office:string-value="U+002B" calcext:value-type="string">
            <text:p>U+002B</text:p>
          </table:table-cell>
          <table:table-cell table:number-columns-repeated="6" table:style-name="ce8" office:value-type="string" calcext:value-type="string">
            <text:p>2B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46]" office:value-type="string" office:string-value="U+002B" calcext:value-type="string">
            <text:p>U+002B</text:p>
          </table:table-cell>
          <table:table-cell table:formula="of:=[.A46]" office:value-type="string" office:string-value="+" calcext:value-type="string">
            <text:p>+</text:p>
          </table:table-cell>
          <table:table-cell table:style-name="ce32" table:formula="of:=IF(ISBLANK([.K46]);&quot;NOT ALLOWED&quot;; IF(EXACT([.K46];[.B4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6];&quot;YES&quot;);[.A46];&quot;&quot;)" office:value-type="string" office:string-value="+" calcext:value-type="string">
            <text:p>+</text:p>
          </table:table-cell>
          <table:table-cell table:formula="of:=IF(AND(NOT(ISBLANK([.L46]));NOT(ISNA([.L46])));[.L46];&quot;&quot;)" office:value-type="string" office:string-value="+" calcext:value-type="string">
            <text:p>+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Comma" xlink:type="simple">,</text:a></text:p>
          </table:table-cell>
          <table:table-cell table:style-name="ce8" table:formula="of:=CONCATENATE(&quot;U+00&quot;;[.C47])" office:value-type="string" office:string-value="U+002C" calcext:value-type="string">
            <text:p>U+002C</text:p>
          </table:table-cell>
          <table:table-cell table:number-columns-repeated="6" table:style-name="ce8" office:value-type="string" calcext:value-type="string">
            <text:p>2C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47]" office:value-type="string" office:string-value="U+002C" calcext:value-type="string">
            <text:p>U+002C</text:p>
          </table:table-cell>
          <table:table-cell table:formula="of:=[.A47]" office:value-type="string" office:string-value="," calcext:value-type="string">
            <text:p>,</text:p>
          </table:table-cell>
          <table:table-cell table:style-name="ce32" table:formula="of:=IF(ISBLANK([.K47]);&quot;NOT ALLOWED&quot;; IF(EXACT([.K47];[.B4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7];&quot;YES&quot;);[.A47];&quot;&quot;)" office:value-type="string" office:string-value="," calcext:value-type="string">
            <text:p>,</text:p>
          </table:table-cell>
          <table:table-cell table:formula="of:=IF(AND(NOT(ISBLANK([.L47]));NOT(ISNA([.L47])));[.L47];&quot;&quot;)" office:value-type="string" office:string-value="," calcext:value-type="string">
            <text:p>,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Hyphen-minus" xlink:type="simple">-</text:a></text:p>
          </table:table-cell>
          <table:table-cell table:style-name="ce8" table:formula="of:=CONCATENATE(&quot;U+00&quot;;[.C48])" office:value-type="string" office:string-value="U+002D" calcext:value-type="string">
            <text:p>U+002D</text:p>
          </table:table-cell>
          <table:table-cell table:number-columns-repeated="6" table:style-name="ce8" office:value-type="string" calcext:value-type="string">
            <text:p>2D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48]" office:value-type="string" office:string-value="U+002D" calcext:value-type="string">
            <text:p>U+002D</text:p>
          </table:table-cell>
          <table:table-cell table:formula="of:=[.A48]" office:value-type="string" office:string-value="-" calcext:value-type="string">
            <text:p>-</text:p>
          </table:table-cell>
          <table:table-cell table:style-name="ce32" table:formula="of:=IF(ISBLANK([.K48]);&quot;NOT ALLOWED&quot;; IF(EXACT([.K48];[.B4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8];&quot;YES&quot;);[.A48];&quot;&quot;)" office:value-type="string" office:string-value="-" calcext:value-type="string">
            <text:p>-</text:p>
          </table:table-cell>
          <table:table-cell table:formula="of:=IF(AND(NOT(ISBLANK([.L48]));NOT(ISNA([.L48])));[.L48];&quot;&quot;)" office:value-type="string" office:string-value="-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Full_stop" xlink:type="simple">.</text:a></text:p>
          </table:table-cell>
          <table:table-cell table:style-name="ce8" table:formula="of:=CONCATENATE(&quot;U+00&quot;;[.C49])" office:value-type="string" office:string-value="U+002E" calcext:value-type="string">
            <text:p>U+002E</text:p>
          </table:table-cell>
          <table:table-cell table:number-columns-repeated="6" table:style-name="ce8" office:value-type="string" calcext:value-type="string">
            <text:p>2E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49]" office:value-type="string" office:string-value="U+002E" calcext:value-type="string">
            <text:p>U+002E</text:p>
          </table:table-cell>
          <table:table-cell table:formula="of:=[.A49]" office:value-type="string" office:string-value="." calcext:value-type="string">
            <text:p>.</text:p>
          </table:table-cell>
          <table:table-cell table:style-name="ce32" table:formula="of:=IF(ISBLANK([.K49]);&quot;NOT ALLOWED&quot;; IF(EXACT([.K49];[.B4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9];&quot;YES&quot;);[.A49];&quot;&quot;)" office:value-type="string" office:string-value="." calcext:value-type="string">
            <text:p>.</text:p>
          </table:table-cell>
          <table:table-cell table:formula="of:=IF(AND(NOT(ISBLANK([.L49]));NOT(ISNA([.L49])));[.L49];&quot;&quot;)" office:value-type="string" office:string-value=".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Slash_%28punctuation%29" xlink:type="simple">/</text:a></text:p>
          </table:table-cell>
          <table:table-cell table:style-name="ce8" table:formula="of:=CONCATENATE(&quot;U+00&quot;;[.C50])" office:value-type="string" office:string-value="U+002F" calcext:value-type="string">
            <text:p>U+002F</text:p>
          </table:table-cell>
          <table:table-cell table:number-columns-repeated="6" table:style-name="ce8" office:value-type="string" calcext:value-type="string">
            <text:p>2F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50]" office:value-type="string" office:string-value="U+002F" calcext:value-type="string">
            <text:p>U+002F</text:p>
          </table:table-cell>
          <table:table-cell table:formula="of:=[.A50]" office:value-type="string" office:string-value="/" calcext:value-type="string">
            <text:p>/</text:p>
          </table:table-cell>
          <table:table-cell table:style-name="ce32" table:formula="of:=IF(ISBLANK([.K50]);&quot;NOT ALLOWED&quot;; IF(EXACT([.K50];[.B5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0];&quot;YES&quot;);[.A50];&quot;&quot;)" office:value-type="string" office:string-value="/" calcext:value-type="string">
            <text:p>/</text:p>
          </table:table-cell>
          <table:table-cell table:formula="of:=IF(AND(NOT(ISBLANK([.L50]));NOT(ISNA([.L50])));[.L50];&quot;&quot;)" office:value-type="string" office:string-value="/" calcext:value-type="string">
            <text:p>/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0_%28number%29" xlink:type="simple">0</text:a></text:p>
          </table:table-cell>
          <table:table-cell table:style-name="ce8" table:formula="of:=CONCATENATE(&quot;U+00&quot;;[.C51])" office:value-type="string" office:string-value="U+0030" calcext:value-type="string">
            <text:p>U+0030</text:p>
          </table:table-cell>
          <table:table-cell table:number-columns-repeated="6" table:style-name="ce8" office:value-type="float" office:value="30" calcext:value-type="float">
            <text:p>30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51]" office:value-type="string" office:string-value="U+0030" calcext:value-type="string">
            <text:p>U+0030</text:p>
          </table:table-cell>
          <table:table-cell table:formula="of:=[.A51]" office:value-type="string" office:string-value="0" calcext:value-type="string">
            <text:p>0</text:p>
          </table:table-cell>
          <table:table-cell table:style-name="ce32" table:formula="of:=IF(ISBLANK([.K51]);&quot;NOT ALLOWED&quot;; IF(EXACT([.K51];[.B5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1];&quot;YES&quot;);[.A51];&quot;&quot;)" office:value-type="string" office:string-value="0" calcext:value-type="string">
            <text:p>0</text:p>
          </table:table-cell>
          <table:table-cell table:formula="of:=IF(AND(NOT(ISBLANK([.L51]));NOT(ISNA([.L51])));[.L51];&quot;&quot;)" office:value-type="string" office:string-value="0" calcext:value-type="string">
            <text:p>0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1_%28number%29" xlink:type="simple">1</text:a></text:p>
          </table:table-cell>
          <table:table-cell table:style-name="ce8" table:formula="of:=CONCATENATE(&quot;U+00&quot;;[.C52])" office:value-type="string" office:string-value="U+0031" calcext:value-type="string">
            <text:p>U+0031</text:p>
          </table:table-cell>
          <table:table-cell table:number-columns-repeated="6" table:style-name="ce8" office:value-type="float" office:value="31" calcext:value-type="float">
            <text:p>31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52]" office:value-type="string" office:string-value="U+0031" calcext:value-type="string">
            <text:p>U+0031</text:p>
          </table:table-cell>
          <table:table-cell table:formula="of:=[.A52]" office:value-type="string" office:string-value="1" calcext:value-type="string">
            <text:p>1</text:p>
          </table:table-cell>
          <table:table-cell table:style-name="ce32" table:formula="of:=IF(ISBLANK([.K52]);&quot;NOT ALLOWED&quot;; IF(EXACT([.K52];[.B5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2];&quot;YES&quot;);[.A52];&quot;&quot;)" office:value-type="string" office:string-value="1" calcext:value-type="string">
            <text:p>1</text:p>
          </table:table-cell>
          <table:table-cell table:formula="of:=IF(AND(NOT(ISBLANK([.L52]));NOT(ISNA([.L52])));[.L52];&quot;&quot;)" office:value-type="string" office:string-value="1" calcext:value-type="string">
            <text:p>1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2_%28number%29" xlink:type="simple">2</text:a></text:p>
          </table:table-cell>
          <table:table-cell table:style-name="ce8" table:formula="of:=CONCATENATE(&quot;U+00&quot;;[.C53])" office:value-type="string" office:string-value="U+0032" calcext:value-type="string">
            <text:p>U+0032</text:p>
          </table:table-cell>
          <table:table-cell table:number-columns-repeated="6" table:style-name="ce8" office:value-type="float" office:value="32" calcext:value-type="float">
            <text:p>32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53]" office:value-type="string" office:string-value="U+0032" calcext:value-type="string">
            <text:p>U+0032</text:p>
          </table:table-cell>
          <table:table-cell table:formula="of:=[.A53]" office:value-type="string" office:string-value="2" calcext:value-type="string">
            <text:p>2</text:p>
          </table:table-cell>
          <table:table-cell table:style-name="ce32" table:formula="of:=IF(ISBLANK([.K53]);&quot;NOT ALLOWED&quot;; IF(EXACT([.K53];[.B5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3];&quot;YES&quot;);[.A53];&quot;&quot;)" office:value-type="string" office:string-value="2" calcext:value-type="string">
            <text:p>2</text:p>
          </table:table-cell>
          <table:table-cell table:formula="of:=IF(AND(NOT(ISBLANK([.L53]));NOT(ISNA([.L53])));[.L53];&quot;&quot;)" office:value-type="string" office:string-value="2" calcext:value-type="string">
            <text:p>2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3_%28number%29" xlink:type="simple">3</text:a></text:p>
          </table:table-cell>
          <table:table-cell table:style-name="ce8" table:formula="of:=CONCATENATE(&quot;U+00&quot;;[.C54])" office:value-type="string" office:string-value="U+0033" calcext:value-type="string">
            <text:p>U+0033</text:p>
          </table:table-cell>
          <table:table-cell table:number-columns-repeated="6" table:style-name="ce8" office:value-type="float" office:value="33" calcext:value-type="float">
            <text:p>33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54]" office:value-type="string" office:string-value="U+0033" calcext:value-type="string">
            <text:p>U+0033</text:p>
          </table:table-cell>
          <table:table-cell table:formula="of:=[.A54]" office:value-type="string" office:string-value="3" calcext:value-type="string">
            <text:p>3</text:p>
          </table:table-cell>
          <table:table-cell table:style-name="ce32" table:formula="of:=IF(ISBLANK([.K54]);&quot;NOT ALLOWED&quot;; IF(EXACT([.K54];[.B5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4];&quot;YES&quot;);[.A54];&quot;&quot;)" office:value-type="string" office:string-value="3" calcext:value-type="string">
            <text:p>3</text:p>
          </table:table-cell>
          <table:table-cell table:formula="of:=IF(AND(NOT(ISBLANK([.L54]));NOT(ISNA([.L54])));[.L54];&quot;&quot;)" office:value-type="string" office:string-value="3" calcext:value-type="string">
            <text:p>3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4_%28number%29" xlink:type="simple">4</text:a></text:p>
          </table:table-cell>
          <table:table-cell table:style-name="ce8" table:formula="of:=CONCATENATE(&quot;U+00&quot;;[.C55])" office:value-type="string" office:string-value="U+0034" calcext:value-type="string">
            <text:p>U+0034</text:p>
          </table:table-cell>
          <table:table-cell table:number-columns-repeated="6" table:style-name="ce8" office:value-type="float" office:value="34" calcext:value-type="float">
            <text:p>34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55]" office:value-type="string" office:string-value="U+0034" calcext:value-type="string">
            <text:p>U+0034</text:p>
          </table:table-cell>
          <table:table-cell table:formula="of:=[.A55]" office:value-type="string" office:string-value="4" calcext:value-type="string">
            <text:p>4</text:p>
          </table:table-cell>
          <table:table-cell table:style-name="ce32" table:formula="of:=IF(ISBLANK([.K55]);&quot;NOT ALLOWED&quot;; IF(EXACT([.K55];[.B5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5];&quot;YES&quot;);[.A55];&quot;&quot;)" office:value-type="string" office:string-value="4" calcext:value-type="string">
            <text:p>4</text:p>
          </table:table-cell>
          <table:table-cell table:formula="of:=IF(AND(NOT(ISBLANK([.L55]));NOT(ISNA([.L55])));[.L55];&quot;&quot;)" office:value-type="string" office:string-value="4" calcext:value-type="string">
            <text:p>4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5_%28number%29" xlink:type="simple">5</text:a></text:p>
          </table:table-cell>
          <table:table-cell table:style-name="ce8" table:formula="of:=CONCATENATE(&quot;U+00&quot;;[.C56])" office:value-type="string" office:string-value="U+0035" calcext:value-type="string">
            <text:p>U+0035</text:p>
          </table:table-cell>
          <table:table-cell table:number-columns-repeated="6" table:style-name="ce8" office:value-type="float" office:value="35" calcext:value-type="float">
            <text:p>35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56]" office:value-type="string" office:string-value="U+0035" calcext:value-type="string">
            <text:p>U+0035</text:p>
          </table:table-cell>
          <table:table-cell table:formula="of:=[.A56]" office:value-type="string" office:string-value="5" calcext:value-type="string">
            <text:p>5</text:p>
          </table:table-cell>
          <table:table-cell table:style-name="ce32" table:formula="of:=IF(ISBLANK([.K56]);&quot;NOT ALLOWED&quot;; IF(EXACT([.K56];[.B5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6];&quot;YES&quot;);[.A56];&quot;&quot;)" office:value-type="string" office:string-value="5" calcext:value-type="string">
            <text:p>5</text:p>
          </table:table-cell>
          <table:table-cell table:formula="of:=IF(AND(NOT(ISBLANK([.L56]));NOT(ISNA([.L56])));[.L56];&quot;&quot;)" office:value-type="string" office:string-value="5" calcext:value-type="string">
            <text:p>5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6_%28number%29" xlink:type="simple">6</text:a></text:p>
          </table:table-cell>
          <table:table-cell table:style-name="ce8" table:formula="of:=CONCATENATE(&quot;U+00&quot;;[.C57])" office:value-type="string" office:string-value="U+0036" calcext:value-type="string">
            <text:p>U+0036</text:p>
          </table:table-cell>
          <table:table-cell table:number-columns-repeated="6" table:style-name="ce8" office:value-type="float" office:value="36" calcext:value-type="float">
            <text:p>36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57]" office:value-type="string" office:string-value="U+0036" calcext:value-type="string">
            <text:p>U+0036</text:p>
          </table:table-cell>
          <table:table-cell table:formula="of:=[.A57]" office:value-type="string" office:string-value="6" calcext:value-type="string">
            <text:p>6</text:p>
          </table:table-cell>
          <table:table-cell table:style-name="ce32" table:formula="of:=IF(ISBLANK([.K57]);&quot;NOT ALLOWED&quot;; IF(EXACT([.K57];[.B5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7];&quot;YES&quot;);[.A57];&quot;&quot;)" office:value-type="string" office:string-value="6" calcext:value-type="string">
            <text:p>6</text:p>
          </table:table-cell>
          <table:table-cell table:formula="of:=IF(AND(NOT(ISBLANK([.L57]));NOT(ISNA([.L57])));[.L57];&quot;&quot;)" office:value-type="string" office:string-value="6" calcext:value-type="string">
            <text:p>6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7_%28number%29" xlink:type="simple">7</text:a></text:p>
          </table:table-cell>
          <table:table-cell table:style-name="ce8" table:formula="of:=CONCATENATE(&quot;U+00&quot;;[.C58])" office:value-type="string" office:string-value="U+0037" calcext:value-type="string">
            <text:p>U+0037</text:p>
          </table:table-cell>
          <table:table-cell table:number-columns-repeated="6" table:style-name="ce8" office:value-type="float" office:value="37" calcext:value-type="float">
            <text:p>37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58]" office:value-type="string" office:string-value="U+0037" calcext:value-type="string">
            <text:p>U+0037</text:p>
          </table:table-cell>
          <table:table-cell table:formula="of:=[.A58]" office:value-type="string" office:string-value="7" calcext:value-type="string">
            <text:p>7</text:p>
          </table:table-cell>
          <table:table-cell table:style-name="ce32" table:formula="of:=IF(ISBLANK([.K58]);&quot;NOT ALLOWED&quot;; IF(EXACT([.K58];[.B5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8];&quot;YES&quot;);[.A58];&quot;&quot;)" office:value-type="string" office:string-value="7" calcext:value-type="string">
            <text:p>7</text:p>
          </table:table-cell>
          <table:table-cell table:formula="of:=IF(AND(NOT(ISBLANK([.L58]));NOT(ISNA([.L58])));[.L58];&quot;&quot;)" office:value-type="string" office:string-value="7" calcext:value-type="string">
            <text:p>7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8_%28number%29" xlink:type="simple">8</text:a></text:p>
          </table:table-cell>
          <table:table-cell table:style-name="ce8" table:formula="of:=CONCATENATE(&quot;U+00&quot;;[.C59])" office:value-type="string" office:string-value="U+0038" calcext:value-type="string">
            <text:p>U+0038</text:p>
          </table:table-cell>
          <table:table-cell table:number-columns-repeated="6" table:style-name="ce8" office:value-type="float" office:value="38" calcext:value-type="float">
            <text:p>38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59]" office:value-type="string" office:string-value="U+0038" calcext:value-type="string">
            <text:p>U+0038</text:p>
          </table:table-cell>
          <table:table-cell table:formula="of:=[.A59]" office:value-type="string" office:string-value="8" calcext:value-type="string">
            <text:p>8</text:p>
          </table:table-cell>
          <table:table-cell table:style-name="ce32" table:formula="of:=IF(ISBLANK([.K59]);&quot;NOT ALLOWED&quot;; IF(EXACT([.K59];[.B5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9];&quot;YES&quot;);[.A59];&quot;&quot;)" office:value-type="string" office:string-value="8" calcext:value-type="string">
            <text:p>8</text:p>
          </table:table-cell>
          <table:table-cell table:formula="of:=IF(AND(NOT(ISBLANK([.L59]));NOT(ISNA([.L59])));[.L59];&quot;&quot;)" office:value-type="string" office:string-value="8" calcext:value-type="string">
            <text:p>8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9_%28number%29" xlink:type="simple">9</text:a></text:p>
          </table:table-cell>
          <table:table-cell table:style-name="ce8" table:formula="of:=CONCATENATE(&quot;U+00&quot;;[.C60])" office:value-type="string" office:string-value="U+0039" calcext:value-type="string">
            <text:p>U+0039</text:p>
          </table:table-cell>
          <table:table-cell table:number-columns-repeated="6" table:style-name="ce8" office:value-type="float" office:value="39" calcext:value-type="float">
            <text:p>39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60]" office:value-type="string" office:string-value="U+0039" calcext:value-type="string">
            <text:p>U+0039</text:p>
          </table:table-cell>
          <table:table-cell table:formula="of:=[.A60]" office:value-type="string" office:string-value="9" calcext:value-type="string">
            <text:p>9</text:p>
          </table:table-cell>
          <table:table-cell table:style-name="ce32" table:formula="of:=IF(ISBLANK([.K60]);&quot;NOT ALLOWED&quot;; IF(EXACT([.K60];[.B6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0];&quot;YES&quot;);[.A60];&quot;&quot;)" office:value-type="string" office:string-value="9" calcext:value-type="string">
            <text:p>9</text:p>
          </table:table-cell>
          <table:table-cell table:formula="of:=IF(AND(NOT(ISBLANK([.L60]));NOT(ISNA([.L60])));[.L60];&quot;&quot;)" office:value-type="string" office:string-value="9" calcext:value-type="string">
            <text:p>9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Colon_%28punctuation%29" xlink:type="simple">:</text:a></text:p>
          </table:table-cell>
          <table:table-cell table:style-name="ce8" table:formula="of:=CONCATENATE(&quot;U+00&quot;;[.C61])" office:value-type="string" office:string-value="U+003A" calcext:value-type="string">
            <text:p>U+003A</text:p>
          </table:table-cell>
          <table:table-cell table:number-columns-repeated="6" table:style-name="ce8" office:value-type="string" calcext:value-type="string">
            <text:p>3A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61]" office:value-type="string" office:string-value="U+003A" calcext:value-type="string">
            <text:p>U+003A</text:p>
          </table:table-cell>
          <table:table-cell table:formula="of:=[.A61]" office:value-type="string" office:string-value=":" calcext:value-type="string">
            <text:p>:</text:p>
          </table:table-cell>
          <table:table-cell table:style-name="ce32" table:formula="of:=IF(ISBLANK([.K61]);&quot;NOT ALLOWED&quot;; IF(EXACT([.K61];[.B6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1];&quot;YES&quot;);[.A61];&quot;&quot;)" office:value-type="string" office:string-value=":" calcext:value-type="string">
            <text:p>:</text:p>
          </table:table-cell>
          <table:table-cell table:formula="of:=IF(AND(NOT(ISBLANK([.L61]));NOT(ISNA([.L61])));[.L61];&quot;&quot;)" office:value-type="string" office:string-value=":" calcext:value-type="string">
            <text:p>: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Semicolon" xlink:type="simple">;</text:a></text:p>
          </table:table-cell>
          <table:table-cell table:style-name="ce8" table:formula="of:=CONCATENATE(&quot;U+00&quot;;[.C62])" office:value-type="string" office:string-value="U+003B" calcext:value-type="string">
            <text:p>U+003B</text:p>
          </table:table-cell>
          <table:table-cell table:number-columns-repeated="6" table:style-name="ce8" office:value-type="string" calcext:value-type="string">
            <text:p>3B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62]" office:value-type="string" office:string-value="U+003B" calcext:value-type="string">
            <text:p>U+003B</text:p>
          </table:table-cell>
          <table:table-cell table:formula="of:=[.A62]" office:value-type="string" office:string-value=";" calcext:value-type="string">
            <text:p>;</text:p>
          </table:table-cell>
          <table:table-cell table:style-name="ce32" table:formula="of:=IF(ISBLANK([.K62]);&quot;NOT ALLOWED&quot;; IF(EXACT([.K62];[.B6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2];&quot;YES&quot;);[.A62];&quot;&quot;)" office:value-type="string" office:string-value=";" calcext:value-type="string">
            <text:p>;</text:p>
          </table:table-cell>
          <table:table-cell table:formula="of:=IF(AND(NOT(ISBLANK([.L62]));NOT(ISNA([.L62])));[.L62];&quot;&quot;)" office:value-type="string" office:string-value=";" calcext:value-type="string">
            <text:p>;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Less-than_sign" xlink:type="simple">&lt;</text:a></text:p>
          </table:table-cell>
          <table:table-cell table:style-name="ce8" table:formula="of:=CONCATENATE(&quot;U+00&quot;;[.C63])" office:value-type="string" office:string-value="U+003C" calcext:value-type="string">
            <text:p>U+003C</text:p>
          </table:table-cell>
          <table:table-cell table:number-columns-repeated="6" table:style-name="ce8" office:value-type="string" calcext:value-type="string">
            <text:p>3C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63]" office:value-type="string" office:string-value="U+003C" calcext:value-type="string">
            <text:p>U+003C</text:p>
          </table:table-cell>
          <table:table-cell table:formula="of:=[.A63]" office:value-type="string" office:string-value="&lt;" calcext:value-type="string">
            <text:p>&lt;</text:p>
          </table:table-cell>
          <table:table-cell table:style-name="ce32" table:formula="of:=IF(ISBLANK([.K63]);&quot;NOT ALLOWED&quot;; IF(EXACT([.K63];[.B6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3];&quot;YES&quot;);[.A63];&quot;&quot;)" office:value-type="string" office:string-value="&lt;" calcext:value-type="string">
            <text:p>&lt;</text:p>
          </table:table-cell>
          <table:table-cell table:formula="of:=IF(AND(NOT(ISBLANK([.L63]));NOT(ISNA([.L63])));[.L63];&quot;&quot;)" office:value-type="string" office:string-value="&lt;" calcext:value-type="string">
            <text:p>&lt;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Equals_sign" xlink:type="simple">=</text:a></text:p>
          </table:table-cell>
          <table:table-cell table:style-name="ce8" table:formula="of:=CONCATENATE(&quot;U+00&quot;;[.C64])" office:value-type="string" office:string-value="U+003D" calcext:value-type="string">
            <text:p>U+003D</text:p>
          </table:table-cell>
          <table:table-cell table:number-columns-repeated="6" table:style-name="ce8" office:value-type="string" calcext:value-type="string">
            <text:p>3D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64]" office:value-type="string" office:string-value="U+003D" calcext:value-type="string">
            <text:p>U+003D</text:p>
          </table:table-cell>
          <table:table-cell table:formula="of:=[.A64]" office:value-type="string" office:string-value="=" calcext:value-type="string">
            <text:p>=</text:p>
          </table:table-cell>
          <table:table-cell table:style-name="ce32" table:formula="of:=IF(ISBLANK([.K64]);&quot;NOT ALLOWED&quot;; IF(EXACT([.K64];[.B6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4];&quot;YES&quot;);[.A64];&quot;&quot;)" office:value-type="string" office:string-value="=" calcext:value-type="string">
            <text:p>=</text:p>
          </table:table-cell>
          <table:table-cell table:formula="of:=IF(AND(NOT(ISBLANK([.L64]));NOT(ISNA([.L64])));[.L64];&quot;&quot;)" office:value-type="string" office:string-value="=" calcext:value-type="string">
            <text:p>=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Greater-than_sign" xlink:type="simple">&gt;</text:a></text:p>
          </table:table-cell>
          <table:table-cell table:style-name="ce8" table:formula="of:=CONCATENATE(&quot;U+00&quot;;[.C65])" office:value-type="string" office:string-value="U+003E" calcext:value-type="string">
            <text:p>U+003E</text:p>
          </table:table-cell>
          <table:table-cell table:number-columns-repeated="6" table:style-name="ce8" office:value-type="string" calcext:value-type="string">
            <text:p>3E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65]" office:value-type="string" office:string-value="U+003E" calcext:value-type="string">
            <text:p>U+003E</text:p>
          </table:table-cell>
          <table:table-cell table:formula="of:=[.A65]" office:value-type="string" office:string-value="&gt;" calcext:value-type="string">
            <text:p>&gt;</text:p>
          </table:table-cell>
          <table:table-cell table:style-name="ce32" table:formula="of:=IF(ISBLANK([.K65]);&quot;NOT ALLOWED&quot;; IF(EXACT([.K65];[.B6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5];&quot;YES&quot;);[.A65];&quot;&quot;)" office:value-type="string" office:string-value="&gt;" calcext:value-type="string">
            <text:p>&gt;</text:p>
          </table:table-cell>
          <table:table-cell table:formula="of:=IF(AND(NOT(ISBLANK([.L65]));NOT(ISNA([.L65])));[.L65];&quot;&quot;)" office:value-type="string" office:string-value="&gt;" calcext:value-type="string">
            <text:p>&gt;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Question_mark" xlink:type="simple">?</text:a></text:p>
          </table:table-cell>
          <table:table-cell table:style-name="ce8" table:formula="of:=CONCATENATE(&quot;U+00&quot;;[.C66])" office:value-type="string" office:string-value="U+003F" calcext:value-type="string">
            <text:p>U+003F</text:p>
          </table:table-cell>
          <table:table-cell table:number-columns-repeated="6" table:style-name="ce8" office:value-type="string" calcext:value-type="string">
            <text:p>3F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66]" office:value-type="string" office:string-value="U+003F" calcext:value-type="string">
            <text:p>U+003F</text:p>
          </table:table-cell>
          <table:table-cell table:formula="of:=[.A66]" office:value-type="string" office:string-value="?" calcext:value-type="string">
            <text:p>?</text:p>
          </table:table-cell>
          <table:table-cell table:style-name="ce32" table:formula="of:=IF(ISBLANK([.K66]);&quot;NOT ALLOWED&quot;; IF(EXACT([.K66];[.B6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6];&quot;YES&quot;);[.A66];&quot;&quot;)" office:value-type="string" office:string-value="?" calcext:value-type="string">
            <text:p>?</text:p>
          </table:table-cell>
          <table:table-cell table:formula="of:=IF(AND(NOT(ISBLANK([.L66]));NOT(ISNA([.L66])));[.L66];&quot;&quot;)" office:value-type="string" office:string-value="?" calcext:value-type="string">
            <text:p>?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At_sign" xlink:type="simple">@</text:a></text:p>
          </table:table-cell>
          <table:table-cell table:style-name="ce8" table:formula="of:=CONCATENATE(&quot;U+00&quot;;[.C67])" office:value-type="string" office:string-value="U+0040" calcext:value-type="string">
            <text:p>U+0040</text:p>
          </table:table-cell>
          <table:table-cell table:number-columns-repeated="6" table:style-name="ce8" office:value-type="float" office:value="40" calcext:value-type="float">
            <text:p>40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67]" office:value-type="string" office:string-value="U+0040" calcext:value-type="string">
            <text:p>U+0040</text:p>
          </table:table-cell>
          <table:table-cell table:formula="of:=[.A67]" office:value-type="string" office:string-value="@" calcext:value-type="string">
            <text:p>@</text:p>
          </table:table-cell>
          <table:table-cell table:style-name="ce32" table:formula="of:=IF(ISBLANK([.K67]);&quot;NOT ALLOWED&quot;; IF(EXACT([.K67];[.B6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7];&quot;YES&quot;);[.A67];&quot;&quot;)" office:value-type="string" office:string-value="@" calcext:value-type="string">
            <text:p>@</text:p>
          </table:table-cell>
          <table:table-cell table:formula="of:=IF(AND(NOT(ISBLANK([.L67]));NOT(ISNA([.L67])));[.L67];&quot;&quot;)" office:value-type="string" office:string-value="@" calcext:value-type="string">
            <text:p>@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A" xlink:type="simple">A</text:a></text:p>
          </table:table-cell>
          <table:table-cell table:style-name="ce8" table:formula="of:=CONCATENATE(&quot;U+00&quot;;[.C68])" office:value-type="string" office:string-value="U+0041" calcext:value-type="string">
            <text:p>U+0041</text:p>
          </table:table-cell>
          <table:table-cell table:number-columns-repeated="6" table:style-name="ce8" office:value-type="float" office:value="41" calcext:value-type="float">
            <text:p>41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68]" office:value-type="string" office:string-value="U+0041" calcext:value-type="string">
            <text:p>U+0041</text:p>
          </table:table-cell>
          <table:table-cell table:formula="of:=[.A68]" office:value-type="string" office:string-value="A" calcext:value-type="string">
            <text:p>A</text:p>
          </table:table-cell>
          <table:table-cell table:style-name="ce32" table:formula="of:=IF(ISBLANK([.K68]);&quot;NOT ALLOWED&quot;; IF(EXACT([.K68];[.B6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8];&quot;YES&quot;);[.A68];&quot;&quot;)" office:value-type="string" office:string-value="A" calcext:value-type="string">
            <text:p>A</text:p>
          </table:table-cell>
          <table:table-cell table:formula="of:=IF(AND(NOT(ISBLANK([.L68]));NOT(ISNA([.L68])));[.L68];&quot;&quot;)" office:value-type="string" office:string-value="A" calcext:value-type="string">
            <text:p>A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B" xlink:type="simple">B</text:a></text:p>
          </table:table-cell>
          <table:table-cell table:style-name="ce8" table:formula="of:=CONCATENATE(&quot;U+00&quot;;[.C69])" office:value-type="string" office:string-value="U+0042" calcext:value-type="string">
            <text:p>U+0042</text:p>
          </table:table-cell>
          <table:table-cell table:number-columns-repeated="6" table:style-name="ce8" office:value-type="float" office:value="42" calcext:value-type="float">
            <text:p>42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69]" office:value-type="string" office:string-value="U+0042" calcext:value-type="string">
            <text:p>U+0042</text:p>
          </table:table-cell>
          <table:table-cell table:formula="of:=[.A69]" office:value-type="string" office:string-value="B" calcext:value-type="string">
            <text:p>B</text:p>
          </table:table-cell>
          <table:table-cell table:style-name="ce32" table:formula="of:=IF(ISBLANK([.K69]);&quot;NOT ALLOWED&quot;; IF(EXACT([.K69];[.B6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9];&quot;YES&quot;);[.A69];&quot;&quot;)" office:value-type="string" office:string-value="B" calcext:value-type="string">
            <text:p>B</text:p>
          </table:table-cell>
          <table:table-cell table:formula="of:=IF(AND(NOT(ISBLANK([.L69]));NOT(ISNA([.L69])));[.L69];&quot;&quot;)" office:value-type="string" office:string-value="B" calcext:value-type="string">
            <text:p>B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C" xlink:type="simple">C</text:a></text:p>
          </table:table-cell>
          <table:table-cell table:style-name="ce8" table:formula="of:=CONCATENATE(&quot;U+00&quot;;[.C70])" office:value-type="string" office:string-value="U+0043" calcext:value-type="string">
            <text:p>U+0043</text:p>
          </table:table-cell>
          <table:table-cell table:number-columns-repeated="6" table:style-name="ce8" office:value-type="float" office:value="43" calcext:value-type="float">
            <text:p>43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70]" office:value-type="string" office:string-value="U+0043" calcext:value-type="string">
            <text:p>U+0043</text:p>
          </table:table-cell>
          <table:table-cell table:formula="of:=[.A70]" office:value-type="string" office:string-value="C" calcext:value-type="string">
            <text:p>C</text:p>
          </table:table-cell>
          <table:table-cell table:style-name="ce32" table:formula="of:=IF(ISBLANK([.K70]);&quot;NOT ALLOWED&quot;; IF(EXACT([.K70];[.B7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0];&quot;YES&quot;);[.A70];&quot;&quot;)" office:value-type="string" office:string-value="C" calcext:value-type="string">
            <text:p>C</text:p>
          </table:table-cell>
          <table:table-cell table:formula="of:=IF(AND(NOT(ISBLANK([.L70]));NOT(ISNA([.L70])));[.L70];&quot;&quot;)" office:value-type="string" office:string-value="C" calcext:value-type="string">
            <text:p>C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D" xlink:type="simple">D</text:a></text:p>
          </table:table-cell>
          <table:table-cell table:style-name="ce8" table:formula="of:=CONCATENATE(&quot;U+00&quot;;[.C71])" office:value-type="string" office:string-value="U+0044" calcext:value-type="string">
            <text:p>U+0044</text:p>
          </table:table-cell>
          <table:table-cell table:number-columns-repeated="6" table:style-name="ce8" office:value-type="float" office:value="44" calcext:value-type="float">
            <text:p>44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71]" office:value-type="string" office:string-value="U+0044" calcext:value-type="string">
            <text:p>U+0044</text:p>
          </table:table-cell>
          <table:table-cell table:formula="of:=[.A71]" office:value-type="string" office:string-value="D" calcext:value-type="string">
            <text:p>D</text:p>
          </table:table-cell>
          <table:table-cell table:style-name="ce32" table:formula="of:=IF(ISBLANK([.K71]);&quot;NOT ALLOWED&quot;; IF(EXACT([.K71];[.B7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1];&quot;YES&quot;);[.A71];&quot;&quot;)" office:value-type="string" office:string-value="D" calcext:value-type="string">
            <text:p>D</text:p>
          </table:table-cell>
          <table:table-cell table:formula="of:=IF(AND(NOT(ISBLANK([.L71]));NOT(ISNA([.L71])));[.L71];&quot;&quot;)" office:value-type="string" office:string-value="D" calcext:value-type="string">
            <text:p>D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E" xlink:type="simple">E</text:a></text:p>
          </table:table-cell>
          <table:table-cell table:style-name="ce8" table:formula="of:=CONCATENATE(&quot;U+00&quot;;[.C72])" office:value-type="string" office:string-value="U+0045" calcext:value-type="string">
            <text:p>U+0045</text:p>
          </table:table-cell>
          <table:table-cell table:number-columns-repeated="6" table:style-name="ce8" office:value-type="float" office:value="45" calcext:value-type="float">
            <text:p>45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72]" office:value-type="string" office:string-value="U+0045" calcext:value-type="string">
            <text:p>U+0045</text:p>
          </table:table-cell>
          <table:table-cell table:formula="of:=[.A72]" office:value-type="string" office:string-value="E" calcext:value-type="string">
            <text:p>E</text:p>
          </table:table-cell>
          <table:table-cell table:style-name="ce32" table:formula="of:=IF(ISBLANK([.K72]);&quot;NOT ALLOWED&quot;; IF(EXACT([.K72];[.B7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2];&quot;YES&quot;);[.A72];&quot;&quot;)" office:value-type="string" office:string-value="E" calcext:value-type="string">
            <text:p>E</text:p>
          </table:table-cell>
          <table:table-cell table:formula="of:=IF(AND(NOT(ISBLANK([.L72]));NOT(ISNA([.L72])));[.L72];&quot;&quot;)" office:value-type="string" office:string-value="E" calcext:value-type="string">
            <text:p>E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F" xlink:type="simple">F</text:a></text:p>
          </table:table-cell>
          <table:table-cell table:style-name="ce8" table:formula="of:=CONCATENATE(&quot;U+00&quot;;[.C73])" office:value-type="string" office:string-value="U+0046" calcext:value-type="string">
            <text:p>U+0046</text:p>
          </table:table-cell>
          <table:table-cell table:number-columns-repeated="6" table:style-name="ce8" office:value-type="float" office:value="46" calcext:value-type="float">
            <text:p>46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73]" office:value-type="string" office:string-value="U+0046" calcext:value-type="string">
            <text:p>U+0046</text:p>
          </table:table-cell>
          <table:table-cell table:formula="of:=[.A73]" office:value-type="string" office:string-value="F" calcext:value-type="string">
            <text:p>F</text:p>
          </table:table-cell>
          <table:table-cell table:style-name="ce32" table:formula="of:=IF(ISBLANK([.K73]);&quot;NOT ALLOWED&quot;; IF(EXACT([.K73];[.B7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3];&quot;YES&quot;);[.A73];&quot;&quot;)" office:value-type="string" office:string-value="F" calcext:value-type="string">
            <text:p>F</text:p>
          </table:table-cell>
          <table:table-cell table:formula="of:=IF(AND(NOT(ISBLANK([.L73]));NOT(ISNA([.L73])));[.L73];&quot;&quot;)" office:value-type="string" office:string-value="F" calcext:value-type="string">
            <text:p>F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G" xlink:type="simple">G</text:a></text:p>
          </table:table-cell>
          <table:table-cell table:style-name="ce8" table:formula="of:=CONCATENATE(&quot;U+00&quot;;[.C74])" office:value-type="string" office:string-value="U+0047" calcext:value-type="string">
            <text:p>U+0047</text:p>
          </table:table-cell>
          <table:table-cell table:number-columns-repeated="6" table:style-name="ce8" office:value-type="float" office:value="47" calcext:value-type="float">
            <text:p>47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74]" office:value-type="string" office:string-value="U+0047" calcext:value-type="string">
            <text:p>U+0047</text:p>
          </table:table-cell>
          <table:table-cell table:formula="of:=[.A74]" office:value-type="string" office:string-value="G" calcext:value-type="string">
            <text:p>G</text:p>
          </table:table-cell>
          <table:table-cell table:style-name="ce32" table:formula="of:=IF(ISBLANK([.K74]);&quot;NOT ALLOWED&quot;; IF(EXACT([.K74];[.B7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4];&quot;YES&quot;);[.A74];&quot;&quot;)" office:value-type="string" office:string-value="G" calcext:value-type="string">
            <text:p>G</text:p>
          </table:table-cell>
          <table:table-cell table:formula="of:=IF(AND(NOT(ISBLANK([.L74]));NOT(ISNA([.L74])));[.L74];&quot;&quot;)" office:value-type="string" office:string-value="G" calcext:value-type="string">
            <text:p>G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H" xlink:type="simple">H</text:a></text:p>
          </table:table-cell>
          <table:table-cell table:style-name="ce8" table:formula="of:=CONCATENATE(&quot;U+00&quot;;[.C75])" office:value-type="string" office:string-value="U+0048" calcext:value-type="string">
            <text:p>U+0048</text:p>
          </table:table-cell>
          <table:table-cell table:number-columns-repeated="6" table:style-name="ce8" office:value-type="float" office:value="48" calcext:value-type="float">
            <text:p>48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75]" office:value-type="string" office:string-value="U+0048" calcext:value-type="string">
            <text:p>U+0048</text:p>
          </table:table-cell>
          <table:table-cell table:formula="of:=[.A75]" office:value-type="string" office:string-value="H" calcext:value-type="string">
            <text:p>H</text:p>
          </table:table-cell>
          <table:table-cell table:style-name="ce32" table:formula="of:=IF(ISBLANK([.K75]);&quot;NOT ALLOWED&quot;; IF(EXACT([.K75];[.B7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5];&quot;YES&quot;);[.A75];&quot;&quot;)" office:value-type="string" office:string-value="H" calcext:value-type="string">
            <text:p>H</text:p>
          </table:table-cell>
          <table:table-cell table:formula="of:=IF(AND(NOT(ISBLANK([.L75]));NOT(ISNA([.L75])));[.L75];&quot;&quot;)" office:value-type="string" office:string-value="H" calcext:value-type="string">
            <text:p>H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I" xlink:type="simple">I</text:a></text:p>
          </table:table-cell>
          <table:table-cell table:style-name="ce8" table:formula="of:=CONCATENATE(&quot;U+00&quot;;[.C76])" office:value-type="string" office:string-value="U+0049" calcext:value-type="string">
            <text:p>U+0049</text:p>
          </table:table-cell>
          <table:table-cell table:number-columns-repeated="6" table:style-name="ce8" office:value-type="float" office:value="49" calcext:value-type="float">
            <text:p>49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76]" office:value-type="string" office:string-value="U+0049" calcext:value-type="string">
            <text:p>U+0049</text:p>
          </table:table-cell>
          <table:table-cell table:formula="of:=[.A76]" office:value-type="string" office:string-value="I" calcext:value-type="string">
            <text:p>I</text:p>
          </table:table-cell>
          <table:table-cell table:style-name="ce32" table:formula="of:=IF(ISBLANK([.K76]);&quot;NOT ALLOWED&quot;; IF(EXACT([.K76];[.B7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6];&quot;YES&quot;);[.A76];&quot;&quot;)" office:value-type="string" office:string-value="I" calcext:value-type="string">
            <text:p>I</text:p>
          </table:table-cell>
          <table:table-cell table:formula="of:=IF(AND(NOT(ISBLANK([.L76]));NOT(ISNA([.L76])));[.L76];&quot;&quot;)" office:value-type="string" office:string-value="I" calcext:value-type="string">
            <text:p>I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J" xlink:type="simple">J</text:a></text:p>
          </table:table-cell>
          <table:table-cell table:style-name="ce8" table:formula="of:=CONCATENATE(&quot;U+00&quot;;[.C77])" office:value-type="string" office:string-value="U+004A" calcext:value-type="string">
            <text:p>U+004A</text:p>
          </table:table-cell>
          <table:table-cell table:number-columns-repeated="6" table:style-name="ce8" office:value-type="string" calcext:value-type="string">
            <text:p>4A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77]" office:value-type="string" office:string-value="U+004A" calcext:value-type="string">
            <text:p>U+004A</text:p>
          </table:table-cell>
          <table:table-cell table:formula="of:=[.A77]" office:value-type="string" office:string-value="J" calcext:value-type="string">
            <text:p>J</text:p>
          </table:table-cell>
          <table:table-cell table:style-name="ce32" table:formula="of:=IF(ISBLANK([.K77]);&quot;NOT ALLOWED&quot;; IF(EXACT([.K77];[.B7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7];&quot;YES&quot;);[.A77];&quot;&quot;)" office:value-type="string" office:string-value="J" calcext:value-type="string">
            <text:p>J</text:p>
          </table:table-cell>
          <table:table-cell table:formula="of:=IF(AND(NOT(ISBLANK([.L77]));NOT(ISNA([.L77])));[.L77];&quot;&quot;)" office:value-type="string" office:string-value="J" calcext:value-type="string">
            <text:p>J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K" xlink:type="simple">K</text:a></text:p>
          </table:table-cell>
          <table:table-cell table:style-name="ce8" table:formula="of:=CONCATENATE(&quot;U+00&quot;;[.C78])" office:value-type="string" office:string-value="U+004B" calcext:value-type="string">
            <text:p>U+004B</text:p>
          </table:table-cell>
          <table:table-cell table:number-columns-repeated="6" table:style-name="ce8" office:value-type="string" calcext:value-type="string">
            <text:p>4B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78]" office:value-type="string" office:string-value="U+004B" calcext:value-type="string">
            <text:p>U+004B</text:p>
          </table:table-cell>
          <table:table-cell table:formula="of:=[.A78]" office:value-type="string" office:string-value="K" calcext:value-type="string">
            <text:p>K</text:p>
          </table:table-cell>
          <table:table-cell table:style-name="ce32" table:formula="of:=IF(ISBLANK([.K78]);&quot;NOT ALLOWED&quot;; IF(EXACT([.K78];[.B7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8];&quot;YES&quot;);[.A78];&quot;&quot;)" office:value-type="string" office:string-value="K" calcext:value-type="string">
            <text:p>K</text:p>
          </table:table-cell>
          <table:table-cell table:formula="of:=IF(AND(NOT(ISBLANK([.L78]));NOT(ISNA([.L78])));[.L78];&quot;&quot;)" office:value-type="string" office:string-value="K" calcext:value-type="string">
            <text:p>K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L" xlink:type="simple">L</text:a></text:p>
          </table:table-cell>
          <table:table-cell table:style-name="ce8" table:formula="of:=CONCATENATE(&quot;U+00&quot;;[.C79])" office:value-type="string" office:string-value="U+004C" calcext:value-type="string">
            <text:p>U+004C</text:p>
          </table:table-cell>
          <table:table-cell table:number-columns-repeated="6" table:style-name="ce8" office:value-type="string" calcext:value-type="string">
            <text:p>4C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79]" office:value-type="string" office:string-value="U+004C" calcext:value-type="string">
            <text:p>U+004C</text:p>
          </table:table-cell>
          <table:table-cell table:formula="of:=[.A79]" office:value-type="string" office:string-value="L" calcext:value-type="string">
            <text:p>L</text:p>
          </table:table-cell>
          <table:table-cell table:style-name="ce32" table:formula="of:=IF(ISBLANK([.K79]);&quot;NOT ALLOWED&quot;; IF(EXACT([.K79];[.B7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9];&quot;YES&quot;);[.A79];&quot;&quot;)" office:value-type="string" office:string-value="L" calcext:value-type="string">
            <text:p>L</text:p>
          </table:table-cell>
          <table:table-cell table:formula="of:=IF(AND(NOT(ISBLANK([.L79]));NOT(ISNA([.L79])));[.L79];&quot;&quot;)" office:value-type="string" office:string-value="L" calcext:value-type="string">
            <text:p>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M" xlink:type="simple">M</text:a></text:p>
          </table:table-cell>
          <table:table-cell table:style-name="ce8" table:formula="of:=CONCATENATE(&quot;U+00&quot;;[.C80])" office:value-type="string" office:string-value="U+004D" calcext:value-type="string">
            <text:p>U+004D</text:p>
          </table:table-cell>
          <table:table-cell table:number-columns-repeated="6" table:style-name="ce8" office:value-type="string" calcext:value-type="string">
            <text:p>4D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80]" office:value-type="string" office:string-value="U+004D" calcext:value-type="string">
            <text:p>U+004D</text:p>
          </table:table-cell>
          <table:table-cell table:formula="of:=[.A80]" office:value-type="string" office:string-value="M" calcext:value-type="string">
            <text:p>M</text:p>
          </table:table-cell>
          <table:table-cell table:style-name="ce32" table:formula="of:=IF(ISBLANK([.K80]);&quot;NOT ALLOWED&quot;; IF(EXACT([.K80];[.B8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0];&quot;YES&quot;);[.A80];&quot;&quot;)" office:value-type="string" office:string-value="M" calcext:value-type="string">
            <text:p>M</text:p>
          </table:table-cell>
          <table:table-cell table:formula="of:=IF(AND(NOT(ISBLANK([.L80]));NOT(ISNA([.L80])));[.L80];&quot;&quot;)" office:value-type="string" office:string-value="M" calcext:value-type="string">
            <text:p>M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N" xlink:type="simple">N</text:a></text:p>
          </table:table-cell>
          <table:table-cell table:style-name="ce8" table:formula="of:=CONCATENATE(&quot;U+00&quot;;[.C81])" office:value-type="string" office:string-value="U+004E" calcext:value-type="string">
            <text:p>U+004E</text:p>
          </table:table-cell>
          <table:table-cell table:number-columns-repeated="6" table:style-name="ce8" office:value-type="string" calcext:value-type="string">
            <text:p>4E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81]" office:value-type="string" office:string-value="U+004E" calcext:value-type="string">
            <text:p>U+004E</text:p>
          </table:table-cell>
          <table:table-cell table:formula="of:=[.A81]" office:value-type="string" office:string-value="N" calcext:value-type="string">
            <text:p>N</text:p>
          </table:table-cell>
          <table:table-cell table:style-name="ce32" table:formula="of:=IF(ISBLANK([.K81]);&quot;NOT ALLOWED&quot;; IF(EXACT([.K81];[.B8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1];&quot;YES&quot;);[.A81];&quot;&quot;)" office:value-type="string" office:string-value="N" calcext:value-type="string">
            <text:p>N</text:p>
          </table:table-cell>
          <table:table-cell table:formula="of:=IF(AND(NOT(ISBLANK([.L81]));NOT(ISNA([.L81])));[.L81];&quot;&quot;)" office:value-type="string" office:string-value="N" calcext:value-type="string">
            <text:p>N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O" xlink:type="simple">O</text:a></text:p>
          </table:table-cell>
          <table:table-cell table:style-name="ce8" table:formula="of:=CONCATENATE(&quot;U+00&quot;;[.C82])" office:value-type="string" office:string-value="U+004F" calcext:value-type="string">
            <text:p>U+004F</text:p>
          </table:table-cell>
          <table:table-cell table:number-columns-repeated="6" table:style-name="ce8" office:value-type="string" calcext:value-type="string">
            <text:p>4F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82]" office:value-type="string" office:string-value="U+004F" calcext:value-type="string">
            <text:p>U+004F</text:p>
          </table:table-cell>
          <table:table-cell table:formula="of:=[.A82]" office:value-type="string" office:string-value="O" calcext:value-type="string">
            <text:p>O</text:p>
          </table:table-cell>
          <table:table-cell table:style-name="ce32" table:formula="of:=IF(ISBLANK([.K82]);&quot;NOT ALLOWED&quot;; IF(EXACT([.K82];[.B8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2];&quot;YES&quot;);[.A82];&quot;&quot;)" office:value-type="string" office:string-value="O" calcext:value-type="string">
            <text:p>O</text:p>
          </table:table-cell>
          <table:table-cell table:formula="of:=IF(AND(NOT(ISBLANK([.L82]));NOT(ISNA([.L82])));[.L82];&quot;&quot;)" office:value-type="string" office:string-value="O" calcext:value-type="string">
            <text:p>O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P" xlink:type="simple">P</text:a></text:p>
          </table:table-cell>
          <table:table-cell table:style-name="ce8" table:formula="of:=CONCATENATE(&quot;U+00&quot;;[.C83])" office:value-type="string" office:string-value="U+0050" calcext:value-type="string">
            <text:p>U+0050</text:p>
          </table:table-cell>
          <table:table-cell table:number-columns-repeated="6" table:style-name="ce8" office:value-type="float" office:value="50" calcext:value-type="float">
            <text:p>50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83]" office:value-type="string" office:string-value="U+0050" calcext:value-type="string">
            <text:p>U+0050</text:p>
          </table:table-cell>
          <table:table-cell table:formula="of:=[.A83]" office:value-type="string" office:string-value="P" calcext:value-type="string">
            <text:p>P</text:p>
          </table:table-cell>
          <table:table-cell table:style-name="ce32" table:formula="of:=IF(ISBLANK([.K83]);&quot;NOT ALLOWED&quot;; IF(EXACT([.K83];[.B8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3];&quot;YES&quot;);[.A83];&quot;&quot;)" office:value-type="string" office:string-value="P" calcext:value-type="string">
            <text:p>P</text:p>
          </table:table-cell>
          <table:table-cell table:formula="of:=IF(AND(NOT(ISBLANK([.L83]));NOT(ISNA([.L83])));[.L83];&quot;&quot;)" office:value-type="string" office:string-value="P" calcext:value-type="string">
            <text:p>P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Q" xlink:type="simple">Q</text:a></text:p>
          </table:table-cell>
          <table:table-cell table:style-name="ce8" table:formula="of:=CONCATENATE(&quot;U+00&quot;;[.C84])" office:value-type="string" office:string-value="U+0051" calcext:value-type="string">
            <text:p>U+0051</text:p>
          </table:table-cell>
          <table:table-cell table:number-columns-repeated="6" table:style-name="ce8" office:value-type="float" office:value="51" calcext:value-type="float">
            <text:p>51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84]" office:value-type="string" office:string-value="U+0051" calcext:value-type="string">
            <text:p>U+0051</text:p>
          </table:table-cell>
          <table:table-cell table:formula="of:=[.A84]" office:value-type="string" office:string-value="Q" calcext:value-type="string">
            <text:p>Q</text:p>
          </table:table-cell>
          <table:table-cell table:style-name="ce32" table:formula="of:=IF(ISBLANK([.K84]);&quot;NOT ALLOWED&quot;; IF(EXACT([.K84];[.B8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4];&quot;YES&quot;);[.A84];&quot;&quot;)" office:value-type="string" office:string-value="Q" calcext:value-type="string">
            <text:p>Q</text:p>
          </table:table-cell>
          <table:table-cell table:formula="of:=IF(AND(NOT(ISBLANK([.L84]));NOT(ISNA([.L84])));[.L84];&quot;&quot;)" office:value-type="string" office:string-value="Q" calcext:value-type="string">
            <text:p>Q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R" xlink:type="simple">R</text:a></text:p>
          </table:table-cell>
          <table:table-cell table:style-name="ce8" table:formula="of:=CONCATENATE(&quot;U+00&quot;;[.C85])" office:value-type="string" office:string-value="U+0052" calcext:value-type="string">
            <text:p>U+0052</text:p>
          </table:table-cell>
          <table:table-cell table:number-columns-repeated="6" table:style-name="ce8" office:value-type="float" office:value="52" calcext:value-type="float">
            <text:p>52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85]" office:value-type="string" office:string-value="U+0052" calcext:value-type="string">
            <text:p>U+0052</text:p>
          </table:table-cell>
          <table:table-cell table:formula="of:=[.A85]" office:value-type="string" office:string-value="R" calcext:value-type="string">
            <text:p>R</text:p>
          </table:table-cell>
          <table:table-cell table:style-name="ce32" table:formula="of:=IF(ISBLANK([.K85]);&quot;NOT ALLOWED&quot;; IF(EXACT([.K85];[.B8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5];&quot;YES&quot;);[.A85];&quot;&quot;)" office:value-type="string" office:string-value="R" calcext:value-type="string">
            <text:p>R</text:p>
          </table:table-cell>
          <table:table-cell table:formula="of:=IF(AND(NOT(ISBLANK([.L85]));NOT(ISNA([.L85])));[.L85];&quot;&quot;)" office:value-type="string" office:string-value="R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S" xlink:type="simple">S</text:a></text:p>
          </table:table-cell>
          <table:table-cell table:style-name="ce8" table:formula="of:=CONCATENATE(&quot;U+00&quot;;[.C86])" office:value-type="string" office:string-value="U+0053" calcext:value-type="string">
            <text:p>U+0053</text:p>
          </table:table-cell>
          <table:table-cell table:number-columns-repeated="6" table:style-name="ce8" office:value-type="float" office:value="53" calcext:value-type="float">
            <text:p>53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86]" office:value-type="string" office:string-value="U+0053" calcext:value-type="string">
            <text:p>U+0053</text:p>
          </table:table-cell>
          <table:table-cell table:formula="of:=[.A86]" office:value-type="string" office:string-value="S" calcext:value-type="string">
            <text:p>S</text:p>
          </table:table-cell>
          <table:table-cell table:style-name="ce32" table:formula="of:=IF(ISBLANK([.K86]);&quot;NOT ALLOWED&quot;; IF(EXACT([.K86];[.B8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6];&quot;YES&quot;);[.A86];&quot;&quot;)" office:value-type="string" office:string-value="S" calcext:value-type="string">
            <text:p>S</text:p>
          </table:table-cell>
          <table:table-cell table:formula="of:=IF(AND(NOT(ISBLANK([.L86]));NOT(ISNA([.L86])));[.L86];&quot;&quot;)" office:value-type="string" office:string-value="S" calcext:value-type="string">
            <text:p>S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T" xlink:type="simple">T</text:a></text:p>
          </table:table-cell>
          <table:table-cell table:style-name="ce8" table:formula="of:=CONCATENATE(&quot;U+00&quot;;[.C87])" office:value-type="string" office:string-value="U+0054" calcext:value-type="string">
            <text:p>U+0054</text:p>
          </table:table-cell>
          <table:table-cell table:number-columns-repeated="6" table:style-name="ce8" office:value-type="float" office:value="54" calcext:value-type="float">
            <text:p>54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87]" office:value-type="string" office:string-value="U+0054" calcext:value-type="string">
            <text:p>U+0054</text:p>
          </table:table-cell>
          <table:table-cell table:formula="of:=[.A87]" office:value-type="string" office:string-value="T" calcext:value-type="string">
            <text:p>T</text:p>
          </table:table-cell>
          <table:table-cell table:style-name="ce32" table:formula="of:=IF(ISBLANK([.K87]);&quot;NOT ALLOWED&quot;; IF(EXACT([.K87];[.B8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7];&quot;YES&quot;);[.A87];&quot;&quot;)" office:value-type="string" office:string-value="T" calcext:value-type="string">
            <text:p>T</text:p>
          </table:table-cell>
          <table:table-cell table:formula="of:=IF(AND(NOT(ISBLANK([.L87]));NOT(ISNA([.L87])));[.L87];&quot;&quot;)" office:value-type="string" office:string-value="T" calcext:value-type="string">
            <text:p>T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U" xlink:type="simple">U</text:a></text:p>
          </table:table-cell>
          <table:table-cell table:style-name="ce8" table:formula="of:=CONCATENATE(&quot;U+00&quot;;[.C88])" office:value-type="string" office:string-value="U+0055" calcext:value-type="string">
            <text:p>U+0055</text:p>
          </table:table-cell>
          <table:table-cell table:number-columns-repeated="6" table:style-name="ce8" office:value-type="float" office:value="55" calcext:value-type="float">
            <text:p>55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88]" office:value-type="string" office:string-value="U+0055" calcext:value-type="string">
            <text:p>U+0055</text:p>
          </table:table-cell>
          <table:table-cell table:formula="of:=[.A88]" office:value-type="string" office:string-value="U" calcext:value-type="string">
            <text:p>U</text:p>
          </table:table-cell>
          <table:table-cell table:style-name="ce32" table:formula="of:=IF(ISBLANK([.K88]);&quot;NOT ALLOWED&quot;; IF(EXACT([.K88];[.B8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8];&quot;YES&quot;);[.A88];&quot;&quot;)" office:value-type="string" office:string-value="U" calcext:value-type="string">
            <text:p>U</text:p>
          </table:table-cell>
          <table:table-cell table:formula="of:=IF(AND(NOT(ISBLANK([.L88]));NOT(ISNA([.L88])));[.L88];&quot;&quot;)" office:value-type="string" office:string-value="U" calcext:value-type="string">
            <text:p>U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V" xlink:type="simple">V</text:a></text:p>
          </table:table-cell>
          <table:table-cell table:style-name="ce8" table:formula="of:=CONCATENATE(&quot;U+00&quot;;[.C89])" office:value-type="string" office:string-value="U+0056" calcext:value-type="string">
            <text:p>U+0056</text:p>
          </table:table-cell>
          <table:table-cell table:number-columns-repeated="6" table:style-name="ce8" office:value-type="float" office:value="56" calcext:value-type="float">
            <text:p>56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89]" office:value-type="string" office:string-value="U+0056" calcext:value-type="string">
            <text:p>U+0056</text:p>
          </table:table-cell>
          <table:table-cell table:formula="of:=[.A89]" office:value-type="string" office:string-value="V" calcext:value-type="string">
            <text:p>V</text:p>
          </table:table-cell>
          <table:table-cell table:style-name="ce32" table:formula="of:=IF(ISBLANK([.K89]);&quot;NOT ALLOWED&quot;; IF(EXACT([.K89];[.B8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9];&quot;YES&quot;);[.A89];&quot;&quot;)" office:value-type="string" office:string-value="V" calcext:value-type="string">
            <text:p>V</text:p>
          </table:table-cell>
          <table:table-cell table:formula="of:=IF(AND(NOT(ISBLANK([.L89]));NOT(ISNA([.L89])));[.L89];&quot;&quot;)" office:value-type="string" office:string-value="V" calcext:value-type="string">
            <text:p>V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W" xlink:type="simple">W</text:a></text:p>
          </table:table-cell>
          <table:table-cell table:style-name="ce8" table:formula="of:=CONCATENATE(&quot;U+00&quot;;[.C90])" office:value-type="string" office:string-value="U+0057" calcext:value-type="string">
            <text:p>U+0057</text:p>
          </table:table-cell>
          <table:table-cell table:number-columns-repeated="6" table:style-name="ce8" office:value-type="float" office:value="57" calcext:value-type="float">
            <text:p>57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90]" office:value-type="string" office:string-value="U+0057" calcext:value-type="string">
            <text:p>U+0057</text:p>
          </table:table-cell>
          <table:table-cell table:formula="of:=[.A90]" office:value-type="string" office:string-value="W" calcext:value-type="string">
            <text:p>W</text:p>
          </table:table-cell>
          <table:table-cell table:style-name="ce32" table:formula="of:=IF(ISBLANK([.K90]);&quot;NOT ALLOWED&quot;; IF(EXACT([.K90];[.B9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0];&quot;YES&quot;);[.A90];&quot;&quot;)" office:value-type="string" office:string-value="W" calcext:value-type="string">
            <text:p>W</text:p>
          </table:table-cell>
          <table:table-cell table:formula="of:=IF(AND(NOT(ISBLANK([.L90]));NOT(ISNA([.L90])));[.L90];&quot;&quot;)" office:value-type="string" office:string-value="W" calcext:value-type="string">
            <text:p>W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X" xlink:type="simple">X</text:a></text:p>
          </table:table-cell>
          <table:table-cell table:style-name="ce8" table:formula="of:=CONCATENATE(&quot;U+00&quot;;[.C91])" office:value-type="string" office:string-value="U+0058" calcext:value-type="string">
            <text:p>U+0058</text:p>
          </table:table-cell>
          <table:table-cell table:number-columns-repeated="6" table:style-name="ce8" office:value-type="float" office:value="58" calcext:value-type="float">
            <text:p>58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91]" office:value-type="string" office:string-value="U+0058" calcext:value-type="string">
            <text:p>U+0058</text:p>
          </table:table-cell>
          <table:table-cell table:formula="of:=[.A91]" office:value-type="string" office:string-value="X" calcext:value-type="string">
            <text:p>X</text:p>
          </table:table-cell>
          <table:table-cell table:style-name="ce32" table:formula="of:=IF(ISBLANK([.K91]);&quot;NOT ALLOWED&quot;; IF(EXACT([.K91];[.B9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1];&quot;YES&quot;);[.A91];&quot;&quot;)" office:value-type="string" office:string-value="X" calcext:value-type="string">
            <text:p>X</text:p>
          </table:table-cell>
          <table:table-cell table:formula="of:=IF(AND(NOT(ISBLANK([.L91]));NOT(ISNA([.L91])));[.L91];&quot;&quot;)" office:value-type="string" office:string-value="X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Y" xlink:type="simple">Y</text:a></text:p>
          </table:table-cell>
          <table:table-cell table:style-name="ce8" table:formula="of:=CONCATENATE(&quot;U+00&quot;;[.C92])" office:value-type="string" office:string-value="U+0059" calcext:value-type="string">
            <text:p>U+0059</text:p>
          </table:table-cell>
          <table:table-cell table:number-columns-repeated="6" table:style-name="ce8" office:value-type="float" office:value="59" calcext:value-type="float">
            <text:p>59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92]" office:value-type="string" office:string-value="U+0059" calcext:value-type="string">
            <text:p>U+0059</text:p>
          </table:table-cell>
          <table:table-cell table:formula="of:=[.A92]" office:value-type="string" office:string-value="Y" calcext:value-type="string">
            <text:p>Y</text:p>
          </table:table-cell>
          <table:table-cell table:style-name="ce32" table:formula="of:=IF(ISBLANK([.K92]);&quot;NOT ALLOWED&quot;; IF(EXACT([.K92];[.B9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2];&quot;YES&quot;);[.A92];&quot;&quot;)" office:value-type="string" office:string-value="Y" calcext:value-type="string">
            <text:p>Y</text:p>
          </table:table-cell>
          <table:table-cell table:formula="of:=IF(AND(NOT(ISBLANK([.L92]));NOT(ISNA([.L92])));[.L92];&quot;&quot;)" office:value-type="string" office:string-value="Y" calcext:value-type="string">
            <text:p>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Z" xlink:type="simple">Z</text:a></text:p>
          </table:table-cell>
          <table:table-cell table:style-name="ce8" table:formula="of:=CONCATENATE(&quot;U+00&quot;;[.C93])" office:value-type="string" office:string-value="U+005A" calcext:value-type="string">
            <text:p>U+005A</text:p>
          </table:table-cell>
          <table:table-cell table:number-columns-repeated="6" table:style-name="ce8" office:value-type="string" calcext:value-type="string">
            <text:p>5A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93]" office:value-type="string" office:string-value="U+005A" calcext:value-type="string">
            <text:p>U+005A</text:p>
          </table:table-cell>
          <table:table-cell table:formula="of:=[.A93]" office:value-type="string" office:string-value="Z" calcext:value-type="string">
            <text:p>Z</text:p>
          </table:table-cell>
          <table:table-cell table:style-name="ce32" table:formula="of:=IF(ISBLANK([.K93]);&quot;NOT ALLOWED&quot;; IF(EXACT([.K93];[.B9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3];&quot;YES&quot;);[.A93];&quot;&quot;)" office:value-type="string" office:string-value="Z" calcext:value-type="string">
            <text:p>Z</text:p>
          </table:table-cell>
          <table:table-cell table:formula="of:=IF(AND(NOT(ISBLANK([.L93]));NOT(ISNA([.L93])));[.L93];&quot;&quot;)" office:value-type="string" office:string-value="Z" calcext:value-type="string">
            <text:p>Z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Square_brackets" xlink:type="simple">[</text:a></text:p>
          </table:table-cell>
          <table:table-cell table:style-name="ce8" table:formula="of:=CONCATENATE(&quot;U+00&quot;;[.C94])" office:value-type="string" office:string-value="U+005B" calcext:value-type="string">
            <text:p>U+005B</text:p>
          </table:table-cell>
          <table:table-cell table:number-columns-repeated="6" table:style-name="ce8" office:value-type="string" calcext:value-type="string">
            <text:p>5B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94]" office:value-type="string" office:string-value="U+005B" calcext:value-type="string">
            <text:p>U+005B</text:p>
          </table:table-cell>
          <table:table-cell table:formula="of:=[.A94]" office:value-type="string" office:string-value="[" calcext:value-type="string">
            <text:p>[</text:p>
          </table:table-cell>
          <table:table-cell table:style-name="ce32" table:formula="of:=IF(ISBLANK([.K94]);&quot;NOT ALLOWED&quot;; IF(EXACT([.K94];[.B9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4];&quot;YES&quot;);[.A94];&quot;&quot;)" office:value-type="string" office:string-value="[" calcext:value-type="string">
            <text:p>[</text:p>
          </table:table-cell>
          <table:table-cell table:formula="of:=IF(AND(NOT(ISBLANK([.L94]));NOT(ISNA([.L94])));[.L94];&quot;&quot;)" office:value-type="string" office:string-value="[" calcext:value-type="string">
            <text:p>[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Backslash" xlink:type="simple">\</text:a></text:p>
          </table:table-cell>
          <table:table-cell table:style-name="ce8" table:formula="of:=CONCATENATE(&quot;U+00&quot;;[.C95])" office:value-type="string" office:string-value="U+005C" calcext:value-type="string">
            <text:p>U+005C</text:p>
          </table:table-cell>
          <table:table-cell table:number-columns-repeated="6" table:style-name="ce8" office:value-type="string" calcext:value-type="string">
            <text:p>5C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95]" office:value-type="string" office:string-value="U+005C" calcext:value-type="string">
            <text:p>U+005C</text:p>
          </table:table-cell>
          <table:table-cell table:formula="of:=[.A95]" office:value-type="string" office:string-value="\" calcext:value-type="string">
            <text:p>\</text:p>
          </table:table-cell>
          <table:table-cell table:style-name="ce32" table:formula="of:=IF(ISBLANK([.K95]);&quot;NOT ALLOWED&quot;; IF(EXACT([.K95];[.B9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5];&quot;YES&quot;);[.A95];&quot;&quot;)" office:value-type="string" office:string-value="\" calcext:value-type="string">
            <text:p>\</text:p>
          </table:table-cell>
          <table:table-cell table:formula="of:=IF(AND(NOT(ISBLANK([.L95]));NOT(ISNA([.L95])));[.L95];&quot;&quot;)" office:value-type="string" office:string-value="\" calcext:value-type="string">
            <text:p>\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Square_brackets" xlink:type="simple">]</text:a></text:p>
          </table:table-cell>
          <table:table-cell table:style-name="ce8" table:formula="of:=CONCATENATE(&quot;U+00&quot;;[.C96])" office:value-type="string" office:string-value="U+005D" calcext:value-type="string">
            <text:p>U+005D</text:p>
          </table:table-cell>
          <table:table-cell table:number-columns-repeated="6" table:style-name="ce8" office:value-type="string" calcext:value-type="string">
            <text:p>5D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96]" office:value-type="string" office:string-value="U+005D" calcext:value-type="string">
            <text:p>U+005D</text:p>
          </table:table-cell>
          <table:table-cell table:formula="of:=[.A96]" office:value-type="string" office:string-value="]" calcext:value-type="string">
            <text:p>]</text:p>
          </table:table-cell>
          <table:table-cell table:style-name="ce32" table:formula="of:=IF(ISBLANK([.K96]);&quot;NOT ALLOWED&quot;; IF(EXACT([.K96];[.B9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6];&quot;YES&quot;);[.A96];&quot;&quot;)" office:value-type="string" office:string-value="]" calcext:value-type="string">
            <text:p>]</text:p>
          </table:table-cell>
          <table:table-cell table:formula="of:=IF(AND(NOT(ISBLANK([.L96]));NOT(ISNA([.L96])));[.L96];&quot;&quot;)" office:value-type="string" office:string-value="]" calcext:value-type="string">
            <text:p>]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Caret" xlink:type="simple">^</text:a></text:p>
          </table:table-cell>
          <table:table-cell table:style-name="ce8" table:formula="of:=CONCATENATE(&quot;U+00&quot;;[.C97])" office:value-type="string" office:string-value="U+005E" calcext:value-type="string">
            <text:p>U+005E</text:p>
          </table:table-cell>
          <table:table-cell table:number-columns-repeated="6" table:style-name="ce8" office:value-type="string" calcext:value-type="string">
            <text:p>5E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97]" office:value-type="string" office:string-value="U+005E" calcext:value-type="string">
            <text:p>U+005E</text:p>
          </table:table-cell>
          <table:table-cell table:formula="of:=[.A97]" office:value-type="string" office:string-value="^" calcext:value-type="string">
            <text:p>^</text:p>
          </table:table-cell>
          <table:table-cell table:style-name="ce32" table:formula="of:=IF(ISBLANK([.K97]);&quot;NOT ALLOWED&quot;; IF(EXACT([.K97];[.B9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7];&quot;YES&quot;);[.A97];&quot;&quot;)" office:value-type="string" office:string-value="^" calcext:value-type="string">
            <text:p>^</text:p>
          </table:table-cell>
          <table:table-cell table:formula="of:=IF(AND(NOT(ISBLANK([.L97]));NOT(ISNA([.L97])));[.L97];&quot;&quot;)" office:value-type="string" office:string-value="^" calcext:value-type="string">
            <text:p>^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Underscore" xlink:type="simple">_</text:a></text:p>
          </table:table-cell>
          <table:table-cell table:style-name="ce8" table:formula="of:=CONCATENATE(&quot;U+00&quot;;[.C98])" office:value-type="string" office:string-value="U+005F" calcext:value-type="string">
            <text:p>U+005F</text:p>
          </table:table-cell>
          <table:table-cell table:number-columns-repeated="6" table:style-name="ce8" office:value-type="string" calcext:value-type="string">
            <text:p>5F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98]" office:value-type="string" office:string-value="U+005F" calcext:value-type="string">
            <text:p>U+005F</text:p>
          </table:table-cell>
          <table:table-cell table:formula="of:=[.A98]" office:value-type="string" office:string-value="_" calcext:value-type="string">
            <text:p>_</text:p>
          </table:table-cell>
          <table:table-cell table:style-name="ce32" table:formula="of:=IF(ISBLANK([.K98]);&quot;NOT ALLOWED&quot;; IF(EXACT([.K98];[.B9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8];&quot;YES&quot;);[.A98];&quot;&quot;)" office:value-type="string" office:string-value="_" calcext:value-type="string">
            <text:p>_</text:p>
          </table:table-cell>
          <table:table-cell table:formula="of:=IF(AND(NOT(ISBLANK([.L98]));NOT(ISNA([.L98])));[.L98];&quot;&quot;)" office:value-type="string" office:string-value="_" calcext:value-type="string">
            <text:p>_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Grave_accent" xlink:type="simple">`</text:a></text:p>
          </table:table-cell>
          <table:table-cell table:style-name="ce8" table:formula="of:=CONCATENATE(&quot;U+00&quot;;[.C99])" office:value-type="string" office:string-value="U+0060" calcext:value-type="string">
            <text:p>U+0060</text:p>
          </table:table-cell>
          <table:table-cell table:number-columns-repeated="6" table:style-name="ce8" office:value-type="float" office:value="60" calcext:value-type="float">
            <text:p>60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99]" office:value-type="string" office:string-value="U+0060" calcext:value-type="string">
            <text:p>U+0060</text:p>
          </table:table-cell>
          <table:table-cell table:formula="of:=[.A99]" office:value-type="string" office:string-value="`" calcext:value-type="string">
            <text:p>`</text:p>
          </table:table-cell>
          <table:table-cell table:style-name="ce32" table:formula="of:=IF(ISBLANK([.K99]);&quot;NOT ALLOWED&quot;; IF(EXACT([.K99];[.B9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9];&quot;YES&quot;);[.A99];&quot;&quot;)" office:value-type="string" office:string-value="`" calcext:value-type="string">
            <text:p>`</text:p>
          </table:table-cell>
          <table:table-cell table:formula="of:=IF(AND(NOT(ISBLANK([.L99]));NOT(ISNA([.L99])));[.L99];&quot;&quot;)" office:value-type="string" office:string-value="`" calcext:value-type="string">
            <text:p>`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A" xlink:type="simple">a</text:a></text:p>
          </table:table-cell>
          <table:table-cell table:style-name="ce8" table:formula="of:=CONCATENATE(&quot;U+00&quot;;[.C100])" office:value-type="string" office:string-value="U+0061" calcext:value-type="string">
            <text:p>U+0061</text:p>
          </table:table-cell>
          <table:table-cell table:number-columns-repeated="6" table:style-name="ce8" office:value-type="float" office:value="61" calcext:value-type="float">
            <text:p>61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00]" office:value-type="string" office:string-value="U+0061" calcext:value-type="string">
            <text:p>U+0061</text:p>
          </table:table-cell>
          <table:table-cell table:formula="of:=[.A100]" office:value-type="string" office:string-value="a" calcext:value-type="string">
            <text:p>a</text:p>
          </table:table-cell>
          <table:table-cell table:style-name="ce32" table:formula="of:=IF(ISBLANK([.K100]);&quot;NOT ALLOWED&quot;; IF(EXACT([.K100];[.B10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0];&quot;YES&quot;);[.A100];&quot;&quot;)" office:value-type="string" office:string-value="a" calcext:value-type="string">
            <text:p>a</text:p>
          </table:table-cell>
          <table:table-cell table:formula="of:=IF(AND(NOT(ISBLANK([.L100]));NOT(ISNA([.L100])));[.L100];&quot;&quot;)" office:value-type="string" office:string-value="a" calcext:value-type="string">
            <text:p>a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B" xlink:type="simple">b</text:a></text:p>
          </table:table-cell>
          <table:table-cell table:style-name="ce8" table:formula="of:=CONCATENATE(&quot;U+00&quot;;[.C101])" office:value-type="string" office:string-value="U+0062" calcext:value-type="string">
            <text:p>U+0062</text:p>
          </table:table-cell>
          <table:table-cell table:number-columns-repeated="6" table:style-name="ce8" office:value-type="float" office:value="62" calcext:value-type="float">
            <text:p>62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01]" office:value-type="string" office:string-value="U+0062" calcext:value-type="string">
            <text:p>U+0062</text:p>
          </table:table-cell>
          <table:table-cell table:formula="of:=[.A101]" office:value-type="string" office:string-value="b" calcext:value-type="string">
            <text:p>b</text:p>
          </table:table-cell>
          <table:table-cell table:style-name="ce32" table:formula="of:=IF(ISBLANK([.K101]);&quot;NOT ALLOWED&quot;; IF(EXACT([.K101];[.B10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1];&quot;YES&quot;);[.A101];&quot;&quot;)" office:value-type="string" office:string-value="b" calcext:value-type="string">
            <text:p>b</text:p>
          </table:table-cell>
          <table:table-cell table:formula="of:=IF(AND(NOT(ISBLANK([.L101]));NOT(ISNA([.L101])));[.L101];&quot;&quot;)" office:value-type="string" office:string-value="b" calcext:value-type="string">
            <text:p>b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C" xlink:type="simple">c</text:a></text:p>
          </table:table-cell>
          <table:table-cell table:style-name="ce8" table:formula="of:=CONCATENATE(&quot;U+00&quot;;[.C102])" office:value-type="string" office:string-value="U+0063" calcext:value-type="string">
            <text:p>U+0063</text:p>
          </table:table-cell>
          <table:table-cell table:number-columns-repeated="6" table:style-name="ce8" office:value-type="float" office:value="63" calcext:value-type="float">
            <text:p>63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02]" office:value-type="string" office:string-value="U+0063" calcext:value-type="string">
            <text:p>U+0063</text:p>
          </table:table-cell>
          <table:table-cell table:formula="of:=[.A102]" office:value-type="string" office:string-value="c" calcext:value-type="string">
            <text:p>c</text:p>
          </table:table-cell>
          <table:table-cell table:style-name="ce32" table:formula="of:=IF(ISBLANK([.K102]);&quot;NOT ALLOWED&quot;; IF(EXACT([.K102];[.B10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2];&quot;YES&quot;);[.A102];&quot;&quot;)" office:value-type="string" office:string-value="c" calcext:value-type="string">
            <text:p>c</text:p>
          </table:table-cell>
          <table:table-cell table:formula="of:=IF(AND(NOT(ISBLANK([.L102]));NOT(ISNA([.L102])));[.L102];&quot;&quot;)" office:value-type="string" office:string-value="c" calcext:value-type="string">
            <text:p>c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D" xlink:type="simple">d</text:a></text:p>
          </table:table-cell>
          <table:table-cell table:style-name="ce8" table:formula="of:=CONCATENATE(&quot;U+00&quot;;[.C103])" office:value-type="string" office:string-value="U+0064" calcext:value-type="string">
            <text:p>U+0064</text:p>
          </table:table-cell>
          <table:table-cell table:number-columns-repeated="6" table:style-name="ce8" office:value-type="float" office:value="64" calcext:value-type="float">
            <text:p>64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03]" office:value-type="string" office:string-value="U+0064" calcext:value-type="string">
            <text:p>U+0064</text:p>
          </table:table-cell>
          <table:table-cell table:formula="of:=[.A103]" office:value-type="string" office:string-value="d" calcext:value-type="string">
            <text:p>d</text:p>
          </table:table-cell>
          <table:table-cell table:style-name="ce32" table:formula="of:=IF(ISBLANK([.K103]);&quot;NOT ALLOWED&quot;; IF(EXACT([.K103];[.B10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3];&quot;YES&quot;);[.A103];&quot;&quot;)" office:value-type="string" office:string-value="d" calcext:value-type="string">
            <text:p>d</text:p>
          </table:table-cell>
          <table:table-cell table:formula="of:=IF(AND(NOT(ISBLANK([.L103]));NOT(ISNA([.L103])));[.L103];&quot;&quot;)" office:value-type="string" office:string-value="d" calcext:value-type="string">
            <text:p>d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E" xlink:type="simple">e</text:a></text:p>
          </table:table-cell>
          <table:table-cell table:style-name="ce8" table:formula="of:=CONCATENATE(&quot;U+00&quot;;[.C104])" office:value-type="string" office:string-value="U+0065" calcext:value-type="string">
            <text:p>U+0065</text:p>
          </table:table-cell>
          <table:table-cell table:number-columns-repeated="6" table:style-name="ce8" office:value-type="float" office:value="65" calcext:value-type="float">
            <text:p>65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04]" office:value-type="string" office:string-value="U+0065" calcext:value-type="string">
            <text:p>U+0065</text:p>
          </table:table-cell>
          <table:table-cell table:formula="of:=[.A104]" office:value-type="string" office:string-value="e" calcext:value-type="string">
            <text:p>e</text:p>
          </table:table-cell>
          <table:table-cell table:style-name="ce32" table:formula="of:=IF(ISBLANK([.K104]);&quot;NOT ALLOWED&quot;; IF(EXACT([.K104];[.B10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4];&quot;YES&quot;);[.A104];&quot;&quot;)" office:value-type="string" office:string-value="e" calcext:value-type="string">
            <text:p>e</text:p>
          </table:table-cell>
          <table:table-cell table:formula="of:=IF(AND(NOT(ISBLANK([.L104]));NOT(ISNA([.L104])));[.L104];&quot;&quot;)" office:value-type="string" office:string-value="e" calcext:value-type="string">
            <text:p>e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F" xlink:type="simple">f</text:a></text:p>
          </table:table-cell>
          <table:table-cell table:style-name="ce8" table:formula="of:=CONCATENATE(&quot;U+00&quot;;[.C105])" office:value-type="string" office:string-value="U+0066" calcext:value-type="string">
            <text:p>U+0066</text:p>
          </table:table-cell>
          <table:table-cell table:number-columns-repeated="6" table:style-name="ce8" office:value-type="float" office:value="66" calcext:value-type="float">
            <text:p>66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05]" office:value-type="string" office:string-value="U+0066" calcext:value-type="string">
            <text:p>U+0066</text:p>
          </table:table-cell>
          <table:table-cell table:formula="of:=[.A105]" office:value-type="string" office:string-value="f" calcext:value-type="string">
            <text:p>f</text:p>
          </table:table-cell>
          <table:table-cell table:style-name="ce32" table:formula="of:=IF(ISBLANK([.K105]);&quot;NOT ALLOWED&quot;; IF(EXACT([.K105];[.B10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5];&quot;YES&quot;);[.A105];&quot;&quot;)" office:value-type="string" office:string-value="f" calcext:value-type="string">
            <text:p>f</text:p>
          </table:table-cell>
          <table:table-cell table:formula="of:=IF(AND(NOT(ISBLANK([.L105]));NOT(ISNA([.L105])));[.L105];&quot;&quot;)" office:value-type="string" office:string-value="f" calcext:value-type="string">
            <text:p>f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G" xlink:type="simple">g</text:a></text:p>
          </table:table-cell>
          <table:table-cell table:style-name="ce8" table:formula="of:=CONCATENATE(&quot;U+00&quot;;[.C106])" office:value-type="string" office:string-value="U+0067" calcext:value-type="string">
            <text:p>U+0067</text:p>
          </table:table-cell>
          <table:table-cell table:number-columns-repeated="6" table:style-name="ce8" office:value-type="float" office:value="67" calcext:value-type="float">
            <text:p>67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06]" office:value-type="string" office:string-value="U+0067" calcext:value-type="string">
            <text:p>U+0067</text:p>
          </table:table-cell>
          <table:table-cell table:formula="of:=[.A106]" office:value-type="string" office:string-value="g" calcext:value-type="string">
            <text:p>g</text:p>
          </table:table-cell>
          <table:table-cell table:style-name="ce32" table:formula="of:=IF(ISBLANK([.K106]);&quot;NOT ALLOWED&quot;; IF(EXACT([.K106];[.B10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6];&quot;YES&quot;);[.A106];&quot;&quot;)" office:value-type="string" office:string-value="g" calcext:value-type="string">
            <text:p>g</text:p>
          </table:table-cell>
          <table:table-cell table:formula="of:=IF(AND(NOT(ISBLANK([.L106]));NOT(ISNA([.L106])));[.L106];&quot;&quot;)" office:value-type="string" office:string-value="g" calcext:value-type="string">
            <text:p>g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H" xlink:type="simple">h</text:a></text:p>
          </table:table-cell>
          <table:table-cell table:style-name="ce8" table:formula="of:=CONCATENATE(&quot;U+00&quot;;[.C107])" office:value-type="string" office:string-value="U+0068" calcext:value-type="string">
            <text:p>U+0068</text:p>
          </table:table-cell>
          <table:table-cell table:number-columns-repeated="6" table:style-name="ce8" office:value-type="float" office:value="68" calcext:value-type="float">
            <text:p>68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07]" office:value-type="string" office:string-value="U+0068" calcext:value-type="string">
            <text:p>U+0068</text:p>
          </table:table-cell>
          <table:table-cell table:formula="of:=[.A107]" office:value-type="string" office:string-value="h" calcext:value-type="string">
            <text:p>h</text:p>
          </table:table-cell>
          <table:table-cell table:style-name="ce32" table:formula="of:=IF(ISBLANK([.K107]);&quot;NOT ALLOWED&quot;; IF(EXACT([.K107];[.B10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7];&quot;YES&quot;);[.A107];&quot;&quot;)" office:value-type="string" office:string-value="h" calcext:value-type="string">
            <text:p>h</text:p>
          </table:table-cell>
          <table:table-cell table:formula="of:=IF(AND(NOT(ISBLANK([.L107]));NOT(ISNA([.L107])));[.L107];&quot;&quot;)" office:value-type="string" office:string-value="h" calcext:value-type="string">
            <text:p>h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I" xlink:type="simple">i</text:a></text:p>
          </table:table-cell>
          <table:table-cell table:style-name="ce8" table:formula="of:=CONCATENATE(&quot;U+00&quot;;[.C108])" office:value-type="string" office:string-value="U+0069" calcext:value-type="string">
            <text:p>U+0069</text:p>
          </table:table-cell>
          <table:table-cell table:number-columns-repeated="6" table:style-name="ce8" office:value-type="float" office:value="69" calcext:value-type="float">
            <text:p>69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08]" office:value-type="string" office:string-value="U+0069" calcext:value-type="string">
            <text:p>U+0069</text:p>
          </table:table-cell>
          <table:table-cell table:formula="of:=[.A108]" office:value-type="string" office:string-value="i" calcext:value-type="string">
            <text:p>i</text:p>
          </table:table-cell>
          <table:table-cell table:style-name="ce32" table:formula="of:=IF(ISBLANK([.K108]);&quot;NOT ALLOWED&quot;; IF(EXACT([.K108];[.B10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8];&quot;YES&quot;);[.A108];&quot;&quot;)" office:value-type="string" office:string-value="i" calcext:value-type="string">
            <text:p>i</text:p>
          </table:table-cell>
          <table:table-cell table:formula="of:=IF(AND(NOT(ISBLANK([.L108]));NOT(ISNA([.L108])));[.L108];&quot;&quot;)" office:value-type="string" office:string-value="i" calcext:value-type="string">
            <text:p>i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J" xlink:type="simple">j</text:a></text:p>
          </table:table-cell>
          <table:table-cell table:style-name="ce8" table:formula="of:=CONCATENATE(&quot;U+00&quot;;[.C109])" office:value-type="string" office:string-value="U+006A" calcext:value-type="string">
            <text:p>U+006A</text:p>
          </table:table-cell>
          <table:table-cell table:number-columns-repeated="6" table:style-name="ce8" office:value-type="string" calcext:value-type="string">
            <text:p>6A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09]" office:value-type="string" office:string-value="U+006A" calcext:value-type="string">
            <text:p>U+006A</text:p>
          </table:table-cell>
          <table:table-cell table:formula="of:=[.A109]" office:value-type="string" office:string-value="j" calcext:value-type="string">
            <text:p>j</text:p>
          </table:table-cell>
          <table:table-cell table:style-name="ce32" table:formula="of:=IF(ISBLANK([.K109]);&quot;NOT ALLOWED&quot;; IF(EXACT([.K109];[.B10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9];&quot;YES&quot;);[.A109];&quot;&quot;)" office:value-type="string" office:string-value="j" calcext:value-type="string">
            <text:p>j</text:p>
          </table:table-cell>
          <table:table-cell table:formula="of:=IF(AND(NOT(ISBLANK([.L109]));NOT(ISNA([.L109])));[.L109];&quot;&quot;)" office:value-type="string" office:string-value="j" calcext:value-type="string">
            <text:p>j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K" xlink:type="simple">k</text:a></text:p>
          </table:table-cell>
          <table:table-cell table:style-name="ce8" table:formula="of:=CONCATENATE(&quot;U+00&quot;;[.C110])" office:value-type="string" office:string-value="U+006B" calcext:value-type="string">
            <text:p>U+006B</text:p>
          </table:table-cell>
          <table:table-cell table:number-columns-repeated="6" table:style-name="ce8" office:value-type="string" calcext:value-type="string">
            <text:p>6B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10]" office:value-type="string" office:string-value="U+006B" calcext:value-type="string">
            <text:p>U+006B</text:p>
          </table:table-cell>
          <table:table-cell table:formula="of:=[.A110]" office:value-type="string" office:string-value="k" calcext:value-type="string">
            <text:p>k</text:p>
          </table:table-cell>
          <table:table-cell table:style-name="ce32" table:formula="of:=IF(ISBLANK([.K110]);&quot;NOT ALLOWED&quot;; IF(EXACT([.K110];[.B11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0];&quot;YES&quot;);[.A110];&quot;&quot;)" office:value-type="string" office:string-value="k" calcext:value-type="string">
            <text:p>k</text:p>
          </table:table-cell>
          <table:table-cell table:formula="of:=IF(AND(NOT(ISBLANK([.L110]));NOT(ISNA([.L110])));[.L110];&quot;&quot;)" office:value-type="string" office:string-value="k" calcext:value-type="string">
            <text:p>k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L" xlink:type="simple">l</text:a></text:p>
          </table:table-cell>
          <table:table-cell table:style-name="ce8" table:formula="of:=CONCATENATE(&quot;U+00&quot;;[.C111])" office:value-type="string" office:string-value="U+006C" calcext:value-type="string">
            <text:p>U+006C</text:p>
          </table:table-cell>
          <table:table-cell table:number-columns-repeated="6" table:style-name="ce8" office:value-type="string" calcext:value-type="string">
            <text:p>6C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11]" office:value-type="string" office:string-value="U+006C" calcext:value-type="string">
            <text:p>U+006C</text:p>
          </table:table-cell>
          <table:table-cell table:formula="of:=[.A111]" office:value-type="string" office:string-value="l" calcext:value-type="string">
            <text:p>l</text:p>
          </table:table-cell>
          <table:table-cell table:style-name="ce32" table:formula="of:=IF(ISBLANK([.K111]);&quot;NOT ALLOWED&quot;; IF(EXACT([.K111];[.B11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1];&quot;YES&quot;);[.A111];&quot;&quot;)" office:value-type="string" office:string-value="l" calcext:value-type="string">
            <text:p>l</text:p>
          </table:table-cell>
          <table:table-cell table:formula="of:=IF(AND(NOT(ISBLANK([.L111]));NOT(ISNA([.L111])));[.L111];&quot;&quot;)" office:value-type="string" office:string-value="l" calcext:value-type="string">
            <text:p>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M" xlink:type="simple">m</text:a></text:p>
          </table:table-cell>
          <table:table-cell table:style-name="ce8" table:formula="of:=CONCATENATE(&quot;U+00&quot;;[.C112])" office:value-type="string" office:string-value="U+006D" calcext:value-type="string">
            <text:p>U+006D</text:p>
          </table:table-cell>
          <table:table-cell table:number-columns-repeated="6" table:style-name="ce8" office:value-type="string" calcext:value-type="string">
            <text:p>6D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12]" office:value-type="string" office:string-value="U+006D" calcext:value-type="string">
            <text:p>U+006D</text:p>
          </table:table-cell>
          <table:table-cell table:formula="of:=[.A112]" office:value-type="string" office:string-value="m" calcext:value-type="string">
            <text:p>m</text:p>
          </table:table-cell>
          <table:table-cell table:style-name="ce32" table:formula="of:=IF(ISBLANK([.K112]);&quot;NOT ALLOWED&quot;; IF(EXACT([.K112];[.B11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2];&quot;YES&quot;);[.A112];&quot;&quot;)" office:value-type="string" office:string-value="m" calcext:value-type="string">
            <text:p>m</text:p>
          </table:table-cell>
          <table:table-cell table:formula="of:=IF(AND(NOT(ISBLANK([.L112]));NOT(ISNA([.L112])));[.L112];&quot;&quot;)" office:value-type="string" office:string-value="m" calcext:value-type="string">
            <text:p>m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N" xlink:type="simple">n</text:a></text:p>
          </table:table-cell>
          <table:table-cell table:style-name="ce8" table:formula="of:=CONCATENATE(&quot;U+00&quot;;[.C113])" office:value-type="string" office:string-value="U+006E" calcext:value-type="string">
            <text:p>U+006E</text:p>
          </table:table-cell>
          <table:table-cell table:number-columns-repeated="6" table:style-name="ce8" office:value-type="string" calcext:value-type="string">
            <text:p>6E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13]" office:value-type="string" office:string-value="U+006E" calcext:value-type="string">
            <text:p>U+006E</text:p>
          </table:table-cell>
          <table:table-cell table:formula="of:=[.A113]" office:value-type="string" office:string-value="n" calcext:value-type="string">
            <text:p>n</text:p>
          </table:table-cell>
          <table:table-cell table:style-name="ce32" table:formula="of:=IF(ISBLANK([.K113]);&quot;NOT ALLOWED&quot;; IF(EXACT([.K113];[.B11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3];&quot;YES&quot;);[.A113];&quot;&quot;)" office:value-type="string" office:string-value="n" calcext:value-type="string">
            <text:p>n</text:p>
          </table:table-cell>
          <table:table-cell table:formula="of:=IF(AND(NOT(ISBLANK([.L113]));NOT(ISNA([.L113])));[.L113];&quot;&quot;)" office:value-type="string" office:string-value="n" calcext:value-type="string">
            <text:p>n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O" xlink:type="simple">o</text:a></text:p>
          </table:table-cell>
          <table:table-cell table:style-name="ce8" table:formula="of:=CONCATENATE(&quot;U+00&quot;;[.C114])" office:value-type="string" office:string-value="U+006F" calcext:value-type="string">
            <text:p>U+006F</text:p>
          </table:table-cell>
          <table:table-cell table:number-columns-repeated="6" table:style-name="ce8" office:value-type="string" calcext:value-type="string">
            <text:p>6F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14]" office:value-type="string" office:string-value="U+006F" calcext:value-type="string">
            <text:p>U+006F</text:p>
          </table:table-cell>
          <table:table-cell table:formula="of:=[.A114]" office:value-type="string" office:string-value="o" calcext:value-type="string">
            <text:p>o</text:p>
          </table:table-cell>
          <table:table-cell table:style-name="ce32" table:formula="of:=IF(ISBLANK([.K114]);&quot;NOT ALLOWED&quot;; IF(EXACT([.K114];[.B11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4];&quot;YES&quot;);[.A114];&quot;&quot;)" office:value-type="string" office:string-value="o" calcext:value-type="string">
            <text:p>o</text:p>
          </table:table-cell>
          <table:table-cell table:formula="of:=IF(AND(NOT(ISBLANK([.L114]));NOT(ISNA([.L114])));[.L114];&quot;&quot;)" office:value-type="string" office:string-value="o" calcext:value-type="string">
            <text:p>o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P" xlink:type="simple">p</text:a></text:p>
          </table:table-cell>
          <table:table-cell table:style-name="ce8" table:formula="of:=CONCATENATE(&quot;U+00&quot;;[.C115])" office:value-type="string" office:string-value="U+0070" calcext:value-type="string">
            <text:p>U+0070</text:p>
          </table:table-cell>
          <table:table-cell table:number-columns-repeated="6" table:style-name="ce8" office:value-type="float" office:value="70" calcext:value-type="float">
            <text:p>70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15]" office:value-type="string" office:string-value="U+0070" calcext:value-type="string">
            <text:p>U+0070</text:p>
          </table:table-cell>
          <table:table-cell table:formula="of:=[.A115]" office:value-type="string" office:string-value="p" calcext:value-type="string">
            <text:p>p</text:p>
          </table:table-cell>
          <table:table-cell table:style-name="ce32" table:formula="of:=IF(ISBLANK([.K115]);&quot;NOT ALLOWED&quot;; IF(EXACT([.K115];[.B11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5];&quot;YES&quot;);[.A115];&quot;&quot;)" office:value-type="string" office:string-value="p" calcext:value-type="string">
            <text:p>p</text:p>
          </table:table-cell>
          <table:table-cell table:formula="of:=IF(AND(NOT(ISBLANK([.L115]));NOT(ISNA([.L115])));[.L115];&quot;&quot;)" office:value-type="string" office:string-value="p" calcext:value-type="string">
            <text:p>p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Q" xlink:type="simple">q</text:a></text:p>
          </table:table-cell>
          <table:table-cell table:style-name="ce8" table:formula="of:=CONCATENATE(&quot;U+00&quot;;[.C116])" office:value-type="string" office:string-value="U+0071" calcext:value-type="string">
            <text:p>U+0071</text:p>
          </table:table-cell>
          <table:table-cell table:number-columns-repeated="6" table:style-name="ce8" office:value-type="float" office:value="71" calcext:value-type="float">
            <text:p>71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16]" office:value-type="string" office:string-value="U+0071" calcext:value-type="string">
            <text:p>U+0071</text:p>
          </table:table-cell>
          <table:table-cell table:formula="of:=[.A116]" office:value-type="string" office:string-value="q" calcext:value-type="string">
            <text:p>q</text:p>
          </table:table-cell>
          <table:table-cell table:style-name="ce32" table:formula="of:=IF(ISBLANK([.K116]);&quot;NOT ALLOWED&quot;; IF(EXACT([.K116];[.B11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6];&quot;YES&quot;);[.A116];&quot;&quot;)" office:value-type="string" office:string-value="q" calcext:value-type="string">
            <text:p>q</text:p>
          </table:table-cell>
          <table:table-cell table:formula="of:=IF(AND(NOT(ISBLANK([.L116]));NOT(ISNA([.L116])));[.L116];&quot;&quot;)" office:value-type="string" office:string-value="q" calcext:value-type="string">
            <text:p>q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R" xlink:type="simple">r</text:a></text:p>
          </table:table-cell>
          <table:table-cell table:style-name="ce8" table:formula="of:=CONCATENATE(&quot;U+00&quot;;[.C117])" office:value-type="string" office:string-value="U+0072" calcext:value-type="string">
            <text:p>U+0072</text:p>
          </table:table-cell>
          <table:table-cell table:number-columns-repeated="6" table:style-name="ce8" office:value-type="float" office:value="72" calcext:value-type="float">
            <text:p>72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17]" office:value-type="string" office:string-value="U+0072" calcext:value-type="string">
            <text:p>U+0072</text:p>
          </table:table-cell>
          <table:table-cell table:formula="of:=[.A117]" office:value-type="string" office:string-value="r" calcext:value-type="string">
            <text:p>r</text:p>
          </table:table-cell>
          <table:table-cell table:style-name="ce32" table:formula="of:=IF(ISBLANK([.K117]);&quot;NOT ALLOWED&quot;; IF(EXACT([.K117];[.B11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7];&quot;YES&quot;);[.A117];&quot;&quot;)" office:value-type="string" office:string-value="r" calcext:value-type="string">
            <text:p>r</text:p>
          </table:table-cell>
          <table:table-cell table:formula="of:=IF(AND(NOT(ISBLANK([.L117]));NOT(ISNA([.L117])));[.L117];&quot;&quot;)" office:value-type="string" office:string-value="r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S" xlink:type="simple">s</text:a></text:p>
          </table:table-cell>
          <table:table-cell table:style-name="ce8" table:formula="of:=CONCATENATE(&quot;U+00&quot;;[.C118])" office:value-type="string" office:string-value="U+0073" calcext:value-type="string">
            <text:p>U+0073</text:p>
          </table:table-cell>
          <table:table-cell table:number-columns-repeated="6" table:style-name="ce8" office:value-type="float" office:value="73" calcext:value-type="float">
            <text:p>73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18]" office:value-type="string" office:string-value="U+0073" calcext:value-type="string">
            <text:p>U+0073</text:p>
          </table:table-cell>
          <table:table-cell table:formula="of:=[.A118]" office:value-type="string" office:string-value="s" calcext:value-type="string">
            <text:p>s</text:p>
          </table:table-cell>
          <table:table-cell table:style-name="ce32" table:formula="of:=IF(ISBLANK([.K118]);&quot;NOT ALLOWED&quot;; IF(EXACT([.K118];[.B11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8];&quot;YES&quot;);[.A118];&quot;&quot;)" office:value-type="string" office:string-value="s" calcext:value-type="string">
            <text:p>s</text:p>
          </table:table-cell>
          <table:table-cell table:formula="of:=IF(AND(NOT(ISBLANK([.L118]));NOT(ISNA([.L118])));[.L118];&quot;&quot;)" office:value-type="string" office:string-value="s" calcext:value-type="string">
            <text:p>s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T" xlink:type="simple">t</text:a></text:p>
          </table:table-cell>
          <table:table-cell table:style-name="ce8" table:formula="of:=CONCATENATE(&quot;U+00&quot;;[.C119])" office:value-type="string" office:string-value="U+0074" calcext:value-type="string">
            <text:p>U+0074</text:p>
          </table:table-cell>
          <table:table-cell table:number-columns-repeated="6" table:style-name="ce8" office:value-type="float" office:value="74" calcext:value-type="float">
            <text:p>74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19]" office:value-type="string" office:string-value="U+0074" calcext:value-type="string">
            <text:p>U+0074</text:p>
          </table:table-cell>
          <table:table-cell table:formula="of:=[.A119]" office:value-type="string" office:string-value="t" calcext:value-type="string">
            <text:p>t</text:p>
          </table:table-cell>
          <table:table-cell table:style-name="ce32" table:formula="of:=IF(ISBLANK([.K119]);&quot;NOT ALLOWED&quot;; IF(EXACT([.K119];[.B11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9];&quot;YES&quot;);[.A119];&quot;&quot;)" office:value-type="string" office:string-value="t" calcext:value-type="string">
            <text:p>t</text:p>
          </table:table-cell>
          <table:table-cell table:formula="of:=IF(AND(NOT(ISBLANK([.L119]));NOT(ISNA([.L119])));[.L119];&quot;&quot;)" office:value-type="string" office:string-value="t" calcext:value-type="string">
            <text:p>t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U" xlink:type="simple">u</text:a></text:p>
          </table:table-cell>
          <table:table-cell table:style-name="ce8" table:formula="of:=CONCATENATE(&quot;U+00&quot;;[.C120])" office:value-type="string" office:string-value="U+0075" calcext:value-type="string">
            <text:p>U+0075</text:p>
          </table:table-cell>
          <table:table-cell table:number-columns-repeated="6" table:style-name="ce8" office:value-type="float" office:value="75" calcext:value-type="float">
            <text:p>75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20]" office:value-type="string" office:string-value="U+0075" calcext:value-type="string">
            <text:p>U+0075</text:p>
          </table:table-cell>
          <table:table-cell table:formula="of:=[.A120]" office:value-type="string" office:string-value="u" calcext:value-type="string">
            <text:p>u</text:p>
          </table:table-cell>
          <table:table-cell table:style-name="ce32" table:formula="of:=IF(ISBLANK([.K120]);&quot;NOT ALLOWED&quot;; IF(EXACT([.K120];[.B12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0];&quot;YES&quot;);[.A120];&quot;&quot;)" office:value-type="string" office:string-value="u" calcext:value-type="string">
            <text:p>u</text:p>
          </table:table-cell>
          <table:table-cell table:formula="of:=IF(AND(NOT(ISBLANK([.L120]));NOT(ISNA([.L120])));[.L120];&quot;&quot;)" office:value-type="string" office:string-value="u" calcext:value-type="string">
            <text:p>u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V" xlink:type="simple">v</text:a></text:p>
          </table:table-cell>
          <table:table-cell table:style-name="ce8" table:formula="of:=CONCATENATE(&quot;U+00&quot;;[.C121])" office:value-type="string" office:string-value="U+0076" calcext:value-type="string">
            <text:p>U+0076</text:p>
          </table:table-cell>
          <table:table-cell table:number-columns-repeated="6" table:style-name="ce8" office:value-type="float" office:value="76" calcext:value-type="float">
            <text:p>76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21]" office:value-type="string" office:string-value="U+0076" calcext:value-type="string">
            <text:p>U+0076</text:p>
          </table:table-cell>
          <table:table-cell table:formula="of:=[.A121]" office:value-type="string" office:string-value="v" calcext:value-type="string">
            <text:p>v</text:p>
          </table:table-cell>
          <table:table-cell table:style-name="ce32" table:formula="of:=IF(ISBLANK([.K121]);&quot;NOT ALLOWED&quot;; IF(EXACT([.K121];[.B12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1];&quot;YES&quot;);[.A121];&quot;&quot;)" office:value-type="string" office:string-value="v" calcext:value-type="string">
            <text:p>v</text:p>
          </table:table-cell>
          <table:table-cell table:formula="of:=IF(AND(NOT(ISBLANK([.L121]));NOT(ISNA([.L121])));[.L121];&quot;&quot;)" office:value-type="string" office:string-value="v" calcext:value-type="string">
            <text:p>v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W" xlink:type="simple">w</text:a></text:p>
          </table:table-cell>
          <table:table-cell table:style-name="ce8" table:formula="of:=CONCATENATE(&quot;U+00&quot;;[.C122])" office:value-type="string" office:string-value="U+0077" calcext:value-type="string">
            <text:p>U+0077</text:p>
          </table:table-cell>
          <table:table-cell table:number-columns-repeated="6" table:style-name="ce8" office:value-type="float" office:value="77" calcext:value-type="float">
            <text:p>77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22]" office:value-type="string" office:string-value="U+0077" calcext:value-type="string">
            <text:p>U+0077</text:p>
          </table:table-cell>
          <table:table-cell table:formula="of:=[.A122]" office:value-type="string" office:string-value="w" calcext:value-type="string">
            <text:p>w</text:p>
          </table:table-cell>
          <table:table-cell table:style-name="ce32" table:formula="of:=IF(ISBLANK([.K122]);&quot;NOT ALLOWED&quot;; IF(EXACT([.K122];[.B12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2];&quot;YES&quot;);[.A122];&quot;&quot;)" office:value-type="string" office:string-value="w" calcext:value-type="string">
            <text:p>w</text:p>
          </table:table-cell>
          <table:table-cell table:formula="of:=IF(AND(NOT(ISBLANK([.L122]));NOT(ISNA([.L122])));[.L122];&quot;&quot;)" office:value-type="string" office:string-value="w" calcext:value-type="string">
            <text:p>w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X" xlink:type="simple">x</text:a></text:p>
          </table:table-cell>
          <table:table-cell table:style-name="ce8" table:formula="of:=CONCATENATE(&quot;U+00&quot;;[.C123])" office:value-type="string" office:string-value="U+0078" calcext:value-type="string">
            <text:p>U+0078</text:p>
          </table:table-cell>
          <table:table-cell table:number-columns-repeated="6" table:style-name="ce8" office:value-type="float" office:value="78" calcext:value-type="float">
            <text:p>78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23]" office:value-type="string" office:string-value="U+0078" calcext:value-type="string">
            <text:p>U+0078</text:p>
          </table:table-cell>
          <table:table-cell table:formula="of:=[.A123]" office:value-type="string" office:string-value="x" calcext:value-type="string">
            <text:p>x</text:p>
          </table:table-cell>
          <table:table-cell table:style-name="ce32" table:formula="of:=IF(ISBLANK([.K123]);&quot;NOT ALLOWED&quot;; IF(EXACT([.K123];[.B12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3];&quot;YES&quot;);[.A123];&quot;&quot;)" office:value-type="string" office:string-value="x" calcext:value-type="string">
            <text:p>x</text:p>
          </table:table-cell>
          <table:table-cell table:formula="of:=IF(AND(NOT(ISBLANK([.L123]));NOT(ISNA([.L123])));[.L123];&quot;&quot;)" office:value-type="string" office:string-value="x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Y" xlink:type="simple">y</text:a></text:p>
          </table:table-cell>
          <table:table-cell table:style-name="ce8" table:formula="of:=CONCATENATE(&quot;U+00&quot;;[.C124])" office:value-type="string" office:string-value="U+0079" calcext:value-type="string">
            <text:p>U+0079</text:p>
          </table:table-cell>
          <table:table-cell table:number-columns-repeated="6" table:style-name="ce8" office:value-type="float" office:value="79" calcext:value-type="float">
            <text:p>79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24]" office:value-type="string" office:string-value="U+0079" calcext:value-type="string">
            <text:p>U+0079</text:p>
          </table:table-cell>
          <table:table-cell table:formula="of:=[.A124]" office:value-type="string" office:string-value="y" calcext:value-type="string">
            <text:p>y</text:p>
          </table:table-cell>
          <table:table-cell table:style-name="ce32" table:formula="of:=IF(ISBLANK([.K124]);&quot;NOT ALLOWED&quot;; IF(EXACT([.K124];[.B12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4];&quot;YES&quot;);[.A124];&quot;&quot;)" office:value-type="string" office:string-value="y" calcext:value-type="string">
            <text:p>y</text:p>
          </table:table-cell>
          <table:table-cell table:formula="of:=IF(AND(NOT(ISBLANK([.L124]));NOT(ISNA([.L124])));[.L124];&quot;&quot;)" office:value-type="string" office:string-value="y" calcext:value-type="string">
            <text:p>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Z" xlink:type="simple">z</text:a></text:p>
          </table:table-cell>
          <table:table-cell table:style-name="ce8" table:formula="of:=CONCATENATE(&quot;U+00&quot;;[.C125])" office:value-type="string" office:string-value="U+007A" calcext:value-type="string">
            <text:p>U+007A</text:p>
          </table:table-cell>
          <table:table-cell table:number-columns-repeated="6" table:style-name="ce8" office:value-type="string" calcext:value-type="string">
            <text:p>7A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25]" office:value-type="string" office:string-value="U+007A" calcext:value-type="string">
            <text:p>U+007A</text:p>
          </table:table-cell>
          <table:table-cell table:formula="of:=[.A125]" office:value-type="string" office:string-value="z" calcext:value-type="string">
            <text:p>z</text:p>
          </table:table-cell>
          <table:table-cell table:style-name="ce32" table:formula="of:=IF(ISBLANK([.K125]);&quot;NOT ALLOWED&quot;; IF(EXACT([.K125];[.B12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5];&quot;YES&quot;);[.A125];&quot;&quot;)" office:value-type="string" office:string-value="z" calcext:value-type="string">
            <text:p>z</text:p>
          </table:table-cell>
          <table:table-cell table:formula="of:=IF(AND(NOT(ISBLANK([.L125]));NOT(ISNA([.L125])));[.L125];&quot;&quot;)" office:value-type="string" office:string-value="z" calcext:value-type="string">
            <text:p>z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Bracket#Curly_brackets" xlink:type="simple">{</text:a></text:p>
          </table:table-cell>
          <table:table-cell table:style-name="ce8" table:formula="of:=CONCATENATE(&quot;U+00&quot;;[.C126])" office:value-type="string" office:string-value="U+007B" calcext:value-type="string">
            <text:p>U+007B</text:p>
          </table:table-cell>
          <table:table-cell table:number-columns-repeated="6" table:style-name="ce8" office:value-type="string" calcext:value-type="string">
            <text:p>7B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26]" office:value-type="string" office:string-value="U+007B" calcext:value-type="string">
            <text:p>U+007B</text:p>
          </table:table-cell>
          <table:table-cell table:formula="of:=[.A126]" office:value-type="string" office:string-value="{" calcext:value-type="string">
            <text:p>{</text:p>
          </table:table-cell>
          <table:table-cell table:style-name="ce32" table:formula="of:=IF(ISBLANK([.K126]);&quot;NOT ALLOWED&quot;; IF(EXACT([.K126];[.B12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6];&quot;YES&quot;);[.A126];&quot;&quot;)" office:value-type="string" office:string-value="{" calcext:value-type="string">
            <text:p>{</text:p>
          </table:table-cell>
          <table:table-cell table:formula="of:=IF(AND(NOT(ISBLANK([.L126]));NOT(ISNA([.L126])));[.L126];&quot;&quot;)" office:value-type="string" office:string-value="{" calcext:value-type="string">
            <text:p>{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Vertical_bar" xlink:type="simple">|</text:a></text:p>
          </table:table-cell>
          <table:table-cell table:style-name="ce8" table:formula="of:=CONCATENATE(&quot;U+00&quot;;[.C127])" office:value-type="string" office:string-value="U+007C" calcext:value-type="string">
            <text:p>U+007C</text:p>
          </table:table-cell>
          <table:table-cell table:number-columns-repeated="6" table:style-name="ce8" office:value-type="string" calcext:value-type="string">
            <text:p>7C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27]" office:value-type="string" office:string-value="U+007C" calcext:value-type="string">
            <text:p>U+007C</text:p>
          </table:table-cell>
          <table:table-cell table:formula="of:=[.A127]" office:value-type="string" office:string-value="|" calcext:value-type="string">
            <text:p>|</text:p>
          </table:table-cell>
          <table:table-cell table:style-name="ce32" table:formula="of:=IF(ISBLANK([.K127]);&quot;NOT ALLOWED&quot;; IF(EXACT([.K127];[.B12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7];&quot;YES&quot;);[.A127];&quot;&quot;)" office:value-type="string" office:string-value="|" calcext:value-type="string">
            <text:p>|</text:p>
          </table:table-cell>
          <table:table-cell table:formula="of:=IF(AND(NOT(ISBLANK([.L127]));NOT(ISNA([.L127])));[.L127];&quot;&quot;)" office:value-type="string" office:string-value="|" calcext:value-type="string">
            <text:p>|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Bracket#Curly_brackets" xlink:type="simple">}</text:a></text:p>
          </table:table-cell>
          <table:table-cell table:style-name="ce8" table:formula="of:=CONCATENATE(&quot;U+00&quot;;[.C128])" office:value-type="string" office:string-value="U+007D" calcext:value-type="string">
            <text:p>U+007D</text:p>
          </table:table-cell>
          <table:table-cell table:number-columns-repeated="6" table:style-name="ce8" office:value-type="string" calcext:value-type="string">
            <text:p>7D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28]" office:value-type="string" office:string-value="U+007D" calcext:value-type="string">
            <text:p>U+007D</text:p>
          </table:table-cell>
          <table:table-cell table:formula="of:=[.A128]" office:value-type="string" office:string-value="}" calcext:value-type="string">
            <text:p>}</text:p>
          </table:table-cell>
          <table:table-cell table:style-name="ce32" table:formula="of:=IF(ISBLANK([.K128]);&quot;NOT ALLOWED&quot;; IF(EXACT([.K128];[.B12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8];&quot;YES&quot;);[.A128];&quot;&quot;)" office:value-type="string" office:string-value="}" calcext:value-type="string">
            <text:p>}</text:p>
          </table:table-cell>
          <table:table-cell table:formula="of:=IF(AND(NOT(ISBLANK([.L128]));NOT(ISNA([.L128])));[.L128];&quot;&quot;)" office:value-type="string" office:string-value="}" calcext:value-type="string">
            <text:p>}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Tilde" xlink:type="simple">~</text:a></text:p>
          </table:table-cell>
          <table:table-cell table:style-name="ce8" table:formula="of:=CONCATENATE(&quot;U+00&quot;;[.C129])" office:value-type="string" office:string-value="U+007E" calcext:value-type="string">
            <text:p>U+007E</text:p>
          </table:table-cell>
          <table:table-cell table:number-columns-repeated="6" table:style-name="ce8" office:value-type="string" calcext:value-type="string">
            <text:p>7E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29]" office:value-type="string" office:string-value="U+007E" calcext:value-type="string">
            <text:p>U+007E</text:p>
          </table:table-cell>
          <table:table-cell table:formula="of:=[.A129]" office:value-type="string" office:string-value="~" calcext:value-type="string">
            <text:p>~</text:p>
          </table:table-cell>
          <table:table-cell table:style-name="ce32" table:formula="of:=IF(ISBLANK([.K129]);&quot;NOT ALLOWED&quot;; IF(EXACT([.K129];[.B12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9];&quot;YES&quot;);[.A129];&quot;&quot;)" office:value-type="string" office:string-value="~" calcext:value-type="string">
            <text:p>~</text:p>
          </table:table-cell>
          <table:table-cell table:formula="of:=IF(AND(NOT(ISBLANK([.L129]));NOT(ISNA([.L129])));[.L129];&quot;&quot;)" office:value-type="string" office:string-value="~" calcext:value-type="string">
            <text:p>~</text:p>
          </table:table-cell>
          <table:table-cell table:number-columns-repeated="1007"/>
        </table:table-row>
        <table:table-row table:style-name="ro2">
          <table:table-cell table:style-name="ce3"/>
          <table:table-cell table:style-name="ce7"/>
          <table:table-cell table:style-name="ce10" table:number-columns-repeated="7"/>
          <table:table-cell table:style-name="ce13"/>
          <table:table-cell table:style-name="ce25"/>
          <table:table-cell table:style-name="ce10"/>
          <table:table-cell table:style-name="ce33"/>
          <table:table-cell table:number-columns-repeated="2"/>
          <table:table-cell table:formula="of:=IF(EXACT([.J130];&quot;YES&quot;);[.A130];&quot;&quot;)">
            <text:p/>
          </table:table-cell>
          <table:table-cell table:formula="of:=IF(AND(NOT(ISBLANK([.L130]));NOT(ISNA([.L130])));[.L13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NBSP" xlink:type="simple">NBSP</text:a></text:p>
          </table:table-cell>
          <table:table-cell table:style-name="ce8" office:value-type="string" calcext:value-type="string">
            <text:p>U+00A0</text:p>
          </table:table-cell>
          <table:table-cell table:number-columns-repeated="3" table:style-name="ce8" office:value-type="string" calcext:value-type="string">
            <text:p>A0</text:p>
          </table:table-cell>
          <table:table-cell table:number-columns-repeated="2" table:style-name="ce8" office:value-type="string" calcext:value-type="string">
            <text:p>FF</text:p>
          </table:table-cell>
          <table:table-cell table:style-name="ce8" office:value-type="string" calcext:value-type="string">
            <text:p>CA</text:p>
          </table:table-cell>
          <table:table-cell table:style-name="ce10"/>
          <table:table-cell table:style-name="ce12" table:formula="of:=IF(EXACT(&quot; &quot;;[.E131]);&quot;NO&quot;;&quot;YES&quot;)" office:value-type="string" office:string-value="YES" calcext:value-type="string">
            <text:p>YES</text:p>
          </table:table-cell>
          <table:table-cell table:style-name="ce22" table:formula="of:=[.K35]" office:value-type="string" office:string-value="U+0020" calcext:value-type="string">
            <text:p>U+0020</text:p>
          </table:table-cell>
          <table:table-cell table:style-name="ce29" table:formula="of:=LOOKUP([.K131];[.B$35:.B$345];[.A$35:.A$345])" office:value-type="string" office:string-value="(space)" calcext:value-type="string">
            <text:p>(space)</text:p>
          </table:table-cell>
          <table:table-cell table:style-name="ce32" table:formula="of:=IF(ISBLANK([.K131]);&quot;NOT ALLOWED&quot;; IF(EXACT([.K131];[.B13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31];&quot;YES&quot;);[.A131];&quot;&quot;)" office:value-type="string" office:string-value="NBSP" calcext:value-type="string">
            <text:p>NBSP</text:p>
          </table:table-cell>
          <table:table-cell table:formula="of:=IF(AND(NOT(ISBLANK([.L131]));NOT(ISNA([.L131])));[.L131];&quot;&quot;)" office:value-type="string" office:string-value="(space)" calcext:value-type="string">
            <text:p>(space)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¡" xlink:type="simple">¡</text:a></text:p>
          </table:table-cell>
          <table:table-cell table:style-name="ce8" office:value-type="string" calcext:value-type="string">
            <text:p>U+00A1</text:p>
          </table:table-cell>
          <table:table-cell table:number-columns-repeated="3" table:style-name="ce8" office:value-type="string" calcext:value-type="string">
            <text:p>A1</text:p>
          </table:table-cell>
          <table:table-cell table:number-columns-repeated="2" table:style-name="ce8" office:value-type="string" calcext:value-type="string">
            <text:p>AD</text:p>
          </table:table-cell>
          <table:table-cell table:style-name="ce8" office:value-type="string" calcext:value-type="string">
            <text:p>C1</text:p>
          </table:table-cell>
          <table:table-cell table:style-name="ce10"/>
          <table:table-cell table:style-name="ce12" table:formula="of:=IF(EXACT(&quot; &quot;;[.E132]);&quot;NO&quot;;&quot;YES&quot;)" office:value-type="string" office:string-value="YES" calcext:value-type="string">
            <text:p>YES</text:p>
          </table:table-cell>
          <table:table-cell table:style-name="ce22" table:formula="of:=[.B132]" office:value-type="string" office:string-value="U+00A1" calcext:value-type="string">
            <text:p>U+00A1</text:p>
          </table:table-cell>
          <table:table-cell table:formula="of:=LOOKUP([.K132];[.B$35:.B$345];[.A$35:.A$345])" office:value-type="string" office:string-value="¡" calcext:value-type="string">
            <text:p>¡</text:p>
          </table:table-cell>
          <table:table-cell table:style-name="ce32" table:formula="of:=IF(ISBLANK([.K132]);&quot;NOT ALLOWED&quot;; IF(EXACT([.K132];[.B13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32];&quot;YES&quot;);[.A132];&quot;&quot;)" office:value-type="string" office:string-value="¡" calcext:value-type="string">
            <text:p>¡</text:p>
          </table:table-cell>
          <table:table-cell table:formula="of:=IF(AND(NOT(ISBLANK([.L132]));NOT(ISNA([.L132])));[.L132];&quot;&quot;)" office:value-type="string" office:string-value="¡" calcext:value-type="string">
            <text:p>¡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¢" xlink:type="simple">¢</text:a></text:p>
          </table:table-cell>
          <table:table-cell table:style-name="ce8" office:value-type="string" calcext:value-type="string">
            <text:p>U+00A2</text:p>
          </table:table-cell>
          <table:table-cell table:number-columns-repeated="3" table:style-name="ce8" office:value-type="string" calcext:value-type="string">
            <text:p>A2</text:p>
          </table:table-cell>
          <table:table-cell table:style-name="ce8" office:value-type="string" calcext:value-type="string">
            <text:p>9B</text:p>
          </table:table-cell>
          <table:table-cell table:style-name="ce8" office:value-type="string" calcext:value-type="string">
            <text:p>BD</text:p>
          </table:table-cell>
          <table:table-cell table:style-name="ce8" office:value-type="string" calcext:value-type="string">
            <text:p>A2</text:p>
          </table:table-cell>
          <table:table-cell table:style-name="ce10"/>
          <table:table-cell table:style-name="ce12" table:formula="of:=IF(EXACT(&quot; &quot;;[.E133]);&quot;NO&quot;;&quot;YES&quot;)" office:value-type="string" office:string-value="YES" calcext:value-type="string">
            <text:p>YES</text:p>
          </table:table-cell>
          <table:table-cell table:style-name="ce22" table:formula="of:=[.B133]" office:value-type="string" office:string-value="U+00A2" calcext:value-type="string">
            <text:p>U+00A2</text:p>
          </table:table-cell>
          <table:table-cell table:formula="of:=LOOKUP([.K133];[.B$35:.B$345];[.A$35:.A$345])" office:value-type="string" office:string-value="¢" calcext:value-type="string">
            <text:p>¢</text:p>
          </table:table-cell>
          <table:table-cell table:style-name="ce32" table:formula="of:=IF(ISBLANK([.K133]);&quot;NOT ALLOWED&quot;; IF(EXACT([.K133];[.B13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33];&quot;YES&quot;);[.A133];&quot;&quot;)" office:value-type="string" office:string-value="¢" calcext:value-type="string">
            <text:p>¢</text:p>
          </table:table-cell>
          <table:table-cell table:formula="of:=IF(AND(NOT(ISBLANK([.L133]));NOT(ISNA([.L133])));[.L133];&quot;&quot;)" office:value-type="string" office:string-value="¢" calcext:value-type="string">
            <text:p>¢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Pound_sign" xlink:type="simple">£</text:a></text:p>
          </table:table-cell>
          <table:table-cell table:style-name="ce8" office:value-type="string" calcext:value-type="string">
            <text:p>U+00A3</text:p>
          </table:table-cell>
          <table:table-cell table:number-columns-repeated="3" table:style-name="ce8" office:value-type="string" calcext:value-type="string">
            <text:p>A3</text:p>
          </table:table-cell>
          <table:table-cell table:number-columns-repeated="2" table:style-name="ce8" office:value-type="string" calcext:value-type="string">
            <text:p>9C</text:p>
          </table:table-cell>
          <table:table-cell table:style-name="ce8" office:value-type="string" calcext:value-type="string">
            <text:p>A3</text:p>
          </table:table-cell>
          <table:table-cell table:style-name="ce10"/>
          <table:table-cell table:style-name="ce12" table:formula="of:=IF(EXACT(&quot; &quot;;[.E134]);&quot;NO&quot;;&quot;YES&quot;)" office:value-type="string" office:string-value="YES" calcext:value-type="string">
            <text:p>YES</text:p>
          </table:table-cell>
          <table:table-cell table:style-name="ce22" table:formula="of:=[.B134]" office:value-type="string" office:string-value="U+00A3" calcext:value-type="string">
            <text:p>U+00A3</text:p>
          </table:table-cell>
          <table:table-cell table:formula="of:=LOOKUP([.K134];[.B$35:.B$345];[.A$35:.A$345])" office:value-type="string" office:string-value="£" calcext:value-type="string">
            <text:p>£</text:p>
          </table:table-cell>
          <table:table-cell table:style-name="ce32" table:formula="of:=IF(ISBLANK([.K134]);&quot;NOT ALLOWED&quot;; IF(EXACT([.K134];[.B13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34];&quot;YES&quot;);[.A134];&quot;&quot;)" office:value-type="string" office:string-value="£" calcext:value-type="string">
            <text:p>£</text:p>
          </table:table-cell>
          <table:table-cell table:formula="of:=IF(AND(NOT(ISBLANK([.L134]));NOT(ISNA([.L134])));[.L134];&quot;&quot;)" office:value-type="string" office:string-value="£" calcext:value-type="string">
            <text:p>£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¤" xlink:type="simple">¤</text:a></text:p>
          </table:table-cell>
          <table:table-cell table:style-name="ce8" office:value-type="string" calcext:value-type="string">
            <text:p>U+00A4</text:p>
          </table:table-cell>
          <table:table-cell table:style-name="ce8" office:value-type="string" calcext:value-type="string">
            <text:p>A4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A4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CF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35]);&quot;NO&quot;;&quot;YES&quot;)" office:value-type="string" office:string-value="YES" calcext:value-type="string">
            <text:p>YES</text:p>
          </table:table-cell>
          <table:table-cell table:style-name="ce22" table:formula="of:=[.B135]" office:value-type="string" office:string-value="U+00A4" calcext:value-type="string">
            <text:p>U+00A4</text:p>
          </table:table-cell>
          <table:table-cell table:formula="of:=LOOKUP([.K135];[.B$35:.B$345];[.A$35:.A$345])" office:value-type="string" office:string-value="¤" calcext:value-type="string">
            <text:p>¤</text:p>
          </table:table-cell>
          <table:table-cell table:style-name="ce32" table:formula="of:=IF(ISBLANK([.K135]);&quot;NOT ALLOWED&quot;; IF(EXACT([.K135];[.B13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35];&quot;YES&quot;);[.A135];&quot;&quot;)" office:value-type="string" office:string-value="¤" calcext:value-type="string">
            <text:p>¤</text:p>
          </table:table-cell>
          <table:table-cell table:formula="of:=IF(AND(NOT(ISBLANK([.L135]));NOT(ISNA([.L135])));[.L135];&quot;&quot;)" office:value-type="string" office:string-value="¤" calcext:value-type="string">
            <text:p>¤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¥" xlink:type="simple">¥</text:a></text:p>
          </table:table-cell>
          <table:table-cell table:style-name="ce8" office:value-type="string" calcext:value-type="string">
            <text:p>U+00A5</text:p>
          </table:table-cell>
          <table:table-cell table:number-columns-repeated="3" table:style-name="ce8" office:value-type="string" calcext:value-type="string">
            <text:p>A5</text:p>
          </table:table-cell>
          <table:table-cell table:style-name="ce8" office:value-type="string" calcext:value-type="string">
            <text:p>9D</text:p>
          </table:table-cell>
          <table:table-cell table:style-name="ce8" office:value-type="string" calcext:value-type="string">
            <text:p>BE</text:p>
          </table:table-cell>
          <table:table-cell table:style-name="ce8" office:value-type="string" calcext:value-type="string">
            <text:p>B4</text:p>
          </table:table-cell>
          <table:table-cell table:style-name="ce10"/>
          <table:table-cell table:style-name="ce12" table:formula="of:=IF(EXACT(&quot; &quot;;[.E136]);&quot;NO&quot;;&quot;YES&quot;)" office:value-type="string" office:string-value="YES" calcext:value-type="string">
            <text:p>YES</text:p>
          </table:table-cell>
          <table:table-cell table:style-name="ce22" table:formula="of:=[.B136]" office:value-type="string" office:string-value="U+00A5" calcext:value-type="string">
            <text:p>U+00A5</text:p>
          </table:table-cell>
          <table:table-cell table:formula="of:=LOOKUP([.K136];[.B$35:.B$345];[.A$35:.A$345])" office:value-type="string" office:string-value="¥" calcext:value-type="string">
            <text:p>¥</text:p>
          </table:table-cell>
          <table:table-cell table:style-name="ce32" table:formula="of:=IF(ISBLANK([.K136]);&quot;NOT ALLOWED&quot;; IF(EXACT([.K136];[.B13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36];&quot;YES&quot;);[.A136];&quot;&quot;)" office:value-type="string" office:string-value="¥" calcext:value-type="string">
            <text:p>¥</text:p>
          </table:table-cell>
          <table:table-cell table:formula="of:=IF(AND(NOT(ISBLANK([.L136]));NOT(ISNA([.L136])));[.L136];&quot;&quot;)" office:value-type="string" office:string-value="¥" calcext:value-type="string">
            <text:p>¥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¦" xlink:type="simple">¦</text:a></text:p>
          </table:table-cell>
          <table:table-cell table:style-name="ce8" office:value-type="string" calcext:value-type="string">
            <text:p>U+00A6</text:p>
          </table:table-cell>
          <table:table-cell table:style-name="ce8" office:value-type="string" calcext:value-type="string">
            <text:p>A6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A6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DD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37]);&quot;NO&quot;;&quot;YES&quot;)" office:value-type="string" office:string-value="YES" calcext:value-type="string">
            <text:p>YES</text:p>
          </table:table-cell>
          <table:table-cell table:style-name="ce22" table:formula="of:=[.B127]" office:value-type="string" office:string-value="U+007C" calcext:value-type="string">
            <text:p>U+007C</text:p>
          </table:table-cell>
          <table:table-cell table:formula="of:=LOOKUP([.K137];[.B$35:.B$345];[.A$35:.A$345])" office:value-type="string" office:string-value="|" calcext:value-type="string">
            <text:p>|</text:p>
          </table:table-cell>
          <table:table-cell table:style-name="ce32" table:formula="of:=IF(ISBLANK([.K137]);&quot;NOT ALLOWED&quot;; IF(EXACT([.K137];[.B137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37];&quot;YES&quot;);[.A137];&quot;&quot;)" office:value-type="string" office:string-value="¦" calcext:value-type="string">
            <text:p>¦</text:p>
          </table:table-cell>
          <table:table-cell table:formula="of:=IF(AND(NOT(ISBLANK([.L137]));NOT(ISNA([.L137])));[.L137];&quot;&quot;)" office:value-type="string" office:string-value="|" calcext:value-type="string">
            <text:p>|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§" xlink:type="simple">§</text:a></text:p>
          </table:table-cell>
          <table:table-cell table:style-name="ce8" office:value-type="string" calcext:value-type="string">
            <text:p>U+00A7</text:p>
          </table:table-cell>
          <table:table-cell table:number-columns-repeated="3" table:style-name="ce8" office:value-type="string" calcext:value-type="string">
            <text:p>A7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F5</text:p>
          </table:table-cell>
          <table:table-cell table:style-name="ce8" office:value-type="string" calcext:value-type="string">
            <text:p>A4</text:p>
          </table:table-cell>
          <table:table-cell table:style-name="ce10"/>
          <table:table-cell table:style-name="ce12" table:formula="of:=IF(EXACT(&quot; &quot;;[.E138]);&quot;NO&quot;;&quot;YES&quot;)" office:value-type="string" office:string-value="YES" calcext:value-type="string">
            <text:p>YES</text:p>
          </table:table-cell>
          <table:table-cell table:style-name="ce22" table:formula="of:=[.B138]" office:value-type="string" office:string-value="U+00A7" calcext:value-type="string">
            <text:p>U+00A7</text:p>
          </table:table-cell>
          <table:table-cell table:formula="of:=LOOKUP([.K138];[.B$35:.B$345];[.A$35:.A$345])" office:value-type="string" office:string-value="§" calcext:value-type="string">
            <text:p>§</text:p>
          </table:table-cell>
          <table:table-cell table:style-name="ce32" table:formula="of:=IF(ISBLANK([.K138]);&quot;NOT ALLOWED&quot;; IF(EXACT([.K138];[.B13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38];&quot;YES&quot;);[.A138];&quot;&quot;)" office:value-type="string" office:string-value="§" calcext:value-type="string">
            <text:p>§</text:p>
          </table:table-cell>
          <table:table-cell table:formula="of:=IF(AND(NOT(ISBLANK([.L138]));NOT(ISNA([.L138])));[.L138];&quot;&quot;)" office:value-type="string" office:string-value="§" calcext:value-type="string">
            <text:p>§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¨" xlink:type="simple">¨</text:a></text:p>
          </table:table-cell>
          <table:table-cell table:style-name="ce8" office:value-type="string" calcext:value-type="string">
            <text:p>U+00A8</text:p>
          </table:table-cell>
          <table:table-cell table:style-name="ce8" office:value-type="string" calcext:value-type="string">
            <text:p>A8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A8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F9</text:p>
          </table:table-cell>
          <table:table-cell table:style-name="ce8" office:value-type="string" calcext:value-type="string">
            <text:p>AC</text:p>
          </table:table-cell>
          <table:table-cell table:style-name="ce10"/>
          <table:table-cell table:style-name="ce12" table:formula="of:=IF(EXACT(&quot; &quot;;[.E139]);&quot;NO&quot;;&quot;YES&quot;)" office:value-type="string" office:string-value="YES" calcext:value-type="string">
            <text:p>YES</text:p>
          </table:table-cell>
          <table:table-cell table:style-name="ce26" office:value-type="string" calcext:value-type="string">
            <text:p>U+0020 U+0308</text:p>
          </table:table-cell>
          <table:table-cell office:value-type="string" calcext:value-type="string">
            <text:p><text:s/>̈</text:p>
          </table:table-cell>
          <table:table-cell table:style-name="ce32" table:formula="of:=IF(ISBLANK([.K139]);&quot;NOT ALLOWED&quot;; IF(EXACT([.K139];[.B139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39];&quot;YES&quot;);[.A139];&quot;&quot;)" office:value-type="string" office:string-value="¨" calcext:value-type="string">
            <text:p>¨</text:p>
          </table:table-cell>
          <table:table-cell table:formula="of:=IF(AND(NOT(ISBLANK([.L139]));NOT(ISNA([.L139])));[.L139];&quot;&quot;)" office:value-type="string" office:string-value=" ̈" calcext:value-type="string">
            <text:p><text:s/>̈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©" xlink:type="simple">©</text:a></text:p>
          </table:table-cell>
          <table:table-cell table:style-name="ce8" office:value-type="string" calcext:value-type="string">
            <text:p>U+00A9</text:p>
          </table:table-cell>
          <table:table-cell table:number-columns-repeated="3" table:style-name="ce8" office:value-type="string" calcext:value-type="string">
            <text:p>A9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8</text:p>
          </table:table-cell>
          <table:table-cell table:style-name="ce8" office:value-type="string" calcext:value-type="string">
            <text:p>A9</text:p>
          </table:table-cell>
          <table:table-cell table:style-name="ce10"/>
          <table:table-cell table:style-name="ce12" table:formula="of:=IF(EXACT(&quot; &quot;;[.E140]);&quot;NO&quot;;&quot;YES&quot;)" office:value-type="string" office:string-value="YES" calcext:value-type="string">
            <text:p>YES</text:p>
          </table:table-cell>
          <table:table-cell table:style-name="ce22" table:formula="of:=[.B140]" office:value-type="string" office:string-value="U+00A9" calcext:value-type="string">
            <text:p>U+00A9</text:p>
          </table:table-cell>
          <table:table-cell table:formula="of:=LOOKUP([.K140];[.B$35:.B$345];[.A$35:.A$345])" office:value-type="string" office:string-value="©" calcext:value-type="string">
            <text:p>©</text:p>
          </table:table-cell>
          <table:table-cell table:style-name="ce32" table:formula="of:=IF(ISBLANK([.K140]);&quot;NOT ALLOWED&quot;; IF(EXACT([.K140];[.B14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40];&quot;YES&quot;);[.A140];&quot;&quot;)" office:value-type="string" office:string-value="©" calcext:value-type="string">
            <text:p>©</text:p>
          </table:table-cell>
          <table:table-cell table:formula="of:=IF(AND(NOT(ISBLANK([.L140]));NOT(ISNA([.L140])));[.L140];&quot;&quot;)" office:value-type="string" office:string-value="©" calcext:value-type="string">
            <text:p>©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ª" xlink:type="simple">ª</text:a></text:p>
          </table:table-cell>
          <table:table-cell table:style-name="ce8" office:value-type="string" calcext:value-type="string">
            <text:p>U+00AA</text:p>
          </table:table-cell>
          <table:table-cell table:number-columns-repeated="3" table:style-name="ce8" office:value-type="string" calcext:value-type="string">
            <text:p>AA</text:p>
          </table:table-cell>
          <table:table-cell table:number-columns-repeated="2" table:style-name="ce8" office:value-type="string" calcext:value-type="string">
            <text:p>A6</text:p>
          </table:table-cell>
          <table:table-cell table:style-name="ce8" office:value-type="string" calcext:value-type="string">
            <text:p>BB</text:p>
          </table:table-cell>
          <table:table-cell table:style-name="ce10"/>
          <table:table-cell table:style-name="ce12" table:formula="of:=IF(EXACT(&quot; &quot;;[.E141]);&quot;NO&quot;;&quot;YES&quot;)" office:value-type="string" office:string-value="YES" calcext:value-type="string">
            <text:p>YES</text:p>
          </table:table-cell>
          <table:table-cell table:style-name="ce22" table:formula="of:=[.B100]" office:value-type="string" office:string-value="U+0061" calcext:value-type="string">
            <text:p>U+0061</text:p>
          </table:table-cell>
          <table:table-cell table:formula="of:=LOOKUP([.K141];[.B$35:.B$345];[.A$35:.A$345])" office:value-type="string" office:string-value="a" calcext:value-type="string">
            <text:p>a</text:p>
          </table:table-cell>
          <table:table-cell table:style-name="ce32" table:formula="of:=IF(ISBLANK([.K141]);&quot;NOT ALLOWED&quot;; IF(EXACT([.K141];[.B14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41];&quot;YES&quot;);[.A141];&quot;&quot;)" office:value-type="string" office:string-value="ª" calcext:value-type="string">
            <text:p>ª</text:p>
          </table:table-cell>
          <table:table-cell table:formula="of:=IF(AND(NOT(ISBLANK([.L141]));NOT(ISNA([.L141])));[.L141];&quot;&quot;)" office:value-type="string" office:string-value="a" calcext:value-type="string">
            <text:p>a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«" xlink:type="simple">«</text:a></text:p>
          </table:table-cell>
          <table:table-cell table:style-name="ce8" office:value-type="string" calcext:value-type="string">
            <text:p>U+00AB</text:p>
          </table:table-cell>
          <table:table-cell table:number-columns-repeated="3" table:style-name="ce8" office:value-type="string" calcext:value-type="string">
            <text:p>AB</text:p>
          </table:table-cell>
          <table:table-cell table:number-columns-repeated="2" table:style-name="ce8" office:value-type="string" calcext:value-type="string">
            <text:p>AE</text:p>
          </table:table-cell>
          <table:table-cell table:style-name="ce8" office:value-type="string" calcext:value-type="string">
            <text:p>C7</text:p>
          </table:table-cell>
          <table:table-cell table:style-name="ce10"/>
          <table:table-cell table:style-name="ce12" table:formula="of:=IF(EXACT(&quot; &quot;;[.E142]);&quot;NO&quot;;&quot;YES&quot;)" office:value-type="string" office:string-value="YES" calcext:value-type="string">
            <text:p>YES</text:p>
          </table:table-cell>
          <table:table-cell table:style-name="ce22" table:formula="of:=[.B37]" office:value-type="string" office:string-value="U+0022" calcext:value-type="string">
            <text:p>U+0022</text:p>
          </table:table-cell>
          <table:table-cell table:formula="of:=LOOKUP([.K142];[.B$35:.B$345];[.A$35:.A$345])" office:value-type="string" office:string-value="&quot;" calcext:value-type="string">
            <text:p>"</text:p>
          </table:table-cell>
          <table:table-cell table:style-name="ce32" table:formula="of:=IF(ISBLANK([.K142]);&quot;NOT ALLOWED&quot;; IF(EXACT([.K142];[.B142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42];&quot;YES&quot;);[.A142];&quot;&quot;)" office:value-type="string" office:string-value="«" calcext:value-type="string">
            <text:p>«</text:p>
          </table:table-cell>
          <table:table-cell table:formula="of:=IF(AND(NOT(ISBLANK([.L142]));NOT(ISNA([.L142])));[.L142];&quot;&quot;)" office:value-type="string" office:string-value="&quot;" calcext:value-type="string">
            <text:p>"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¬" xlink:type="simple">¬</text:a></text:p>
          </table:table-cell>
          <table:table-cell table:style-name="ce8" office:value-type="string" calcext:value-type="string">
            <text:p>U+00AC</text:p>
          </table:table-cell>
          <table:table-cell table:number-columns-repeated="3" table:style-name="ce8" office:value-type="string" calcext:value-type="string">
            <text:p>AC</text:p>
          </table:table-cell>
          <table:table-cell table:number-columns-repeated="2" table:style-name="ce8" office:value-type="string" calcext:value-type="string">
            <text:p>AA</text:p>
          </table:table-cell>
          <table:table-cell table:style-name="ce8" office:value-type="string" calcext:value-type="string">
            <text:p>C2</text:p>
          </table:table-cell>
          <table:table-cell table:style-name="ce10"/>
          <table:table-cell table:style-name="ce12" table:formula="of:=IF(EXACT(&quot; &quot;;[.E143]);&quot;NO&quot;;&quot;YES&quot;)" office:value-type="string" office:string-value="YES" calcext:value-type="string">
            <text:p>YES</text:p>
          </table:table-cell>
          <table:table-cell table:style-name="ce22" table:formula="of:=[.B143]" office:value-type="string" office:string-value="U+00AC" calcext:value-type="string">
            <text:p>U+00AC</text:p>
          </table:table-cell>
          <table:table-cell table:formula="of:=LOOKUP([.K143];[.B$35:.B$345];[.A$35:.A$345])" office:value-type="string" office:string-value="¬" calcext:value-type="string">
            <text:p>¬</text:p>
          </table:table-cell>
          <table:table-cell table:style-name="ce32" table:formula="of:=IF(ISBLANK([.K143]);&quot;NOT ALLOWED&quot;; IF(EXACT([.K143];[.B14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43];&quot;YES&quot;);[.A143];&quot;&quot;)" office:value-type="string" office:string-value="¬" calcext:value-type="string">
            <text:p>¬</text:p>
          </table:table-cell>
          <table:table-cell table:formula="of:=IF(AND(NOT(ISBLANK([.L143]));NOT(ISNA([.L143])));[.L143];&quot;&quot;)" office:value-type="string" office:string-value="¬" calcext:value-type="string">
            <text:p>¬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Soft_hyphen" xlink:type="simple">SHY</text:a></text:p>
          </table:table-cell>
          <table:table-cell table:style-name="ce8" office:value-type="string" calcext:value-type="string">
            <text:p>U+00AD</text:p>
          </table:table-cell>
          <table:table-cell table:number-columns-repeated="3" table:style-name="ce8" office:value-type="string" calcext:value-type="string">
            <text:p>AD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F0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44]);&quot;NO&quot;;&quot;YES&quot;)" office:value-type="string" office:string-value="YES" calcext:value-type="string">
            <text:p>YES</text:p>
          </table:table-cell>
          <table:table-cell table:style-name="ce24" office:value-type="string" calcext:value-type="string">
            <text:p>NONE (discarded)</text:p>
          </table:table-cell>
          <table:table-cell table:style-name="ce29" office:value-type="string" calcext:value-type="string">
            <text:p>(empty)</text:p>
          </table:table-cell>
          <table:table-cell table:style-name="ce32" table:formula="of:=IF(ISBLANK([.K144]);&quot;NOT ALLOWED&quot;; IF(EXACT([.K144];[.B144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44];&quot;YES&quot;);[.A144];&quot;&quot;)" office:value-type="string" office:string-value="SHY" calcext:value-type="string">
            <text:p>SHY</text:p>
          </table:table-cell>
          <table:table-cell table:formula="of:=IF(AND(NOT(ISBLANK([.L144]));NOT(ISNA([.L144])));[.L144];&quot;&quot;)" office:value-type="string" office:string-value="(empty)" calcext:value-type="string">
            <text:p>(empty)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®" xlink:type="simple">®</text:a></text:p>
          </table:table-cell>
          <table:table-cell table:style-name="ce8" office:value-type="string" calcext:value-type="string">
            <text:p>U+00AE</text:p>
          </table:table-cell>
          <table:table-cell table:number-columns-repeated="3" table:style-name="ce8" office:value-type="string" calcext:value-type="string">
            <text:p>AE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A9</text:p>
          </table:table-cell>
          <table:table-cell table:style-name="ce8" office:value-type="string" calcext:value-type="string">
            <text:p>A8</text:p>
          </table:table-cell>
          <table:table-cell table:style-name="ce10"/>
          <table:table-cell table:style-name="ce12" table:formula="of:=IF(EXACT(&quot; &quot;;[.E145]);&quot;NO&quot;;&quot;YES&quot;)" office:value-type="string" office:string-value="YES" calcext:value-type="string">
            <text:p>YES</text:p>
          </table:table-cell>
          <table:table-cell table:style-name="ce22" table:formula="of:=[.B145]" office:value-type="string" office:string-value="U+00AE" calcext:value-type="string">
            <text:p>U+00AE</text:p>
          </table:table-cell>
          <table:table-cell table:formula="of:=LOOKUP([.K145];[.B$35:.B$345];[.A$35:.A$345])" office:value-type="string" office:string-value="®" calcext:value-type="string">
            <text:p>®</text:p>
          </table:table-cell>
          <table:table-cell table:style-name="ce32" table:formula="of:=IF(ISBLANK([.K145]);&quot;NOT ALLOWED&quot;; IF(EXACT([.K145];[.B14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45];&quot;YES&quot;);[.A145];&quot;&quot;)" office:value-type="string" office:string-value="®" calcext:value-type="string">
            <text:p>®</text:p>
          </table:table-cell>
          <table:table-cell table:formula="of:=IF(AND(NOT(ISBLANK([.L145]));NOT(ISNA([.L145])));[.L145];&quot;&quot;)" office:value-type="string" office:string-value="®" calcext:value-type="string">
            <text:p>®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¯" xlink:type="simple">¯</text:a></text:p>
          </table:table-cell>
          <table:table-cell table:style-name="ce8" office:value-type="string" calcext:value-type="string">
            <text:p>U+00AF</text:p>
          </table:table-cell>
          <table:table-cell table:number-columns-repeated="3" table:style-name="ce8" office:value-type="string" calcext:value-type="string">
            <text:p>AF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E</text:p>
          </table:table-cell>
          <table:table-cell table:style-name="ce8" office:value-type="string" calcext:value-type="string">
            <text:p>F8</text:p>
          </table:table-cell>
          <table:table-cell table:style-name="ce10"/>
          <table:table-cell table:style-name="ce12" table:formula="of:=IF(EXACT(&quot; &quot;;[.E146]);&quot;NO&quot;;&quot;YES&quot;)" office:value-type="string" office:string-value="YES" calcext:value-type="string">
            <text:p>YES</text:p>
          </table:table-cell>
          <table:table-cell table:style-name="ce22" office:value-type="string" calcext:value-type="string">
            <text:p>U+0020 U+0304</text:p>
          </table:table-cell>
          <table:table-cell office:value-type="string" calcext:value-type="string">
            <text:p><text:s/>̄</text:p>
          </table:table-cell>
          <table:table-cell table:style-name="ce32" table:formula="of:=IF(ISBLANK([.K146]);&quot;NOT ALLOWED&quot;; IF(EXACT([.K146];[.B146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46];&quot;YES&quot;);[.A146];&quot;&quot;)" office:value-type="string" office:string-value="¯" calcext:value-type="string">
            <text:p>¯</text:p>
          </table:table-cell>
          <table:table-cell table:formula="of:=IF(AND(NOT(ISBLANK([.L146]));NOT(ISNA([.L146])));[.L146];&quot;&quot;)" office:value-type="string" office:string-value=" ̄" calcext:value-type="string">
            <text:p><text:s/>̄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°" xlink:type="simple">°</text:a></text:p>
          </table:table-cell>
          <table:table-cell table:style-name="ce8" office:value-type="string" calcext:value-type="string">
            <text:p>U+00B0</text:p>
          </table:table-cell>
          <table:table-cell table:number-columns-repeated="3" table:style-name="ce8" office:value-type="string" calcext:value-type="string">
            <text:p>B0</text:p>
          </table:table-cell>
          <table:table-cell table:number-columns-repeated="2" table:style-name="ce8" office:value-type="string" calcext:value-type="string">
            <text:p>F8</text:p>
          </table:table-cell>
          <table:table-cell table:style-name="ce8" office:value-type="string" calcext:value-type="string">
            <text:p>A1</text:p>
          </table:table-cell>
          <table:table-cell table:style-name="ce10"/>
          <table:table-cell table:style-name="ce12" table:formula="of:=IF(EXACT(&quot; &quot;;[.E147]);&quot;NO&quot;;&quot;YES&quot;)" office:value-type="string" office:string-value="YES" calcext:value-type="string">
            <text:p>YES</text:p>
          </table:table-cell>
          <table:table-cell table:style-name="ce22" table:formula="of:=[.B147]" office:value-type="string" office:string-value="U+00B0" calcext:value-type="string">
            <text:p>U+00B0</text:p>
          </table:table-cell>
          <table:table-cell table:formula="of:=LOOKUP([.K147];[.B$35:.B$345];[.A$35:.A$345])" office:value-type="string" office:string-value="°" calcext:value-type="string">
            <text:p>°</text:p>
          </table:table-cell>
          <table:table-cell table:style-name="ce32" table:formula="of:=IF(ISBLANK([.K147]);&quot;NOT ALLOWED&quot;; IF(EXACT([.K147];[.B14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47];&quot;YES&quot;);[.A147];&quot;&quot;)" office:value-type="string" office:string-value="°" calcext:value-type="string">
            <text:p>°</text:p>
          </table:table-cell>
          <table:table-cell table:formula="of:=IF(AND(NOT(ISBLANK([.L147]));NOT(ISNA([.L147])));[.L147];&quot;&quot;)" office:value-type="string" office:string-value="°" calcext:value-type="string">
            <text:p>°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±" xlink:type="simple">±</text:a></text:p>
          </table:table-cell>
          <table:table-cell table:style-name="ce8" office:value-type="string" calcext:value-type="string">
            <text:p>U+00B1</text:p>
          </table:table-cell>
          <table:table-cell table:number-columns-repeated="3" table:style-name="ce8" office:value-type="string" calcext:value-type="string">
            <text:p>B1</text:p>
          </table:table-cell>
          <table:table-cell table:number-columns-repeated="2" table:style-name="ce8" office:value-type="string" calcext:value-type="string">
            <text:p>F1</text:p>
          </table:table-cell>
          <table:table-cell table:style-name="ce8" office:value-type="string" calcext:value-type="string">
            <text:p>B1</text:p>
          </table:table-cell>
          <table:table-cell table:style-name="ce10"/>
          <table:table-cell table:style-name="ce12" table:formula="of:=IF(EXACT(&quot; &quot;;[.E148]);&quot;NO&quot;;&quot;YES&quot;)" office:value-type="string" office:string-value="YES" calcext:value-type="string">
            <text:p>YES</text:p>
          </table:table-cell>
          <table:table-cell table:style-name="ce22" table:formula="of:=[.B148]" office:value-type="string" office:string-value="U+00B1" calcext:value-type="string">
            <text:p>U+00B1</text:p>
          </table:table-cell>
          <table:table-cell table:formula="of:=LOOKUP([.K148];[.B$35:.B$345];[.A$35:.A$345])" office:value-type="string" office:string-value="±" calcext:value-type="string">
            <text:p>±</text:p>
          </table:table-cell>
          <table:table-cell table:style-name="ce32" table:formula="of:=IF(ISBLANK([.K148]);&quot;NOT ALLOWED&quot;; IF(EXACT([.K148];[.B14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48];&quot;YES&quot;);[.A148];&quot;&quot;)" office:value-type="string" office:string-value="±" calcext:value-type="string">
            <text:p>±</text:p>
          </table:table-cell>
          <table:table-cell table:formula="of:=IF(AND(NOT(ISBLANK([.L148]));NOT(ISNA([.L148])));[.L148];&quot;&quot;)" office:value-type="string" office:string-value="±" calcext:value-type="string">
            <text:p>±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²" xlink:type="simple">²</text:a></text:p>
          </table:table-cell>
          <table:table-cell table:style-name="ce8" office:value-type="string" calcext:value-type="string">
            <text:p>U+00B2</text:p>
          </table:table-cell>
          <table:table-cell table:number-columns-repeated="3" table:style-name="ce8" office:value-type="string" calcext:value-type="string">
            <text:p>B2</text:p>
          </table:table-cell>
          <table:table-cell table:number-columns-repeated="2" table:style-name="ce8" office:value-type="string" calcext:value-type="string">
            <text:p>FD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49]);&quot;NO&quot;;&quot;YES&quot;)" office:value-type="string" office:string-value="YES" calcext:value-type="string">
            <text:p>YES</text:p>
          </table:table-cell>
          <table:table-cell table:style-name="ce22" table:formula="of:=[.B53]" office:value-type="string" office:string-value="U+0032" calcext:value-type="string">
            <text:p>U+0032</text:p>
          </table:table-cell>
          <table:table-cell table:formula="of:=LOOKUP([.K149];[.B$35:.B$345];[.A$35:.A$345])" office:value-type="string" office:string-value="2" calcext:value-type="string">
            <text:p>2</text:p>
          </table:table-cell>
          <table:table-cell table:style-name="ce32" table:formula="of:=IF(ISBLANK([.K149]);&quot;NOT ALLOWED&quot;; IF(EXACT([.K149];[.B149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49];&quot;YES&quot;);[.A149];&quot;&quot;)" office:value-type="string" office:string-value="²" calcext:value-type="string">
            <text:p>²</text:p>
          </table:table-cell>
          <table:table-cell table:formula="of:=IF(AND(NOT(ISBLANK([.L149]));NOT(ISNA([.L149])));[.L149];&quot;&quot;)" office:value-type="string" office:string-value="2" calcext:value-type="string">
            <text:p>2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³" xlink:type="simple">³</text:a></text:p>
          </table:table-cell>
          <table:table-cell table:style-name="ce8" office:value-type="string" calcext:value-type="string">
            <text:p>U+00B3</text:p>
          </table:table-cell>
          <table:table-cell table:number-columns-repeated="3" table:style-name="ce8" office:value-type="string" calcext:value-type="string">
            <text:p>B3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FC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50]);&quot;NO&quot;;&quot;YES&quot;)" office:value-type="string" office:string-value="YES" calcext:value-type="string">
            <text:p>YES</text:p>
          </table:table-cell>
          <table:table-cell table:style-name="ce22" table:formula="of:=[.B54]" office:value-type="string" office:string-value="U+0033" calcext:value-type="string">
            <text:p>U+0033</text:p>
          </table:table-cell>
          <table:table-cell table:formula="of:=LOOKUP([.K150];[.B$35:.B$345];[.A$35:.A$345])" office:value-type="string" office:string-value="3" calcext:value-type="string">
            <text:p>3</text:p>
          </table:table-cell>
          <table:table-cell table:style-name="ce32" table:formula="of:=IF(ISBLANK([.K150]);&quot;NOT ALLOWED&quot;; IF(EXACT([.K150];[.B150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50];&quot;YES&quot;);[.A150];&quot;&quot;)" office:value-type="string" office:string-value="³" calcext:value-type="string">
            <text:p>³</text:p>
          </table:table-cell>
          <table:table-cell table:formula="of:=IF(AND(NOT(ISBLANK([.L150]));NOT(ISNA([.L150])));[.L150];&quot;&quot;)" office:value-type="string" office:string-value="3" calcext:value-type="string">
            <text:p>3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´" xlink:type="simple">´</text:a></text:p>
          </table:table-cell>
          <table:table-cell table:style-name="ce8" office:value-type="string" calcext:value-type="string">
            <text:p>U+00B4</text:p>
          </table:table-cell>
          <table:table-cell table:style-name="ce8" office:value-type="string" calcext:value-type="string">
            <text:p>B4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4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F</text:p>
          </table:table-cell>
          <table:table-cell table:style-name="ce8" office:value-type="string" calcext:value-type="string">
            <text:p>AB</text:p>
          </table:table-cell>
          <table:table-cell table:style-name="ce10"/>
          <table:table-cell table:style-name="ce12" table:formula="of:=IF(EXACT(&quot; &quot;;[.E151]);&quot;NO&quot;;&quot;YES&quot;)" office:value-type="string" office:string-value="YES" calcext:value-type="string">
            <text:p>YES</text:p>
          </table:table-cell>
          <table:table-cell table:style-name="ce26" office:value-type="string" calcext:value-type="string">
            <text:p>U+0020 U+0301</text:p>
          </table:table-cell>
          <table:table-cell office:value-type="string" calcext:value-type="string">
            <text:p><text:s/>́</text:p>
          </table:table-cell>
          <table:table-cell table:style-name="ce32" table:formula="of:=IF(ISBLANK([.K151]);&quot;NOT ALLOWED&quot;; IF(EXACT([.K151];[.B15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51];&quot;YES&quot;);[.A151];&quot;&quot;)" office:value-type="string" office:string-value="´" calcext:value-type="string">
            <text:p>´</text:p>
          </table:table-cell>
          <table:table-cell table:formula="of:=IF(AND(NOT(ISBLANK([.L151]));NOT(ISNA([.L151])));[.L151];&quot;&quot;)" office:value-type="string" office:string-value=" ́" calcext:value-type="string">
            <text:p><text:s/>́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Μ" xlink:type="simple">µ</text:a></text:p>
          </table:table-cell>
          <table:table-cell table:style-name="ce8" office:value-type="string" calcext:value-type="string">
            <text:p>U+00B5</text:p>
          </table:table-cell>
          <table:table-cell table:number-columns-repeated="3" table:style-name="ce8" office:value-type="string" calcext:value-type="string">
            <text:p>B5</text:p>
          </table:table-cell>
          <table:table-cell table:number-columns-repeated="2" table:style-name="ce8" office:value-type="string" calcext:value-type="string">
            <text:p>E6</text:p>
          </table:table-cell>
          <table:table-cell table:style-name="ce8" office:value-type="string" calcext:value-type="string">
            <text:p>B5</text:p>
          </table:table-cell>
          <table:table-cell table:style-name="ce10"/>
          <table:table-cell table:style-name="ce12" table:formula="of:=IF(EXACT(&quot; &quot;;[.E152]);&quot;NO&quot;;&quot;YES&quot;)" office:value-type="string" office:string-value="YES" calcext:value-type="string">
            <text:p>YES</text:p>
          </table:table-cell>
          <table:table-cell table:style-name="ce4" office:value-type="string" calcext:value-type="string">
            <text:p>U+03BC</text:p>
          </table:table-cell>
          <table:table-cell office:value-type="string" calcext:value-type="string">
            <text:p>μ</text:p>
          </table:table-cell>
          <table:table-cell table:style-name="ce32" table:formula="of:=IF(ISBLANK([.K152]);&quot;NOT ALLOWED&quot;; IF(EXACT([.K152];[.B152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52];&quot;YES&quot;);[.A152];&quot;&quot;)" office:value-type="string" office:string-value="µ" calcext:value-type="string">
            <text:p>µ</text:p>
          </table:table-cell>
          <table:table-cell table:formula="of:=IF(AND(NOT(ISBLANK([.L152]));NOT(ISNA([.L152])));[.L152];&quot;&quot;)" office:value-type="string" office:string-value="μ" calcext:value-type="string">
            <text:p>μ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¶" xlink:type="simple">¶</text:a></text:p>
          </table:table-cell>
          <table:table-cell table:style-name="ce8" office:value-type="string" calcext:value-type="string">
            <text:p>U+00B6</text:p>
          </table:table-cell>
          <table:table-cell table:number-columns-repeated="3" table:style-name="ce8" office:value-type="string" calcext:value-type="string">
            <text:p>B6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F4</text:p>
          </table:table-cell>
          <table:table-cell table:style-name="ce8" office:value-type="string" calcext:value-type="string">
            <text:p>A6</text:p>
          </table:table-cell>
          <table:table-cell table:style-name="ce10"/>
          <table:table-cell table:style-name="ce12" table:formula="of:=IF(EXACT(&quot; &quot;;[.E153]);&quot;NO&quot;;&quot;YES&quot;)" office:value-type="string" office:string-value="YES" calcext:value-type="string">
            <text:p>YES</text:p>
          </table:table-cell>
          <table:table-cell table:style-name="ce22" table:formula="of:=[.B153]" office:value-type="string" office:string-value="U+00B6" calcext:value-type="string">
            <text:p>U+00B6</text:p>
          </table:table-cell>
          <table:table-cell table:formula="of:=LOOKUP([.K153];[.B$35:.B$345];[.A$35:.A$345])" office:value-type="string" office:string-value="¶" calcext:value-type="string">
            <text:p>¶</text:p>
          </table:table-cell>
          <table:table-cell table:style-name="ce32" table:formula="of:=IF(ISBLANK([.K153]);&quot;NOT ALLOWED&quot;; IF(EXACT([.K153];[.B153]);&quot;SAME CHAR.&quot;;&quot;TRANSFORMED&quot;))" office:value-type="string" office:string-value="SAME CHAR." calcext:value-type="string">
            <text:p>SAME CHAR.</text:p>
          </table:table-cell>
          <table:table-cell table:style-name="Default"/>
          <table:table-cell/>
          <table:table-cell table:formula="of:=IF(EXACT([.J153];&quot;YES&quot;);[.A153];&quot;&quot;)" office:value-type="string" office:string-value="¶" calcext:value-type="string">
            <text:p>¶</text:p>
          </table:table-cell>
          <table:table-cell table:formula="of:=IF(AND(NOT(ISBLANK([.L153]));NOT(ISNA([.L153])));[.L153];&quot;&quot;)" office:value-type="string" office:string-value="¶" calcext:value-type="string">
            <text:p>¶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·" xlink:type="simple">·</text:a></text:p>
          </table:table-cell>
          <table:table-cell table:style-name="ce8" office:value-type="string" calcext:value-type="string">
            <text:p>U+00B7</text:p>
          </table:table-cell>
          <table:table-cell table:number-columns-repeated="3" table:style-name="ce8" office:value-type="string" calcext:value-type="string">
            <text:p>B7</text:p>
          </table:table-cell>
          <table:table-cell table:number-columns-repeated="2" table:style-name="ce8" office:value-type="string" calcext:value-type="string">
            <text:p>FA</text:p>
          </table:table-cell>
          <table:table-cell table:style-name="ce8" office:value-type="string" calcext:value-type="string">
            <text:p>E1</text:p>
          </table:table-cell>
          <table:table-cell table:style-name="ce10"/>
          <table:table-cell table:style-name="ce12" table:formula="of:=IF(EXACT(&quot; &quot;;[.E154]);&quot;NO&quot;;&quot;YES&quot;)" office:value-type="string" office:string-value="YES" calcext:value-type="string">
            <text:p>YES</text:p>
          </table:table-cell>
          <table:table-cell table:style-name="ce22" table:formula="of:=[.B154]" office:value-type="string" office:string-value="U+00B7" calcext:value-type="string">
            <text:p>U+00B7</text:p>
          </table:table-cell>
          <table:table-cell table:formula="of:=LOOKUP([.K154];[.B$35:.B$345];[.A$35:.A$345])" office:value-type="string" office:string-value="·" calcext:value-type="string">
            <text:p>·</text:p>
          </table:table-cell>
          <table:table-cell table:style-name="ce32" table:formula="of:=IF(ISBLANK([.K154]);&quot;NOT ALLOWED&quot;; IF(EXACT([.K154];[.B15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54];&quot;YES&quot;);[.A154];&quot;&quot;)" office:value-type="string" office:string-value="·" calcext:value-type="string">
            <text:p>·</text:p>
          </table:table-cell>
          <table:table-cell table:formula="of:=IF(AND(NOT(ISBLANK([.L154]));NOT(ISNA([.L154])));[.L154];&quot;&quot;)" office:value-type="string" office:string-value="·" calcext:value-type="string">
            <text:p>·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¸" xlink:type="simple">¸</text:a></text:p>
          </table:table-cell>
          <table:table-cell table:style-name="ce8" office:value-type="string" calcext:value-type="string">
            <text:p>U+00B8</text:p>
          </table:table-cell>
          <table:table-cell table:style-name="ce8" office:value-type="string" calcext:value-type="string">
            <text:p>B8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8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F7</text:p>
          </table:table-cell>
          <table:table-cell table:style-name="ce8" office:value-type="string" calcext:value-type="string">
            <text:p>FC</text:p>
          </table:table-cell>
          <table:table-cell table:style-name="ce10"/>
          <table:table-cell table:style-name="ce12" table:formula="of:=IF(EXACT(&quot; &quot;;[.E155]);&quot;NO&quot;;&quot;YES&quot;)" office:value-type="string" office:string-value="YES" calcext:value-type="string">
            <text:p>YES</text:p>
          </table:table-cell>
          <table:table-cell table:style-name="ce26" office:value-type="string" calcext:value-type="string">
            <text:p>U+0020 U+0327</text:p>
          </table:table-cell>
          <table:table-cell office:value-type="string" calcext:value-type="string">
            <text:p><text:s/>̧</text:p>
          </table:table-cell>
          <table:table-cell table:style-name="ce32" table:formula="of:=IF(ISBLANK([.K155]);&quot;NOT ALLOWED&quot;; IF(EXACT([.K155];[.B155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55];&quot;YES&quot;);[.A155];&quot;&quot;)" office:value-type="string" office:string-value="¸" calcext:value-type="string">
            <text:p>¸</text:p>
          </table:table-cell>
          <table:table-cell table:formula="of:=IF(AND(NOT(ISBLANK([.L155]));NOT(ISNA([.L155])));[.L155];&quot;&quot;)" office:value-type="string" office:string-value=" ̧" calcext:value-type="string">
            <text:p><text:s/>̧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¹" xlink:type="simple">¹</text:a></text:p>
          </table:table-cell>
          <table:table-cell table:style-name="ce8" office:value-type="string" calcext:value-type="string">
            <text:p>U+00B9</text:p>
          </table:table-cell>
          <table:table-cell table:number-columns-repeated="3" table:style-name="ce8" office:value-type="string" calcext:value-type="string">
            <text:p>B9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FB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56]);&quot;NO&quot;;&quot;YES&quot;)" office:value-type="string" office:string-value="YES" calcext:value-type="string">
            <text:p>YES</text:p>
          </table:table-cell>
          <table:table-cell table:style-name="ce22" table:formula="of:=[.B52]" office:value-type="string" office:string-value="U+0031" calcext:value-type="string">
            <text:p>U+0031</text:p>
          </table:table-cell>
          <table:table-cell table:formula="of:=LOOKUP([.K156];[.B$35:.B$345];[.A$35:.A$345])" office:value-type="string" office:string-value="1" calcext:value-type="string">
            <text:p>1</text:p>
          </table:table-cell>
          <table:table-cell table:style-name="ce32" table:formula="of:=IF(ISBLANK([.K156]);&quot;NOT ALLOWED&quot;; IF(EXACT([.K156];[.B156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56];&quot;YES&quot;);[.A156];&quot;&quot;)" office:value-type="string" office:string-value="¹" calcext:value-type="string">
            <text:p>¹</text:p>
          </table:table-cell>
          <table:table-cell table:formula="of:=IF(AND(NOT(ISBLANK([.L156]));NOT(ISNA([.L156])));[.L156];&quot;&quot;)" office:value-type="string" office:string-value="1" calcext:value-type="string">
            <text:p>1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º" xlink:type="simple">º</text:a></text:p>
          </table:table-cell>
          <table:table-cell table:style-name="ce8" office:value-type="string" calcext:value-type="string">
            <text:p>U+00BA</text:p>
          </table:table-cell>
          <table:table-cell table:number-columns-repeated="3" table:style-name="ce8" office:value-type="string" calcext:value-type="string">
            <text:p>BA</text:p>
          </table:table-cell>
          <table:table-cell table:number-columns-repeated="2" table:style-name="ce8" office:value-type="string" calcext:value-type="string">
            <text:p>A7</text:p>
          </table:table-cell>
          <table:table-cell table:style-name="ce8" office:value-type="string" calcext:value-type="string">
            <text:p>BC</text:p>
          </table:table-cell>
          <table:table-cell table:style-name="ce10"/>
          <table:table-cell table:style-name="ce12" table:formula="of:=IF(EXACT(&quot; &quot;;[.E157]);&quot;NO&quot;;&quot;YES&quot;)" office:value-type="string" office:string-value="YES" calcext:value-type="string">
            <text:p>YES</text:p>
          </table:table-cell>
          <table:table-cell table:style-name="ce22" table:formula="of:=[.B114]" office:value-type="string" office:string-value="U+006F" calcext:value-type="string">
            <text:p>U+006F</text:p>
          </table:table-cell>
          <table:table-cell table:formula="of:=LOOKUP([.K157];[.B$35:.B$345];[.A$35:.A$345])" office:value-type="string" office:string-value="o" calcext:value-type="string">
            <text:p>o</text:p>
          </table:table-cell>
          <table:table-cell table:style-name="ce32" table:formula="of:=IF(ISBLANK([.K157]);&quot;NOT ALLOWED&quot;; IF(EXACT([.K157];[.B157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57];&quot;YES&quot;);[.A157];&quot;&quot;)" office:value-type="string" office:string-value="º" calcext:value-type="string">
            <text:p>º</text:p>
          </table:table-cell>
          <table:table-cell table:formula="of:=IF(AND(NOT(ISBLANK([.L157]));NOT(ISNA([.L157])));[.L157];&quot;&quot;)" office:value-type="string" office:string-value="o" calcext:value-type="string">
            <text:p>o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»" xlink:type="simple">»</text:a></text:p>
          </table:table-cell>
          <table:table-cell table:style-name="ce8" office:value-type="string" calcext:value-type="string">
            <text:p>U+00BB</text:p>
          </table:table-cell>
          <table:table-cell table:number-columns-repeated="3" table:style-name="ce8" office:value-type="string" calcext:value-type="string">
            <text:p>BB</text:p>
          </table:table-cell>
          <table:table-cell table:number-columns-repeated="2" table:style-name="ce8" office:value-type="string" calcext:value-type="string">
            <text:p>AF</text:p>
          </table:table-cell>
          <table:table-cell table:style-name="ce8" office:value-type="string" calcext:value-type="string">
            <text:p>C8</text:p>
          </table:table-cell>
          <table:table-cell table:style-name="ce10"/>
          <table:table-cell table:style-name="ce12" table:formula="of:=IF(EXACT(&quot; &quot;;[.E158]);&quot;NO&quot;;&quot;YES&quot;)" office:value-type="string" office:string-value="YES" calcext:value-type="string">
            <text:p>YES</text:p>
          </table:table-cell>
          <table:table-cell table:style-name="ce22" table:formula="of:=[.B37]" office:value-type="string" office:string-value="U+0022" calcext:value-type="string">
            <text:p>U+0022</text:p>
          </table:table-cell>
          <table:table-cell table:formula="of:=LOOKUP([.K158];[.B$35:.B$345];[.A$35:.A$345])" office:value-type="string" office:string-value="&quot;" calcext:value-type="string">
            <text:p>"</text:p>
          </table:table-cell>
          <table:table-cell table:style-name="ce32" table:formula="of:=IF(ISBLANK([.K158]);&quot;NOT ALLOWED&quot;; IF(EXACT([.K158];[.B158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58];&quot;YES&quot;);[.A158];&quot;&quot;)" office:value-type="string" office:string-value="»" calcext:value-type="string">
            <text:p>»</text:p>
          </table:table-cell>
          <table:table-cell table:formula="of:=IF(AND(NOT(ISBLANK([.L158]));NOT(ISNA([.L158])));[.L158];&quot;&quot;)" office:value-type="string" office:string-value="&quot;" calcext:value-type="string">
            <text:p>"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4_%28number%29" xlink:type="simple">¼</text:a></text:p>
          </table:table-cell>
          <table:table-cell table:style-name="ce8" office:value-type="string" calcext:value-type="string">
            <text:p>U+00BC</text:p>
          </table:table-cell>
          <table:table-cell table:style-name="ce8" office:value-type="string" calcext:value-type="string">
            <text:p>BC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C</text:p>
          </table:table-cell>
          <table:table-cell table:number-columns-repeated="2" table:style-name="ce8" office:value-type="string" calcext:value-type="string">
            <text:p>AC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59]);&quot;NO&quot;;&quot;YES&quot;)" office:value-type="string" office:string-value="YES" calcext:value-type="string">
            <text:p>YES</text:p>
          </table:table-cell>
          <table:table-cell table:style-name="ce24" office:value-type="string" calcext:value-type="string">
            <text:p>U+0031 U+002F U+0034</text:p>
          </table:table-cell>
          <table:table-cell table:style-name="ce30" office:value-type="string" calcext:value-type="string">
            <text:p>1/4</text:p>
          </table:table-cell>
          <table:table-cell table:style-name="ce32" table:formula="of:=IF(ISBLANK([.K159]);&quot;NOT ALLOWED&quot;; IF(EXACT([.K159];[.B159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+manual</text:p>
          </table:table-cell>
          <table:table-cell/>
          <table:table-cell table:formula="of:=IF(EXACT([.J159];&quot;YES&quot;);[.A159];&quot;&quot;)" office:value-type="string" office:string-value="¼" calcext:value-type="string">
            <text:p>¼</text:p>
          </table:table-cell>
          <table:table-cell table:formula="of:=IF(AND(NOT(ISBLANK([.L159]));NOT(ISNA([.L159])));[.L159];&quot;&quot;)" office:value-type="string" office:string-value="1/4" calcext:value-type="string">
            <text:p>1/4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½" xlink:type="simple">½</text:a></text:p>
          </table:table-cell>
          <table:table-cell table:style-name="ce8" office:value-type="string" calcext:value-type="string">
            <text:p>U+00BD</text:p>
          </table:table-cell>
          <table:table-cell table:style-name="ce8" office:value-type="string" calcext:value-type="string">
            <text:p>BD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D</text:p>
          </table:table-cell>
          <table:table-cell table:number-columns-repeated="2" table:style-name="ce8" office:value-type="string" calcext:value-type="string">
            <text:p>AB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60]);&quot;NO&quot;;&quot;YES&quot;)" office:value-type="string" office:string-value="YES" calcext:value-type="string">
            <text:p>YES</text:p>
          </table:table-cell>
          <table:table-cell table:style-name="ce24" office:value-type="string" calcext:value-type="string">
            <text:p>U+0031 U+002F U+0032</text:p>
          </table:table-cell>
          <table:table-cell table:style-name="ce30" office:value-type="string" calcext:value-type="string">
            <text:p>1/2 </text:p>
          </table:table-cell>
          <table:table-cell table:style-name="ce32" table:formula="of:=IF(ISBLANK([.K160]);&quot;NOT ALLOWED&quot;; IF(EXACT([.K160];[.B160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+manual</text:p>
          </table:table-cell>
          <table:table-cell/>
          <table:table-cell table:formula="of:=IF(EXACT([.J160];&quot;YES&quot;);[.A160];&quot;&quot;)" office:value-type="string" office:string-value="½" calcext:value-type="string">
            <text:p>½</text:p>
          </table:table-cell>
          <table:table-cell table:formula="of:=IF(AND(NOT(ISBLANK([.L160]));NOT(ISNA([.L160])));[.L160];&quot;&quot;)" office:value-type="string" office:string-value="1/2 " calcext:value-type="string">
            <text:p>1/2 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Fraction_%28mathematics%29" xlink:type="simple">¾</text:a></text:p>
          </table:table-cell>
          <table:table-cell table:style-name="ce8" office:value-type="string" calcext:value-type="string">
            <text:p>U+00BE</text:p>
          </table:table-cell>
          <table:table-cell table:style-name="ce8" office:value-type="string" calcext:value-type="string">
            <text:p>BE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E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F3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61]);&quot;NO&quot;;&quot;YES&quot;)" office:value-type="string" office:string-value="YES" calcext:value-type="string">
            <text:p>YES</text:p>
          </table:table-cell>
          <table:table-cell table:style-name="ce24" office:value-type="string" calcext:value-type="string">
            <text:p>U+0033 U+002F U+0034</text:p>
          </table:table-cell>
          <table:table-cell table:style-name="ce30" office:value-type="string" calcext:value-type="string">
            <text:p>3/4 </text:p>
          </table:table-cell>
          <table:table-cell table:style-name="ce32" table:formula="of:=IF(ISBLANK([.K161]);&quot;NOT ALLOWED&quot;; IF(EXACT([.K161];[.B16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+manual</text:p>
          </table:table-cell>
          <table:table-cell/>
          <table:table-cell table:formula="of:=IF(EXACT([.J161];&quot;YES&quot;);[.A161];&quot;&quot;)" office:value-type="string" office:string-value="¾" calcext:value-type="string">
            <text:p>¾</text:p>
          </table:table-cell>
          <table:table-cell table:formula="of:=IF(AND(NOT(ISBLANK([.L161]));NOT(ISNA([.L161])));[.L161];&quot;&quot;)" office:value-type="string" office:string-value="3/4 " calcext:value-type="string">
            <text:p>3/4 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¿" xlink:type="simple">¿</text:a></text:p>
          </table:table-cell>
          <table:table-cell table:style-name="ce8" office:value-type="string" calcext:value-type="string">
            <text:p>U+00BF</text:p>
          </table:table-cell>
          <table:table-cell table:number-columns-repeated="3" table:style-name="ce8" office:value-type="string" calcext:value-type="string">
            <text:p>BF</text:p>
          </table:table-cell>
          <table:table-cell table:number-columns-repeated="2" table:style-name="ce8" office:value-type="string" calcext:value-type="string">
            <text:p>A8</text:p>
          </table:table-cell>
          <table:table-cell table:style-name="ce8" office:value-type="string" calcext:value-type="string">
            <text:p>C0</text:p>
          </table:table-cell>
          <table:table-cell table:style-name="ce10"/>
          <table:table-cell table:style-name="ce12" table:formula="of:=IF(EXACT(&quot; &quot;;[.E162]);&quot;NO&quot;;&quot;YES&quot;)" office:value-type="string" office:string-value="YES" calcext:value-type="string">
            <text:p>YES</text:p>
          </table:table-cell>
          <table:table-cell table:style-name="ce22" table:formula="of:=[.B162]" office:value-type="string" office:string-value="U+00BF" calcext:value-type="string">
            <text:p>U+00BF</text:p>
          </table:table-cell>
          <table:table-cell table:formula="of:=LOOKUP([.K162];[.B$35:.B$345];[.A$35:.A$345])" office:value-type="string" office:string-value="¿" calcext:value-type="string">
            <text:p>¿</text:p>
          </table:table-cell>
          <table:table-cell table:style-name="ce32" table:formula="of:=IF(ISBLANK([.K162]);&quot;NOT ALLOWED&quot;; IF(EXACT([.K162];[.B16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2];&quot;YES&quot;);[.A162];&quot;&quot;)" office:value-type="string" office:string-value="¿" calcext:value-type="string">
            <text:p>¿</text:p>
          </table:table-cell>
          <table:table-cell table:formula="of:=IF(AND(NOT(ISBLANK([.L162]));NOT(ISNA([.L162])));[.L162];&quot;&quot;)" office:value-type="string" office:string-value="¿" calcext:value-type="string">
            <text:p>¿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À" xlink:type="simple">À</text:a></text:p>
          </table:table-cell>
          <table:table-cell table:style-name="ce8" office:value-type="string" calcext:value-type="string">
            <text:p>U+00C0</text:p>
          </table:table-cell>
          <table:table-cell table:number-columns-repeated="3" table:style-name="ce8" office:value-type="string" calcext:value-type="string">
            <text:p>C0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7</text:p>
          </table:table-cell>
          <table:table-cell table:style-name="ce8" office:value-type="string" calcext:value-type="string">
            <text:p>CB</text:p>
          </table:table-cell>
          <table:table-cell table:style-name="ce10"/>
          <table:table-cell table:style-name="ce12" table:formula="of:=IF(EXACT(&quot; &quot;;[.E163]);&quot;NO&quot;;&quot;YES&quot;)" office:value-type="string" office:string-value="YES" calcext:value-type="string">
            <text:p>YES</text:p>
          </table:table-cell>
          <table:table-cell table:style-name="ce22" table:formula="of:=[.B163]" office:value-type="string" office:string-value="U+00C0" calcext:value-type="string">
            <text:p>U+00C0</text:p>
          </table:table-cell>
          <table:table-cell table:formula="of:=LOOKUP([.K163];[.B$35:.B$345];[.A$35:.A$345])" office:value-type="string" office:string-value="À" calcext:value-type="string">
            <text:p>À</text:p>
          </table:table-cell>
          <table:table-cell table:style-name="ce32" table:formula="of:=IF(ISBLANK([.K163]);&quot;NOT ALLOWED&quot;; IF(EXACT([.K163];[.B16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3];&quot;YES&quot;);[.A163];&quot;&quot;)" office:value-type="string" office:string-value="À" calcext:value-type="string">
            <text:p>À</text:p>
          </table:table-cell>
          <table:table-cell table:formula="of:=IF(AND(NOT(ISBLANK([.L163]));NOT(ISNA([.L163])));[.L163];&quot;&quot;)" office:value-type="string" office:string-value="À" calcext:value-type="string">
            <text:p>À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Á" xlink:type="simple">Á</text:a></text:p>
          </table:table-cell>
          <table:table-cell table:style-name="ce8" office:value-type="string" calcext:value-type="string">
            <text:p>U+00C1</text:p>
          </table:table-cell>
          <table:table-cell table:number-columns-repeated="3" table:style-name="ce8" office:value-type="string" calcext:value-type="string">
            <text:p>C1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5</text:p>
          </table:table-cell>
          <table:table-cell table:style-name="ce8" office:value-type="string" calcext:value-type="string">
            <text:p>E7</text:p>
          </table:table-cell>
          <table:table-cell table:style-name="ce10"/>
          <table:table-cell table:style-name="ce12" table:formula="of:=IF(EXACT(&quot; &quot;;[.E164]);&quot;NO&quot;;&quot;YES&quot;)" office:value-type="string" office:string-value="YES" calcext:value-type="string">
            <text:p>YES</text:p>
          </table:table-cell>
          <table:table-cell table:style-name="ce22" table:formula="of:=[.B164]" office:value-type="string" office:string-value="U+00C1" calcext:value-type="string">
            <text:p>U+00C1</text:p>
          </table:table-cell>
          <table:table-cell table:formula="of:=LOOKUP([.K164];[.B$35:.B$345];[.A$35:.A$345])" office:value-type="string" office:string-value="Á" calcext:value-type="string">
            <text:p>Á</text:p>
          </table:table-cell>
          <table:table-cell table:style-name="ce32" table:formula="of:=IF(ISBLANK([.K164]);&quot;NOT ALLOWED&quot;; IF(EXACT([.K164];[.B16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4];&quot;YES&quot;);[.A164];&quot;&quot;)" office:value-type="string" office:string-value="Á" calcext:value-type="string">
            <text:p>Á</text:p>
          </table:table-cell>
          <table:table-cell table:formula="of:=IF(AND(NOT(ISBLANK([.L164]));NOT(ISNA([.L164])));[.L164];&quot;&quot;)" office:value-type="string" office:string-value="Á" calcext:value-type="string">
            <text:p>Á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Â" xlink:type="simple">Â</text:a></text:p>
          </table:table-cell>
          <table:table-cell table:style-name="ce8" office:value-type="string" calcext:value-type="string">
            <text:p>U+00C2</text:p>
          </table:table-cell>
          <table:table-cell table:number-columns-repeated="3" table:style-name="ce8" office:value-type="string" calcext:value-type="string">
            <text:p>C2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6</text:p>
          </table:table-cell>
          <table:table-cell table:style-name="ce8" office:value-type="string" calcext:value-type="string">
            <text:p>E5</text:p>
          </table:table-cell>
          <table:table-cell table:style-name="ce10"/>
          <table:table-cell table:style-name="ce12" table:formula="of:=IF(EXACT(&quot; &quot;;[.E165]);&quot;NO&quot;;&quot;YES&quot;)" office:value-type="string" office:string-value="YES" calcext:value-type="string">
            <text:p>YES</text:p>
          </table:table-cell>
          <table:table-cell table:style-name="ce22" table:formula="of:=[.B165]" office:value-type="string" office:string-value="U+00C2" calcext:value-type="string">
            <text:p>U+00C2</text:p>
          </table:table-cell>
          <table:table-cell table:formula="of:=LOOKUP([.K165];[.B$35:.B$345];[.A$35:.A$345])" office:value-type="string" office:string-value="Â" calcext:value-type="string">
            <text:p>Â</text:p>
          </table:table-cell>
          <table:table-cell table:style-name="ce32" table:formula="of:=IF(ISBLANK([.K165]);&quot;NOT ALLOWED&quot;; IF(EXACT([.K165];[.B16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5];&quot;YES&quot;);[.A165];&quot;&quot;)" office:value-type="string" office:string-value="Â" calcext:value-type="string">
            <text:p>Â</text:p>
          </table:table-cell>
          <table:table-cell table:formula="of:=IF(AND(NOT(ISBLANK([.L165]));NOT(ISNA([.L165])));[.L165];&quot;&quot;)" office:value-type="string" office:string-value="Â" calcext:value-type="string">
            <text:p>Â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Ã" xlink:type="simple">Ã</text:a></text:p>
          </table:table-cell>
          <table:table-cell table:style-name="ce8" office:value-type="string" calcext:value-type="string">
            <text:p>U+00C3</text:p>
          </table:table-cell>
          <table:table-cell table:number-columns-repeated="3" table:style-name="ce8" office:value-type="string" calcext:value-type="string">
            <text:p>C3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C7</text:p>
          </table:table-cell>
          <table:table-cell table:style-name="ce8" office:value-type="string" calcext:value-type="string">
            <text:p>CC</text:p>
          </table:table-cell>
          <table:table-cell table:style-name="ce10"/>
          <table:table-cell table:style-name="ce12" table:formula="of:=IF(EXACT(&quot; &quot;;[.E166]);&quot;NO&quot;;&quot;YES&quot;)" office:value-type="string" office:string-value="YES" calcext:value-type="string">
            <text:p>YES</text:p>
          </table:table-cell>
          <table:table-cell table:style-name="ce22" table:formula="of:=[.B166]" office:value-type="string" office:string-value="U+00C3" calcext:value-type="string">
            <text:p>U+00C3</text:p>
          </table:table-cell>
          <table:table-cell table:formula="of:=LOOKUP([.K166];[.B$35:.B$345];[.A$35:.A$345])" office:value-type="string" office:string-value="Ã" calcext:value-type="string">
            <text:p>Ã</text:p>
          </table:table-cell>
          <table:table-cell table:style-name="ce32" table:formula="of:=IF(ISBLANK([.K166]);&quot;NOT ALLOWED&quot;; IF(EXACT([.K166];[.B16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6];&quot;YES&quot;);[.A166];&quot;&quot;)" office:value-type="string" office:string-value="Ã" calcext:value-type="string">
            <text:p>Ã</text:p>
          </table:table-cell>
          <table:table-cell table:formula="of:=IF(AND(NOT(ISBLANK([.L166]));NOT(ISNA([.L166])));[.L166];&quot;&quot;)" office:value-type="string" office:string-value="Ã" calcext:value-type="string">
            <text:p>Ã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Ä" xlink:type="simple">Ä</text:a></text:p>
          </table:table-cell>
          <table:table-cell table:style-name="ce8" office:value-type="string" calcext:value-type="string">
            <text:p>U+00C4</text:p>
          </table:table-cell>
          <table:table-cell table:number-columns-repeated="3" table:style-name="ce8" office:value-type="string" calcext:value-type="string">
            <text:p>C4</text:p>
          </table:table-cell>
          <table:table-cell table:number-columns-repeated="2" table:style-name="ce8" office:value-type="string" calcext:value-type="string">
            <text:p>8E</text:p>
          </table:table-cell>
          <table:table-cell table:style-name="ce8" office:value-type="float" office:value="80" calcext:value-type="float">
            <text:p>80</text:p>
          </table:table-cell>
          <table:table-cell table:style-name="ce10"/>
          <table:table-cell table:style-name="ce12" table:formula="of:=IF(EXACT(&quot; &quot;;[.E167]);&quot;NO&quot;;&quot;YES&quot;)" office:value-type="string" office:string-value="YES" calcext:value-type="string">
            <text:p>YES</text:p>
          </table:table-cell>
          <table:table-cell table:style-name="ce22" table:formula="of:=[.B167]" office:value-type="string" office:string-value="U+00C4" calcext:value-type="string">
            <text:p>U+00C4</text:p>
          </table:table-cell>
          <table:table-cell table:formula="of:=LOOKUP([.K167];[.B$35:.B$345];[.A$35:.A$345])" office:value-type="string" office:string-value="Ä" calcext:value-type="string">
            <text:p>Ä</text:p>
          </table:table-cell>
          <table:table-cell table:style-name="ce32" table:formula="of:=IF(ISBLANK([.K167]);&quot;NOT ALLOWED&quot;; IF(EXACT([.K167];[.B16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7];&quot;YES&quot;);[.A167];&quot;&quot;)" office:value-type="string" office:string-value="Ä" calcext:value-type="string">
            <text:p>Ä</text:p>
          </table:table-cell>
          <table:table-cell table:formula="of:=IF(AND(NOT(ISBLANK([.L167]));NOT(ISNA([.L167])));[.L167];&quot;&quot;)" office:value-type="string" office:string-value="Ä" calcext:value-type="string">
            <text:p>Ä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Å" xlink:type="simple">Å</text:a></text:p>
          </table:table-cell>
          <table:table-cell table:style-name="ce8" office:value-type="string" calcext:value-type="string">
            <text:p>U+00C5</text:p>
          </table:table-cell>
          <table:table-cell table:number-columns-repeated="3" table:style-name="ce8" office:value-type="string" calcext:value-type="string">
            <text:p>C5</text:p>
          </table:table-cell>
          <table:table-cell table:number-columns-repeated="2" table:style-name="ce8" office:value-type="string" calcext:value-type="string">
            <text:p>8F</text:p>
          </table:table-cell>
          <table:table-cell table:style-name="ce8" office:value-type="float" office:value="81" calcext:value-type="float">
            <text:p>81</text:p>
          </table:table-cell>
          <table:table-cell table:style-name="ce10"/>
          <table:table-cell table:style-name="ce12" table:formula="of:=IF(EXACT(&quot; &quot;;[.E168]);&quot;NO&quot;;&quot;YES&quot;)" office:value-type="string" office:string-value="YES" calcext:value-type="string">
            <text:p>YES</text:p>
          </table:table-cell>
          <table:table-cell table:style-name="ce22" table:formula="of:=[.B168]" office:value-type="string" office:string-value="U+00C5" calcext:value-type="string">
            <text:p>U+00C5</text:p>
          </table:table-cell>
          <table:table-cell table:formula="of:=LOOKUP([.K168];[.B$35:.B$345];[.A$35:.A$345])" office:value-type="string" office:string-value="Å" calcext:value-type="string">
            <text:p>Å</text:p>
          </table:table-cell>
          <table:table-cell table:style-name="ce32" table:formula="of:=IF(ISBLANK([.K168]);&quot;NOT ALLOWED&quot;; IF(EXACT([.K168];[.B16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8];&quot;YES&quot;);[.A168];&quot;&quot;)" office:value-type="string" office:string-value="Å" calcext:value-type="string">
            <text:p>Å</text:p>
          </table:table-cell>
          <table:table-cell table:formula="of:=IF(AND(NOT(ISBLANK([.L168]));NOT(ISNA([.L168])));[.L168];&quot;&quot;)" office:value-type="string" office:string-value="Å" calcext:value-type="string">
            <text:p>Å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Æ" xlink:type="simple">Æ</text:a></text:p>
          </table:table-cell>
          <table:table-cell table:style-name="ce8" office:value-type="string" calcext:value-type="string">
            <text:p>U+00C6</text:p>
          </table:table-cell>
          <table:table-cell table:number-columns-repeated="3" table:style-name="ce8" office:value-type="string" calcext:value-type="string">
            <text:p>C6</text:p>
          </table:table-cell>
          <table:table-cell table:number-columns-repeated="2" table:style-name="ce8" office:value-type="float" office:value="92" calcext:value-type="float">
            <text:p>92</text:p>
          </table:table-cell>
          <table:table-cell table:style-name="ce8" office:value-type="string" calcext:value-type="string">
            <text:p>AE</text:p>
          </table:table-cell>
          <table:table-cell table:style-name="ce10"/>
          <table:table-cell table:style-name="ce12" table:formula="of:=IF(EXACT(&quot; &quot;;[.E169]);&quot;NO&quot;;&quot;YES&quot;)" office:value-type="string" office:string-value="YES" calcext:value-type="string">
            <text:p>YES</text:p>
          </table:table-cell>
          <table:table-cell table:style-name="ce27" office:value-type="string" calcext:value-type="string">
            <text:p>U+0041 U+0045</text:p>
          </table:table-cell>
          <table:table-cell table:style-name="ce30" office:value-type="string" calcext:value-type="string">
            <text:p>AE</text:p>
          </table:table-cell>
          <table:table-cell table:style-name="ce32" table:formula="of:=IF(ISBLANK([.K169]);&quot;NOT ALLOWED&quot;; IF(EXACT([.K169];[.B169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69];&quot;YES&quot;);[.A169];&quot;&quot;)" office:value-type="string" office:string-value="Æ" calcext:value-type="string">
            <text:p>Æ</text:p>
          </table:table-cell>
          <table:table-cell table:formula="of:=IF(AND(NOT(ISBLANK([.L169]));NOT(ISNA([.L169])));[.L169];&quot;&quot;)" office:value-type="string" office:string-value="AE" calcext:value-type="string">
            <text:p>AE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Ç" xlink:type="simple">Ç</text:a></text:p>
          </table:table-cell>
          <table:table-cell table:style-name="ce8" office:value-type="string" calcext:value-type="string">
            <text:p>U+00C7</text:p>
          </table:table-cell>
          <table:table-cell table:number-columns-repeated="3" table:style-name="ce8" office:value-type="string" calcext:value-type="string">
            <text:p>C7</text:p>
          </table:table-cell>
          <table:table-cell table:number-columns-repeated="2" table:style-name="ce8" office:value-type="float" office:value="80" calcext:value-type="float">
            <text:p>80</text:p>
          </table:table-cell>
          <table:table-cell table:style-name="ce8" office:value-type="float" office:value="82" calcext:value-type="float">
            <text:p>82</text:p>
          </table:table-cell>
          <table:table-cell table:style-name="ce10"/>
          <table:table-cell table:style-name="ce12" table:formula="of:=IF(EXACT(&quot; &quot;;[.E170]);&quot;NO&quot;;&quot;YES&quot;)" office:value-type="string" office:string-value="YES" calcext:value-type="string">
            <text:p>YES</text:p>
          </table:table-cell>
          <table:table-cell table:style-name="ce22" table:formula="of:=[.B170]" office:value-type="string" office:string-value="U+00C7" calcext:value-type="string">
            <text:p>U+00C7</text:p>
          </table:table-cell>
          <table:table-cell table:formula="of:=LOOKUP([.K170];[.B$35:.B$345];[.A$35:.A$345])" office:value-type="string" office:string-value="Ç" calcext:value-type="string">
            <text:p>Ç</text:p>
          </table:table-cell>
          <table:table-cell table:style-name="ce32" table:formula="of:=IF(ISBLANK([.K170]);&quot;NOT ALLOWED&quot;; IF(EXACT([.K170];[.B17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0];&quot;YES&quot;);[.A170];&quot;&quot;)" office:value-type="string" office:string-value="Ç" calcext:value-type="string">
            <text:p>Ç</text:p>
          </table:table-cell>
          <table:table-cell table:formula="of:=IF(AND(NOT(ISBLANK([.L170]));NOT(ISNA([.L170])));[.L170];&quot;&quot;)" office:value-type="string" office:string-value="Ç" calcext:value-type="string">
            <text:p>Ç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È" xlink:type="simple">È</text:a></text:p>
          </table:table-cell>
          <table:table-cell table:style-name="ce8" office:value-type="string" calcext:value-type="string">
            <text:p>U+00C8</text:p>
          </table:table-cell>
          <table:table-cell table:number-columns-repeated="3" table:style-name="ce8" office:value-type="string" calcext:value-type="string">
            <text:p>C8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D4</text:p>
          </table:table-cell>
          <table:table-cell table:style-name="ce8" office:value-type="string" calcext:value-type="string">
            <text:p>E9</text:p>
          </table:table-cell>
          <table:table-cell table:style-name="ce10"/>
          <table:table-cell table:style-name="ce12" table:formula="of:=IF(EXACT(&quot; &quot;;[.E171]);&quot;NO&quot;;&quot;YES&quot;)" office:value-type="string" office:string-value="YES" calcext:value-type="string">
            <text:p>YES</text:p>
          </table:table-cell>
          <table:table-cell table:style-name="ce22" table:formula="of:=[.B171]" office:value-type="string" office:string-value="U+00C8" calcext:value-type="string">
            <text:p>U+00C8</text:p>
          </table:table-cell>
          <table:table-cell table:formula="of:=LOOKUP([.K171];[.B$35:.B$345];[.A$35:.A$345])" office:value-type="string" office:string-value="È" calcext:value-type="string">
            <text:p>È</text:p>
          </table:table-cell>
          <table:table-cell table:style-name="ce32" table:formula="of:=IF(ISBLANK([.K171]);&quot;NOT ALLOWED&quot;; IF(EXACT([.K171];[.B17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1];&quot;YES&quot;);[.A171];&quot;&quot;)" office:value-type="string" office:string-value="È" calcext:value-type="string">
            <text:p>È</text:p>
          </table:table-cell>
          <table:table-cell table:formula="of:=IF(AND(NOT(ISBLANK([.L171]));NOT(ISNA([.L171])));[.L171];&quot;&quot;)" office:value-type="string" office:string-value="È" calcext:value-type="string">
            <text:p>È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É" xlink:type="simple">É</text:a></text:p>
          </table:table-cell>
          <table:table-cell table:style-name="ce8" office:value-type="string" calcext:value-type="string">
            <text:p>U+00C9</text:p>
          </table:table-cell>
          <table:table-cell table:number-columns-repeated="3" table:style-name="ce8" office:value-type="string" calcext:value-type="string">
            <text:p>C9</text:p>
          </table:table-cell>
          <table:table-cell table:number-columns-repeated="2" table:style-name="ce8" office:value-type="float" office:value="90" calcext:value-type="float">
            <text:p>90</text:p>
          </table:table-cell>
          <table:table-cell table:style-name="ce8" office:value-type="float" office:value="83" calcext:value-type="float">
            <text:p>83</text:p>
          </table:table-cell>
          <table:table-cell table:style-name="ce10"/>
          <table:table-cell table:style-name="ce12" table:formula="of:=IF(EXACT(&quot; &quot;;[.E172]);&quot;NO&quot;;&quot;YES&quot;)" office:value-type="string" office:string-value="YES" calcext:value-type="string">
            <text:p>YES</text:p>
          </table:table-cell>
          <table:table-cell table:style-name="ce22" table:formula="of:=[.B172]" office:value-type="string" office:string-value="U+00C9" calcext:value-type="string">
            <text:p>U+00C9</text:p>
          </table:table-cell>
          <table:table-cell table:formula="of:=LOOKUP([.K172];[.B$35:.B$345];[.A$35:.A$345])" office:value-type="string" office:string-value="É" calcext:value-type="string">
            <text:p>É</text:p>
          </table:table-cell>
          <table:table-cell table:style-name="ce32" table:formula="of:=IF(ISBLANK([.K172]);&quot;NOT ALLOWED&quot;; IF(EXACT([.K172];[.B17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2];&quot;YES&quot;);[.A172];&quot;&quot;)" office:value-type="string" office:string-value="É" calcext:value-type="string">
            <text:p>É</text:p>
          </table:table-cell>
          <table:table-cell table:formula="of:=IF(AND(NOT(ISBLANK([.L172]));NOT(ISNA([.L172])));[.L172];&quot;&quot;)" office:value-type="string" office:string-value="É" calcext:value-type="string">
            <text:p>É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Ê" xlink:type="simple">Ê</text:a></text:p>
          </table:table-cell>
          <table:table-cell table:style-name="ce8" office:value-type="string" calcext:value-type="string">
            <text:p>U+00CA</text:p>
          </table:table-cell>
          <table:table-cell table:number-columns-repeated="3" table:style-name="ce8" office:value-type="string" calcext:value-type="string">
            <text:p>CA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D2</text:p>
          </table:table-cell>
          <table:table-cell table:style-name="ce8" office:value-type="string" calcext:value-type="string">
            <text:p>E6</text:p>
          </table:table-cell>
          <table:table-cell table:style-name="ce10"/>
          <table:table-cell table:style-name="ce12" table:formula="of:=IF(EXACT(&quot; &quot;;[.E173]);&quot;NO&quot;;&quot;YES&quot;)" office:value-type="string" office:string-value="YES" calcext:value-type="string">
            <text:p>YES</text:p>
          </table:table-cell>
          <table:table-cell table:style-name="ce22" table:formula="of:=[.B173]" office:value-type="string" office:string-value="U+00CA" calcext:value-type="string">
            <text:p>U+00CA</text:p>
          </table:table-cell>
          <table:table-cell table:formula="of:=LOOKUP([.K173];[.B$35:.B$345];[.A$35:.A$345])" office:value-type="string" office:string-value="Ê" calcext:value-type="string">
            <text:p>Ê</text:p>
          </table:table-cell>
          <table:table-cell table:style-name="ce32" table:formula="of:=IF(ISBLANK([.K173]);&quot;NOT ALLOWED&quot;; IF(EXACT([.K173];[.B17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3];&quot;YES&quot;);[.A173];&quot;&quot;)" office:value-type="string" office:string-value="Ê" calcext:value-type="string">
            <text:p>Ê</text:p>
          </table:table-cell>
          <table:table-cell table:formula="of:=IF(AND(NOT(ISBLANK([.L173]));NOT(ISNA([.L173])));[.L173];&quot;&quot;)" office:value-type="string" office:string-value="Ê" calcext:value-type="string">
            <text:p>Ê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Ë" xlink:type="simple">Ë</text:a></text:p>
          </table:table-cell>
          <table:table-cell table:style-name="ce8" office:value-type="string" calcext:value-type="string">
            <text:p>U+00CB</text:p>
          </table:table-cell>
          <table:table-cell table:number-columns-repeated="3" table:style-name="ce8" office:value-type="string" calcext:value-type="string">
            <text:p>CB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D3</text:p>
          </table:table-cell>
          <table:table-cell table:style-name="ce8" office:value-type="string" calcext:value-type="string">
            <text:p>E8</text:p>
          </table:table-cell>
          <table:table-cell table:style-name="ce10"/>
          <table:table-cell table:style-name="ce12" table:formula="of:=IF(EXACT(&quot; &quot;;[.E174]);&quot;NO&quot;;&quot;YES&quot;)" office:value-type="string" office:string-value="YES" calcext:value-type="string">
            <text:p>YES</text:p>
          </table:table-cell>
          <table:table-cell table:style-name="ce22" table:formula="of:=[.B174]" office:value-type="string" office:string-value="U+00CB" calcext:value-type="string">
            <text:p>U+00CB</text:p>
          </table:table-cell>
          <table:table-cell table:formula="of:=LOOKUP([.K174];[.B$35:.B$345];[.A$35:.A$345])" office:value-type="string" office:string-value="Ë" calcext:value-type="string">
            <text:p>Ë</text:p>
          </table:table-cell>
          <table:table-cell table:style-name="ce32" table:formula="of:=IF(ISBLANK([.K174]);&quot;NOT ALLOWED&quot;; IF(EXACT([.K174];[.B17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4];&quot;YES&quot;);[.A174];&quot;&quot;)" office:value-type="string" office:string-value="Ë" calcext:value-type="string">
            <text:p>Ë</text:p>
          </table:table-cell>
          <table:table-cell table:formula="of:=IF(AND(NOT(ISBLANK([.L174]));NOT(ISNA([.L174])));[.L174];&quot;&quot;)" office:value-type="string" office:string-value="Ë" calcext:value-type="string">
            <text:p>Ë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Ì" xlink:type="simple">Ì</text:a></text:p>
          </table:table-cell>
          <table:table-cell table:style-name="ce8" office:value-type="string" calcext:value-type="string">
            <text:p>U+00CC</text:p>
          </table:table-cell>
          <table:table-cell table:number-columns-repeated="3" table:style-name="ce8" office:value-type="string" calcext:value-type="string">
            <text:p>CC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DE</text:p>
          </table:table-cell>
          <table:table-cell table:style-name="ce8" office:value-type="string" calcext:value-type="string">
            <text:p>ED</text:p>
          </table:table-cell>
          <table:table-cell table:style-name="ce10"/>
          <table:table-cell table:style-name="ce12" table:formula="of:=IF(EXACT(&quot; &quot;;[.E175]);&quot;NO&quot;;&quot;YES&quot;)" office:value-type="string" office:string-value="YES" calcext:value-type="string">
            <text:p>YES</text:p>
          </table:table-cell>
          <table:table-cell table:style-name="ce22" table:formula="of:=[.B175]" office:value-type="string" office:string-value="U+00CC" calcext:value-type="string">
            <text:p>U+00CC</text:p>
          </table:table-cell>
          <table:table-cell table:formula="of:=LOOKUP([.K175];[.B$35:.B$345];[.A$35:.A$345])" office:value-type="string" office:string-value="Ì" calcext:value-type="string">
            <text:p>Ì</text:p>
          </table:table-cell>
          <table:table-cell table:style-name="ce32" table:formula="of:=IF(ISBLANK([.K175]);&quot;NOT ALLOWED&quot;; IF(EXACT([.K175];[.B17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5];&quot;YES&quot;);[.A175];&quot;&quot;)" office:value-type="string" office:string-value="Ì" calcext:value-type="string">
            <text:p>Ì</text:p>
          </table:table-cell>
          <table:table-cell table:formula="of:=IF(AND(NOT(ISBLANK([.L175]));NOT(ISNA([.L175])));[.L175];&quot;&quot;)" office:value-type="string" office:string-value="Ì" calcext:value-type="string">
            <text:p>Ì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Í" xlink:type="simple">Í</text:a></text:p>
          </table:table-cell>
          <table:table-cell table:style-name="ce8" office:value-type="string" calcext:value-type="string">
            <text:p>U+00CD</text:p>
          </table:table-cell>
          <table:table-cell table:number-columns-repeated="3" table:style-name="ce8" office:value-type="string" calcext:value-type="string">
            <text:p>CD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D6</text:p>
          </table:table-cell>
          <table:table-cell table:style-name="ce8" office:value-type="string" calcext:value-type="string">
            <text:p>EA</text:p>
          </table:table-cell>
          <table:table-cell table:style-name="ce10"/>
          <table:table-cell table:style-name="ce12" table:formula="of:=IF(EXACT(&quot; &quot;;[.E176]);&quot;NO&quot;;&quot;YES&quot;)" office:value-type="string" office:string-value="YES" calcext:value-type="string">
            <text:p>YES</text:p>
          </table:table-cell>
          <table:table-cell table:style-name="ce22" table:formula="of:=[.B176]" office:value-type="string" office:string-value="U+00CD" calcext:value-type="string">
            <text:p>U+00CD</text:p>
          </table:table-cell>
          <table:table-cell table:formula="of:=LOOKUP([.K176];[.B$35:.B$345];[.A$35:.A$345])" office:value-type="string" office:string-value="Í" calcext:value-type="string">
            <text:p>Í</text:p>
          </table:table-cell>
          <table:table-cell table:style-name="ce32" table:formula="of:=IF(ISBLANK([.K176]);&quot;NOT ALLOWED&quot;; IF(EXACT([.K176];[.B17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6];&quot;YES&quot;);[.A176];&quot;&quot;)" office:value-type="string" office:string-value="Í" calcext:value-type="string">
            <text:p>Í</text:p>
          </table:table-cell>
          <table:table-cell table:formula="of:=IF(AND(NOT(ISBLANK([.L176]));NOT(ISNA([.L176])));[.L176];&quot;&quot;)" office:value-type="string" office:string-value="Í" calcext:value-type="string">
            <text:p>Í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Î" xlink:type="simple">Î</text:a></text:p>
          </table:table-cell>
          <table:table-cell table:style-name="ce8" office:value-type="string" calcext:value-type="string">
            <text:p>U+00CE</text:p>
          </table:table-cell>
          <table:table-cell table:number-columns-repeated="3" table:style-name="ce8" office:value-type="string" calcext:value-type="string">
            <text:p>CE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D7</text:p>
          </table:table-cell>
          <table:table-cell table:style-name="ce8" office:value-type="string" calcext:value-type="string">
            <text:p>EB</text:p>
          </table:table-cell>
          <table:table-cell table:style-name="ce10"/>
          <table:table-cell table:style-name="ce12" table:formula="of:=IF(EXACT(&quot; &quot;;[.E177]);&quot;NO&quot;;&quot;YES&quot;)" office:value-type="string" office:string-value="YES" calcext:value-type="string">
            <text:p>YES</text:p>
          </table:table-cell>
          <table:table-cell table:style-name="ce22" table:formula="of:=[.B177]" office:value-type="string" office:string-value="U+00CE" calcext:value-type="string">
            <text:p>U+00CE</text:p>
          </table:table-cell>
          <table:table-cell table:formula="of:=LOOKUP([.K177];[.B$35:.B$345];[.A$35:.A$345])" office:value-type="string" office:string-value="Î" calcext:value-type="string">
            <text:p>Î</text:p>
          </table:table-cell>
          <table:table-cell table:style-name="ce32" table:formula="of:=IF(ISBLANK([.K177]);&quot;NOT ALLOWED&quot;; IF(EXACT([.K177];[.B17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7];&quot;YES&quot;);[.A177];&quot;&quot;)" office:value-type="string" office:string-value="Î" calcext:value-type="string">
            <text:p>Î</text:p>
          </table:table-cell>
          <table:table-cell table:formula="of:=IF(AND(NOT(ISBLANK([.L177]));NOT(ISNA([.L177])));[.L177];&quot;&quot;)" office:value-type="string" office:string-value="Î" calcext:value-type="string">
            <text:p>Î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Ï" xlink:type="simple">Ï</text:a></text:p>
          </table:table-cell>
          <table:table-cell table:style-name="ce8" office:value-type="string" calcext:value-type="string">
            <text:p>U+00CF</text:p>
          </table:table-cell>
          <table:table-cell table:number-columns-repeated="3" table:style-name="ce8" office:value-type="string" calcext:value-type="string">
            <text:p>CF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D8</text:p>
          </table:table-cell>
          <table:table-cell table:style-name="ce8" office:value-type="string" calcext:value-type="string">
            <text:p>EC</text:p>
          </table:table-cell>
          <table:table-cell table:style-name="ce10"/>
          <table:table-cell table:style-name="ce12" table:formula="of:=IF(EXACT(&quot; &quot;;[.E178]);&quot;NO&quot;;&quot;YES&quot;)" office:value-type="string" office:string-value="YES" calcext:value-type="string">
            <text:p>YES</text:p>
          </table:table-cell>
          <table:table-cell table:style-name="ce22" table:formula="of:=[.B178]" office:value-type="string" office:string-value="U+00CF" calcext:value-type="string">
            <text:p>U+00CF</text:p>
          </table:table-cell>
          <table:table-cell table:formula="of:=LOOKUP([.K178];[.B$35:.B$345];[.A$35:.A$345])" office:value-type="string" office:string-value="Ï" calcext:value-type="string">
            <text:p>Ï</text:p>
          </table:table-cell>
          <table:table-cell table:style-name="ce32" table:formula="of:=IF(ISBLANK([.K178]);&quot;NOT ALLOWED&quot;; IF(EXACT([.K178];[.B17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8];&quot;YES&quot;);[.A178];&quot;&quot;)" office:value-type="string" office:string-value="Ï" calcext:value-type="string">
            <text:p>Ï</text:p>
          </table:table-cell>
          <table:table-cell table:formula="of:=IF(AND(NOT(ISBLANK([.L178]));NOT(ISNA([.L178])));[.L178];&quot;&quot;)" office:value-type="string" office:string-value="Ï" calcext:value-type="string">
            <text:p>Ï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Ð" xlink:type="simple">Ð</text:a></text:p>
          </table:table-cell>
          <table:table-cell table:style-name="ce8" office:value-type="string" calcext:value-type="string">
            <text:p>U+00D0</text:p>
          </table:table-cell>
          <table:table-cell table:number-columns-repeated="3" table:style-name="ce8" office:value-type="string" calcext:value-type="string">
            <text:p>D0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D1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79]);&quot;NO&quot;;&quot;YES&quot;)" office:value-type="string" office:string-value="YES" calcext:value-type="string">
            <text:p>YES</text:p>
          </table:table-cell>
          <table:table-cell table:style-name="ce22" table:formula="of:=[.B179]" office:value-type="string" office:string-value="U+00D0" calcext:value-type="string">
            <text:p>U+00D0</text:p>
          </table:table-cell>
          <table:table-cell table:formula="of:=LOOKUP([.K179];[.B$35:.B$345];[.A$35:.A$345])" office:value-type="string" office:string-value="Ð" calcext:value-type="string">
            <text:p>Ð</text:p>
          </table:table-cell>
          <table:table-cell table:style-name="ce32" table:formula="of:=IF(ISBLANK([.K179]);&quot;NOT ALLOWED&quot;; IF(EXACT([.K179];[.B17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9];&quot;YES&quot;);[.A179];&quot;&quot;)" office:value-type="string" office:string-value="Ð" calcext:value-type="string">
            <text:p>Ð</text:p>
          </table:table-cell>
          <table:table-cell table:formula="of:=IF(AND(NOT(ISBLANK([.L179]));NOT(ISNA([.L179])));[.L179];&quot;&quot;)" office:value-type="string" office:string-value="Ð" calcext:value-type="string">
            <text:p>Ð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Ñ" xlink:type="simple">Ñ</text:a></text:p>
          </table:table-cell>
          <table:table-cell table:style-name="ce8" office:value-type="string" calcext:value-type="string">
            <text:p>U+00D1</text:p>
          </table:table-cell>
          <table:table-cell table:number-columns-repeated="3" table:style-name="ce8" office:value-type="string" calcext:value-type="string">
            <text:p>D1</text:p>
          </table:table-cell>
          <table:table-cell table:number-columns-repeated="2" table:style-name="ce8" office:value-type="string" calcext:value-type="string">
            <text:p>A5</text:p>
          </table:table-cell>
          <table:table-cell table:style-name="ce8" office:value-type="float" office:value="84" calcext:value-type="float">
            <text:p>84</text:p>
          </table:table-cell>
          <table:table-cell table:style-name="ce10"/>
          <table:table-cell table:style-name="ce12" table:formula="of:=IF(EXACT(&quot; &quot;;[.E180]);&quot;NO&quot;;&quot;YES&quot;)" office:value-type="string" office:string-value="YES" calcext:value-type="string">
            <text:p>YES</text:p>
          </table:table-cell>
          <table:table-cell table:style-name="ce22" table:formula="of:=[.B180]" office:value-type="string" office:string-value="U+00D1" calcext:value-type="string">
            <text:p>U+00D1</text:p>
          </table:table-cell>
          <table:table-cell table:formula="of:=LOOKUP([.K180];[.B$35:.B$345];[.A$35:.A$345])" office:value-type="string" office:string-value="Ñ" calcext:value-type="string">
            <text:p>Ñ</text:p>
          </table:table-cell>
          <table:table-cell table:style-name="ce32" table:formula="of:=IF(ISBLANK([.K180]);&quot;NOT ALLOWED&quot;; IF(EXACT([.K180];[.B18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0];&quot;YES&quot;);[.A180];&quot;&quot;)" office:value-type="string" office:string-value="Ñ" calcext:value-type="string">
            <text:p>Ñ</text:p>
          </table:table-cell>
          <table:table-cell table:formula="of:=IF(AND(NOT(ISBLANK([.L180]));NOT(ISNA([.L180])));[.L180];&quot;&quot;)" office:value-type="string" office:string-value="Ñ" calcext:value-type="string">
            <text:p>Ñ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Ò" xlink:type="simple">Ò</text:a></text:p>
          </table:table-cell>
          <table:table-cell table:style-name="ce8" office:value-type="string" calcext:value-type="string">
            <text:p>U+00D2</text:p>
          </table:table-cell>
          <table:table-cell table:number-columns-repeated="3" table:style-name="ce8" office:value-type="string" calcext:value-type="string">
            <text:p>D2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3</text:p>
          </table:table-cell>
          <table:table-cell table:style-name="ce8" office:value-type="string" calcext:value-type="string">
            <text:p>F1</text:p>
          </table:table-cell>
          <table:table-cell table:style-name="ce10"/>
          <table:table-cell table:style-name="ce12" table:formula="of:=IF(EXACT(&quot; &quot;;[.E181]);&quot;NO&quot;;&quot;YES&quot;)" office:value-type="string" office:string-value="YES" calcext:value-type="string">
            <text:p>YES</text:p>
          </table:table-cell>
          <table:table-cell table:style-name="ce22" table:formula="of:=[.B181]" office:value-type="string" office:string-value="U+00D2" calcext:value-type="string">
            <text:p>U+00D2</text:p>
          </table:table-cell>
          <table:table-cell table:formula="of:=LOOKUP([.K181];[.B$35:.B$345];[.A$35:.A$345])" office:value-type="string" office:string-value="Ò" calcext:value-type="string">
            <text:p>Ò</text:p>
          </table:table-cell>
          <table:table-cell table:style-name="ce32" table:formula="of:=IF(ISBLANK([.K181]);&quot;NOT ALLOWED&quot;; IF(EXACT([.K181];[.B18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1];&quot;YES&quot;);[.A181];&quot;&quot;)" office:value-type="string" office:string-value="Ò" calcext:value-type="string">
            <text:p>Ò</text:p>
          </table:table-cell>
          <table:table-cell table:formula="of:=IF(AND(NOT(ISBLANK([.L181]));NOT(ISNA([.L181])));[.L181];&quot;&quot;)" office:value-type="string" office:string-value="Ò" calcext:value-type="string">
            <text:p>Ò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Ó" xlink:type="simple">Ó</text:a></text:p>
          </table:table-cell>
          <table:table-cell table:style-name="ce8" office:value-type="string" calcext:value-type="string">
            <text:p>U+00D3</text:p>
          </table:table-cell>
          <table:table-cell table:number-columns-repeated="3" table:style-name="ce8" office:value-type="string" calcext:value-type="string">
            <text:p>D3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0</text:p>
          </table:table-cell>
          <table:table-cell table:style-name="ce8" office:value-type="string" calcext:value-type="string">
            <text:p>EE</text:p>
          </table:table-cell>
          <table:table-cell table:style-name="ce10"/>
          <table:table-cell table:style-name="ce12" table:formula="of:=IF(EXACT(&quot; &quot;;[.E182]);&quot;NO&quot;;&quot;YES&quot;)" office:value-type="string" office:string-value="YES" calcext:value-type="string">
            <text:p>YES</text:p>
          </table:table-cell>
          <table:table-cell table:style-name="ce22" table:formula="of:=[.B182]" office:value-type="string" office:string-value="U+00D3" calcext:value-type="string">
            <text:p>U+00D3</text:p>
          </table:table-cell>
          <table:table-cell table:formula="of:=LOOKUP([.K182];[.B$35:.B$345];[.A$35:.A$345])" office:value-type="string" office:string-value="Ó" calcext:value-type="string">
            <text:p>Ó</text:p>
          </table:table-cell>
          <table:table-cell table:style-name="ce32" table:formula="of:=IF(ISBLANK([.K182]);&quot;NOT ALLOWED&quot;; IF(EXACT([.K182];[.B18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2];&quot;YES&quot;);[.A182];&quot;&quot;)" office:value-type="string" office:string-value="Ó" calcext:value-type="string">
            <text:p>Ó</text:p>
          </table:table-cell>
          <table:table-cell table:formula="of:=IF(AND(NOT(ISBLANK([.L182]));NOT(ISNA([.L182])));[.L182];&quot;&quot;)" office:value-type="string" office:string-value="Ó" calcext:value-type="string">
            <text:p>Ó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Ô" xlink:type="simple">Ô</text:a></text:p>
          </table:table-cell>
          <table:table-cell table:style-name="ce8" office:value-type="string" calcext:value-type="string">
            <text:p>U+00D4</text:p>
          </table:table-cell>
          <table:table-cell table:number-columns-repeated="3" table:style-name="ce8" office:value-type="string" calcext:value-type="string">
            <text:p>D4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EF</text:p>
          </table:table-cell>
          <table:table-cell table:style-name="ce10"/>
          <table:table-cell table:style-name="ce12" table:formula="of:=IF(EXACT(&quot; &quot;;[.E183]);&quot;NO&quot;;&quot;YES&quot;)" office:value-type="string" office:string-value="YES" calcext:value-type="string">
            <text:p>YES</text:p>
          </table:table-cell>
          <table:table-cell table:style-name="ce22" table:formula="of:=[.B183]" office:value-type="string" office:string-value="U+00D4" calcext:value-type="string">
            <text:p>U+00D4</text:p>
          </table:table-cell>
          <table:table-cell table:formula="of:=LOOKUP([.K183];[.B$35:.B$345];[.A$35:.A$345])" office:value-type="string" office:string-value="Ô" calcext:value-type="string">
            <text:p>Ô</text:p>
          </table:table-cell>
          <table:table-cell table:style-name="ce32" table:formula="of:=IF(ISBLANK([.K183]);&quot;NOT ALLOWED&quot;; IF(EXACT([.K183];[.B18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3];&quot;YES&quot;);[.A183];&quot;&quot;)" office:value-type="string" office:string-value="Ô" calcext:value-type="string">
            <text:p>Ô</text:p>
          </table:table-cell>
          <table:table-cell table:formula="of:=IF(AND(NOT(ISBLANK([.L183]));NOT(ISNA([.L183])));[.L183];&quot;&quot;)" office:value-type="string" office:string-value="Ô" calcext:value-type="string">
            <text:p>Ô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Õ" xlink:type="simple">Õ</text:a></text:p>
          </table:table-cell>
          <table:table-cell table:style-name="ce8" office:value-type="string" calcext:value-type="string">
            <text:p>U+00D5</text:p>
          </table:table-cell>
          <table:table-cell table:number-columns-repeated="3" table:style-name="ce8" office:value-type="string" calcext:value-type="string">
            <text:p>D5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5</text:p>
          </table:table-cell>
          <table:table-cell table:style-name="ce8" office:value-type="string" calcext:value-type="string">
            <text:p>CD</text:p>
          </table:table-cell>
          <table:table-cell table:style-name="ce10"/>
          <table:table-cell table:style-name="ce12" table:formula="of:=IF(EXACT(&quot; &quot;;[.E184]);&quot;NO&quot;;&quot;YES&quot;)" office:value-type="string" office:string-value="YES" calcext:value-type="string">
            <text:p>YES</text:p>
          </table:table-cell>
          <table:table-cell table:style-name="ce22" table:formula="of:=[.B184]" office:value-type="string" office:string-value="U+00D5" calcext:value-type="string">
            <text:p>U+00D5</text:p>
          </table:table-cell>
          <table:table-cell table:formula="of:=LOOKUP([.K184];[.B$35:.B$345];[.A$35:.A$345])" office:value-type="string" office:string-value="Õ" calcext:value-type="string">
            <text:p>Õ</text:p>
          </table:table-cell>
          <table:table-cell table:style-name="ce32" table:formula="of:=IF(ISBLANK([.K184]);&quot;NOT ALLOWED&quot;; IF(EXACT([.K184];[.B18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4];&quot;YES&quot;);[.A184];&quot;&quot;)" office:value-type="string" office:string-value="Õ" calcext:value-type="string">
            <text:p>Õ</text:p>
          </table:table-cell>
          <table:table-cell table:formula="of:=IF(AND(NOT(ISBLANK([.L184]));NOT(ISNA([.L184])));[.L184];&quot;&quot;)" office:value-type="string" office:string-value="Õ" calcext:value-type="string">
            <text:p>Õ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Ö" xlink:type="simple">Ö</text:a></text:p>
          </table:table-cell>
          <table:table-cell table:style-name="ce8" office:value-type="string" calcext:value-type="string">
            <text:p>U+00D6</text:p>
          </table:table-cell>
          <table:table-cell table:number-columns-repeated="3" table:style-name="ce8" office:value-type="string" calcext:value-type="string">
            <text:p>D6</text:p>
          </table:table-cell>
          <table:table-cell table:number-columns-repeated="2" table:style-name="ce8" office:value-type="float" office:value="99" calcext:value-type="float">
            <text:p>99</text:p>
          </table:table-cell>
          <table:table-cell table:style-name="ce8" office:value-type="float" office:value="85" calcext:value-type="float">
            <text:p>85</text:p>
          </table:table-cell>
          <table:table-cell table:style-name="ce10"/>
          <table:table-cell table:style-name="ce12" table:formula="of:=IF(EXACT(&quot; &quot;;[.E185]);&quot;NO&quot;;&quot;YES&quot;)" office:value-type="string" office:string-value="YES" calcext:value-type="string">
            <text:p>YES</text:p>
          </table:table-cell>
          <table:table-cell table:style-name="ce22" table:formula="of:=[.B185]" office:value-type="string" office:string-value="U+00D6" calcext:value-type="string">
            <text:p>U+00D6</text:p>
          </table:table-cell>
          <table:table-cell table:formula="of:=LOOKUP([.K185];[.B$35:.B$345];[.A$35:.A$345])" office:value-type="string" office:string-value="Ö" calcext:value-type="string">
            <text:p>Ö</text:p>
          </table:table-cell>
          <table:table-cell table:style-name="ce32" table:formula="of:=IF(ISBLANK([.K185]);&quot;NOT ALLOWED&quot;; IF(EXACT([.K185];[.B18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5];&quot;YES&quot;);[.A185];&quot;&quot;)" office:value-type="string" office:string-value="Ö" calcext:value-type="string">
            <text:p>Ö</text:p>
          </table:table-cell>
          <table:table-cell table:formula="of:=IF(AND(NOT(ISBLANK([.L185]));NOT(ISNA([.L185])));[.L185];&quot;&quot;)" office:value-type="string" office:string-value="Ö" calcext:value-type="string">
            <text:p>Ö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×" xlink:type="simple">×</text:a></text:p>
          </table:table-cell>
          <table:table-cell table:style-name="ce8" office:value-type="string" calcext:value-type="string">
            <text:p>U+00D7</text:p>
          </table:table-cell>
          <table:table-cell table:number-columns-repeated="3" table:style-name="ce8" office:value-type="string" calcext:value-type="string">
            <text:p>D7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9E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86]);&quot;NO&quot;;&quot;YES&quot;)" office:value-type="string" office:string-value="YES" calcext:value-type="string">
            <text:p>YES</text:p>
          </table:table-cell>
          <table:table-cell table:style-name="ce22" table:formula="of:=[.B186]" office:value-type="string" office:string-value="U+00D7" calcext:value-type="string">
            <text:p>U+00D7</text:p>
          </table:table-cell>
          <table:table-cell table:formula="of:=LOOKUP([.K186];[.B$35:.B$345];[.A$35:.A$345])" office:value-type="string" office:string-value="×" calcext:value-type="string">
            <text:p>×</text:p>
          </table:table-cell>
          <table:table-cell table:style-name="ce32" table:formula="of:=IF(ISBLANK([.K186]);&quot;NOT ALLOWED&quot;; IF(EXACT([.K186];[.B18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6];&quot;YES&quot;);[.A186];&quot;&quot;)" office:value-type="string" office:string-value="×" calcext:value-type="string">
            <text:p>×</text:p>
          </table:table-cell>
          <table:table-cell table:formula="of:=IF(AND(NOT(ISBLANK([.L186]));NOT(ISNA([.L186])));[.L186];&quot;&quot;)" office:value-type="string" office:string-value="×" calcext:value-type="string">
            <text:p>×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Ø" xlink:type="simple">Ø</text:a></text:p>
          </table:table-cell>
          <table:table-cell table:style-name="ce8" office:value-type="string" calcext:value-type="string">
            <text:p>U+00D8</text:p>
          </table:table-cell>
          <table:table-cell table:number-columns-repeated="3" table:style-name="ce8" office:value-type="string" calcext:value-type="string">
            <text:p>D8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9D</text:p>
          </table:table-cell>
          <table:table-cell table:style-name="ce8" office:value-type="string" calcext:value-type="string">
            <text:p>AF</text:p>
          </table:table-cell>
          <table:table-cell table:style-name="ce10"/>
          <table:table-cell table:style-name="ce12" table:formula="of:=IF(EXACT(&quot; &quot;;[.E187]);&quot;NO&quot;;&quot;YES&quot;)" office:value-type="string" office:string-value="YES" calcext:value-type="string">
            <text:p>YES</text:p>
          </table:table-cell>
          <table:table-cell table:style-name="ce22" table:formula="of:=[.B187]" office:value-type="string" office:string-value="U+00D8" calcext:value-type="string">
            <text:p>U+00D8</text:p>
          </table:table-cell>
          <table:table-cell table:formula="of:=LOOKUP([.K187];[.B$35:.B$345];[.A$35:.A$345])" office:value-type="string" office:string-value="Ø" calcext:value-type="string">
            <text:p>Ø</text:p>
          </table:table-cell>
          <table:table-cell table:style-name="ce32" table:formula="of:=IF(ISBLANK([.K187]);&quot;NOT ALLOWED&quot;; IF(EXACT([.K187];[.B18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7];&quot;YES&quot;);[.A187];&quot;&quot;)" office:value-type="string" office:string-value="Ø" calcext:value-type="string">
            <text:p>Ø</text:p>
          </table:table-cell>
          <table:table-cell table:formula="of:=IF(AND(NOT(ISBLANK([.L187]));NOT(ISNA([.L187])));[.L187];&quot;&quot;)" office:value-type="string" office:string-value="Ø" calcext:value-type="string">
            <text:p>Ø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Ù" xlink:type="simple">Ù</text:a></text:p>
          </table:table-cell>
          <table:table-cell table:style-name="ce8" office:value-type="string" calcext:value-type="string">
            <text:p>U+00D9</text:p>
          </table:table-cell>
          <table:table-cell table:number-columns-repeated="3" table:style-name="ce8" office:value-type="string" calcext:value-type="string">
            <text:p>D9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B</text:p>
          </table:table-cell>
          <table:table-cell table:style-name="ce8" office:value-type="string" calcext:value-type="string">
            <text:p>F4</text:p>
          </table:table-cell>
          <table:table-cell table:style-name="ce10"/>
          <table:table-cell table:style-name="ce12" table:formula="of:=IF(EXACT(&quot; &quot;;[.E188]);&quot;NO&quot;;&quot;YES&quot;)" office:value-type="string" office:string-value="YES" calcext:value-type="string">
            <text:p>YES</text:p>
          </table:table-cell>
          <table:table-cell table:style-name="ce22" table:formula="of:=[.B188]" office:value-type="string" office:string-value="U+00D9" calcext:value-type="string">
            <text:p>U+00D9</text:p>
          </table:table-cell>
          <table:table-cell table:formula="of:=LOOKUP([.K188];[.B$35:.B$345];[.A$35:.A$345])" office:value-type="string" office:string-value="Ù" calcext:value-type="string">
            <text:p>Ù</text:p>
          </table:table-cell>
          <table:table-cell table:style-name="ce32" table:formula="of:=IF(ISBLANK([.K188]);&quot;NOT ALLOWED&quot;; IF(EXACT([.K188];[.B18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8];&quot;YES&quot;);[.A188];&quot;&quot;)" office:value-type="string" office:string-value="Ù" calcext:value-type="string">
            <text:p>Ù</text:p>
          </table:table-cell>
          <table:table-cell table:formula="of:=IF(AND(NOT(ISBLANK([.L188]));NOT(ISNA([.L188])));[.L188];&quot;&quot;)" office:value-type="string" office:string-value="Ù" calcext:value-type="string">
            <text:p>Ù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Ú" xlink:type="simple">Ú</text:a></text:p>
          </table:table-cell>
          <table:table-cell table:style-name="ce8" office:value-type="string" calcext:value-type="string">
            <text:p>U+00DA</text:p>
          </table:table-cell>
          <table:table-cell table:number-columns-repeated="3" table:style-name="ce8" office:value-type="string" calcext:value-type="string">
            <text:p>DA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9</text:p>
          </table:table-cell>
          <table:table-cell table:style-name="ce8" office:value-type="string" calcext:value-type="string">
            <text:p>F2</text:p>
          </table:table-cell>
          <table:table-cell table:style-name="ce10"/>
          <table:table-cell table:style-name="ce12" table:formula="of:=IF(EXACT(&quot; &quot;;[.E189]);&quot;NO&quot;;&quot;YES&quot;)" office:value-type="string" office:string-value="YES" calcext:value-type="string">
            <text:p>YES</text:p>
          </table:table-cell>
          <table:table-cell table:style-name="ce22" table:formula="of:=[.B189]" office:value-type="string" office:string-value="U+00DA" calcext:value-type="string">
            <text:p>U+00DA</text:p>
          </table:table-cell>
          <table:table-cell table:formula="of:=LOOKUP([.K189];[.B$35:.B$345];[.A$35:.A$345])" office:value-type="string" office:string-value="Ú" calcext:value-type="string">
            <text:p>Ú</text:p>
          </table:table-cell>
          <table:table-cell table:style-name="ce32" table:formula="of:=IF(ISBLANK([.K189]);&quot;NOT ALLOWED&quot;; IF(EXACT([.K189];[.B18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9];&quot;YES&quot;);[.A189];&quot;&quot;)" office:value-type="string" office:string-value="Ú" calcext:value-type="string">
            <text:p>Ú</text:p>
          </table:table-cell>
          <table:table-cell table:formula="of:=IF(AND(NOT(ISBLANK([.L189]));NOT(ISNA([.L189])));[.L189];&quot;&quot;)" office:value-type="string" office:string-value="Ú" calcext:value-type="string">
            <text:p>Ú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Û" xlink:type="simple">Û</text:a></text:p>
          </table:table-cell>
          <table:table-cell table:style-name="ce8" office:value-type="string" calcext:value-type="string">
            <text:p>U+00DB</text:p>
          </table:table-cell>
          <table:table-cell table:number-columns-repeated="3" table:style-name="ce8" office:value-type="string" calcext:value-type="string">
            <text:p>DB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A</text:p>
          </table:table-cell>
          <table:table-cell table:style-name="ce8" office:value-type="string" calcext:value-type="string">
            <text:p>F3</text:p>
          </table:table-cell>
          <table:table-cell table:style-name="ce10"/>
          <table:table-cell table:style-name="ce12" table:formula="of:=IF(EXACT(&quot; &quot;;[.E190]);&quot;NO&quot;;&quot;YES&quot;)" office:value-type="string" office:string-value="YES" calcext:value-type="string">
            <text:p>YES</text:p>
          </table:table-cell>
          <table:table-cell table:style-name="ce22" table:formula="of:=[.B190]" office:value-type="string" office:string-value="U+00DB" calcext:value-type="string">
            <text:p>U+00DB</text:p>
          </table:table-cell>
          <table:table-cell table:formula="of:=LOOKUP([.K190];[.B$35:.B$345];[.A$35:.A$345])" office:value-type="string" office:string-value="Û" calcext:value-type="string">
            <text:p>Û</text:p>
          </table:table-cell>
          <table:table-cell table:style-name="ce32" table:formula="of:=IF(ISBLANK([.K190]);&quot;NOT ALLOWED&quot;; IF(EXACT([.K190];[.B19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0];&quot;YES&quot;);[.A190];&quot;&quot;)" office:value-type="string" office:string-value="Û" calcext:value-type="string">
            <text:p>Û</text:p>
          </table:table-cell>
          <table:table-cell table:formula="of:=IF(AND(NOT(ISBLANK([.L190]));NOT(ISNA([.L190])));[.L190];&quot;&quot;)" office:value-type="string" office:string-value="Û" calcext:value-type="string">
            <text:p>Û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Ü" xlink:type="simple">Ü</text:a></text:p>
          </table:table-cell>
          <table:table-cell table:style-name="ce8" office:value-type="string" calcext:value-type="string">
            <text:p>U+00DC</text:p>
          </table:table-cell>
          <table:table-cell table:number-columns-repeated="3" table:style-name="ce8" office:value-type="string" calcext:value-type="string">
            <text:p>DC</text:p>
          </table:table-cell>
          <table:table-cell table:number-columns-repeated="2" table:style-name="ce8" office:value-type="string" calcext:value-type="string">
            <text:p>9A</text:p>
          </table:table-cell>
          <table:table-cell table:style-name="ce8" office:value-type="float" office:value="86" calcext:value-type="float">
            <text:p>86</text:p>
          </table:table-cell>
          <table:table-cell table:style-name="ce10"/>
          <table:table-cell table:style-name="ce12" table:formula="of:=IF(EXACT(&quot; &quot;;[.E191]);&quot;NO&quot;;&quot;YES&quot;)" office:value-type="string" office:string-value="YES" calcext:value-type="string">
            <text:p>YES</text:p>
          </table:table-cell>
          <table:table-cell table:style-name="ce22" table:formula="of:=[.B191]" office:value-type="string" office:string-value="U+00DC" calcext:value-type="string">
            <text:p>U+00DC</text:p>
          </table:table-cell>
          <table:table-cell table:formula="of:=LOOKUP([.K191];[.B$35:.B$345];[.A$35:.A$345])" office:value-type="string" office:string-value="Ü" calcext:value-type="string">
            <text:p>Ü</text:p>
          </table:table-cell>
          <table:table-cell table:style-name="ce32" table:formula="of:=IF(ISBLANK([.K191]);&quot;NOT ALLOWED&quot;; IF(EXACT([.K191];[.B19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1];&quot;YES&quot;);[.A191];&quot;&quot;)" office:value-type="string" office:string-value="Ü" calcext:value-type="string">
            <text:p>Ü</text:p>
          </table:table-cell>
          <table:table-cell table:formula="of:=IF(AND(NOT(ISBLANK([.L191]));NOT(ISNA([.L191])));[.L191];&quot;&quot;)" office:value-type="string" office:string-value="Ü" calcext:value-type="string">
            <text:p>Ü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Ý" xlink:type="simple">Ý</text:a></text:p>
          </table:table-cell>
          <table:table-cell table:style-name="ce8" office:value-type="string" calcext:value-type="string">
            <text:p>U+00DD</text:p>
          </table:table-cell>
          <table:table-cell table:number-columns-repeated="3" table:style-name="ce8" office:value-type="string" calcext:value-type="string">
            <text:p>DD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D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92]);&quot;NO&quot;;&quot;YES&quot;)" office:value-type="string" office:string-value="YES" calcext:value-type="string">
            <text:p>YES</text:p>
          </table:table-cell>
          <table:table-cell table:style-name="ce22" table:formula="of:=[.B192]" office:value-type="string" office:string-value="U+00DD" calcext:value-type="string">
            <text:p>U+00DD</text:p>
          </table:table-cell>
          <table:table-cell table:formula="of:=LOOKUP([.K192];[.B$35:.B$345];[.A$35:.A$345])" office:value-type="string" office:string-value="Ý" calcext:value-type="string">
            <text:p>Ý</text:p>
          </table:table-cell>
          <table:table-cell table:style-name="ce32" table:formula="of:=IF(ISBLANK([.K192]);&quot;NOT ALLOWED&quot;; IF(EXACT([.K192];[.B19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2];&quot;YES&quot;);[.A192];&quot;&quot;)" office:value-type="string" office:string-value="Ý" calcext:value-type="string">
            <text:p>Ý</text:p>
          </table:table-cell>
          <table:table-cell table:formula="of:=IF(AND(NOT(ISBLANK([.L192]));NOT(ISNA([.L192])));[.L192];&quot;&quot;)" office:value-type="string" office:string-value="Ý" calcext:value-type="string">
            <text:p>Ý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Þ" xlink:type="simple">Þ</text:a></text:p>
          </table:table-cell>
          <table:table-cell table:style-name="ce8" office:value-type="string" calcext:value-type="string">
            <text:p>U+00DE</text:p>
          </table:table-cell>
          <table:table-cell table:number-columns-repeated="3" table:style-name="ce8" office:value-type="string" calcext:value-type="string">
            <text:p>DE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8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93]);&quot;NO&quot;;&quot;YES&quot;)" office:value-type="string" office:string-value="YES" calcext:value-type="string">
            <text:p>YES</text:p>
          </table:table-cell>
          <table:table-cell table:style-name="ce22" table:formula="of:=[.B193]" office:value-type="string" office:string-value="U+00DE" calcext:value-type="string">
            <text:p>U+00DE</text:p>
          </table:table-cell>
          <table:table-cell table:formula="of:=LOOKUP([.K193];[.B$35:.B$345];[.A$35:.A$345])" office:value-type="string" office:string-value="Þ" calcext:value-type="string">
            <text:p>Þ</text:p>
          </table:table-cell>
          <table:table-cell table:style-name="ce32" table:formula="of:=IF(ISBLANK([.K193]);&quot;NOT ALLOWED&quot;; IF(EXACT([.K193];[.B19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3];&quot;YES&quot;);[.A193];&quot;&quot;)" office:value-type="string" office:string-value="Þ" calcext:value-type="string">
            <text:p>Þ</text:p>
          </table:table-cell>
          <table:table-cell table:formula="of:=IF(AND(NOT(ISBLANK([.L193]));NOT(ISNA([.L193])));[.L193];&quot;&quot;)" office:value-type="string" office:string-value="Þ" calcext:value-type="string">
            <text:p>Þ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ß" xlink:type="simple">ß</text:a></text:p>
          </table:table-cell>
          <table:table-cell table:style-name="ce8" office:value-type="string" calcext:value-type="string">
            <text:p>U+00DF</text:p>
          </table:table-cell>
          <table:table-cell table:number-columns-repeated="3" table:style-name="ce8" office:value-type="string" calcext:value-type="string">
            <text:p>DF</text:p>
          </table:table-cell>
          <table:table-cell table:number-columns-repeated="2" table:style-name="ce8" office:value-type="string" calcext:value-type="string">
            <text:p>E1</text:p>
          </table:table-cell>
          <table:table-cell table:style-name="ce8" office:value-type="string" calcext:value-type="string">
            <text:p>A7</text:p>
          </table:table-cell>
          <table:table-cell table:style-name="ce10"/>
          <table:table-cell table:style-name="ce12" table:formula="of:=IF(EXACT(&quot; &quot;;[.E194]);&quot;NO&quot;;&quot;YES&quot;)" office:value-type="string" office:string-value="YES" calcext:value-type="string">
            <text:p>YES</text:p>
          </table:table-cell>
          <table:table-cell table:style-name="ce22" table:formula="of:=[.B194]" office:value-type="string" office:string-value="U+00DF" calcext:value-type="string">
            <text:p>U+00DF</text:p>
          </table:table-cell>
          <table:table-cell table:formula="of:=LOOKUP([.K194];[.B$35:.B$345];[.A$35:.A$345])" office:value-type="string" office:string-value="ß" calcext:value-type="string">
            <text:p>ß</text:p>
          </table:table-cell>
          <table:table-cell table:style-name="ce32" table:formula="of:=IF(ISBLANK([.K194]);&quot;NOT ALLOWED&quot;; IF(EXACT([.K194];[.B19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4];&quot;YES&quot;);[.A194];&quot;&quot;)" office:value-type="string" office:string-value="ß" calcext:value-type="string">
            <text:p>ß</text:p>
          </table:table-cell>
          <table:table-cell table:formula="of:=IF(AND(NOT(ISBLANK([.L194]));NOT(ISNA([.L194])));[.L194];&quot;&quot;)" office:value-type="string" office:string-value="ß" calcext:value-type="string">
            <text:p>ß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À" xlink:type="simple">à</text:a></text:p>
          </table:table-cell>
          <table:table-cell table:style-name="ce8" office:value-type="string" calcext:value-type="string">
            <text:p>U+00E0</text:p>
          </table:table-cell>
          <table:table-cell table:number-columns-repeated="3" table:style-name="ce8" office:value-type="string" calcext:value-type="string">
            <text:p>E0</text:p>
          </table:table-cell>
          <table:table-cell table:number-columns-repeated="2" table:style-name="ce8" office:value-type="float" office:value="85" calcext:value-type="float">
            <text:p>85</text:p>
          </table:table-cell>
          <table:table-cell table:style-name="ce8" office:value-type="float" office:value="88" calcext:value-type="float">
            <text:p>88</text:p>
          </table:table-cell>
          <table:table-cell table:style-name="ce10"/>
          <table:table-cell table:style-name="ce12" table:formula="of:=IF(EXACT(&quot; &quot;;[.E195]);&quot;NO&quot;;&quot;YES&quot;)" office:value-type="string" office:string-value="YES" calcext:value-type="string">
            <text:p>YES</text:p>
          </table:table-cell>
          <table:table-cell table:style-name="ce22" table:formula="of:=[.B195]" office:value-type="string" office:string-value="U+00E0" calcext:value-type="string">
            <text:p>U+00E0</text:p>
          </table:table-cell>
          <table:table-cell table:formula="of:=LOOKUP([.K195];[.B$35:.B$345];[.A$35:.A$345])" office:value-type="string" office:string-value="à" calcext:value-type="string">
            <text:p>à</text:p>
          </table:table-cell>
          <table:table-cell table:style-name="ce32" table:formula="of:=IF(ISBLANK([.K195]);&quot;NOT ALLOWED&quot;; IF(EXACT([.K195];[.B19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5];&quot;YES&quot;);[.A195];&quot;&quot;)" office:value-type="string" office:string-value="à" calcext:value-type="string">
            <text:p>à</text:p>
          </table:table-cell>
          <table:table-cell table:formula="of:=IF(AND(NOT(ISBLANK([.L195]));NOT(ISNA([.L195])));[.L195];&quot;&quot;)" office:value-type="string" office:string-value="à" calcext:value-type="string">
            <text:p>à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Á" xlink:type="simple">á</text:a></text:p>
          </table:table-cell>
          <table:table-cell table:style-name="ce8" office:value-type="string" calcext:value-type="string">
            <text:p>U+00E1</text:p>
          </table:table-cell>
          <table:table-cell table:number-columns-repeated="3" table:style-name="ce8" office:value-type="string" calcext:value-type="string">
            <text:p>E1</text:p>
          </table:table-cell>
          <table:table-cell table:number-columns-repeated="2" table:style-name="ce8" office:value-type="string" calcext:value-type="string">
            <text:p>A0</text:p>
          </table:table-cell>
          <table:table-cell table:style-name="ce8" office:value-type="float" office:value="87" calcext:value-type="float">
            <text:p>87</text:p>
          </table:table-cell>
          <table:table-cell table:style-name="ce10"/>
          <table:table-cell table:style-name="ce12" table:formula="of:=IF(EXACT(&quot; &quot;;[.E196]);&quot;NO&quot;;&quot;YES&quot;)" office:value-type="string" office:string-value="YES" calcext:value-type="string">
            <text:p>YES</text:p>
          </table:table-cell>
          <table:table-cell table:style-name="ce22" table:formula="of:=[.B196]" office:value-type="string" office:string-value="U+00E1" calcext:value-type="string">
            <text:p>U+00E1</text:p>
          </table:table-cell>
          <table:table-cell table:formula="of:=LOOKUP([.K196];[.B$35:.B$345];[.A$35:.A$345])" office:value-type="string" office:string-value="á" calcext:value-type="string">
            <text:p>á</text:p>
          </table:table-cell>
          <table:table-cell table:style-name="ce32" table:formula="of:=IF(ISBLANK([.K196]);&quot;NOT ALLOWED&quot;; IF(EXACT([.K196];[.B19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6];&quot;YES&quot;);[.A196];&quot;&quot;)" office:value-type="string" office:string-value="á" calcext:value-type="string">
            <text:p>á</text:p>
          </table:table-cell>
          <table:table-cell table:formula="of:=IF(AND(NOT(ISBLANK([.L196]));NOT(ISNA([.L196])));[.L196];&quot;&quot;)" office:value-type="string" office:string-value="á" calcext:value-type="string">
            <text:p>á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Â" xlink:type="simple">â</text:a></text:p>
          </table:table-cell>
          <table:table-cell table:style-name="ce8" office:value-type="string" calcext:value-type="string">
            <text:p>U+00E2</text:p>
          </table:table-cell>
          <table:table-cell table:number-columns-repeated="3" table:style-name="ce8" office:value-type="string" calcext:value-type="string">
            <text:p>E2</text:p>
          </table:table-cell>
          <table:table-cell table:number-columns-repeated="2" table:style-name="ce8" office:value-type="float" office:value="83" calcext:value-type="float">
            <text:p>83</text:p>
          </table:table-cell>
          <table:table-cell table:style-name="ce8" office:value-type="float" office:value="89" calcext:value-type="float">
            <text:p>89</text:p>
          </table:table-cell>
          <table:table-cell table:style-name="ce10"/>
          <table:table-cell table:style-name="ce12" table:formula="of:=IF(EXACT(&quot; &quot;;[.E197]);&quot;NO&quot;;&quot;YES&quot;)" office:value-type="string" office:string-value="YES" calcext:value-type="string">
            <text:p>YES</text:p>
          </table:table-cell>
          <table:table-cell table:style-name="ce22" table:formula="of:=[.B197]" office:value-type="string" office:string-value="U+00E2" calcext:value-type="string">
            <text:p>U+00E2</text:p>
          </table:table-cell>
          <table:table-cell table:formula="of:=LOOKUP([.K197];[.B$35:.B$345];[.A$35:.A$345])" office:value-type="string" office:string-value="â" calcext:value-type="string">
            <text:p>â</text:p>
          </table:table-cell>
          <table:table-cell table:style-name="ce32" table:formula="of:=IF(ISBLANK([.K197]);&quot;NOT ALLOWED&quot;; IF(EXACT([.K197];[.B19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7];&quot;YES&quot;);[.A197];&quot;&quot;)" office:value-type="string" office:string-value="â" calcext:value-type="string">
            <text:p>â</text:p>
          </table:table-cell>
          <table:table-cell table:formula="of:=IF(AND(NOT(ISBLANK([.L197]));NOT(ISNA([.L197])));[.L197];&quot;&quot;)" office:value-type="string" office:string-value="â" calcext:value-type="string">
            <text:p>â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Ã" xlink:type="simple">ã</text:a></text:p>
          </table:table-cell>
          <table:table-cell table:style-name="ce8" office:value-type="string" calcext:value-type="string">
            <text:p>U+00E3</text:p>
          </table:table-cell>
          <table:table-cell table:number-columns-repeated="3" table:style-name="ce8" office:value-type="string" calcext:value-type="string">
            <text:p>E3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C6</text:p>
          </table:table-cell>
          <table:table-cell table:style-name="ce8" office:value-type="string" calcext:value-type="string">
            <text:p>8B</text:p>
          </table:table-cell>
          <table:table-cell table:style-name="ce10"/>
          <table:table-cell table:style-name="ce12" table:formula="of:=IF(EXACT(&quot; &quot;;[.E198]);&quot;NO&quot;;&quot;YES&quot;)" office:value-type="string" office:string-value="YES" calcext:value-type="string">
            <text:p>YES</text:p>
          </table:table-cell>
          <table:table-cell table:style-name="ce22" table:formula="of:=[.B198]" office:value-type="string" office:string-value="U+00E3" calcext:value-type="string">
            <text:p>U+00E3</text:p>
          </table:table-cell>
          <table:table-cell table:formula="of:=LOOKUP([.K198];[.B$35:.B$345];[.A$35:.A$345])" office:value-type="string" office:string-value="ã" calcext:value-type="string">
            <text:p>ã</text:p>
          </table:table-cell>
          <table:table-cell table:style-name="ce32" table:formula="of:=IF(ISBLANK([.K198]);&quot;NOT ALLOWED&quot;; IF(EXACT([.K198];[.B19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8];&quot;YES&quot;);[.A198];&quot;&quot;)" office:value-type="string" office:string-value="ã" calcext:value-type="string">
            <text:p>ã</text:p>
          </table:table-cell>
          <table:table-cell table:formula="of:=IF(AND(NOT(ISBLANK([.L198]));NOT(ISNA([.L198])));[.L198];&quot;&quot;)" office:value-type="string" office:string-value="ã" calcext:value-type="string">
            <text:p>ã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Ä" xlink:type="simple">ä</text:a></text:p>
          </table:table-cell>
          <table:table-cell table:style-name="ce8" office:value-type="string" calcext:value-type="string">
            <text:p>U+00E4</text:p>
          </table:table-cell>
          <table:table-cell table:number-columns-repeated="3" table:style-name="ce8" office:value-type="string" calcext:value-type="string">
            <text:p>E4</text:p>
          </table:table-cell>
          <table:table-cell table:number-columns-repeated="2" table:style-name="ce8" office:value-type="float" office:value="84" calcext:value-type="float">
            <text:p>84</text:p>
          </table:table-cell>
          <table:table-cell table:style-name="ce8" office:value-type="string" calcext:value-type="string">
            <text:p>8A</text:p>
          </table:table-cell>
          <table:table-cell table:style-name="ce10"/>
          <table:table-cell table:style-name="ce12" table:formula="of:=IF(EXACT(&quot; &quot;;[.E199]);&quot;NO&quot;;&quot;YES&quot;)" office:value-type="string" office:string-value="YES" calcext:value-type="string">
            <text:p>YES</text:p>
          </table:table-cell>
          <table:table-cell table:style-name="ce22" table:formula="of:=[.B199]" office:value-type="string" office:string-value="U+00E4" calcext:value-type="string">
            <text:p>U+00E4</text:p>
          </table:table-cell>
          <table:table-cell table:formula="of:=LOOKUP([.K199];[.B$35:.B$345];[.A$35:.A$345])" office:value-type="string" office:string-value="ä" calcext:value-type="string">
            <text:p>ä</text:p>
          </table:table-cell>
          <table:table-cell table:style-name="ce32" table:formula="of:=IF(ISBLANK([.K199]);&quot;NOT ALLOWED&quot;; IF(EXACT([.K199];[.B19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9];&quot;YES&quot;);[.A199];&quot;&quot;)" office:value-type="string" office:string-value="ä" calcext:value-type="string">
            <text:p>ä</text:p>
          </table:table-cell>
          <table:table-cell table:formula="of:=IF(AND(NOT(ISBLANK([.L199]));NOT(ISNA([.L199])));[.L199];&quot;&quot;)" office:value-type="string" office:string-value="ä" calcext:value-type="string">
            <text:p>ä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Å" xlink:type="simple">å</text:a></text:p>
          </table:table-cell>
          <table:table-cell table:style-name="ce8" office:value-type="string" calcext:value-type="string">
            <text:p>U+00E5</text:p>
          </table:table-cell>
          <table:table-cell table:number-columns-repeated="3" table:style-name="ce8" office:value-type="string" calcext:value-type="string">
            <text:p>E5</text:p>
          </table:table-cell>
          <table:table-cell table:number-columns-repeated="2" table:style-name="ce8" office:value-type="float" office:value="86" calcext:value-type="float">
            <text:p>86</text:p>
          </table:table-cell>
          <table:table-cell table:style-name="ce8" office:value-type="string" calcext:value-type="string">
            <text:p>8C</text:p>
          </table:table-cell>
          <table:table-cell table:style-name="ce10"/>
          <table:table-cell table:style-name="ce12" table:formula="of:=IF(EXACT(&quot; &quot;;[.E200]);&quot;NO&quot;;&quot;YES&quot;)" office:value-type="string" office:string-value="YES" calcext:value-type="string">
            <text:p>YES</text:p>
          </table:table-cell>
          <table:table-cell table:style-name="ce22" table:formula="of:=[.B200]" office:value-type="string" office:string-value="U+00E5" calcext:value-type="string">
            <text:p>U+00E5</text:p>
          </table:table-cell>
          <table:table-cell table:formula="of:=LOOKUP([.K200];[.B$35:.B$345];[.A$35:.A$345])" office:value-type="string" office:string-value="å" calcext:value-type="string">
            <text:p>å</text:p>
          </table:table-cell>
          <table:table-cell table:style-name="ce32" table:formula="of:=IF(ISBLANK([.K200]);&quot;NOT ALLOWED&quot;; IF(EXACT([.K200];[.B20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0];&quot;YES&quot;);[.A200];&quot;&quot;)" office:value-type="string" office:string-value="å" calcext:value-type="string">
            <text:p>å</text:p>
          </table:table-cell>
          <table:table-cell table:formula="of:=IF(AND(NOT(ISBLANK([.L200]));NOT(ISNA([.L200])));[.L200];&quot;&quot;)" office:value-type="string" office:string-value="å" calcext:value-type="string">
            <text:p>å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Æ" xlink:type="simple">æ</text:a></text:p>
          </table:table-cell>
          <table:table-cell table:style-name="ce8" office:value-type="string" calcext:value-type="string">
            <text:p>U+00E6</text:p>
          </table:table-cell>
          <table:table-cell table:number-columns-repeated="3" table:style-name="ce8" office:value-type="string" calcext:value-type="string">
            <text:p>E6</text:p>
          </table:table-cell>
          <table:table-cell table:number-columns-repeated="2" table:style-name="ce8" office:value-type="float" office:value="91" calcext:value-type="float">
            <text:p>91</text:p>
          </table:table-cell>
          <table:table-cell table:style-name="ce8" office:value-type="string" calcext:value-type="string">
            <text:p>BE</text:p>
          </table:table-cell>
          <table:table-cell table:style-name="ce10"/>
          <table:table-cell table:style-name="ce12" table:formula="of:=IF(EXACT(&quot; &quot;;[.E201]);&quot;NO&quot;;&quot;YES&quot;)" office:value-type="string" office:string-value="YES" calcext:value-type="string">
            <text:p>YES</text:p>
          </table:table-cell>
          <table:table-cell table:style-name="ce27" office:value-type="string" calcext:value-type="string">
            <text:p>U+0061 U+0065</text:p>
          </table:table-cell>
          <table:table-cell table:style-name="ce31" office:value-type="string" calcext:value-type="string">
            <text:p>ae</text:p>
          </table:table-cell>
          <table:table-cell table:style-name="ce32" table:formula="of:=IF(ISBLANK([.K201]);&quot;NOT ALLOWED&quot;; IF(EXACT([.K201];[.B20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01];&quot;YES&quot;);[.A201];&quot;&quot;)" office:value-type="string" office:string-value="æ" calcext:value-type="string">
            <text:p>æ</text:p>
          </table:table-cell>
          <table:table-cell table:formula="of:=IF(AND(NOT(ISBLANK([.L201]));NOT(ISNA([.L201])));[.L201];&quot;&quot;)" office:value-type="string" office:string-value="ae" calcext:value-type="string">
            <text:p>ae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Ç" xlink:type="simple">ç</text:a></text:p>
          </table:table-cell>
          <table:table-cell table:style-name="ce8" office:value-type="string" calcext:value-type="string">
            <text:p>U+00E7</text:p>
          </table:table-cell>
          <table:table-cell table:number-columns-repeated="3" table:style-name="ce8" office:value-type="string" calcext:value-type="string">
            <text:p>E7</text:p>
          </table:table-cell>
          <table:table-cell table:number-columns-repeated="2" table:style-name="ce8" office:value-type="float" office:value="87" calcext:value-type="float">
            <text:p>87</text:p>
          </table:table-cell>
          <table:table-cell table:style-name="ce8" office:value-type="string" calcext:value-type="string">
            <text:p>8D</text:p>
          </table:table-cell>
          <table:table-cell table:style-name="ce10"/>
          <table:table-cell table:style-name="ce12" table:formula="of:=IF(EXACT(&quot; &quot;;[.E202]);&quot;NO&quot;;&quot;YES&quot;)" office:value-type="string" office:string-value="YES" calcext:value-type="string">
            <text:p>YES</text:p>
          </table:table-cell>
          <table:table-cell table:style-name="ce22" table:formula="of:=[.B202]" office:value-type="string" office:string-value="U+00E7" calcext:value-type="string">
            <text:p>U+00E7</text:p>
          </table:table-cell>
          <table:table-cell table:formula="of:=LOOKUP([.K202];[.B$35:.B$345];[.A$35:.A$345])" office:value-type="string" office:string-value="ç" calcext:value-type="string">
            <text:p>ç</text:p>
          </table:table-cell>
          <table:table-cell table:style-name="ce32" table:formula="of:=IF(ISBLANK([.K202]);&quot;NOT ALLOWED&quot;; IF(EXACT([.K202];[.B20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2];&quot;YES&quot;);[.A202];&quot;&quot;)" office:value-type="string" office:string-value="ç" calcext:value-type="string">
            <text:p>ç</text:p>
          </table:table-cell>
          <table:table-cell table:formula="of:=IF(AND(NOT(ISBLANK([.L202]));NOT(ISNA([.L202])));[.L202];&quot;&quot;)" office:value-type="string" office:string-value="ç" calcext:value-type="string">
            <text:p>ç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È" xlink:type="simple">è</text:a></text:p>
          </table:table-cell>
          <table:table-cell table:style-name="ce8" office:value-type="string" calcext:value-type="string">
            <text:p>U+00E8</text:p>
          </table:table-cell>
          <table:table-cell table:number-columns-repeated="3" table:style-name="ce8" office:value-type="string" calcext:value-type="string">
            <text:p>E8</text:p>
          </table:table-cell>
          <table:table-cell table:number-columns-repeated="2" table:style-name="ce8" office:value-type="string" calcext:value-type="string">
            <text:p>8A</text:p>
          </table:table-cell>
          <table:table-cell table:style-name="ce8" office:value-type="string" calcext:value-type="string">
            <text:p>8F</text:p>
          </table:table-cell>
          <table:table-cell table:style-name="ce10"/>
          <table:table-cell table:style-name="ce12" table:formula="of:=IF(EXACT(&quot; &quot;;[.E203]);&quot;NO&quot;;&quot;YES&quot;)" office:value-type="string" office:string-value="YES" calcext:value-type="string">
            <text:p>YES</text:p>
          </table:table-cell>
          <table:table-cell table:style-name="ce22" table:formula="of:=[.B203]" office:value-type="string" office:string-value="U+00E8" calcext:value-type="string">
            <text:p>U+00E8</text:p>
          </table:table-cell>
          <table:table-cell table:formula="of:=LOOKUP([.K203];[.B$35:.B$345];[.A$35:.A$345])" office:value-type="string" office:string-value="è" calcext:value-type="string">
            <text:p>è</text:p>
          </table:table-cell>
          <table:table-cell table:style-name="ce32" table:formula="of:=IF(ISBLANK([.K203]);&quot;NOT ALLOWED&quot;; IF(EXACT([.K203];[.B20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3];&quot;YES&quot;);[.A203];&quot;&quot;)" office:value-type="string" office:string-value="è" calcext:value-type="string">
            <text:p>è</text:p>
          </table:table-cell>
          <table:table-cell table:formula="of:=IF(AND(NOT(ISBLANK([.L203]));NOT(ISNA([.L203])));[.L203];&quot;&quot;)" office:value-type="string" office:string-value="è" calcext:value-type="string">
            <text:p>è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É" xlink:type="simple">é</text:a></text:p>
          </table:table-cell>
          <table:table-cell table:style-name="ce8" office:value-type="string" calcext:value-type="string">
            <text:p>U+00E9</text:p>
          </table:table-cell>
          <table:table-cell table:number-columns-repeated="3" table:style-name="ce8" office:value-type="string" calcext:value-type="string">
            <text:p>E9</text:p>
          </table:table-cell>
          <table:table-cell table:number-columns-repeated="2" table:style-name="ce8" office:value-type="float" office:value="82" calcext:value-type="float">
            <text:p>82</text:p>
          </table:table-cell>
          <table:table-cell table:style-name="ce8" office:value-type="string" calcext:value-type="string">
            <text:p>8E</text:p>
          </table:table-cell>
          <table:table-cell table:style-name="ce10"/>
          <table:table-cell table:style-name="ce12" table:formula="of:=IF(EXACT(&quot; &quot;;[.E204]);&quot;NO&quot;;&quot;YES&quot;)" office:value-type="string" office:string-value="YES" calcext:value-type="string">
            <text:p>YES</text:p>
          </table:table-cell>
          <table:table-cell table:style-name="ce22" table:formula="of:=[.B204]" office:value-type="string" office:string-value="U+00E9" calcext:value-type="string">
            <text:p>U+00E9</text:p>
          </table:table-cell>
          <table:table-cell table:formula="of:=LOOKUP([.K204];[.B$35:.B$345];[.A$35:.A$345])" office:value-type="string" office:string-value="é" calcext:value-type="string">
            <text:p>é</text:p>
          </table:table-cell>
          <table:table-cell table:style-name="ce32" table:formula="of:=IF(ISBLANK([.K204]);&quot;NOT ALLOWED&quot;; IF(EXACT([.K204];[.B20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4];&quot;YES&quot;);[.A204];&quot;&quot;)" office:value-type="string" office:string-value="é" calcext:value-type="string">
            <text:p>é</text:p>
          </table:table-cell>
          <table:table-cell table:formula="of:=IF(AND(NOT(ISBLANK([.L204]));NOT(ISNA([.L204])));[.L204];&quot;&quot;)" office:value-type="string" office:string-value="é" calcext:value-type="string">
            <text:p>é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Ê" xlink:type="simple">ê</text:a></text:p>
          </table:table-cell>
          <table:table-cell table:style-name="ce8" office:value-type="string" calcext:value-type="string">
            <text:p>U+00EA</text:p>
          </table:table-cell>
          <table:table-cell table:number-columns-repeated="3" table:style-name="ce8" office:value-type="string" calcext:value-type="string">
            <text:p>EA</text:p>
          </table:table-cell>
          <table:table-cell table:number-columns-repeated="2" table:style-name="ce8" office:value-type="float" office:value="88" calcext:value-type="float">
            <text:p>88</text:p>
          </table:table-cell>
          <table:table-cell table:style-name="ce8" office:value-type="float" office:value="90" calcext:value-type="float">
            <text:p>90</text:p>
          </table:table-cell>
          <table:table-cell table:style-name="ce10"/>
          <table:table-cell table:style-name="ce12" table:formula="of:=IF(EXACT(&quot; &quot;;[.E205]);&quot;NO&quot;;&quot;YES&quot;)" office:value-type="string" office:string-value="YES" calcext:value-type="string">
            <text:p>YES</text:p>
          </table:table-cell>
          <table:table-cell table:style-name="ce22" table:formula="of:=[.B205]" office:value-type="string" office:string-value="U+00EA" calcext:value-type="string">
            <text:p>U+00EA</text:p>
          </table:table-cell>
          <table:table-cell table:formula="of:=LOOKUP([.K205];[.B$35:.B$345];[.A$35:.A$345])" office:value-type="string" office:string-value="ê" calcext:value-type="string">
            <text:p>ê</text:p>
          </table:table-cell>
          <table:table-cell table:style-name="ce32" table:formula="of:=IF(ISBLANK([.K205]);&quot;NOT ALLOWED&quot;; IF(EXACT([.K205];[.B20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5];&quot;YES&quot;);[.A205];&quot;&quot;)" office:value-type="string" office:string-value="ê" calcext:value-type="string">
            <text:p>ê</text:p>
          </table:table-cell>
          <table:table-cell table:formula="of:=IF(AND(NOT(ISBLANK([.L205]));NOT(ISNA([.L205])));[.L205];&quot;&quot;)" office:value-type="string" office:string-value="ê" calcext:value-type="string">
            <text:p>ê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Ë" xlink:type="simple">ë</text:a></text:p>
          </table:table-cell>
          <table:table-cell table:style-name="ce8" office:value-type="string" calcext:value-type="string">
            <text:p>U+00EB</text:p>
          </table:table-cell>
          <table:table-cell table:number-columns-repeated="3" table:style-name="ce8" office:value-type="string" calcext:value-type="string">
            <text:p>EB</text:p>
          </table:table-cell>
          <table:table-cell table:number-columns-repeated="2" table:style-name="ce8" office:value-type="float" office:value="89" calcext:value-type="float">
            <text:p>89</text:p>
          </table:table-cell>
          <table:table-cell table:style-name="ce8" office:value-type="float" office:value="91" calcext:value-type="float">
            <text:p>91</text:p>
          </table:table-cell>
          <table:table-cell table:style-name="ce10"/>
          <table:table-cell table:style-name="ce12" table:formula="of:=IF(EXACT(&quot; &quot;;[.E206]);&quot;NO&quot;;&quot;YES&quot;)" office:value-type="string" office:string-value="YES" calcext:value-type="string">
            <text:p>YES</text:p>
          </table:table-cell>
          <table:table-cell table:style-name="ce22" table:formula="of:=[.B206]" office:value-type="string" office:string-value="U+00EB" calcext:value-type="string">
            <text:p>U+00EB</text:p>
          </table:table-cell>
          <table:table-cell table:formula="of:=LOOKUP([.K206];[.B$35:.B$345];[.A$35:.A$345])" office:value-type="string" office:string-value="ë" calcext:value-type="string">
            <text:p>ë</text:p>
          </table:table-cell>
          <table:table-cell table:style-name="ce32" table:formula="of:=IF(ISBLANK([.K206]);&quot;NOT ALLOWED&quot;; IF(EXACT([.K206];[.B20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6];&quot;YES&quot;);[.A206];&quot;&quot;)" office:value-type="string" office:string-value="ë" calcext:value-type="string">
            <text:p>ë</text:p>
          </table:table-cell>
          <table:table-cell table:formula="of:=IF(AND(NOT(ISBLANK([.L206]));NOT(ISNA([.L206])));[.L206];&quot;&quot;)" office:value-type="string" office:string-value="ë" calcext:value-type="string">
            <text:p>ë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Ì" xlink:type="simple">ì</text:a></text:p>
          </table:table-cell>
          <table:table-cell table:style-name="ce8" office:value-type="string" calcext:value-type="string">
            <text:p>U+00EC</text:p>
          </table:table-cell>
          <table:table-cell table:number-columns-repeated="3" table:style-name="ce8" office:value-type="string" calcext:value-type="string">
            <text:p>EC</text:p>
          </table:table-cell>
          <table:table-cell table:number-columns-repeated="2" table:style-name="ce8" office:value-type="string" calcext:value-type="string">
            <text:p>8D</text:p>
          </table:table-cell>
          <table:table-cell table:style-name="ce8" office:value-type="float" office:value="93" calcext:value-type="float">
            <text:p>93</text:p>
          </table:table-cell>
          <table:table-cell table:style-name="ce10"/>
          <table:table-cell table:style-name="ce12" table:formula="of:=IF(EXACT(&quot; &quot;;[.E207]);&quot;NO&quot;;&quot;YES&quot;)" office:value-type="string" office:string-value="YES" calcext:value-type="string">
            <text:p>YES</text:p>
          </table:table-cell>
          <table:table-cell table:style-name="ce22" table:formula="of:=[.B207]" office:value-type="string" office:string-value="U+00EC" calcext:value-type="string">
            <text:p>U+00EC</text:p>
          </table:table-cell>
          <table:table-cell table:formula="of:=LOOKUP([.K207];[.B$35:.B$345];[.A$35:.A$345])" office:value-type="string" office:string-value="ì" calcext:value-type="string">
            <text:p>ì</text:p>
          </table:table-cell>
          <table:table-cell table:style-name="ce32" table:formula="of:=IF(ISBLANK([.K207]);&quot;NOT ALLOWED&quot;; IF(EXACT([.K207];[.B20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7];&quot;YES&quot;);[.A207];&quot;&quot;)" office:value-type="string" office:string-value="ì" calcext:value-type="string">
            <text:p>ì</text:p>
          </table:table-cell>
          <table:table-cell table:formula="of:=IF(AND(NOT(ISBLANK([.L207]));NOT(ISNA([.L207])));[.L207];&quot;&quot;)" office:value-type="string" office:string-value="ì" calcext:value-type="string">
            <text:p>ì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Í" xlink:type="simple">í</text:a></text:p>
          </table:table-cell>
          <table:table-cell table:style-name="ce8" office:value-type="string" calcext:value-type="string">
            <text:p>U+00ED</text:p>
          </table:table-cell>
          <table:table-cell table:number-columns-repeated="3" table:style-name="ce8" office:value-type="string" calcext:value-type="string">
            <text:p>ED</text:p>
          </table:table-cell>
          <table:table-cell table:number-columns-repeated="2" table:style-name="ce8" office:value-type="string" calcext:value-type="string">
            <text:p>A1</text:p>
          </table:table-cell>
          <table:table-cell table:style-name="ce8" office:value-type="float" office:value="92" calcext:value-type="float">
            <text:p>92</text:p>
          </table:table-cell>
          <table:table-cell table:style-name="ce10"/>
          <table:table-cell table:style-name="ce12" table:formula="of:=IF(EXACT(&quot; &quot;;[.E208]);&quot;NO&quot;;&quot;YES&quot;)" office:value-type="string" office:string-value="YES" calcext:value-type="string">
            <text:p>YES</text:p>
          </table:table-cell>
          <table:table-cell table:style-name="ce22" table:formula="of:=[.B208]" office:value-type="string" office:string-value="U+00ED" calcext:value-type="string">
            <text:p>U+00ED</text:p>
          </table:table-cell>
          <table:table-cell table:formula="of:=LOOKUP([.K208];[.B$35:.B$345];[.A$35:.A$345])" office:value-type="string" office:string-value="í" calcext:value-type="string">
            <text:p>í</text:p>
          </table:table-cell>
          <table:table-cell table:style-name="ce32" table:formula="of:=IF(ISBLANK([.K208]);&quot;NOT ALLOWED&quot;; IF(EXACT([.K208];[.B20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8];&quot;YES&quot;);[.A208];&quot;&quot;)" office:value-type="string" office:string-value="í" calcext:value-type="string">
            <text:p>í</text:p>
          </table:table-cell>
          <table:table-cell table:formula="of:=IF(AND(NOT(ISBLANK([.L208]));NOT(ISNA([.L208])));[.L208];&quot;&quot;)" office:value-type="string" office:string-value="í" calcext:value-type="string">
            <text:p>í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Î" xlink:type="simple">î</text:a></text:p>
          </table:table-cell>
          <table:table-cell table:style-name="ce8" office:value-type="string" calcext:value-type="string">
            <text:p>U+00EE</text:p>
          </table:table-cell>
          <table:table-cell table:number-columns-repeated="3" table:style-name="ce8" office:value-type="string" calcext:value-type="string">
            <text:p>EE</text:p>
          </table:table-cell>
          <table:table-cell table:number-columns-repeated="2" table:style-name="ce8" office:value-type="string" calcext:value-type="string">
            <text:p>8C</text:p>
          </table:table-cell>
          <table:table-cell table:style-name="ce8" office:value-type="float" office:value="94" calcext:value-type="float">
            <text:p>94</text:p>
          </table:table-cell>
          <table:table-cell table:style-name="ce10"/>
          <table:table-cell table:style-name="ce12" table:formula="of:=IF(EXACT(&quot; &quot;;[.E209]);&quot;NO&quot;;&quot;YES&quot;)" office:value-type="string" office:string-value="YES" calcext:value-type="string">
            <text:p>YES</text:p>
          </table:table-cell>
          <table:table-cell table:style-name="ce22" table:formula="of:=[.B209]" office:value-type="string" office:string-value="U+00EE" calcext:value-type="string">
            <text:p>U+00EE</text:p>
          </table:table-cell>
          <table:table-cell table:formula="of:=LOOKUP([.K209];[.B$35:.B$345];[.A$35:.A$345])" office:value-type="string" office:string-value="î" calcext:value-type="string">
            <text:p>î</text:p>
          </table:table-cell>
          <table:table-cell table:style-name="ce32" table:formula="of:=IF(ISBLANK([.K209]);&quot;NOT ALLOWED&quot;; IF(EXACT([.K209];[.B20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9];&quot;YES&quot;);[.A209];&quot;&quot;)" office:value-type="string" office:string-value="î" calcext:value-type="string">
            <text:p>î</text:p>
          </table:table-cell>
          <table:table-cell table:formula="of:=IF(AND(NOT(ISBLANK([.L209]));NOT(ISNA([.L209])));[.L209];&quot;&quot;)" office:value-type="string" office:string-value="î" calcext:value-type="string">
            <text:p>î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Ï" xlink:type="simple">ï</text:a></text:p>
          </table:table-cell>
          <table:table-cell table:style-name="ce8" office:value-type="string" calcext:value-type="string">
            <text:p>U+00EF</text:p>
          </table:table-cell>
          <table:table-cell table:number-columns-repeated="3" table:style-name="ce8" office:value-type="string" calcext:value-type="string">
            <text:p>EF</text:p>
          </table:table-cell>
          <table:table-cell table:number-columns-repeated="2" table:style-name="ce8" office:value-type="string" calcext:value-type="string">
            <text:p>8B</text:p>
          </table:table-cell>
          <table:table-cell table:style-name="ce8" office:value-type="float" office:value="95" calcext:value-type="float">
            <text:p>95</text:p>
          </table:table-cell>
          <table:table-cell table:style-name="ce10"/>
          <table:table-cell table:style-name="ce12" table:formula="of:=IF(EXACT(&quot; &quot;;[.E210]);&quot;NO&quot;;&quot;YES&quot;)" office:value-type="string" office:string-value="YES" calcext:value-type="string">
            <text:p>YES</text:p>
          </table:table-cell>
          <table:table-cell table:style-name="ce22" table:formula="of:=[.B210]" office:value-type="string" office:string-value="U+00EF" calcext:value-type="string">
            <text:p>U+00EF</text:p>
          </table:table-cell>
          <table:table-cell table:formula="of:=LOOKUP([.K210];[.B$35:.B$345];[.A$35:.A$345])" office:value-type="string" office:string-value="ï" calcext:value-type="string">
            <text:p>ï</text:p>
          </table:table-cell>
          <table:table-cell table:style-name="ce32" table:formula="of:=IF(ISBLANK([.K210]);&quot;NOT ALLOWED&quot;; IF(EXACT([.K210];[.B21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0];&quot;YES&quot;);[.A210];&quot;&quot;)" office:value-type="string" office:string-value="ï" calcext:value-type="string">
            <text:p>ï</text:p>
          </table:table-cell>
          <table:table-cell table:formula="of:=IF(AND(NOT(ISBLANK([.L210]));NOT(ISNA([.L210])));[.L210];&quot;&quot;)" office:value-type="string" office:string-value="ï" calcext:value-type="string">
            <text:p>ï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Ð" xlink:type="simple">ð</text:a></text:p>
          </table:table-cell>
          <table:table-cell table:style-name="ce8" office:value-type="string" calcext:value-type="string">
            <text:p>U+00F0</text:p>
          </table:table-cell>
          <table:table-cell table:number-columns-repeated="3" table:style-name="ce8" office:value-type="string" calcext:value-type="string">
            <text:p>F0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D0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11]);&quot;NO&quot;;&quot;YES&quot;)" office:value-type="string" office:string-value="YES" calcext:value-type="string">
            <text:p>YES</text:p>
          </table:table-cell>
          <table:table-cell table:style-name="ce22" table:formula="of:=[.B211]" office:value-type="string" office:string-value="U+00F0" calcext:value-type="string">
            <text:p>U+00F0</text:p>
          </table:table-cell>
          <table:table-cell table:formula="of:=LOOKUP([.K211];[.B$35:.B$345];[.A$35:.A$345])" office:value-type="string" office:string-value="ð" calcext:value-type="string">
            <text:p>ð</text:p>
          </table:table-cell>
          <table:table-cell table:style-name="ce32" table:formula="of:=IF(ISBLANK([.K211]);&quot;NOT ALLOWED&quot;; IF(EXACT([.K211];[.B21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1];&quot;YES&quot;);[.A211];&quot;&quot;)" office:value-type="string" office:string-value="ð" calcext:value-type="string">
            <text:p>ð</text:p>
          </table:table-cell>
          <table:table-cell table:formula="of:=IF(AND(NOT(ISBLANK([.L211]));NOT(ISNA([.L211])));[.L211];&quot;&quot;)" office:value-type="string" office:string-value="ð" calcext:value-type="string">
            <text:p>ð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Ñ" xlink:type="simple">ñ</text:a></text:p>
          </table:table-cell>
          <table:table-cell table:style-name="ce8" office:value-type="string" calcext:value-type="string">
            <text:p>U+00F1</text:p>
          </table:table-cell>
          <table:table-cell table:number-columns-repeated="3" table:style-name="ce8" office:value-type="string" calcext:value-type="string">
            <text:p>F1</text:p>
          </table:table-cell>
          <table:table-cell table:number-columns-repeated="2" table:style-name="ce8" office:value-type="string" calcext:value-type="string">
            <text:p>A4</text:p>
          </table:table-cell>
          <table:table-cell table:style-name="ce8" office:value-type="float" office:value="96" calcext:value-type="float">
            <text:p>96</text:p>
          </table:table-cell>
          <table:table-cell table:style-name="ce10"/>
          <table:table-cell table:style-name="ce12" table:formula="of:=IF(EXACT(&quot; &quot;;[.E212]);&quot;NO&quot;;&quot;YES&quot;)" office:value-type="string" office:string-value="YES" calcext:value-type="string">
            <text:p>YES</text:p>
          </table:table-cell>
          <table:table-cell table:style-name="ce22" table:formula="of:=[.B212]" office:value-type="string" office:string-value="U+00F1" calcext:value-type="string">
            <text:p>U+00F1</text:p>
          </table:table-cell>
          <table:table-cell table:formula="of:=LOOKUP([.K212];[.B$35:.B$345];[.A$35:.A$345])" office:value-type="string" office:string-value="ñ" calcext:value-type="string">
            <text:p>ñ</text:p>
          </table:table-cell>
          <table:table-cell table:style-name="ce32" table:formula="of:=IF(ISBLANK([.K212]);&quot;NOT ALLOWED&quot;; IF(EXACT([.K212];[.B21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2];&quot;YES&quot;);[.A212];&quot;&quot;)" office:value-type="string" office:string-value="ñ" calcext:value-type="string">
            <text:p>ñ</text:p>
          </table:table-cell>
          <table:table-cell table:formula="of:=IF(AND(NOT(ISBLANK([.L212]));NOT(ISNA([.L212])));[.L212];&quot;&quot;)" office:value-type="string" office:string-value="ñ" calcext:value-type="string">
            <text:p>ñ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Ò" xlink:type="simple">ò</text:a></text:p>
          </table:table-cell>
          <table:table-cell table:style-name="ce8" office:value-type="string" calcext:value-type="string">
            <text:p>U+00F2</text:p>
          </table:table-cell>
          <table:table-cell table:number-columns-repeated="3" table:style-name="ce8" office:value-type="string" calcext:value-type="string">
            <text:p>F2</text:p>
          </table:table-cell>
          <table:table-cell table:number-columns-repeated="2" table:style-name="ce8" office:value-type="float" office:value="95" calcext:value-type="float">
            <text:p>95</text:p>
          </table:table-cell>
          <table:table-cell table:style-name="ce8" office:value-type="float" office:value="98" calcext:value-type="float">
            <text:p>98</text:p>
          </table:table-cell>
          <table:table-cell table:style-name="ce10"/>
          <table:table-cell table:style-name="ce12" table:formula="of:=IF(EXACT(&quot; &quot;;[.E213]);&quot;NO&quot;;&quot;YES&quot;)" office:value-type="string" office:string-value="YES" calcext:value-type="string">
            <text:p>YES</text:p>
          </table:table-cell>
          <table:table-cell table:style-name="ce22" table:formula="of:=[.B213]" office:value-type="string" office:string-value="U+00F2" calcext:value-type="string">
            <text:p>U+00F2</text:p>
          </table:table-cell>
          <table:table-cell table:formula="of:=LOOKUP([.K213];[.B$35:.B$345];[.A$35:.A$345])" office:value-type="string" office:string-value="ò" calcext:value-type="string">
            <text:p>ò</text:p>
          </table:table-cell>
          <table:table-cell table:style-name="ce32" table:formula="of:=IF(ISBLANK([.K213]);&quot;NOT ALLOWED&quot;; IF(EXACT([.K213];[.B21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3];&quot;YES&quot;);[.A213];&quot;&quot;)" office:value-type="string" office:string-value="ò" calcext:value-type="string">
            <text:p>ò</text:p>
          </table:table-cell>
          <table:table-cell table:formula="of:=IF(AND(NOT(ISBLANK([.L213]));NOT(ISNA([.L213])));[.L213];&quot;&quot;)" office:value-type="string" office:string-value="ò" calcext:value-type="string">
            <text:p>ò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Ó" xlink:type="simple">ó</text:a></text:p>
          </table:table-cell>
          <table:table-cell table:style-name="ce8" office:value-type="string" calcext:value-type="string">
            <text:p>U+00F3</text:p>
          </table:table-cell>
          <table:table-cell table:number-columns-repeated="3" table:style-name="ce8" office:value-type="string" calcext:value-type="string">
            <text:p>F3</text:p>
          </table:table-cell>
          <table:table-cell table:number-columns-repeated="2" table:style-name="ce8" office:value-type="string" calcext:value-type="string">
            <text:p>A2</text:p>
          </table:table-cell>
          <table:table-cell table:style-name="ce8" office:value-type="float" office:value="97" calcext:value-type="float">
            <text:p>97</text:p>
          </table:table-cell>
          <table:table-cell table:style-name="ce10"/>
          <table:table-cell table:style-name="ce12" table:formula="of:=IF(EXACT(&quot; &quot;;[.E214]);&quot;NO&quot;;&quot;YES&quot;)" office:value-type="string" office:string-value="YES" calcext:value-type="string">
            <text:p>YES</text:p>
          </table:table-cell>
          <table:table-cell table:style-name="ce22" table:formula="of:=[.B214]" office:value-type="string" office:string-value="U+00F3" calcext:value-type="string">
            <text:p>U+00F3</text:p>
          </table:table-cell>
          <table:table-cell table:formula="of:=LOOKUP([.K214];[.B$35:.B$345];[.A$35:.A$345])" office:value-type="string" office:string-value="ó" calcext:value-type="string">
            <text:p>ó</text:p>
          </table:table-cell>
          <table:table-cell table:style-name="ce32" table:formula="of:=IF(ISBLANK([.K214]);&quot;NOT ALLOWED&quot;; IF(EXACT([.K214];[.B21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4];&quot;YES&quot;);[.A214];&quot;&quot;)" office:value-type="string" office:string-value="ó" calcext:value-type="string">
            <text:p>ó</text:p>
          </table:table-cell>
          <table:table-cell table:formula="of:=IF(AND(NOT(ISBLANK([.L214]));NOT(ISNA([.L214])));[.L214];&quot;&quot;)" office:value-type="string" office:string-value="ó" calcext:value-type="string">
            <text:p>ó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Ô" xlink:type="simple">ô</text:a></text:p>
          </table:table-cell>
          <table:table-cell table:style-name="ce8" office:value-type="string" calcext:value-type="string">
            <text:p>U+00F4</text:p>
          </table:table-cell>
          <table:table-cell table:number-columns-repeated="3" table:style-name="ce8" office:value-type="string" calcext:value-type="string">
            <text:p>F4</text:p>
          </table:table-cell>
          <table:table-cell table:number-columns-repeated="2" table:style-name="ce8" office:value-type="float" office:value="93" calcext:value-type="float">
            <text:p>93</text:p>
          </table:table-cell>
          <table:table-cell table:style-name="ce8" office:value-type="float" office:value="99" calcext:value-type="float">
            <text:p>99</text:p>
          </table:table-cell>
          <table:table-cell table:style-name="ce10"/>
          <table:table-cell table:style-name="ce12" table:formula="of:=IF(EXACT(&quot; &quot;;[.E215]);&quot;NO&quot;;&quot;YES&quot;)" office:value-type="string" office:string-value="YES" calcext:value-type="string">
            <text:p>YES</text:p>
          </table:table-cell>
          <table:table-cell table:style-name="ce22" table:formula="of:=[.B215]" office:value-type="string" office:string-value="U+00F4" calcext:value-type="string">
            <text:p>U+00F4</text:p>
          </table:table-cell>
          <table:table-cell table:formula="of:=LOOKUP([.K215];[.B$35:.B$345];[.A$35:.A$345])" office:value-type="string" office:string-value="ô" calcext:value-type="string">
            <text:p>ô</text:p>
          </table:table-cell>
          <table:table-cell table:style-name="ce32" table:formula="of:=IF(ISBLANK([.K215]);&quot;NOT ALLOWED&quot;; IF(EXACT([.K215];[.B21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5];&quot;YES&quot;);[.A215];&quot;&quot;)" office:value-type="string" office:string-value="ô" calcext:value-type="string">
            <text:p>ô</text:p>
          </table:table-cell>
          <table:table-cell table:formula="of:=IF(AND(NOT(ISBLANK([.L215]));NOT(ISNA([.L215])));[.L215];&quot;&quot;)" office:value-type="string" office:string-value="ô" calcext:value-type="string">
            <text:p>ô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Õ" xlink:type="simple">õ</text:a></text:p>
          </table:table-cell>
          <table:table-cell table:style-name="ce8" office:value-type="string" calcext:value-type="string">
            <text:p>U+00F5</text:p>
          </table:table-cell>
          <table:table-cell table:number-columns-repeated="3" table:style-name="ce8" office:value-type="string" calcext:value-type="string">
            <text:p>F5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4</text:p>
          </table:table-cell>
          <table:table-cell table:style-name="ce8" office:value-type="string" calcext:value-type="string">
            <text:p>9B</text:p>
          </table:table-cell>
          <table:table-cell table:style-name="ce10"/>
          <table:table-cell table:style-name="ce12" table:formula="of:=IF(EXACT(&quot; &quot;;[.E216]);&quot;NO&quot;;&quot;YES&quot;)" office:value-type="string" office:string-value="YES" calcext:value-type="string">
            <text:p>YES</text:p>
          </table:table-cell>
          <table:table-cell table:style-name="ce22" table:formula="of:=[.B216]" office:value-type="string" office:string-value="U+00F5" calcext:value-type="string">
            <text:p>U+00F5</text:p>
          </table:table-cell>
          <table:table-cell table:formula="of:=LOOKUP([.K216];[.B$35:.B$345];[.A$35:.A$345])" office:value-type="string" office:string-value="õ" calcext:value-type="string">
            <text:p>õ</text:p>
          </table:table-cell>
          <table:table-cell table:style-name="ce32" table:formula="of:=IF(ISBLANK([.K216]);&quot;NOT ALLOWED&quot;; IF(EXACT([.K216];[.B21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6];&quot;YES&quot;);[.A216];&quot;&quot;)" office:value-type="string" office:string-value="õ" calcext:value-type="string">
            <text:p>õ</text:p>
          </table:table-cell>
          <table:table-cell table:formula="of:=IF(AND(NOT(ISBLANK([.L216]));NOT(ISNA([.L216])));[.L216];&quot;&quot;)" office:value-type="string" office:string-value="õ" calcext:value-type="string">
            <text:p>õ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Ö" xlink:type="simple">ö</text:a></text:p>
          </table:table-cell>
          <table:table-cell table:style-name="ce8" office:value-type="string" calcext:value-type="string">
            <text:p>U+00F6</text:p>
          </table:table-cell>
          <table:table-cell table:number-columns-repeated="3" table:style-name="ce8" office:value-type="string" calcext:value-type="string">
            <text:p>F6</text:p>
          </table:table-cell>
          <table:table-cell table:number-columns-repeated="2" table:style-name="ce8" office:value-type="float" office:value="94" calcext:value-type="float">
            <text:p>94</text:p>
          </table:table-cell>
          <table:table-cell table:style-name="ce8" office:value-type="string" calcext:value-type="string">
            <text:p>9A</text:p>
          </table:table-cell>
          <table:table-cell table:style-name="ce10"/>
          <table:table-cell table:style-name="ce12" table:formula="of:=IF(EXACT(&quot; &quot;;[.E217]);&quot;NO&quot;;&quot;YES&quot;)" office:value-type="string" office:string-value="YES" calcext:value-type="string">
            <text:p>YES</text:p>
          </table:table-cell>
          <table:table-cell table:style-name="ce22" table:formula="of:=[.B217]" office:value-type="string" office:string-value="U+00F6" calcext:value-type="string">
            <text:p>U+00F6</text:p>
          </table:table-cell>
          <table:table-cell table:formula="of:=LOOKUP([.K217];[.B$35:.B$345];[.A$35:.A$345])" office:value-type="string" office:string-value="ö" calcext:value-type="string">
            <text:p>ö</text:p>
          </table:table-cell>
          <table:table-cell table:style-name="ce32" table:formula="of:=IF(ISBLANK([.K217]);&quot;NOT ALLOWED&quot;; IF(EXACT([.K217];[.B21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7];&quot;YES&quot;);[.A217];&quot;&quot;)" office:value-type="string" office:string-value="ö" calcext:value-type="string">
            <text:p>ö</text:p>
          </table:table-cell>
          <table:table-cell table:formula="of:=IF(AND(NOT(ISBLANK([.L217]));NOT(ISNA([.L217])));[.L217];&quot;&quot;)" office:value-type="string" office:string-value="ö" calcext:value-type="string">
            <text:p>ö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÷" xlink:type="simple">÷</text:a></text:p>
          </table:table-cell>
          <table:table-cell table:style-name="ce8" office:value-type="string" calcext:value-type="string">
            <text:p>U+00F7</text:p>
          </table:table-cell>
          <table:table-cell table:number-columns-repeated="3" table:style-name="ce8" office:value-type="string" calcext:value-type="string">
            <text:p>F7</text:p>
          </table:table-cell>
          <table:table-cell table:number-columns-repeated="2" table:style-name="ce8" office:value-type="string" calcext:value-type="string">
            <text:p>F6</text:p>
          </table:table-cell>
          <table:table-cell table:style-name="ce8" office:value-type="string" calcext:value-type="string">
            <text:p>D6</text:p>
          </table:table-cell>
          <table:table-cell table:style-name="ce10"/>
          <table:table-cell table:style-name="ce12" table:formula="of:=IF(EXACT(&quot; &quot;;[.E218]);&quot;NO&quot;;&quot;YES&quot;)" office:value-type="string" office:string-value="YES" calcext:value-type="string">
            <text:p>YES</text:p>
          </table:table-cell>
          <table:table-cell table:style-name="ce22" table:formula="of:=[.B218]" office:value-type="string" office:string-value="U+00F7" calcext:value-type="string">
            <text:p>U+00F7</text:p>
          </table:table-cell>
          <table:table-cell table:formula="of:=LOOKUP([.K218];[.B$35:.B$345];[.A$35:.A$345])" office:value-type="string" office:string-value="÷" calcext:value-type="string">
            <text:p>÷</text:p>
          </table:table-cell>
          <table:table-cell table:style-name="ce32" table:formula="of:=IF(ISBLANK([.K218]);&quot;NOT ALLOWED&quot;; IF(EXACT([.K218];[.B21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8];&quot;YES&quot;);[.A218];&quot;&quot;)" office:value-type="string" office:string-value="÷" calcext:value-type="string">
            <text:p>÷</text:p>
          </table:table-cell>
          <table:table-cell table:formula="of:=IF(AND(NOT(ISBLANK([.L218]));NOT(ISNA([.L218])));[.L218];&quot;&quot;)" office:value-type="string" office:string-value="÷" calcext:value-type="string">
            <text:p>÷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Ø" xlink:type="simple">ø</text:a></text:p>
          </table:table-cell>
          <table:table-cell table:style-name="ce8" office:value-type="string" calcext:value-type="string">
            <text:p>U+00F8</text:p>
          </table:table-cell>
          <table:table-cell table:number-columns-repeated="3" table:style-name="ce8" office:value-type="string" calcext:value-type="string">
            <text:p>F8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9B</text:p>
          </table:table-cell>
          <table:table-cell table:style-name="ce8" office:value-type="string" calcext:value-type="string">
            <text:p>BF</text:p>
          </table:table-cell>
          <table:table-cell table:style-name="ce10"/>
          <table:table-cell table:style-name="ce12" table:formula="of:=IF(EXACT(&quot; &quot;;[.E219]);&quot;NO&quot;;&quot;YES&quot;)" office:value-type="string" office:string-value="YES" calcext:value-type="string">
            <text:p>YES</text:p>
          </table:table-cell>
          <table:table-cell table:style-name="ce22" table:formula="of:=[.B219]" office:value-type="string" office:string-value="U+00F8" calcext:value-type="string">
            <text:p>U+00F8</text:p>
          </table:table-cell>
          <table:table-cell table:formula="of:=LOOKUP([.K219];[.B$35:.B$345];[.A$35:.A$345])" office:value-type="string" office:string-value="ø" calcext:value-type="string">
            <text:p>ø</text:p>
          </table:table-cell>
          <table:table-cell table:style-name="ce32" table:formula="of:=IF(ISBLANK([.K219]);&quot;NOT ALLOWED&quot;; IF(EXACT([.K219];[.B21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9];&quot;YES&quot;);[.A219];&quot;&quot;)" office:value-type="string" office:string-value="ø" calcext:value-type="string">
            <text:p>ø</text:p>
          </table:table-cell>
          <table:table-cell table:formula="of:=IF(AND(NOT(ISBLANK([.L219]));NOT(ISNA([.L219])));[.L219];&quot;&quot;)" office:value-type="string" office:string-value="ø" calcext:value-type="string">
            <text:p>ø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Ù" xlink:type="simple">ù</text:a></text:p>
          </table:table-cell>
          <table:table-cell table:style-name="ce8" office:value-type="string" calcext:value-type="string">
            <text:p>U+00F9</text:p>
          </table:table-cell>
          <table:table-cell table:number-columns-repeated="3" table:style-name="ce8" office:value-type="string" calcext:value-type="string">
            <text:p>F9</text:p>
          </table:table-cell>
          <table:table-cell table:number-columns-repeated="2" table:style-name="ce8" office:value-type="float" office:value="97" calcext:value-type="float">
            <text:p>97</text:p>
          </table:table-cell>
          <table:table-cell table:style-name="ce8" office:value-type="string" calcext:value-type="string">
            <text:p>9D</text:p>
          </table:table-cell>
          <table:table-cell table:style-name="ce10"/>
          <table:table-cell table:style-name="ce12" table:formula="of:=IF(EXACT(&quot; &quot;;[.E220]);&quot;NO&quot;;&quot;YES&quot;)" office:value-type="string" office:string-value="YES" calcext:value-type="string">
            <text:p>YES</text:p>
          </table:table-cell>
          <table:table-cell table:style-name="ce22" table:formula="of:=[.B220]" office:value-type="string" office:string-value="U+00F9" calcext:value-type="string">
            <text:p>U+00F9</text:p>
          </table:table-cell>
          <table:table-cell table:formula="of:=LOOKUP([.K220];[.B$35:.B$345];[.A$35:.A$345])" office:value-type="string" office:string-value="ù" calcext:value-type="string">
            <text:p>ù</text:p>
          </table:table-cell>
          <table:table-cell table:style-name="ce32" table:formula="of:=IF(ISBLANK([.K220]);&quot;NOT ALLOWED&quot;; IF(EXACT([.K220];[.B22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0];&quot;YES&quot;);[.A220];&quot;&quot;)" office:value-type="string" office:string-value="ù" calcext:value-type="string">
            <text:p>ù</text:p>
          </table:table-cell>
          <table:table-cell table:formula="of:=IF(AND(NOT(ISBLANK([.L220]));NOT(ISNA([.L220])));[.L220];&quot;&quot;)" office:value-type="string" office:string-value="ù" calcext:value-type="string">
            <text:p>ù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Ú" xlink:type="simple">ú</text:a></text:p>
          </table:table-cell>
          <table:table-cell table:style-name="ce8" office:value-type="string" calcext:value-type="string">
            <text:p>U+00FA</text:p>
          </table:table-cell>
          <table:table-cell table:number-columns-repeated="3" table:style-name="ce8" office:value-type="string" calcext:value-type="string">
            <text:p>FA</text:p>
          </table:table-cell>
          <table:table-cell table:number-columns-repeated="2" table:style-name="ce8" office:value-type="string" calcext:value-type="string">
            <text:p>A3</text:p>
          </table:table-cell>
          <table:table-cell table:style-name="ce8" office:value-type="string" calcext:value-type="string">
            <text:p>9C</text:p>
          </table:table-cell>
          <table:table-cell table:style-name="ce10"/>
          <table:table-cell table:style-name="ce12" table:formula="of:=IF(EXACT(&quot; &quot;;[.E221]);&quot;NO&quot;;&quot;YES&quot;)" office:value-type="string" office:string-value="YES" calcext:value-type="string">
            <text:p>YES</text:p>
          </table:table-cell>
          <table:table-cell table:style-name="ce22" table:formula="of:=[.B221]" office:value-type="string" office:string-value="U+00FA" calcext:value-type="string">
            <text:p>U+00FA</text:p>
          </table:table-cell>
          <table:table-cell table:formula="of:=LOOKUP([.K221];[.B$35:.B$345];[.A$35:.A$345])" office:value-type="string" office:string-value="ú" calcext:value-type="string">
            <text:p>ú</text:p>
          </table:table-cell>
          <table:table-cell table:style-name="ce32" table:formula="of:=IF(ISBLANK([.K221]);&quot;NOT ALLOWED&quot;; IF(EXACT([.K221];[.B22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1];&quot;YES&quot;);[.A221];&quot;&quot;)" office:value-type="string" office:string-value="ú" calcext:value-type="string">
            <text:p>ú</text:p>
          </table:table-cell>
          <table:table-cell table:formula="of:=IF(AND(NOT(ISBLANK([.L221]));NOT(ISNA([.L221])));[.L221];&quot;&quot;)" office:value-type="string" office:string-value="ú" calcext:value-type="string">
            <text:p>ú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Û" xlink:type="simple">û</text:a></text:p>
          </table:table-cell>
          <table:table-cell table:style-name="ce8" office:value-type="string" calcext:value-type="string">
            <text:p>U+00FB</text:p>
          </table:table-cell>
          <table:table-cell table:number-columns-repeated="3" table:style-name="ce8" office:value-type="string" calcext:value-type="string">
            <text:p>FB</text:p>
          </table:table-cell>
          <table:table-cell table:number-columns-repeated="2" table:style-name="ce8" office:value-type="float" office:value="96" calcext:value-type="float">
            <text:p>96</text:p>
          </table:table-cell>
          <table:table-cell table:style-name="ce8" office:value-type="string" calcext:value-type="string">
            <text:p>9E</text:p>
          </table:table-cell>
          <table:table-cell table:style-name="ce10"/>
          <table:table-cell table:style-name="ce12" table:formula="of:=IF(EXACT(&quot; &quot;;[.E222]);&quot;NO&quot;;&quot;YES&quot;)" office:value-type="string" office:string-value="YES" calcext:value-type="string">
            <text:p>YES</text:p>
          </table:table-cell>
          <table:table-cell table:style-name="ce22" table:formula="of:=[.B222]" office:value-type="string" office:string-value="U+00FB" calcext:value-type="string">
            <text:p>U+00FB</text:p>
          </table:table-cell>
          <table:table-cell table:formula="of:=LOOKUP([.K222];[.B$35:.B$345];[.A$35:.A$345])" office:value-type="string" office:string-value="û" calcext:value-type="string">
            <text:p>û</text:p>
          </table:table-cell>
          <table:table-cell table:style-name="ce32" table:formula="of:=IF(ISBLANK([.K222]);&quot;NOT ALLOWED&quot;; IF(EXACT([.K222];[.B22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2];&quot;YES&quot;);[.A222];&quot;&quot;)" office:value-type="string" office:string-value="û" calcext:value-type="string">
            <text:p>û</text:p>
          </table:table-cell>
          <table:table-cell table:formula="of:=IF(AND(NOT(ISBLANK([.L222]));NOT(ISNA([.L222])));[.L222];&quot;&quot;)" office:value-type="string" office:string-value="û" calcext:value-type="string">
            <text:p>û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Ü" xlink:type="simple">ü</text:a></text:p>
          </table:table-cell>
          <table:table-cell table:style-name="ce8" office:value-type="string" calcext:value-type="string">
            <text:p>U+00FC</text:p>
          </table:table-cell>
          <table:table-cell table:number-columns-repeated="3" table:style-name="ce8" office:value-type="string" calcext:value-type="string">
            <text:p>FC</text:p>
          </table:table-cell>
          <table:table-cell table:number-columns-repeated="2" table:style-name="ce8" office:value-type="float" office:value="81" calcext:value-type="float">
            <text:p>81</text:p>
          </table:table-cell>
          <table:table-cell table:style-name="ce8" office:value-type="string" calcext:value-type="string">
            <text:p>9F</text:p>
          </table:table-cell>
          <table:table-cell table:style-name="ce10"/>
          <table:table-cell table:style-name="ce12" table:formula="of:=IF(EXACT(&quot; &quot;;[.E223]);&quot;NO&quot;;&quot;YES&quot;)" office:value-type="string" office:string-value="YES" calcext:value-type="string">
            <text:p>YES</text:p>
          </table:table-cell>
          <table:table-cell table:style-name="ce22" table:formula="of:=[.B223]" office:value-type="string" office:string-value="U+00FC" calcext:value-type="string">
            <text:p>U+00FC</text:p>
          </table:table-cell>
          <table:table-cell table:formula="of:=LOOKUP([.K223];[.B$35:.B$345];[.A$35:.A$345])" office:value-type="string" office:string-value="ü" calcext:value-type="string">
            <text:p>ü</text:p>
          </table:table-cell>
          <table:table-cell table:style-name="ce32" table:formula="of:=IF(ISBLANK([.K223]);&quot;NOT ALLOWED&quot;; IF(EXACT([.K223];[.B22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3];&quot;YES&quot;);[.A223];&quot;&quot;)" office:value-type="string" office:string-value="ü" calcext:value-type="string">
            <text:p>ü</text:p>
          </table:table-cell>
          <table:table-cell table:formula="of:=IF(AND(NOT(ISBLANK([.L223]));NOT(ISNA([.L223])));[.L223];&quot;&quot;)" office:value-type="string" office:string-value="ü" calcext:value-type="string">
            <text:p>ü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Ý" xlink:type="simple">ý</text:a></text:p>
          </table:table-cell>
          <table:table-cell table:style-name="ce8" office:value-type="string" calcext:value-type="string">
            <text:p>U+00FD</text:p>
          </table:table-cell>
          <table:table-cell table:number-columns-repeated="3" table:style-name="ce8" office:value-type="string" calcext:value-type="string">
            <text:p>FD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C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24]);&quot;NO&quot;;&quot;YES&quot;)" office:value-type="string" office:string-value="YES" calcext:value-type="string">
            <text:p>YES</text:p>
          </table:table-cell>
          <table:table-cell table:style-name="ce22" table:formula="of:=[.B224]" office:value-type="string" office:string-value="U+00FD" calcext:value-type="string">
            <text:p>U+00FD</text:p>
          </table:table-cell>
          <table:table-cell table:formula="of:=LOOKUP([.K224];[.B$35:.B$345];[.A$35:.A$345])" office:value-type="string" office:string-value="ý" calcext:value-type="string">
            <text:p>ý</text:p>
          </table:table-cell>
          <table:table-cell table:style-name="ce32" table:formula="of:=IF(ISBLANK([.K224]);&quot;NOT ALLOWED&quot;; IF(EXACT([.K224];[.B22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4];&quot;YES&quot;);[.A224];&quot;&quot;)" office:value-type="string" office:string-value="ý" calcext:value-type="string">
            <text:p>ý</text:p>
          </table:table-cell>
          <table:table-cell table:formula="of:=IF(AND(NOT(ISBLANK([.L224]));NOT(ISNA([.L224])));[.L224];&quot;&quot;)" office:value-type="string" office:string-value="ý" calcext:value-type="string">
            <text:p>ý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Þ" xlink:type="simple">þ</text:a></text:p>
          </table:table-cell>
          <table:table-cell table:style-name="ce8" office:value-type="string" calcext:value-type="string">
            <text:p>U+00FE</text:p>
          </table:table-cell>
          <table:table-cell table:number-columns-repeated="3" table:style-name="ce8" office:value-type="string" calcext:value-type="string">
            <text:p>FE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7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25]);&quot;NO&quot;;&quot;YES&quot;)" office:value-type="string" office:string-value="YES" calcext:value-type="string">
            <text:p>YES</text:p>
          </table:table-cell>
          <table:table-cell table:style-name="ce22" table:formula="of:=[.B225]" office:value-type="string" office:string-value="U+00FE" calcext:value-type="string">
            <text:p>U+00FE</text:p>
          </table:table-cell>
          <table:table-cell table:formula="of:=LOOKUP([.K225];[.B$35:.B$345];[.A$35:.A$345])" office:value-type="string" office:string-value="þ" calcext:value-type="string">
            <text:p>þ</text:p>
          </table:table-cell>
          <table:table-cell table:style-name="ce32" table:formula="of:=IF(ISBLANK([.K225]);&quot;NOT ALLOWED&quot;; IF(EXACT([.K225];[.B22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5];&quot;YES&quot;);[.A225];&quot;&quot;)" office:value-type="string" office:string-value="þ" calcext:value-type="string">
            <text:p>þ</text:p>
          </table:table-cell>
          <table:table-cell table:formula="of:=IF(AND(NOT(ISBLANK([.L225]));NOT(ISNA([.L225])));[.L225];&quot;&quot;)" office:value-type="string" office:string-value="þ" calcext:value-type="string">
            <text:p>þ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Ÿ" xlink:type="simple">ÿ</text:a></text:p>
          </table:table-cell>
          <table:table-cell table:style-name="ce8" office:value-type="string" calcext:value-type="string">
            <text:p>U+00FF</text:p>
          </table:table-cell>
          <table:table-cell table:number-columns-repeated="3" table:style-name="ce8" office:value-type="string" calcext:value-type="string">
            <text:p>FF</text:p>
          </table:table-cell>
          <table:table-cell table:number-columns-repeated="2" table:style-name="ce8" office:value-type="float" office:value="98" calcext:value-type="float">
            <text:p>98</text:p>
          </table:table-cell>
          <table:table-cell table:style-name="ce8" office:value-type="string" calcext:value-type="string">
            <text:p>D8</text:p>
          </table:table-cell>
          <table:table-cell table:style-name="ce10"/>
          <table:table-cell table:style-name="ce12" table:formula="of:=IF(EXACT(&quot; &quot;;[.E226]);&quot;NO&quot;;&quot;YES&quot;)" office:value-type="string" office:string-value="YES" calcext:value-type="string">
            <text:p>YES</text:p>
          </table:table-cell>
          <table:table-cell table:style-name="ce22" table:formula="of:=[.B226]" office:value-type="string" office:string-value="U+00FF" calcext:value-type="string">
            <text:p>U+00FF</text:p>
          </table:table-cell>
          <table:table-cell table:formula="of:=LOOKUP([.K226];[.B$35:.B$345];[.A$35:.A$345])" office:value-type="string" office:string-value="ÿ" calcext:value-type="string">
            <text:p>ÿ</text:p>
          </table:table-cell>
          <table:table-cell table:style-name="ce32" table:formula="of:=IF(ISBLANK([.K226]);&quot;NOT ALLOWED&quot;; IF(EXACT([.K226];[.B22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6];&quot;YES&quot;);[.A226];&quot;&quot;)" office:value-type="string" office:string-value="ÿ" calcext:value-type="string">
            <text:p>ÿ</text:p>
          </table:table-cell>
          <table:table-cell table:formula="of:=IF(AND(NOT(ISBLANK([.L226]));NOT(ISNA([.L226])));[.L226];&quot;&quot;)" office:value-type="string" office:string-value="ÿ" calcext:value-type="string">
            <text:p>ÿ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Dotless_i" xlink:type="simple">ı</text:a></text:p>
          </table:table-cell>
          <table:table-cell table:style-name="ce8" office:value-type="string" calcext:value-type="string">
            <text:p>U+0131</text:p>
          </table:table-cell>
          <table:table-cell table:number-columns-repeated="4" table:style-name="ce11" office:value-type="string" calcext:value-type="string">
            <text:p> </text:p>
          </table:table-cell>
          <table:table-cell table:style-name="ce8" office:value-type="string" calcext:value-type="string">
            <text:p>D5</text:p>
          </table:table-cell>
          <table:table-cell table:style-name="ce8" office:value-type="string" calcext:value-type="string">
            <text:p>F5</text:p>
          </table:table-cell>
          <table:table-cell table:style-name="ce10"/>
          <table:table-cell table:style-name="ce12" table:formula="of:=IF(EXACT(&quot; &quot;;[.E227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27];[.B$35:.B$345];[.A$35:.A$345])" office:value-type="string" office:string-value="" calcext:value-type="error">
            <text:p>#N/A</text:p>
          </table:table-cell>
          <table:table-cell table:style-name="ce32" table:formula="of:=IF(ISBLANK([.K227]);&quot;NOT ALLOWED&quot;; IF(EXACT([.K227];[.B22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27];&quot;YES&quot;);[.A227];&quot;&quot;)">
            <text:p/>
          </table:table-cell>
          <table:table-cell table:formula="of:=IF(AND(NOT(ISBLANK([.L227]));NOT(ISNA([.L227])));[.L22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Œ" xlink:type="simple">Œ</text:a></text:p>
          </table:table-cell>
          <table:table-cell table:style-name="ce8" office:value-type="string" calcext:value-type="string">
            <text:p>U+0152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C</text:p>
          </table:table-cell>
          <table:table-cell table:style-name="ce8" office:value-type="string" calcext:value-type="string">
            <text:p>8C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CE</text:p>
          </table:table-cell>
          <table:table-cell table:style-name="ce10"/>
          <table:table-cell table:style-name="ce12" table:formula="of:=IF(EXACT(&quot; &quot;;[.E228]);&quot;NO&quot;;&quot;YES&quot;)" office:value-type="string" office:string-value="YES" calcext:value-type="string">
            <text:p>YES</text:p>
          </table:table-cell>
          <table:table-cell table:style-name="ce27" office:value-type="string" calcext:value-type="string">
            <text:p>U+004F U+0045</text:p>
          </table:table-cell>
          <table:table-cell table:style-name="ce31" office:value-type="string" calcext:value-type="string">
            <text:p>OE</text:p>
          </table:table-cell>
          <table:table-cell table:style-name="ce32" table:formula="of:=IF(ISBLANK([.K228]);&quot;NOT ALLOWED&quot;; IF(EXACT([.K228];[.B228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28];&quot;YES&quot;);[.A228];&quot;&quot;)" office:value-type="string" office:string-value="Œ" calcext:value-type="string">
            <text:p>Œ</text:p>
          </table:table-cell>
          <table:table-cell table:formula="of:=IF(AND(NOT(ISBLANK([.L228]));NOT(ISNA([.L228])));[.L228];&quot;&quot;)" office:value-type="string" office:string-value="OE" calcext:value-type="string">
            <text:p>OE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Œ" xlink:type="simple">œ</text:a></text:p>
          </table:table-cell>
          <table:table-cell table:style-name="ce8" office:value-type="string" calcext:value-type="string">
            <text:p>U+0153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D</text:p>
          </table:table-cell>
          <table:table-cell table:style-name="ce8" office:value-type="string" calcext:value-type="string">
            <text:p>9C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CF</text:p>
          </table:table-cell>
          <table:table-cell table:style-name="ce10"/>
          <table:table-cell table:style-name="ce12" table:formula="of:=IF(EXACT(&quot; &quot;;[.E229]);&quot;NO&quot;;&quot;YES&quot;)" office:value-type="string" office:string-value="YES" calcext:value-type="string">
            <text:p>YES</text:p>
          </table:table-cell>
          <table:table-cell table:style-name="ce27" office:value-type="string" calcext:value-type="string">
            <text:p>U+006F U+0065</text:p>
          </table:table-cell>
          <table:table-cell table:style-name="ce31" office:value-type="string" calcext:value-type="string">
            <text:p>oe</text:p>
          </table:table-cell>
          <table:table-cell table:style-name="ce32" table:formula="of:=IF(ISBLANK([.K229]);&quot;NOT ALLOWED&quot;; IF(EXACT([.K229];[.B229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29];&quot;YES&quot;);[.A229];&quot;&quot;)" office:value-type="string" office:string-value="œ" calcext:value-type="string">
            <text:p>œ</text:p>
          </table:table-cell>
          <table:table-cell table:formula="of:=IF(AND(NOT(ISBLANK([.L229]));NOT(ISNA([.L229])));[.L229];&quot;&quot;)" office:value-type="string" office:string-value="oe" calcext:value-type="string">
            <text:p>oe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Š" xlink:type="simple">Š</text:a></text:p>
          </table:table-cell>
          <table:table-cell table:style-name="ce8" office:value-type="string" calcext:value-type="string">
            <text:p>U+0160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A6</text:p>
          </table:table-cell>
          <table:table-cell table:style-name="ce8" office:value-type="string" calcext:value-type="string">
            <text:p>8A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30]);&quot;NO&quot;;&quot;YES&quot;)" office:value-type="string" office:string-value="YES" calcext:value-type="string">
            <text:p>YES</text:p>
          </table:table-cell>
          <table:table-cell table:style-name="ce22" table:formula="of:=[.B230]" office:value-type="string" office:string-value="U+0160" calcext:value-type="string">
            <text:p>U+0160</text:p>
          </table:table-cell>
          <table:table-cell table:formula="of:=LOOKUP([.K230];[.B$35:.B$345];[.A$35:.A$345])" office:value-type="string" office:string-value="Š" calcext:value-type="string">
            <text:p>Š</text:p>
          </table:table-cell>
          <table:table-cell table:style-name="ce32" table:formula="of:=IF(ISBLANK([.K230]);&quot;NOT ALLOWED&quot;; IF(EXACT([.K230];[.B23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30];&quot;YES&quot;);[.A230];&quot;&quot;)" office:value-type="string" office:string-value="Š" calcext:value-type="string">
            <text:p>Š</text:p>
          </table:table-cell>
          <table:table-cell table:formula="of:=IF(AND(NOT(ISBLANK([.L230]));NOT(ISNA([.L230])));[.L230];&quot;&quot;)" office:value-type="string" office:string-value="Š" calcext:value-type="string">
            <text:p>Š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Š" xlink:type="simple">š</text:a></text:p>
          </table:table-cell>
          <table:table-cell table:style-name="ce8" office:value-type="string" calcext:value-type="string">
            <text:p>U+0161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A8</text:p>
          </table:table-cell>
          <table:table-cell table:style-name="ce8" office:value-type="string" calcext:value-type="string">
            <text:p>9A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31]);&quot;NO&quot;;&quot;YES&quot;)" office:value-type="string" office:string-value="YES" calcext:value-type="string">
            <text:p>YES</text:p>
          </table:table-cell>
          <table:table-cell table:style-name="ce22" table:formula="of:=[.B231]" office:value-type="string" office:string-value="U+0161" calcext:value-type="string">
            <text:p>U+0161</text:p>
          </table:table-cell>
          <table:table-cell table:formula="of:=LOOKUP([.K231];[.B$35:.B$345];[.A$35:.A$345])" office:value-type="string" office:string-value="š" calcext:value-type="string">
            <text:p>š</text:p>
          </table:table-cell>
          <table:table-cell table:style-name="ce32" table:formula="of:=IF(ISBLANK([.K231]);&quot;NOT ALLOWED&quot;; IF(EXACT([.K231];[.B23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31];&quot;YES&quot;);[.A231];&quot;&quot;)" office:value-type="string" office:string-value="š" calcext:value-type="string">
            <text:p>š</text:p>
          </table:table-cell>
          <table:table-cell table:formula="of:=IF(AND(NOT(ISBLANK([.L231]));NOT(ISNA([.L231])));[.L231];&quot;&quot;)" office:value-type="string" office:string-value="š" calcext:value-type="string">
            <text:p>š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Ÿ" xlink:type="simple">Ÿ</text:a></text:p>
          </table:table-cell>
          <table:table-cell table:style-name="ce8" office:value-type="string" calcext:value-type="string">
            <text:p>U+0178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E</text:p>
          </table:table-cell>
          <table:table-cell table:style-name="ce8" office:value-type="string" calcext:value-type="string">
            <text:p>9F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D9</text:p>
          </table:table-cell>
          <table:table-cell table:style-name="ce10"/>
          <table:table-cell table:style-name="ce12" table:formula="of:=IF(EXACT(&quot; &quot;;[.E232]);&quot;NO&quot;;&quot;YES&quot;)" office:value-type="string" office:string-value="YES" calcext:value-type="string">
            <text:p>YES</text:p>
          </table:table-cell>
          <table:table-cell table:style-name="ce22" table:formula="of:=[.B232]" office:value-type="string" office:string-value="U+0178" calcext:value-type="string">
            <text:p>U+0178</text:p>
          </table:table-cell>
          <table:table-cell table:formula="of:=LOOKUP([.K232];[.B$35:.B$345];[.A$35:.A$345])" office:value-type="string" office:string-value="Ÿ" calcext:value-type="string">
            <text:p>Ÿ</text:p>
          </table:table-cell>
          <table:table-cell table:style-name="ce32" table:formula="of:=IF(ISBLANK([.K232]);&quot;NOT ALLOWED&quot;; IF(EXACT([.K232];[.B23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32];&quot;YES&quot;);[.A232];&quot;&quot;)" office:value-type="string" office:string-value="Ÿ" calcext:value-type="string">
            <text:p>Ÿ</text:p>
          </table:table-cell>
          <table:table-cell table:formula="of:=IF(AND(NOT(ISBLANK([.L232]));NOT(ISNA([.L232])));[.L232];&quot;&quot;)" office:value-type="string" office:string-value="Ÿ" calcext:value-type="string">
            <text:p>Ÿ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Ž" xlink:type="simple">Ž</text:a></text:p>
          </table:table-cell>
          <table:table-cell table:style-name="ce8" office:value-type="string" calcext:value-type="string">
            <text:p>U+017D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4</text:p>
          </table:table-cell>
          <table:table-cell table:style-name="ce8" office:value-type="string" calcext:value-type="string">
            <text:p>8E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33]);&quot;NO&quot;;&quot;YES&quot;)" office:value-type="string" office:string-value="YES" calcext:value-type="string">
            <text:p>YES</text:p>
          </table:table-cell>
          <table:table-cell table:style-name="ce22" table:formula="of:=[.B233]" office:value-type="string" office:string-value="U+017D" calcext:value-type="string">
            <text:p>U+017D</text:p>
          </table:table-cell>
          <table:table-cell table:formula="of:=LOOKUP([.K233];[.B$35:.B$345];[.A$35:.A$345])" office:value-type="string" office:string-value="Ž" calcext:value-type="string">
            <text:p>Ž</text:p>
          </table:table-cell>
          <table:table-cell table:style-name="ce32" table:formula="of:=IF(ISBLANK([.K233]);&quot;NOT ALLOWED&quot;; IF(EXACT([.K233];[.B23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33];&quot;YES&quot;);[.A233];&quot;&quot;)" office:value-type="string" office:string-value="Ž" calcext:value-type="string">
            <text:p>Ž</text:p>
          </table:table-cell>
          <table:table-cell table:formula="of:=IF(AND(NOT(ISBLANK([.L233]));NOT(ISNA([.L233])));[.L233];&quot;&quot;)" office:value-type="string" office:string-value="Ž" calcext:value-type="string">
            <text:p>Ž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Ž" xlink:type="simple">ž</text:a></text:p>
          </table:table-cell>
          <table:table-cell table:style-name="ce8" office:value-type="string" calcext:value-type="string">
            <text:p>U+017E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8</text:p>
          </table:table-cell>
          <table:table-cell table:style-name="ce8" office:value-type="string" calcext:value-type="string">
            <text:p>9E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34]);&quot;NO&quot;;&quot;YES&quot;)" office:value-type="string" office:string-value="YES" calcext:value-type="string">
            <text:p>YES</text:p>
          </table:table-cell>
          <table:table-cell table:style-name="ce22" table:formula="of:=[.B234]" office:value-type="string" office:string-value="U+017E" calcext:value-type="string">
            <text:p>U+017E</text:p>
          </table:table-cell>
          <table:table-cell table:formula="of:=LOOKUP([.K234];[.B$35:.B$345];[.A$35:.A$345])" office:value-type="string" office:string-value="ž" calcext:value-type="string">
            <text:p>ž</text:p>
          </table:table-cell>
          <table:table-cell table:style-name="ce32" table:formula="of:=IF(ISBLANK([.K234]);&quot;NOT ALLOWED&quot;; IF(EXACT([.K234];[.B23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34];&quot;YES&quot;);[.A234];&quot;&quot;)" office:value-type="string" office:string-value="ž" calcext:value-type="string">
            <text:p>ž</text:p>
          </table:table-cell>
          <table:table-cell table:formula="of:=IF(AND(NOT(ISBLANK([.L234]));NOT(ISNA([.L234])));[.L234];&quot;&quot;)" office:value-type="string" office:string-value="ž" calcext:value-type="string">
            <text:p>ž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Ƒ" xlink:type="simple">ƒ</text:a></text:p>
          </table:table-cell>
          <table:table-cell table:style-name="ce8" office:value-type="string" calcext:value-type="string">
            <text:p>U+0192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83" calcext:value-type="float">
            <text:p>83</text:p>
          </table:table-cell>
          <table:table-cell table:number-columns-repeated="2" table:style-name="ce8" office:value-type="string" calcext:value-type="string">
            <text:p>9F</text:p>
          </table:table-cell>
          <table:table-cell table:style-name="ce8" office:value-type="string" calcext:value-type="string">
            <text:p>C4</text:p>
          </table:table-cell>
          <table:table-cell table:style-name="ce10"/>
          <table:table-cell table:style-name="ce12" table:formula="of:=IF(EXACT(&quot; &quot;;[.E235]);&quot;NO&quot;;&quot;YES&quot;)" office:value-type="string" office:string-value="YES" calcext:value-type="string">
            <text:p>YES</text:p>
          </table:table-cell>
          <table:table-cell table:style-name="ce22" table:formula="of:=[.B235]" office:value-type="string" office:string-value="U+0192" calcext:value-type="string">
            <text:p>U+0192</text:p>
          </table:table-cell>
          <table:table-cell table:formula="of:=LOOKUP([.K235];[.B$35:.B$345];[.A$35:.A$345])" office:value-type="string" office:string-value="ƒ" calcext:value-type="string">
            <text:p>ƒ</text:p>
          </table:table-cell>
          <table:table-cell table:style-name="ce32" table:formula="of:=IF(ISBLANK([.K235]);&quot;NOT ALLOWED&quot;; IF(EXACT([.K235];[.B23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35];&quot;YES&quot;);[.A235];&quot;&quot;)" office:value-type="string" office:string-value="ƒ" calcext:value-type="string">
            <text:p>ƒ</text:p>
          </table:table-cell>
          <table:table-cell table:formula="of:=IF(AND(NOT(ISBLANK([.L235]));NOT(ISNA([.L235])));[.L235];&quot;&quot;)" office:value-type="string" office:string-value="ƒ" calcext:value-type="string">
            <text:p>ƒ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ˆ" xlink:type="simple">ˆ</text:a></text:p>
          </table:table-cell>
          <table:table-cell table:style-name="ce8" office:value-type="string" calcext:value-type="string">
            <text:p>U+02C6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88" calcext:value-type="float">
            <text:p>88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F6</text:p>
          </table:table-cell>
          <table:table-cell table:style-name="ce10"/>
          <table:table-cell table:style-name="ce12" table:formula="of:=IF(EXACT(&quot; &quot;;[.E236]);&quot;NO&quot;;&quot;YES&quot;)" office:value-type="string" office:string-value="YES" calcext:value-type="string">
            <text:p>YES</text:p>
          </table:table-cell>
          <table:table-cell table:style-name="ce26" office:value-type="string" calcext:value-type="string">
            <text:p>U+02C6</text:p>
          </table:table-cell>
          <table:table-cell office:value-type="string" calcext:value-type="string">
            <text:p>ˆ</text:p>
          </table:table-cell>
          <table:table-cell table:style-name="ce32" table:formula="of:=IF(ISBLANK([.K236]);&quot;NOT ALLOWED&quot;; IF(EXACT([.K236];[.B23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36];&quot;YES&quot;);[.A236];&quot;&quot;)" office:value-type="string" office:string-value="ˆ" calcext:value-type="string">
            <text:p>ˆ</text:p>
          </table:table-cell>
          <table:table-cell table:formula="of:=IF(AND(NOT(ISBLANK([.L236]));NOT(ISNA([.L236])));[.L236];&quot;&quot;)" office:value-type="string" office:string-value="ˆ" calcext:value-type="string">
            <text:p>ˆ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ˇ" xlink:type="simple">ˇ</text:a></text:p>
          </table:table-cell>
          <table:table-cell table:style-name="ce8" office:value-type="string" calcext:value-type="string">
            <text:p>U+02C7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FF</text:p>
          </table:table-cell>
          <table:table-cell table:style-name="ce10"/>
          <table:table-cell table:style-name="ce12" table:formula="of:=IF(EXACT(&quot; &quot;;[.E237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37];[.B$35:.B$345];[.A$35:.A$345])" office:value-type="string" office:string-value="" calcext:value-type="error">
            <text:p>#N/A</text:p>
          </table:table-cell>
          <table:table-cell table:style-name="ce32" table:formula="of:=IF(ISBLANK([.K237]);&quot;NOT ALLOWED&quot;; IF(EXACT([.K237];[.B23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37];&quot;YES&quot;);[.A237];&quot;&quot;)">
            <text:p/>
          </table:table-cell>
          <table:table-cell table:formula="of:=IF(AND(NOT(ISBLANK([.L237]));NOT(ISNA([.L237])));[.L23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˘" xlink:type="simple">˘</text:a></text:p>
          </table:table-cell>
          <table:table-cell table:style-name="ce8" office:value-type="string" calcext:value-type="string">
            <text:p>U+02D8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F9</text:p>
          </table:table-cell>
          <table:table-cell table:style-name="ce10"/>
          <table:table-cell table:style-name="ce12" table:formula="of:=IF(EXACT(&quot; &quot;;[.E238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38];[.B$35:.B$345];[.A$35:.A$345])" office:value-type="string" office:string-value="" calcext:value-type="error">
            <text:p>#N/A</text:p>
          </table:table-cell>
          <table:table-cell table:style-name="ce32" table:formula="of:=IF(ISBLANK([.K238]);&quot;NOT ALLOWED&quot;; IF(EXACT([.K238];[.B23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38];&quot;YES&quot;);[.A238];&quot;&quot;)">
            <text:p/>
          </table:table-cell>
          <table:table-cell table:formula="of:=IF(AND(NOT(ISBLANK([.L238]));NOT(ISNA([.L238])));[.L23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˙" xlink:type="simple">˙</text:a></text:p>
          </table:table-cell>
          <table:table-cell table:style-name="ce8" office:value-type="string" calcext:value-type="string">
            <text:p>U+02D9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FA</text:p>
          </table:table-cell>
          <table:table-cell table:style-name="ce10"/>
          <table:table-cell table:style-name="ce12" table:formula="of:=IF(EXACT(&quot; &quot;;[.E239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39];[.B$35:.B$345];[.A$35:.A$345])" office:value-type="string" office:string-value="" calcext:value-type="error">
            <text:p>#N/A</text:p>
          </table:table-cell>
          <table:table-cell table:style-name="ce32" table:formula="of:=IF(ISBLANK([.K239]);&quot;NOT ALLOWED&quot;; IF(EXACT([.K239];[.B23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39];&quot;YES&quot;);[.A239];&quot;&quot;)">
            <text:p/>
          </table:table-cell>
          <table:table-cell table:formula="of:=IF(AND(NOT(ISBLANK([.L239]));NOT(ISNA([.L239])));[.L239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˚" xlink:type="simple">˚</text:a></text:p>
          </table:table-cell>
          <table:table-cell table:style-name="ce8" office:value-type="string" calcext:value-type="string">
            <text:p>U+02DA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FB</text:p>
          </table:table-cell>
          <table:table-cell table:style-name="ce10"/>
          <table:table-cell table:style-name="ce12" table:formula="of:=IF(EXACT(&quot; &quot;;[.E240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40];[.B$35:.B$345];[.A$35:.A$345])" office:value-type="string" office:string-value="" calcext:value-type="error">
            <text:p>#N/A</text:p>
          </table:table-cell>
          <table:table-cell table:style-name="ce32" table:formula="of:=IF(ISBLANK([.K240]);&quot;NOT ALLOWED&quot;; IF(EXACT([.K240];[.B24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0];&quot;YES&quot;);[.A240];&quot;&quot;)">
            <text:p/>
          </table:table-cell>
          <table:table-cell table:formula="of:=IF(AND(NOT(ISBLANK([.L240]));NOT(ISNA([.L240])));[.L24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˛" xlink:type="simple">˛</text:a></text:p>
          </table:table-cell>
          <table:table-cell table:style-name="ce8" office:value-type="string" calcext:value-type="string">
            <text:p>U+02DB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FE</text:p>
          </table:table-cell>
          <table:table-cell table:style-name="ce10"/>
          <table:table-cell table:style-name="ce12" table:formula="of:=IF(EXACT(&quot; &quot;;[.E241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41];[.B$35:.B$345];[.A$35:.A$345])" office:value-type="string" office:string-value="" calcext:value-type="error">
            <text:p>#N/A</text:p>
          </table:table-cell>
          <table:table-cell table:style-name="ce32" table:formula="of:=IF(ISBLANK([.K241]);&quot;NOT ALLOWED&quot;; IF(EXACT([.K241];[.B24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1];&quot;YES&quot;);[.A241];&quot;&quot;)">
            <text:p/>
          </table:table-cell>
          <table:table-cell table:formula="of:=IF(AND(NOT(ISBLANK([.L241]));NOT(ISNA([.L241])));[.L241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˜" xlink:type="simple">˜</text:a></text:p>
          </table:table-cell>
          <table:table-cell table:style-name="ce8" office:value-type="string" calcext:value-type="string">
            <text:p>U+02DC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98" calcext:value-type="float">
            <text:p>98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F7</text:p>
          </table:table-cell>
          <table:table-cell table:style-name="ce10"/>
          <table:table-cell table:style-name="ce12" table:formula="of:=IF(EXACT(&quot; &quot;;[.E242]);&quot;NO&quot;;&quot;YES&quot;)" office:value-type="string" office:string-value="YES" calcext:value-type="string">
            <text:p>YES</text:p>
          </table:table-cell>
          <table:table-cell table:style-name="ce26" office:value-type="string" calcext:value-type="string">
            <text:p>U+0020 U+0303</text:p>
          </table:table-cell>
          <table:table-cell office:value-type="string" calcext:value-type="string">
            <text:p><text:s/>̃</text:p>
          </table:table-cell>
          <table:table-cell table:style-name="ce32" table:formula="of:=IF(ISBLANK([.K242]);&quot;NOT ALLOWED&quot;; IF(EXACT([.K242];[.B242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242];&quot;YES&quot;);[.A242];&quot;&quot;)" office:value-type="string" office:string-value="˜" calcext:value-type="string">
            <text:p>˜</text:p>
          </table:table-cell>
          <table:table-cell table:formula="of:=IF(AND(NOT(ISBLANK([.L242]));NOT(ISNA([.L242])));[.L242];&quot;&quot;)" office:value-type="string" office:string-value=" ̃" calcext:value-type="string">
            <text:p><text:s/>̃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˝" xlink:type="simple">˝</text:a></text:p>
          </table:table-cell>
          <table:table-cell table:style-name="ce8" office:value-type="string" calcext:value-type="string">
            <text:p>U+02DD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FD</text:p>
          </table:table-cell>
          <table:table-cell table:style-name="ce10"/>
          <table:table-cell table:style-name="ce12" table:formula="of:=IF(EXACT(&quot; &quot;;[.E243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43];[.B$35:.B$345];[.A$35:.A$345])" office:value-type="string" office:string-value="" calcext:value-type="error">
            <text:p>#N/A</text:p>
          </table:table-cell>
          <table:table-cell table:style-name="ce32" table:formula="of:=IF(ISBLANK([.K243]);&quot;NOT ALLOWED&quot;; IF(EXACT([.K243];[.B24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3];&quot;YES&quot;);[.A243];&quot;&quot;)">
            <text:p/>
          </table:table-cell>
          <table:table-cell table:formula="of:=IF(AND(NOT(ISBLANK([.L243]));NOT(ISNA([.L243])));[.L243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Γ" xlink:type="simple">Γ</text:a></text:p>
          </table:table-cell>
          <table:table-cell table:style-name="ce8" office:value-type="string" calcext:value-type="string">
            <text:p>U+0393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2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44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44];[.B$35:.B$345];[.A$35:.A$345])" office:value-type="string" office:string-value="" calcext:value-type="error">
            <text:p>#N/A</text:p>
          </table:table-cell>
          <table:table-cell table:style-name="ce32" table:formula="of:=IF(ISBLANK([.K244]);&quot;NOT ALLOWED&quot;; IF(EXACT([.K244];[.B24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4];&quot;YES&quot;);[.A244];&quot;&quot;)">
            <text:p/>
          </table:table-cell>
          <table:table-cell table:formula="of:=IF(AND(NOT(ISBLANK([.L244]));NOT(ISNA([.L244])));[.L24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Θ" xlink:type="simple">Θ</text:a></text:p>
          </table:table-cell>
          <table:table-cell table:style-name="ce8" office:value-type="string" calcext:value-type="string">
            <text:p>U+0398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9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45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45];[.B$35:.B$345];[.A$35:.A$345])" office:value-type="string" office:string-value="" calcext:value-type="error">
            <text:p>#N/A</text:p>
          </table:table-cell>
          <table:table-cell table:style-name="ce32" table:formula="of:=IF(ISBLANK([.K245]);&quot;NOT ALLOWED&quot;; IF(EXACT([.K245];[.B24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5];&quot;YES&quot;);[.A245];&quot;&quot;)">
            <text:p/>
          </table:table-cell>
          <table:table-cell table:formula="of:=IF(AND(NOT(ISBLANK([.L245]));NOT(ISNA([.L245])));[.L245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Sigma" xlink:type="simple">Σ</text:a></text:p>
          </table:table-cell>
          <table:table-cell table:style-name="ce8" office:value-type="string" calcext:value-type="string">
            <text:p>U+03A3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4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46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46];[.B$35:.B$345];[.A$35:.A$345])" office:value-type="string" office:string-value="" calcext:value-type="error">
            <text:p>#N/A</text:p>
          </table:table-cell>
          <table:table-cell table:style-name="ce32" table:formula="of:=IF(ISBLANK([.K246]);&quot;NOT ALLOWED&quot;; IF(EXACT([.K246];[.B24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6];&quot;YES&quot;);[.A246];&quot;&quot;)">
            <text:p/>
          </table:table-cell>
          <table:table-cell table:formula="of:=IF(AND(NOT(ISBLANK([.L246]));NOT(ISNA([.L246])));[.L246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Φ" xlink:type="simple">Φ</text:a></text:p>
          </table:table-cell>
          <table:table-cell table:style-name="ce8" office:value-type="string" calcext:value-type="string">
            <text:p>U+03A6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8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47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47];[.B$35:.B$345];[.A$35:.A$345])" office:value-type="string" office:string-value="" calcext:value-type="error">
            <text:p>#N/A</text:p>
          </table:table-cell>
          <table:table-cell table:style-name="ce32" table:formula="of:=IF(ISBLANK([.K247]);&quot;NOT ALLOWED&quot;; IF(EXACT([.K247];[.B24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7];&quot;YES&quot;);[.A247];&quot;&quot;)">
            <text:p/>
          </table:table-cell>
          <table:table-cell table:formula="of:=IF(AND(NOT(ISBLANK([.L247]));NOT(ISNA([.L247])));[.L24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Ω" xlink:type="simple">Ω</text:a></text:p>
          </table:table-cell>
          <table:table-cell table:style-name="ce8" office:value-type="string" calcext:value-type="string">
            <text:p>U+03A9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A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D</text:p>
          </table:table-cell>
          <table:table-cell table:style-name="ce10"/>
          <table:table-cell table:style-name="ce12" table:formula="of:=IF(EXACT(&quot; &quot;;[.E248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48];[.B$35:.B$345];[.A$35:.A$345])" office:value-type="string" office:string-value="" calcext:value-type="error">
            <text:p>#N/A</text:p>
          </table:table-cell>
          <table:table-cell table:style-name="ce32" table:formula="of:=IF(ISBLANK([.K248]);&quot;NOT ALLOWED&quot;; IF(EXACT([.K248];[.B24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8];&quot;YES&quot;);[.A248];&quot;&quot;)">
            <text:p/>
          </table:table-cell>
          <table:table-cell table:formula="of:=IF(AND(NOT(ISBLANK([.L248]));NOT(ISNA([.L248])));[.L24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Α" xlink:type="simple">α</text:a></text:p>
          </table:table-cell>
          <table:table-cell table:style-name="ce8" office:value-type="string" calcext:value-type="string">
            <text:p>U+03B1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0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49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49];[.B$35:.B$345];[.A$35:.A$345])" office:value-type="string" office:string-value="" calcext:value-type="error">
            <text:p>#N/A</text:p>
          </table:table-cell>
          <table:table-cell table:style-name="ce32" table:formula="of:=IF(ISBLANK([.K249]);&quot;NOT ALLOWED&quot;; IF(EXACT([.K249];[.B24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9];&quot;YES&quot;);[.A249];&quot;&quot;)">
            <text:p/>
          </table:table-cell>
          <table:table-cell table:formula="of:=IF(AND(NOT(ISBLANK([.L249]));NOT(ISNA([.L249])));[.L249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Δ" xlink:type="simple">δ</text:a></text:p>
          </table:table-cell>
          <table:table-cell table:style-name="ce8" office:value-type="string" calcext:value-type="string">
            <text:p>U+03B4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B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50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50];[.B$35:.B$345];[.A$35:.A$345])" office:value-type="string" office:string-value="" calcext:value-type="error">
            <text:p>#N/A</text:p>
          </table:table-cell>
          <table:table-cell table:style-name="ce32" table:formula="of:=IF(ISBLANK([.K250]);&quot;NOT ALLOWED&quot;; IF(EXACT([.K250];[.B25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0];&quot;YES&quot;);[.A250];&quot;&quot;)">
            <text:p/>
          </table:table-cell>
          <table:table-cell table:formula="of:=IF(AND(NOT(ISBLANK([.L250]));NOT(ISNA([.L250])));[.L25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Ε" xlink:type="simple">ε</text:a></text:p>
          </table:table-cell>
          <table:table-cell table:style-name="ce8" office:value-type="string" calcext:value-type="string">
            <text:p>U+03B5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E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51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51];[.B$35:.B$345];[.A$35:.A$345])" office:value-type="string" office:string-value="" calcext:value-type="error">
            <text:p>#N/A</text:p>
          </table:table-cell>
          <table:table-cell table:style-name="ce32" table:formula="of:=IF(ISBLANK([.K251]);&quot;NOT ALLOWED&quot;; IF(EXACT([.K251];[.B25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1];&quot;YES&quot;);[.A251];&quot;&quot;)">
            <text:p/>
          </table:table-cell>
          <table:table-cell table:formula="of:=IF(AND(NOT(ISBLANK([.L251]));NOT(ISNA([.L251])));[.L251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Π" xlink:type="simple">π</text:a></text:p>
          </table:table-cell>
          <table:table-cell table:style-name="ce8" office:value-type="string" calcext:value-type="string">
            <text:p>U+03C0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3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9</text:p>
          </table:table-cell>
          <table:table-cell table:style-name="ce10"/>
          <table:table-cell table:style-name="ce12" table:formula="of:=IF(EXACT(&quot; &quot;;[.E252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52];[.B$35:.B$345];[.A$35:.A$345])" office:value-type="string" office:string-value="" calcext:value-type="error">
            <text:p>#N/A</text:p>
          </table:table-cell>
          <table:table-cell table:style-name="ce32" table:formula="of:=IF(ISBLANK([.K252]);&quot;NOT ALLOWED&quot;; IF(EXACT([.K252];[.B25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2];&quot;YES&quot;);[.A252];&quot;&quot;)">
            <text:p/>
          </table:table-cell>
          <table:table-cell table:formula="of:=IF(AND(NOT(ISBLANK([.L252]));NOT(ISNA([.L252])));[.L252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Sigma" xlink:type="simple">σ</text:a></text:p>
          </table:table-cell>
          <table:table-cell table:style-name="ce8" office:value-type="string" calcext:value-type="string">
            <text:p>U+03C3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5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53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53];[.B$35:.B$345];[.A$35:.A$345])" office:value-type="string" office:string-value="" calcext:value-type="error">
            <text:p>#N/A</text:p>
          </table:table-cell>
          <table:table-cell table:style-name="ce32" table:formula="of:=IF(ISBLANK([.K253]);&quot;NOT ALLOWED&quot;; IF(EXACT([.K253];[.B25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3];&quot;YES&quot;);[.A253];&quot;&quot;)">
            <text:p/>
          </table:table-cell>
          <table:table-cell table:formula="of:=IF(AND(NOT(ISBLANK([.L253]));NOT(ISNA([.L253])));[.L253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Τ" xlink:type="simple">τ</text:a></text:p>
          </table:table-cell>
          <table:table-cell table:style-name="ce8" office:value-type="string" calcext:value-type="string">
            <text:p>U+03C4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7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54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54];[.B$35:.B$345];[.A$35:.A$345])" office:value-type="string" office:string-value="" calcext:value-type="error">
            <text:p>#N/A</text:p>
          </table:table-cell>
          <table:table-cell table:style-name="ce32" table:formula="of:=IF(ISBLANK([.K254]);&quot;NOT ALLOWED&quot;; IF(EXACT([.K254];[.B25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4];&quot;YES&quot;);[.A254];&quot;&quot;)">
            <text:p/>
          </table:table-cell>
          <table:table-cell table:formula="of:=IF(AND(NOT(ISBLANK([.L254]));NOT(ISNA([.L254])));[.L25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Φ" xlink:type="simple">φ</text:a></text:p>
          </table:table-cell>
          <table:table-cell table:style-name="ce8" office:value-type="string" calcext:value-type="string">
            <text:p>U+03C6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D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55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55];[.B$35:.B$345];[.A$35:.A$345])" office:value-type="string" office:string-value="" calcext:value-type="error">
            <text:p>#N/A</text:p>
          </table:table-cell>
          <table:table-cell table:style-name="ce32" table:formula="of:=IF(ISBLANK([.K255]);&quot;NOT ALLOWED&quot;; IF(EXACT([.K255];[.B25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5];&quot;YES&quot;);[.A255];&quot;&quot;)">
            <text:p/>
          </table:table-cell>
          <table:table-cell table:formula="of:=IF(AND(NOT(ISBLANK([.L255]));NOT(ISNA([.L255])));[.L255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–" xlink:type="simple">–</text:a></text:p>
          </table:table-cell>
          <table:table-cell table:style-name="ce8" office:value-type="string" calcext:value-type="string">
            <text:p>U+2013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96" calcext:value-type="float">
            <text:p>96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D0</text:p>
          </table:table-cell>
          <table:table-cell table:style-name="ce10"/>
          <table:table-cell table:style-name="ce12" table:formula="of:=IF(EXACT(&quot; &quot;;[.E256]);&quot;NO&quot;;&quot;YES&quot;)" office:value-type="string" office:string-value="YES" calcext:value-type="string">
            <text:p>YES</text:p>
          </table:table-cell>
          <table:table-cell table:style-name="ce22" table:formula="of:=[.B48]" office:value-type="string" office:string-value="U+002D" calcext:value-type="string">
            <text:p>U+002D</text:p>
          </table:table-cell>
          <table:table-cell table:formula="of:=LOOKUP([.K256];[.B$35:.B$345];[.A$35:.A$345])" office:value-type="string" office:string-value="-" calcext:value-type="string">
            <text:p>-</text:p>
          </table:table-cell>
          <table:table-cell table:style-name="ce32" table:formula="of:=IF(ISBLANK([.K256]);&quot;NOT ALLOWED&quot;; IF(EXACT([.K256];[.B256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56];&quot;YES&quot;);[.A256];&quot;&quot;)" office:value-type="string" office:string-value="–" calcext:value-type="string">
            <text:p>–</text:p>
          </table:table-cell>
          <table:table-cell table:formula="of:=IF(AND(NOT(ISBLANK([.L256]));NOT(ISNA([.L256])));[.L256];&quot;&quot;)" office:value-type="string" office:string-value="-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—" xlink:type="simple">—</text:a></text:p>
          </table:table-cell>
          <table:table-cell table:style-name="ce8" office:value-type="string" calcext:value-type="string">
            <text:p>U+2014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97" calcext:value-type="float">
            <text:p>97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D1</text:p>
          </table:table-cell>
          <table:table-cell table:style-name="ce10"/>
          <table:table-cell table:style-name="ce12" table:formula="of:=IF(EXACT(&quot; &quot;;[.E257]);&quot;NO&quot;;&quot;YES&quot;)" office:value-type="string" office:string-value="YES" calcext:value-type="string">
            <text:p>YES</text:p>
          </table:table-cell>
          <table:table-cell table:style-name="ce28" table:formula="of:=[.B48]" office:value-type="string" office:string-value="U+002D" calcext:value-type="string">
            <text:p>U+002D</text:p>
          </table:table-cell>
          <table:table-cell table:formula="of:=LOOKUP([.K257];[.B$35:.B$345];[.A$35:.A$345])" office:value-type="string" office:string-value="-" calcext:value-type="string">
            <text:p>-</text:p>
          </table:table-cell>
          <table:table-cell table:style-name="ce32" table:formula="of:=IF(ISBLANK([.K257]);&quot;NOT ALLOWED&quot;; IF(EXACT([.K257];[.B257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57];&quot;YES&quot;);[.A257];&quot;&quot;)" office:value-type="string" office:string-value="—" calcext:value-type="string">
            <text:p>—</text:p>
          </table:table-cell>
          <table:table-cell table:formula="of:=IF(AND(NOT(ISBLANK([.L257]));NOT(ISNA([.L257])));[.L257];&quot;&quot;)" office:value-type="string" office:string-value="-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‗" xlink:type="simple">‗</text:a></text:p>
          </table:table-cell>
          <table:table-cell table:style-name="ce8" office:value-type="string" calcext:value-type="string">
            <text:p>U+2017</text:p>
          </table:table-cell>
          <table:table-cell table:number-columns-repeated="4" table:style-name="ce11" office:value-type="string" calcext:value-type="string">
            <text:p> </text:p>
          </table:table-cell>
          <table:table-cell table:style-name="ce8" office:value-type="string" calcext:value-type="string">
            <text:p>F2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58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58];[.B$35:.B$345];[.A$35:.A$345])" office:value-type="string" office:string-value="" calcext:value-type="error">
            <text:p>#N/A</text:p>
          </table:table-cell>
          <table:table-cell table:style-name="ce32" table:formula="of:=IF(ISBLANK([.K258]);&quot;NOT ALLOWED&quot;; IF(EXACT([.K258];[.B25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8];&quot;YES&quot;);[.A258];&quot;&quot;)">
            <text:p/>
          </table:table-cell>
          <table:table-cell table:formula="of:=IF(AND(NOT(ISBLANK([.L258]));NOT(ISNA([.L258])));[.L25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‘" xlink:type="simple">‘</text:a></text:p>
          </table:table-cell>
          <table:table-cell table:style-name="ce8" office:value-type="string" calcext:value-type="string">
            <text:p>U+2018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91" calcext:value-type="float">
            <text:p>91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D4</text:p>
          </table:table-cell>
          <table:table-cell table:style-name="ce10"/>
          <table:table-cell table:style-name="ce12" table:formula="of:=IF(EXACT(&quot; &quot;;[.E259]);&quot;NO&quot;;&quot;YES&quot;)" office:value-type="string" office:string-value="YES" calcext:value-type="string">
            <text:p>YES</text:p>
          </table:table-cell>
          <table:table-cell table:style-name="ce22" table:formula="of:=[.B42]" office:value-type="string" office:string-value="U+0027" calcext:value-type="string">
            <text:p>U+0027</text:p>
          </table:table-cell>
          <table:table-cell table:formula="of:=LOOKUP([.K259];[.B$35:.B$345];[.A$35:.A$345])" office:value-type="string" office:string-value="'" calcext:value-type="string">
            <text:p>'</text:p>
          </table:table-cell>
          <table:table-cell table:style-name="ce32" table:formula="of:=IF(ISBLANK([.K259]);&quot;NOT ALLOWED&quot;; IF(EXACT([.K259];[.B259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59];&quot;YES&quot;);[.A259];&quot;&quot;)" office:value-type="string" office:string-value="‘" calcext:value-type="string">
            <text:p>‘</text:p>
          </table:table-cell>
          <table:table-cell table:formula="of:=IF(AND(NOT(ISBLANK([.L259]));NOT(ISNA([.L259])));[.L259];&quot;&quot;)" office:value-type="string" office:string-value="'" calcext:value-type="string">
            <text:p>'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’" xlink:type="simple">’</text:a></text:p>
          </table:table-cell>
          <table:table-cell table:style-name="ce8" office:value-type="string" calcext:value-type="string">
            <text:p>U+2019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92" calcext:value-type="float">
            <text:p>92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D5</text:p>
          </table:table-cell>
          <table:table-cell table:style-name="ce10"/>
          <table:table-cell table:style-name="ce12" table:formula="of:=IF(EXACT(&quot; &quot;;[.E260]);&quot;NO&quot;;&quot;YES&quot;)" office:value-type="string" office:string-value="YES" calcext:value-type="string">
            <text:p>YES</text:p>
          </table:table-cell>
          <table:table-cell table:style-name="ce22" table:formula="of:=[.B42]" office:value-type="string" office:string-value="U+0027" calcext:value-type="string">
            <text:p>U+0027</text:p>
          </table:table-cell>
          <table:table-cell table:formula="of:=LOOKUP([.K260];[.B$35:.B$345];[.A$35:.A$345])" office:value-type="string" office:string-value="'" calcext:value-type="string">
            <text:p>'</text:p>
          </table:table-cell>
          <table:table-cell table:style-name="ce32" table:formula="of:=IF(ISBLANK([.K260]);&quot;NOT ALLOWED&quot;; IF(EXACT([.K260];[.B260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60];&quot;YES&quot;);[.A260];&quot;&quot;)" office:value-type="string" office:string-value="’" calcext:value-type="string">
            <text:p>’</text:p>
          </table:table-cell>
          <table:table-cell table:formula="of:=IF(AND(NOT(ISBLANK([.L260]));NOT(ISNA([.L260])));[.L260];&quot;&quot;)" office:value-type="string" office:string-value="'" calcext:value-type="string">
            <text:p>'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‚" xlink:type="simple">‚</text:a></text:p>
          </table:table-cell>
          <table:table-cell table:style-name="ce8" office:value-type="string" calcext:value-type="string">
            <text:p>U+201A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82" calcext:value-type="float">
            <text:p>82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E2</text:p>
          </table:table-cell>
          <table:table-cell table:style-name="ce10"/>
          <table:table-cell table:style-name="ce12" table:formula="of:=IF(EXACT(&quot; &quot;;[.E261]);&quot;NO&quot;;&quot;YES&quot;)" office:value-type="string" office:string-value="YES" calcext:value-type="string">
            <text:p>YES</text:p>
          </table:table-cell>
          <table:table-cell table:style-name="ce28" table:formula="of:=[.B42]" office:value-type="string" office:string-value="U+0027" calcext:value-type="string">
            <text:p>U+0027</text:p>
          </table:table-cell>
          <table:table-cell table:formula="of:=LOOKUP([.K261];[.B$35:.B$345];[.A$35:.A$345])" office:value-type="string" office:string-value="'" calcext:value-type="string">
            <text:p>'</text:p>
          </table:table-cell>
          <table:table-cell table:style-name="ce32" table:formula="of:=IF(ISBLANK([.K261]);&quot;NOT ALLOWED&quot;; IF(EXACT([.K261];[.B26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61];&quot;YES&quot;);[.A261];&quot;&quot;)" office:value-type="string" office:string-value="‚" calcext:value-type="string">
            <text:p>‚</text:p>
          </table:table-cell>
          <table:table-cell table:formula="of:=IF(AND(NOT(ISBLANK([.L261]));NOT(ISNA([.L261])));[.L261];&quot;&quot;)" office:value-type="string" office:string-value="'" calcext:value-type="string">
            <text:p>'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“" xlink:type="simple">“</text:a></text:p>
          </table:table-cell>
          <table:table-cell table:style-name="ce8" office:value-type="string" calcext:value-type="string">
            <text:p>U+201C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93" calcext:value-type="float">
            <text:p>93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D2</text:p>
          </table:table-cell>
          <table:table-cell table:style-name="ce10"/>
          <table:table-cell table:style-name="ce12" table:formula="of:=IF(EXACT(&quot; &quot;;[.E262]);&quot;NO&quot;;&quot;YES&quot;)" office:value-type="string" office:string-value="YES" calcext:value-type="string">
            <text:p>YES</text:p>
          </table:table-cell>
          <table:table-cell table:style-name="ce28" table:formula="of:=[.B37]" office:value-type="string" office:string-value="U+0022" calcext:value-type="string">
            <text:p>U+0022</text:p>
          </table:table-cell>
          <table:table-cell table:formula="of:=LOOKUP([.K262];[.B$35:.B$345];[.A$35:.A$345])" office:value-type="string" office:string-value="&quot;" calcext:value-type="string">
            <text:p>"</text:p>
          </table:table-cell>
          <table:table-cell table:style-name="ce32" table:formula="of:=IF(ISBLANK([.K262]);&quot;NOT ALLOWED&quot;; IF(EXACT([.K262];[.B262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62];&quot;YES&quot;);[.A262];&quot;&quot;)" office:value-type="string" office:string-value="“" calcext:value-type="string">
            <text:p>“</text:p>
          </table:table-cell>
          <table:table-cell table:formula="of:=IF(AND(NOT(ISBLANK([.L262]));NOT(ISNA([.L262])));[.L262];&quot;&quot;)" office:value-type="string" office:string-value="&quot;" calcext:value-type="string">
            <text:p>"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”" xlink:type="simple">”</text:a></text:p>
          </table:table-cell>
          <table:table-cell table:style-name="ce8" office:value-type="string" calcext:value-type="string">
            <text:p>U+201D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94" calcext:value-type="float">
            <text:p>94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D3</text:p>
          </table:table-cell>
          <table:table-cell table:style-name="ce10"/>
          <table:table-cell table:style-name="ce12" table:formula="of:=IF(EXACT(&quot; &quot;;[.E263]);&quot;NO&quot;;&quot;YES&quot;)" office:value-type="string" office:string-value="YES" calcext:value-type="string">
            <text:p>YES</text:p>
          </table:table-cell>
          <table:table-cell table:style-name="ce28" table:formula="of:=[.B37]" office:value-type="string" office:string-value="U+0022" calcext:value-type="string">
            <text:p>U+0022</text:p>
          </table:table-cell>
          <table:table-cell table:formula="of:=LOOKUP([.K263];[.B$35:.B$345];[.A$35:.A$345])" office:value-type="string" office:string-value="&quot;" calcext:value-type="string">
            <text:p>"</text:p>
          </table:table-cell>
          <table:table-cell table:style-name="ce32" table:formula="of:=IF(ISBLANK([.K263]);&quot;NOT ALLOWED&quot;; IF(EXACT([.K263];[.B263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63];&quot;YES&quot;);[.A263];&quot;&quot;)" office:value-type="string" office:string-value="”" calcext:value-type="string">
            <text:p>”</text:p>
          </table:table-cell>
          <table:table-cell table:formula="of:=IF(AND(NOT(ISBLANK([.L263]));NOT(ISNA([.L263])));[.L263];&quot;&quot;)" office:value-type="string" office:string-value="&quot;" calcext:value-type="string">
            <text:p>"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„" xlink:type="simple">„</text:a></text:p>
          </table:table-cell>
          <table:table-cell table:style-name="ce8" office:value-type="string" calcext:value-type="string">
            <text:p>U+201E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84" calcext:value-type="float">
            <text:p>84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E3</text:p>
          </table:table-cell>
          <table:table-cell table:style-name="ce10"/>
          <table:table-cell table:style-name="ce12" table:formula="of:=IF(EXACT(&quot; &quot;;[.E264]);&quot;NO&quot;;&quot;YES&quot;)" office:value-type="string" office:string-value="YES" calcext:value-type="string">
            <text:p>YES</text:p>
          </table:table-cell>
          <table:table-cell table:style-name="ce28" table:formula="of:=[.B37]" office:value-type="string" office:string-value="U+0022" calcext:value-type="string">
            <text:p>U+0022</text:p>
          </table:table-cell>
          <table:table-cell table:formula="of:=LOOKUP([.K264];[.B$35:.B$345];[.A$35:.A$345])" office:value-type="string" office:string-value="&quot;" calcext:value-type="string">
            <text:p>"</text:p>
          </table:table-cell>
          <table:table-cell table:style-name="ce32" table:formula="of:=IF(ISBLANK([.K264]);&quot;NOT ALLOWED&quot;; IF(EXACT([.K264];[.B264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64];&quot;YES&quot;);[.A264];&quot;&quot;)" office:value-type="string" office:string-value="„" calcext:value-type="string">
            <text:p>„</text:p>
          </table:table-cell>
          <table:table-cell table:formula="of:=IF(AND(NOT(ISBLANK([.L264]));NOT(ISNA([.L264])));[.L264];&quot;&quot;)" office:value-type="string" office:string-value="&quot;" calcext:value-type="string">
            <text:p>"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†" xlink:type="simple">†</text:a></text:p>
          </table:table-cell>
          <table:table-cell table:style-name="ce8" office:value-type="string" calcext:value-type="string">
            <text:p>U+2020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86" calcext:value-type="float">
            <text:p>86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A0</text:p>
          </table:table-cell>
          <table:table-cell table:style-name="ce10"/>
          <table:table-cell table:style-name="ce12" table:formula="of:=IF(EXACT(&quot; &quot;;[.E265]);&quot;NO&quot;;&quot;YES&quot;)" office:value-type="string" office:string-value="YES" calcext:value-type="string">
            <text:p>YES</text:p>
          </table:table-cell>
          <table:table-cell table:style-name="ce22" table:formula="of:=[.B265]" office:value-type="string" office:string-value="U+2020" calcext:value-type="string">
            <text:p>U+2020</text:p>
          </table:table-cell>
          <table:table-cell table:formula="of:=LOOKUP([.K265];[.B$35:.B$345];[.A$35:.A$345])" office:value-type="string" office:string-value="†" calcext:value-type="string">
            <text:p>†</text:p>
          </table:table-cell>
          <table:table-cell table:style-name="ce32" table:formula="of:=IF(ISBLANK([.K265]);&quot;NOT ALLOWED&quot;; IF(EXACT([.K265];[.B26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65];&quot;YES&quot;);[.A265];&quot;&quot;)" office:value-type="string" office:string-value="†" calcext:value-type="string">
            <text:p>†</text:p>
          </table:table-cell>
          <table:table-cell table:formula="of:=IF(AND(NOT(ISBLANK([.L265]));NOT(ISNA([.L265])));[.L265];&quot;&quot;)" office:value-type="string" office:string-value="†" calcext:value-type="string">
            <text:p>†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‡" xlink:type="simple">‡</text:a></text:p>
          </table:table-cell>
          <table:table-cell table:style-name="ce8" office:value-type="string" calcext:value-type="string">
            <text:p>U+2021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87" calcext:value-type="float">
            <text:p>87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E0</text:p>
          </table:table-cell>
          <table:table-cell table:style-name="ce10"/>
          <table:table-cell table:style-name="ce12" table:formula="of:=IF(EXACT(&quot; &quot;;[.E266]);&quot;NO&quot;;&quot;YES&quot;)" office:value-type="string" office:string-value="YES" calcext:value-type="string">
            <text:p>YES</text:p>
          </table:table-cell>
          <table:table-cell table:style-name="ce22" table:formula="of:=[.B266]" office:value-type="string" office:string-value="U+2021" calcext:value-type="string">
            <text:p>U+2021</text:p>
          </table:table-cell>
          <table:table-cell table:formula="of:=LOOKUP([.K266];[.B$35:.B$345];[.A$35:.A$345])" office:value-type="string" office:string-value="‡" calcext:value-type="string">
            <text:p>‡</text:p>
          </table:table-cell>
          <table:table-cell table:style-name="ce32" table:formula="of:=IF(ISBLANK([.K266]);&quot;NOT ALLOWED&quot;; IF(EXACT([.K266];[.B26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66];&quot;YES&quot;);[.A266];&quot;&quot;)" office:value-type="string" office:string-value="‡" calcext:value-type="string">
            <text:p>‡</text:p>
          </table:table-cell>
          <table:table-cell table:formula="of:=IF(AND(NOT(ISBLANK([.L266]));NOT(ISNA([.L266])));[.L266];&quot;&quot;)" office:value-type="string" office:string-value="‡" calcext:value-type="string">
            <text:p>‡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•" xlink:type="simple">•</text:a></text:p>
          </table:table-cell>
          <table:table-cell table:style-name="ce8" office:value-type="string" calcext:value-type="string">
            <text:p>U+2022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95" calcext:value-type="float">
            <text:p>95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A5</text:p>
          </table:table-cell>
          <table:table-cell table:style-name="ce10"/>
          <table:table-cell table:style-name="ce12" table:formula="of:=IF(EXACT(&quot; &quot;;[.E267]);&quot;NO&quot;;&quot;YES&quot;)" office:value-type="string" office:string-value="YES" calcext:value-type="string">
            <text:p>YES</text:p>
          </table:table-cell>
          <table:table-cell table:style-name="ce22" table:formula="of:=[.B267]" office:value-type="string" office:string-value="U+2022" calcext:value-type="string">
            <text:p>U+2022</text:p>
          </table:table-cell>
          <table:table-cell table:formula="of:=LOOKUP([.K267];[.B$35:.B$345];[.A$35:.A$345])" office:value-type="string" office:string-value="•" calcext:value-type="string">
            <text:p>•</text:p>
          </table:table-cell>
          <table:table-cell table:style-name="ce32" table:formula="of:=IF(ISBLANK([.K267]);&quot;NOT ALLOWED&quot;; IF(EXACT([.K267];[.B26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67];&quot;YES&quot;);[.A267];&quot;&quot;)" office:value-type="string" office:string-value="•" calcext:value-type="string">
            <text:p>•</text:p>
          </table:table-cell>
          <table:table-cell table:formula="of:=IF(AND(NOT(ISBLANK([.L267]));NOT(ISNA([.L267])));[.L267];&quot;&quot;)" office:value-type="string" office:string-value="•" calcext:value-type="string">
            <text:p>•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…" xlink:type="simple">…</text:a></text:p>
          </table:table-cell>
          <table:table-cell table:style-name="ce8" office:value-type="string" calcext:value-type="string">
            <text:p>U+2026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85" calcext:value-type="float">
            <text:p>85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C9</text:p>
          </table:table-cell>
          <table:table-cell table:style-name="ce10"/>
          <table:table-cell table:style-name="ce12" table:formula="of:=IF(EXACT(&quot; &quot;;[.E268]);&quot;NO&quot;;&quot;YES&quot;)" office:value-type="string" office:string-value="YES" calcext:value-type="string">
            <text:p>YES</text:p>
          </table:table-cell>
          <table:table-cell table:style-name="ce27" office:value-type="string" calcext:value-type="string">
            <text:p>U+002E U+002E U+002E</text:p>
          </table:table-cell>
          <table:table-cell table:style-name="ce30" office:value-type="string" calcext:value-type="string">
            <text:p>... </text:p>
          </table:table-cell>
          <table:table-cell table:style-name="ce32" table:formula="of:=IF(ISBLANK([.K268]);&quot;NOT ALLOWED&quot;; IF(EXACT([.K268];[.B268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268];&quot;YES&quot;);[.A268];&quot;&quot;)" office:value-type="string" office:string-value="…" calcext:value-type="string">
            <text:p>…</text:p>
          </table:table-cell>
          <table:table-cell table:formula="of:=IF(AND(NOT(ISBLANK([.L268]));NOT(ISNA([.L268])));[.L268];&quot;&quot;)" office:value-type="string" office:string-value="... " calcext:value-type="string">
            <text:p>... 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‰" xlink:type="simple">‰</text:a></text:p>
          </table:table-cell>
          <table:table-cell table:style-name="ce8" office:value-type="string" calcext:value-type="string">
            <text:p>U+2030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E4</text:p>
          </table:table-cell>
          <table:table-cell table:style-name="ce10"/>
          <table:table-cell table:style-name="ce12" table:formula="of:=IF(EXACT(&quot; &quot;;[.E269]);&quot;NO&quot;;&quot;YES&quot;)" office:value-type="string" office:string-value="YES" calcext:value-type="string">
            <text:p>YES</text:p>
          </table:table-cell>
          <table:table-cell table:style-name="ce22" table:formula="of:=[.B269]" office:value-type="string" office:string-value="U+2030" calcext:value-type="string">
            <text:p>U+2030</text:p>
          </table:table-cell>
          <table:table-cell table:formula="of:=LOOKUP([.K269];[.B$35:.B$345];[.A$35:.A$345])" office:value-type="string" office:string-value="‰" calcext:value-type="string">
            <text:p>‰</text:p>
          </table:table-cell>
          <table:table-cell table:style-name="ce32" table:formula="of:=IF(ISBLANK([.K269]);&quot;NOT ALLOWED&quot;; IF(EXACT([.K269];[.B26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69];&quot;YES&quot;);[.A269];&quot;&quot;)" office:value-type="string" office:string-value="‰" calcext:value-type="string">
            <text:p>‰</text:p>
          </table:table-cell>
          <table:table-cell table:formula="of:=IF(AND(NOT(ISBLANK([.L269]));NOT(ISNA([.L269])));[.L269];&quot;&quot;)" office:value-type="string" office:string-value="‰" calcext:value-type="string">
            <text:p>‰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‹" xlink:type="simple">‹</text:a></text:p>
          </table:table-cell>
          <table:table-cell table:style-name="ce8" office:value-type="string" calcext:value-type="string">
            <text:p>U+2039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8B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DC</text:p>
          </table:table-cell>
          <table:table-cell table:style-name="ce10"/>
          <table:table-cell table:style-name="ce12" table:formula="of:=IF(EXACT(&quot; &quot;;[.E270]);&quot;NO&quot;;&quot;YES&quot;)" office:value-type="string" office:string-value="YES" calcext:value-type="string">
            <text:p>YES</text:p>
          </table:table-cell>
          <table:table-cell table:style-name="ce22" table:formula="of:=[.B42]" office:value-type="string" office:string-value="U+0027" calcext:value-type="string">
            <text:p>U+0027</text:p>
          </table:table-cell>
          <table:table-cell table:formula="of:=LOOKUP([.K270];[.B$35:.B$345];[.A$35:.A$345])" office:value-type="string" office:string-value="'" calcext:value-type="string">
            <text:p>'</text:p>
          </table:table-cell>
          <table:table-cell table:style-name="ce32" table:formula="of:=IF(ISBLANK([.K270]);&quot;NOT ALLOWED&quot;; IF(EXACT([.K270];[.B270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70];&quot;YES&quot;);[.A270];&quot;&quot;)" office:value-type="string" office:string-value="‹" calcext:value-type="string">
            <text:p>‹</text:p>
          </table:table-cell>
          <table:table-cell table:formula="of:=IF(AND(NOT(ISBLANK([.L270]));NOT(ISNA([.L270])));[.L270];&quot;&quot;)" office:value-type="string" office:string-value="'" calcext:value-type="string">
            <text:p>'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›" xlink:type="simple">›</text:a></text:p>
          </table:table-cell>
          <table:table-cell table:style-name="ce8" office:value-type="string" calcext:value-type="string">
            <text:p>U+203A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9B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DD</text:p>
          </table:table-cell>
          <table:table-cell table:style-name="ce10"/>
          <table:table-cell table:style-name="ce12" table:formula="of:=IF(EXACT(&quot; &quot;;[.E271]);&quot;NO&quot;;&quot;YES&quot;)" office:value-type="string" office:string-value="YES" calcext:value-type="string">
            <text:p>YES</text:p>
          </table:table-cell>
          <table:table-cell table:style-name="ce22" table:formula="of:=[.B42]" office:value-type="string" office:string-value="U+0027" calcext:value-type="string">
            <text:p>U+0027</text:p>
          </table:table-cell>
          <table:table-cell table:formula="of:=LOOKUP([.K271];[.B$35:.B$345];[.A$35:.A$345])" office:value-type="string" office:string-value="'" calcext:value-type="string">
            <text:p>'</text:p>
          </table:table-cell>
          <table:table-cell table:style-name="ce32" table:formula="of:=IF(ISBLANK([.K271]);&quot;NOT ALLOWED&quot;; IF(EXACT([.K271];[.B27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71];&quot;YES&quot;);[.A271];&quot;&quot;)" office:value-type="string" office:string-value="›" calcext:value-type="string">
            <text:p>›</text:p>
          </table:table-cell>
          <table:table-cell table:formula="of:=IF(AND(NOT(ISBLANK([.L271]));NOT(ISNA([.L271])));[.L271];&quot;&quot;)" office:value-type="string" office:string-value="'" calcext:value-type="string">
            <text:p>'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⁄" xlink:type="simple">⁄</text:a></text:p>
          </table:table-cell>
          <table:table-cell table:style-name="ce8" office:value-type="string" calcext:value-type="string">
            <text:p>U+2044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DA</text:p>
          </table:table-cell>
          <table:table-cell table:style-name="ce10"/>
          <table:table-cell table:style-name="ce12" table:formula="of:=IF(EXACT(&quot; &quot;;[.E272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72];[.B$35:.B$345];[.A$35:.A$345])" office:value-type="string" office:string-value="" calcext:value-type="error">
            <text:p>#N/A</text:p>
          </table:table-cell>
          <table:table-cell table:style-name="ce32" table:formula="of:=IF(ISBLANK([.K272]);&quot;NOT ALLOWED&quot;; IF(EXACT([.K272];[.B27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2];&quot;YES&quot;);[.A272];&quot;&quot;)">
            <text:p/>
          </table:table-cell>
          <table:table-cell table:formula="of:=IF(AND(NOT(ISBLANK([.L272]));NOT(ISNA([.L272])));[.L272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ⁿ" xlink:type="simple">ⁿ</text:a></text:p>
          </table:table-cell>
          <table:table-cell table:style-name="ce8" office:value-type="string" calcext:value-type="string">
            <text:p>U+207F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FC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73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73];[.B$35:.B$345];[.A$35:.A$345])" office:value-type="string" office:string-value="" calcext:value-type="error">
            <text:p>#N/A</text:p>
          </table:table-cell>
          <table:table-cell table:style-name="ce32" table:formula="of:=IF(ISBLANK([.K273]);&quot;NOT ALLOWED&quot;; IF(EXACT([.K273];[.B27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3];&quot;YES&quot;);[.A273];&quot;&quot;)">
            <text:p/>
          </table:table-cell>
          <table:table-cell table:formula="of:=IF(AND(NOT(ISBLANK([.L273]));NOT(ISNA([.L273])));[.L273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₧" xlink:type="simple">₧</text:a></text:p>
          </table:table-cell>
          <table:table-cell table:style-name="ce8" office:value-type="string" calcext:value-type="string">
            <text:p>U+20A7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9E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74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74];[.B$35:.B$345];[.A$35:.A$345])" office:value-type="string" office:string-value="" calcext:value-type="error">
            <text:p>#N/A</text:p>
          </table:table-cell>
          <table:table-cell table:style-name="ce32" table:formula="of:=IF(ISBLANK([.K274]);&quot;NOT ALLOWED&quot;; IF(EXACT([.K274];[.B27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4];&quot;YES&quot;);[.A274];&quot;&quot;)">
            <text:p/>
          </table:table-cell>
          <table:table-cell table:formula="of:=IF(AND(NOT(ISBLANK([.L274]));NOT(ISNA([.L274])));[.L27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Euro_sign" xlink:type="simple">€</text:a></text:p>
          </table:table-cell>
          <table:table-cell table:style-name="ce8" office:value-type="string" calcext:value-type="string">
            <text:p>U+20AC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A4</text:p>
          </table:table-cell>
          <table:table-cell table:style-name="ce8" office:value-type="float" office:value="80" calcext:value-type="float">
            <text:p>80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DB</text:p>
          </table:table-cell>
          <table:table-cell table:style-name="ce10"/>
          <table:table-cell table:style-name="ce12" table:formula="of:=IF(EXACT(&quot; &quot;;[.E275]);&quot;NO&quot;;&quot;YES&quot;)" office:value-type="string" office:string-value="YES" calcext:value-type="string">
            <text:p>YES</text:p>
          </table:table-cell>
          <table:table-cell table:style-name="ce22" table:formula="of:=[.B275]" office:value-type="string" office:string-value="U+20AC" calcext:value-type="string">
            <text:p>U+20AC</text:p>
          </table:table-cell>
          <table:table-cell table:formula="of:=LOOKUP([.K275];[.B$35:.B$345];[.A$35:.A$345])" office:value-type="string" office:string-value="€" calcext:value-type="string">
            <text:p>€</text:p>
          </table:table-cell>
          <table:table-cell table:style-name="ce32" table:formula="of:=IF(ISBLANK([.K275]);&quot;NOT ALLOWED&quot;; IF(EXACT([.K275];[.B27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75];&quot;YES&quot;);[.A275];&quot;&quot;)" office:value-type="string" office:string-value="€" calcext:value-type="string">
            <text:p>€</text:p>
          </table:table-cell>
          <table:table-cell table:formula="of:=IF(AND(NOT(ISBLANK([.L275]));NOT(ISNA([.L275])));[.L275];&quot;&quot;)" office:value-type="string" office:string-value="€" calcext:value-type="string">
            <text:p>€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™" xlink:type="simple">™</text:a></text:p>
          </table:table-cell>
          <table:table-cell table:style-name="ce8" office:value-type="string" calcext:value-type="string">
            <text:p>U+2122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99" calcext:value-type="float">
            <text:p>99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AA</text:p>
          </table:table-cell>
          <table:table-cell table:style-name="ce10"/>
          <table:table-cell table:style-name="ce12" table:formula="of:=IF(EXACT(&quot; &quot;;[.E276]);&quot;NO&quot;;&quot;YES&quot;)" office:value-type="string" office:string-value="YES" calcext:value-type="string">
            <text:p>YES</text:p>
          </table:table-cell>
          <table:table-cell table:style-name="ce27" office:value-type="string" calcext:value-type="string">
            <text:p>U+0054 U+004D</text:p>
          </table:table-cell>
          <table:table-cell table:style-name="ce27" office:value-type="string" calcext:value-type="string">
            <text:p>TM</text:p>
          </table:table-cell>
          <table:table-cell table:style-name="ce32" table:formula="of:=IF(ISBLANK([.K276]);&quot;NOT ALLOWED&quot;; IF(EXACT([.K276];[.B276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276];&quot;YES&quot;);[.A276];&quot;&quot;)" office:value-type="string" office:string-value="™" calcext:value-type="string">
            <text:p>™</text:p>
          </table:table-cell>
          <table:table-cell table:formula="of:=IF(AND(NOT(ISBLANK([.L276]));NOT(ISNA([.L276])));[.L276];&quot;&quot;)" office:value-type="string" office:string-value="TM" calcext:value-type="string">
            <text:p>TM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∂" xlink:type="simple">∂</text:a></text:p>
          </table:table-cell>
          <table:table-cell table:style-name="ce8" office:value-type="string" calcext:value-type="string">
            <text:p>U+2202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B6</text:p>
          </table:table-cell>
          <table:table-cell table:style-name="ce10"/>
          <table:table-cell table:style-name="ce12" table:formula="of:=IF(EXACT(&quot; &quot;;[.E277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77];[.B$35:.B$345];[.A$35:.A$345])" office:value-type="string" office:string-value="" calcext:value-type="error">
            <text:p>#N/A</text:p>
          </table:table-cell>
          <table:table-cell table:style-name="ce32" table:formula="of:=IF(ISBLANK([.K277]);&quot;NOT ALLOWED&quot;; IF(EXACT([.K277];[.B27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7];&quot;YES&quot;);[.A277];&quot;&quot;)">
            <text:p/>
          </table:table-cell>
          <table:table-cell table:formula="of:=IF(AND(NOT(ISBLANK([.L277]));NOT(ISNA([.L277])));[.L27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Delta_%28letter%29" xlink:type="simple">∆</text:a></text:p>
          </table:table-cell>
          <table:table-cell table:style-name="ce8" office:value-type="string" calcext:value-type="string">
            <text:p>U+2206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C6</text:p>
          </table:table-cell>
          <table:table-cell table:style-name="ce10"/>
          <table:table-cell table:style-name="ce12" table:formula="of:=IF(EXACT(&quot; &quot;;[.E278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78];[.B$35:.B$345];[.A$35:.A$345])" office:value-type="string" office:string-value="" calcext:value-type="error">
            <text:p>#N/A</text:p>
          </table:table-cell>
          <table:table-cell table:style-name="ce32" table:formula="of:=IF(ISBLANK([.K278]);&quot;NOT ALLOWED&quot;; IF(EXACT([.K278];[.B27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8];&quot;YES&quot;);[.A278];&quot;&quot;)">
            <text:p/>
          </table:table-cell>
          <table:table-cell table:formula="of:=IF(AND(NOT(ISBLANK([.L278]));NOT(ISNA([.L278])));[.L27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∏" xlink:type="simple">∏</text:a></text:p>
          </table:table-cell>
          <table:table-cell table:style-name="ce8" office:value-type="string" calcext:value-type="string">
            <text:p>U+220F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B8</text:p>
          </table:table-cell>
          <table:table-cell table:style-name="ce10"/>
          <table:table-cell table:style-name="ce12" table:formula="of:=IF(EXACT(&quot; &quot;;[.E279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79];[.B$35:.B$345];[.A$35:.A$345])" office:value-type="string" office:string-value="" calcext:value-type="error">
            <text:p>#N/A</text:p>
          </table:table-cell>
          <table:table-cell table:style-name="ce32" table:formula="of:=IF(ISBLANK([.K279]);&quot;NOT ALLOWED&quot;; IF(EXACT([.K279];[.B27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9];&quot;YES&quot;);[.A279];&quot;&quot;)">
            <text:p/>
          </table:table-cell>
          <table:table-cell table:formula="of:=IF(AND(NOT(ISBLANK([.L279]));NOT(ISNA([.L279])));[.L279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∑" xlink:type="simple">∑</text:a></text:p>
          </table:table-cell>
          <table:table-cell table:style-name="ce8" office:value-type="string" calcext:value-type="string">
            <text:p>U+2211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B7</text:p>
          </table:table-cell>
          <table:table-cell table:style-name="ce10"/>
          <table:table-cell table:style-name="ce12" table:formula="of:=IF(EXACT(&quot; &quot;;[.E280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80];[.B$35:.B$345];[.A$35:.A$345])" office:value-type="string" office:string-value="" calcext:value-type="error">
            <text:p>#N/A</text:p>
          </table:table-cell>
          <table:table-cell table:style-name="ce32" table:formula="of:=IF(ISBLANK([.K280]);&quot;NOT ALLOWED&quot;; IF(EXACT([.K280];[.B28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0];&quot;YES&quot;);[.A280];&quot;&quot;)">
            <text:p/>
          </table:table-cell>
          <table:table-cell table:formula="of:=IF(AND(NOT(ISBLANK([.L280]));NOT(ISNA([.L280])));[.L28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∙" xlink:type="simple">∙</text:a></text:p>
          </table:table-cell>
          <table:table-cell table:style-name="ce8" office:value-type="string" calcext:value-type="string">
            <text:p>U+2219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F9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81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81];[.B$35:.B$345];[.A$35:.A$345])" office:value-type="string" office:string-value="" calcext:value-type="error">
            <text:p>#N/A</text:p>
          </table:table-cell>
          <table:table-cell table:style-name="ce32" table:formula="of:=IF(ISBLANK([.K281]);&quot;NOT ALLOWED&quot;; IF(EXACT([.K281];[.B28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1];&quot;YES&quot;);[.A281];&quot;&quot;)">
            <text:p/>
          </table:table-cell>
          <table:table-cell table:formula="of:=IF(AND(NOT(ISBLANK([.L281]));NOT(ISNA([.L281])));[.L281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√" xlink:type="simple">√</text:a></text:p>
          </table:table-cell>
          <table:table-cell table:style-name="ce8" office:value-type="string" calcext:value-type="string">
            <text:p>U+221A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FB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C3</text:p>
          </table:table-cell>
          <table:table-cell table:style-name="ce10"/>
          <table:table-cell table:style-name="ce12" table:formula="of:=IF(EXACT(&quot; &quot;;[.E282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82];[.B$35:.B$345];[.A$35:.A$345])" office:value-type="string" office:string-value="" calcext:value-type="error">
            <text:p>#N/A</text:p>
          </table:table-cell>
          <table:table-cell table:style-name="ce32" table:formula="of:=IF(ISBLANK([.K282]);&quot;NOT ALLOWED&quot;; IF(EXACT([.K282];[.B28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2];&quot;YES&quot;);[.A282];&quot;&quot;)">
            <text:p/>
          </table:table-cell>
          <table:table-cell table:formula="of:=IF(AND(NOT(ISBLANK([.L282]));NOT(ISNA([.L282])));[.L282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∞" xlink:type="simple">∞</text:a></text:p>
          </table:table-cell>
          <table:table-cell table:style-name="ce8" office:value-type="string" calcext:value-type="string">
            <text:p>U+221E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C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0</text:p>
          </table:table-cell>
          <table:table-cell table:style-name="ce10"/>
          <table:table-cell table:style-name="ce12" table:formula="of:=IF(EXACT(&quot; &quot;;[.E283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83];[.B$35:.B$345];[.A$35:.A$345])" office:value-type="string" office:string-value="" calcext:value-type="error">
            <text:p>#N/A</text:p>
          </table:table-cell>
          <table:table-cell table:style-name="ce32" table:formula="of:=IF(ISBLANK([.K283]);&quot;NOT ALLOWED&quot;; IF(EXACT([.K283];[.B28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3];&quot;YES&quot;);[.A283];&quot;&quot;)">
            <text:p/>
          </table:table-cell>
          <table:table-cell table:formula="of:=IF(AND(NOT(ISBLANK([.L283]));NOT(ISNA([.L283])));[.L283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∩" xlink:type="simple">∩</text:a></text:p>
          </table:table-cell>
          <table:table-cell table:style-name="ce8" office:value-type="string" calcext:value-type="string">
            <text:p>U+2229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F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84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84];[.B$35:.B$345];[.A$35:.A$345])" office:value-type="string" office:string-value="" calcext:value-type="error">
            <text:p>#N/A</text:p>
          </table:table-cell>
          <table:table-cell table:style-name="ce32" table:formula="of:=IF(ISBLANK([.K284]);&quot;NOT ALLOWED&quot;; IF(EXACT([.K284];[.B28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4];&quot;YES&quot;);[.A284];&quot;&quot;)">
            <text:p/>
          </table:table-cell>
          <table:table-cell table:formula="of:=IF(AND(NOT(ISBLANK([.L284]));NOT(ISNA([.L284])));[.L28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∫" xlink:type="simple">∫</text:a></text:p>
          </table:table-cell>
          <table:table-cell table:style-name="ce8" office:value-type="string" calcext:value-type="string">
            <text:p>U+222B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BA</text:p>
          </table:table-cell>
          <table:table-cell table:style-name="ce10"/>
          <table:table-cell table:style-name="ce12" table:formula="of:=IF(EXACT(&quot; &quot;;[.E285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85];[.B$35:.B$345];[.A$35:.A$345])" office:value-type="string" office:string-value="" calcext:value-type="error">
            <text:p>#N/A</text:p>
          </table:table-cell>
          <table:table-cell table:style-name="ce32" table:formula="of:=IF(ISBLANK([.K285]);&quot;NOT ALLOWED&quot;; IF(EXACT([.K285];[.B28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5];&quot;YES&quot;);[.A285];&quot;&quot;)">
            <text:p/>
          </table:table-cell>
          <table:table-cell table:formula="of:=IF(AND(NOT(ISBLANK([.L285]));NOT(ISNA([.L285])));[.L285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≈" xlink:type="simple">≈</text:a></text:p>
          </table:table-cell>
          <table:table-cell table:style-name="ce8" office:value-type="string" calcext:value-type="string">
            <text:p>U+2248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F7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C5</text:p>
          </table:table-cell>
          <table:table-cell table:style-name="ce10"/>
          <table:table-cell table:style-name="ce12" table:formula="of:=IF(EXACT(&quot; &quot;;[.E286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86];[.B$35:.B$345];[.A$35:.A$345])" office:value-type="string" office:string-value="" calcext:value-type="error">
            <text:p>#N/A</text:p>
          </table:table-cell>
          <table:table-cell table:style-name="ce32" table:formula="of:=IF(ISBLANK([.K286]);&quot;NOT ALLOWED&quot;; IF(EXACT([.K286];[.B28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6];&quot;YES&quot;);[.A286];&quot;&quot;)">
            <text:p/>
          </table:table-cell>
          <table:table-cell table:formula="of:=IF(AND(NOT(ISBLANK([.L286]));NOT(ISNA([.L286])));[.L286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≠" xlink:type="simple">≠</text:a></text:p>
          </table:table-cell>
          <table:table-cell table:style-name="ce8" office:value-type="string" calcext:value-type="string">
            <text:p>U+2260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AD</text:p>
          </table:table-cell>
          <table:table-cell table:style-name="ce10"/>
          <table:table-cell table:style-name="ce12" table:formula="of:=IF(EXACT(&quot; &quot;;[.E287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87];[.B$35:.B$345];[.A$35:.A$345])" office:value-type="string" office:string-value="" calcext:value-type="error">
            <text:p>#N/A</text:p>
          </table:table-cell>
          <table:table-cell table:style-name="ce32" table:formula="of:=IF(ISBLANK([.K287]);&quot;NOT ALLOWED&quot;; IF(EXACT([.K287];[.B28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7];&quot;YES&quot;);[.A287];&quot;&quot;)">
            <text:p/>
          </table:table-cell>
          <table:table-cell table:formula="of:=IF(AND(NOT(ISBLANK([.L287]));NOT(ISNA([.L287])));[.L28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Triple_bar" xlink:type="simple">≡</text:a></text:p>
          </table:table-cell>
          <table:table-cell table:style-name="ce8" office:value-type="string" calcext:value-type="string">
            <text:p>U+2261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F0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88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88];[.B$35:.B$345];[.A$35:.A$345])" office:value-type="string" office:string-value="" calcext:value-type="error">
            <text:p>#N/A</text:p>
          </table:table-cell>
          <table:table-cell table:style-name="ce32" table:formula="of:=IF(ISBLANK([.K288]);&quot;NOT ALLOWED&quot;; IF(EXACT([.K288];[.B28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8];&quot;YES&quot;);[.A288];&quot;&quot;)">
            <text:p/>
          </table:table-cell>
          <table:table-cell table:formula="of:=IF(AND(NOT(ISBLANK([.L288]));NOT(ISNA([.L288])));[.L28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Inequality_%28mathematics%29" xlink:type="simple">≤</text:a></text:p>
          </table:table-cell>
          <table:table-cell table:style-name="ce8" office:value-type="string" calcext:value-type="string">
            <text:p>U+2264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F3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2</text:p>
          </table:table-cell>
          <table:table-cell table:style-name="ce10"/>
          <table:table-cell table:style-name="ce12" table:formula="of:=IF(EXACT(&quot; &quot;;[.E289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89];[.B$35:.B$345];[.A$35:.A$345])" office:value-type="string" office:string-value="" calcext:value-type="error">
            <text:p>#N/A</text:p>
          </table:table-cell>
          <table:table-cell table:style-name="ce32" table:formula="of:=IF(ISBLANK([.K289]);&quot;NOT ALLOWED&quot;; IF(EXACT([.K289];[.B28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9];&quot;YES&quot;);[.A289];&quot;&quot;)">
            <text:p/>
          </table:table-cell>
          <table:table-cell table:formula="of:=IF(AND(NOT(ISBLANK([.L289]));NOT(ISNA([.L289])));[.L289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≥" xlink:type="simple">≥</text:a></text:p>
          </table:table-cell>
          <table:table-cell table:style-name="ce8" office:value-type="string" calcext:value-type="string">
            <text:p>U+2265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F2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3</text:p>
          </table:table-cell>
          <table:table-cell table:style-name="ce10"/>
          <table:table-cell table:style-name="ce12" table:formula="of:=IF(EXACT(&quot; &quot;;[.E290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90];[.B$35:.B$345];[.A$35:.A$345])" office:value-type="string" office:string-value="" calcext:value-type="error">
            <text:p>#N/A</text:p>
          </table:table-cell>
          <table:table-cell table:style-name="ce32" table:formula="of:=IF(ISBLANK([.K290]);&quot;NOT ALLOWED&quot;; IF(EXACT([.K290];[.B29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0];&quot;YES&quot;);[.A290];&quot;&quot;)">
            <text:p/>
          </table:table-cell>
          <table:table-cell table:formula="of:=IF(AND(NOT(ISBLANK([.L290]));NOT(ISNA([.L290])));[.L29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⌐" xlink:type="simple">⌐</text:a></text:p>
          </table:table-cell>
          <table:table-cell table:style-name="ce8" office:value-type="string" calcext:value-type="string">
            <text:p>U+2310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A9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91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91];[.B$35:.B$345];[.A$35:.A$345])" office:value-type="string" office:string-value="" calcext:value-type="error">
            <text:p>#N/A</text:p>
          </table:table-cell>
          <table:table-cell table:style-name="ce32" table:formula="of:=IF(ISBLANK([.K291]);&quot;NOT ALLOWED&quot;; IF(EXACT([.K291];[.B29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1];&quot;YES&quot;);[.A291];&quot;&quot;)">
            <text:p/>
          </table:table-cell>
          <table:table-cell table:formula="of:=IF(AND(NOT(ISBLANK([.L291]));NOT(ISNA([.L291])));[.L291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⌠" xlink:type="simple">⌠</text:a></text:p>
          </table:table-cell>
          <table:table-cell table:style-name="ce8" office:value-type="string" calcext:value-type="string">
            <text:p>U+2320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F4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92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92];[.B$35:.B$345];[.A$35:.A$345])" office:value-type="string" office:string-value="" calcext:value-type="error">
            <text:p>#N/A</text:p>
          </table:table-cell>
          <table:table-cell table:style-name="ce32" table:formula="of:=IF(ISBLANK([.K292]);&quot;NOT ALLOWED&quot;; IF(EXACT([.K292];[.B29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2];&quot;YES&quot;);[.A292];&quot;&quot;)">
            <text:p/>
          </table:table-cell>
          <table:table-cell table:formula="of:=IF(AND(NOT(ISBLANK([.L292]));NOT(ISNA([.L292])));[.L292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⌡" xlink:type="simple">⌡</text:a></text:p>
          </table:table-cell>
          <table:table-cell table:style-name="ce8" office:value-type="string" calcext:value-type="string">
            <text:p>U+2321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F5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93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93];[.B$35:.B$345];[.A$35:.A$345])" office:value-type="string" office:string-value="" calcext:value-type="error">
            <text:p>#N/A</text:p>
          </table:table-cell>
          <table:table-cell table:style-name="ce32" table:formula="of:=IF(ISBLANK([.K293]);&quot;NOT ALLOWED&quot;; IF(EXACT([.K293];[.B29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3];&quot;YES&quot;);[.A293];&quot;&quot;)">
            <text:p/>
          </table:table-cell>
          <table:table-cell table:formula="of:=IF(AND(NOT(ISBLANK([.L293]));NOT(ISNA([.L293])));[.L293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─" xlink:type="simple">─</text:a></text:p>
          </table:table-cell>
          <table:table-cell table:style-name="ce8" office:value-type="string" calcext:value-type="string">
            <text:p>U+2500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4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94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94];[.B$35:.B$345];[.A$35:.A$345])" office:value-type="string" office:string-value="" calcext:value-type="error">
            <text:p>#N/A</text:p>
          </table:table-cell>
          <table:table-cell table:style-name="ce32" table:formula="of:=IF(ISBLANK([.K294]);&quot;NOT ALLOWED&quot;; IF(EXACT([.K294];[.B29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4];&quot;YES&quot;);[.A294];&quot;&quot;)">
            <text:p/>
          </table:table-cell>
          <table:table-cell table:formula="of:=IF(AND(NOT(ISBLANK([.L294]));NOT(ISNA([.L294])));[.L29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│" xlink:type="simple">│</text:a></text:p>
          </table:table-cell>
          <table:table-cell table:style-name="ce8" office:value-type="string" calcext:value-type="string">
            <text:p>U+2502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B3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95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95];[.B$35:.B$345];[.A$35:.A$345])" office:value-type="string" office:string-value="" calcext:value-type="error">
            <text:p>#N/A</text:p>
          </table:table-cell>
          <table:table-cell table:style-name="ce32" table:formula="of:=IF(ISBLANK([.K295]);&quot;NOT ALLOWED&quot;; IF(EXACT([.K295];[.B29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5];&quot;YES&quot;);[.A295];&quot;&quot;)">
            <text:p/>
          </table:table-cell>
          <table:table-cell table:formula="of:=IF(AND(NOT(ISBLANK([.L295]));NOT(ISNA([.L295])));[.L295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┌" xlink:type="simple">┌</text:a></text:p>
          </table:table-cell>
          <table:table-cell table:style-name="ce8" office:value-type="string" calcext:value-type="string">
            <text:p>U+250C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DA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96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96];[.B$35:.B$345];[.A$35:.A$345])" office:value-type="string" office:string-value="" calcext:value-type="error">
            <text:p>#N/A</text:p>
          </table:table-cell>
          <table:table-cell table:style-name="ce32" table:formula="of:=IF(ISBLANK([.K296]);&quot;NOT ALLOWED&quot;; IF(EXACT([.K296];[.B29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6];&quot;YES&quot;);[.A296];&quot;&quot;)">
            <text:p/>
          </table:table-cell>
          <table:table-cell table:formula="of:=IF(AND(NOT(ISBLANK([.L296]));NOT(ISNA([.L296])));[.L296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┐" xlink:type="simple">┐</text:a></text:p>
          </table:table-cell>
          <table:table-cell table:style-name="ce8" office:value-type="string" calcext:value-type="string">
            <text:p>U+2510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BF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97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97];[.B$35:.B$345];[.A$35:.A$345])" office:value-type="string" office:string-value="" calcext:value-type="error">
            <text:p>#N/A</text:p>
          </table:table-cell>
          <table:table-cell table:style-name="ce32" table:formula="of:=IF(ISBLANK([.K297]);&quot;NOT ALLOWED&quot;; IF(EXACT([.K297];[.B29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7];&quot;YES&quot;);[.A297];&quot;&quot;)">
            <text:p/>
          </table:table-cell>
          <table:table-cell table:formula="of:=IF(AND(NOT(ISBLANK([.L297]));NOT(ISNA([.L297])));[.L29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└" xlink:type="simple">└</text:a></text:p>
          </table:table-cell>
          <table:table-cell table:style-name="ce8" office:value-type="string" calcext:value-type="string">
            <text:p>U+2514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0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98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98];[.B$35:.B$345];[.A$35:.A$345])" office:value-type="string" office:string-value="" calcext:value-type="error">
            <text:p>#N/A</text:p>
          </table:table-cell>
          <table:table-cell table:style-name="ce32" table:formula="of:=IF(ISBLANK([.K298]);&quot;NOT ALLOWED&quot;; IF(EXACT([.K298];[.B29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8];&quot;YES&quot;);[.A298];&quot;&quot;)">
            <text:p/>
          </table:table-cell>
          <table:table-cell table:formula="of:=IF(AND(NOT(ISBLANK([.L298]));NOT(ISNA([.L298])));[.L29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┘" xlink:type="simple">┘</text:a></text:p>
          </table:table-cell>
          <table:table-cell table:style-name="ce8" office:value-type="string" calcext:value-type="string">
            <text:p>U+2518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D9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99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99];[.B$35:.B$345];[.A$35:.A$345])" office:value-type="string" office:string-value="" calcext:value-type="error">
            <text:p>#N/A</text:p>
          </table:table-cell>
          <table:table-cell table:style-name="ce32" table:formula="of:=IF(ISBLANK([.K299]);&quot;NOT ALLOWED&quot;; IF(EXACT([.K299];[.B29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9];&quot;YES&quot;);[.A299];&quot;&quot;)">
            <text:p/>
          </table:table-cell>
          <table:table-cell table:formula="of:=IF(AND(NOT(ISBLANK([.L299]));NOT(ISNA([.L299])));[.L299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├" xlink:type="simple">├</text:a></text:p>
          </table:table-cell>
          <table:table-cell table:style-name="ce8" office:value-type="string" calcext:value-type="string">
            <text:p>U+251C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3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00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00];[.B$35:.B$345];[.A$35:.A$345])" office:value-type="string" office:string-value="" calcext:value-type="error">
            <text:p>#N/A</text:p>
          </table:table-cell>
          <table:table-cell table:style-name="ce32" table:formula="of:=IF(ISBLANK([.K300]);&quot;NOT ALLOWED&quot;; IF(EXACT([.K300];[.B30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0];&quot;YES&quot;);[.A300];&quot;&quot;)">
            <text:p/>
          </table:table-cell>
          <table:table-cell table:formula="of:=IF(AND(NOT(ISBLANK([.L300]));NOT(ISNA([.L300])));[.L30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┤" xlink:type="simple">┤</text:a></text:p>
          </table:table-cell>
          <table:table-cell table:style-name="ce8" office:value-type="string" calcext:value-type="string">
            <text:p>U+2524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B4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01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01];[.B$35:.B$345];[.A$35:.A$345])" office:value-type="string" office:string-value="" calcext:value-type="error">
            <text:p>#N/A</text:p>
          </table:table-cell>
          <table:table-cell table:style-name="ce32" table:formula="of:=IF(ISBLANK([.K301]);&quot;NOT ALLOWED&quot;; IF(EXACT([.K301];[.B30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1];&quot;YES&quot;);[.A301];&quot;&quot;)">
            <text:p/>
          </table:table-cell>
          <table:table-cell table:formula="of:=IF(AND(NOT(ISBLANK([.L301]));NOT(ISNA([.L301])));[.L301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┬" xlink:type="simple">┬</text:a></text:p>
          </table:table-cell>
          <table:table-cell table:style-name="ce8" office:value-type="string" calcext:value-type="string">
            <text:p>U+252C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2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02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02];[.B$35:.B$345];[.A$35:.A$345])" office:value-type="string" office:string-value="" calcext:value-type="error">
            <text:p>#N/A</text:p>
          </table:table-cell>
          <table:table-cell table:style-name="ce32" table:formula="of:=IF(ISBLANK([.K302]);&quot;NOT ALLOWED&quot;; IF(EXACT([.K302];[.B30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2];&quot;YES&quot;);[.A302];&quot;&quot;)">
            <text:p/>
          </table:table-cell>
          <table:table-cell table:formula="of:=IF(AND(NOT(ISBLANK([.L302]));NOT(ISNA([.L302])));[.L302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┴" xlink:type="simple">┴</text:a></text:p>
          </table:table-cell>
          <table:table-cell table:style-name="ce8" office:value-type="string" calcext:value-type="string">
            <text:p>U+2534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1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03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03];[.B$35:.B$345];[.A$35:.A$345])" office:value-type="string" office:string-value="" calcext:value-type="error">
            <text:p>#N/A</text:p>
          </table:table-cell>
          <table:table-cell table:style-name="ce32" table:formula="of:=IF(ISBLANK([.K303]);&quot;NOT ALLOWED&quot;; IF(EXACT([.K303];[.B30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3];&quot;YES&quot;);[.A303];&quot;&quot;)">
            <text:p/>
          </table:table-cell>
          <table:table-cell table:formula="of:=IF(AND(NOT(ISBLANK([.L303]));NOT(ISNA([.L303])));[.L303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┼" xlink:type="simple">┼</text:a></text:p>
          </table:table-cell>
          <table:table-cell table:style-name="ce8" office:value-type="string" calcext:value-type="string">
            <text:p>U+253C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5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04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04];[.B$35:.B$345];[.A$35:.A$345])" office:value-type="string" office:string-value="" calcext:value-type="error">
            <text:p>#N/A</text:p>
          </table:table-cell>
          <table:table-cell table:style-name="ce32" table:formula="of:=IF(ISBLANK([.K304]);&quot;NOT ALLOWED&quot;; IF(EXACT([.K304];[.B30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4];&quot;YES&quot;);[.A304];&quot;&quot;)">
            <text:p/>
          </table:table-cell>
          <table:table-cell table:formula="of:=IF(AND(NOT(ISBLANK([.L304]));NOT(ISNA([.L304])));[.L30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═" xlink:type="simple">═</text:a></text:p>
          </table:table-cell>
          <table:table-cell table:style-name="ce8" office:value-type="string" calcext:value-type="string">
            <text:p>U+2550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D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05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05];[.B$35:.B$345];[.A$35:.A$345])" office:value-type="string" office:string-value="" calcext:value-type="error">
            <text:p>#N/A</text:p>
          </table:table-cell>
          <table:table-cell table:style-name="ce32" table:formula="of:=IF(ISBLANK([.K305]);&quot;NOT ALLOWED&quot;; IF(EXACT([.K305];[.B30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5];&quot;YES&quot;);[.A305];&quot;&quot;)">
            <text:p/>
          </table:table-cell>
          <table:table-cell table:formula="of:=IF(AND(NOT(ISBLANK([.L305]));NOT(ISNA([.L305])));[.L305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║" xlink:type="simple">║</text:a></text:p>
          </table:table-cell>
          <table:table-cell table:style-name="ce8" office:value-type="string" calcext:value-type="string">
            <text:p>U+2551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BA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06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06];[.B$35:.B$345];[.A$35:.A$345])" office:value-type="string" office:string-value="" calcext:value-type="error">
            <text:p>#N/A</text:p>
          </table:table-cell>
          <table:table-cell table:style-name="ce32" table:formula="of:=IF(ISBLANK([.K306]);&quot;NOT ALLOWED&quot;; IF(EXACT([.K306];[.B30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6];&quot;YES&quot;);[.A306];&quot;&quot;)">
            <text:p/>
          </table:table-cell>
          <table:table-cell table:formula="of:=IF(AND(NOT(ISBLANK([.L306]));NOT(ISNA([.L306])));[.L306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╒" xlink:type="simple">╒</text:a></text:p>
          </table:table-cell>
          <table:table-cell table:style-name="ce8" office:value-type="string" calcext:value-type="string">
            <text:p>U+2552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D5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07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07];[.B$35:.B$345];[.A$35:.A$345])" office:value-type="string" office:string-value="" calcext:value-type="error">
            <text:p>#N/A</text:p>
          </table:table-cell>
          <table:table-cell table:style-name="ce32" table:formula="of:=IF(ISBLANK([.K307]);&quot;NOT ALLOWED&quot;; IF(EXACT([.K307];[.B30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7];&quot;YES&quot;);[.A307];&quot;&quot;)">
            <text:p/>
          </table:table-cell>
          <table:table-cell table:formula="of:=IF(AND(NOT(ISBLANK([.L307]));NOT(ISNA([.L307])));[.L30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╓" xlink:type="simple">╓</text:a></text:p>
          </table:table-cell>
          <table:table-cell table:style-name="ce8" office:value-type="string" calcext:value-type="string">
            <text:p>U+2553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D6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08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08];[.B$35:.B$345];[.A$35:.A$345])" office:value-type="string" office:string-value="" calcext:value-type="error">
            <text:p>#N/A</text:p>
          </table:table-cell>
          <table:table-cell table:style-name="ce32" table:formula="of:=IF(ISBLANK([.K308]);&quot;NOT ALLOWED&quot;; IF(EXACT([.K308];[.B30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8];&quot;YES&quot;);[.A308];&quot;&quot;)">
            <text:p/>
          </table:table-cell>
          <table:table-cell table:formula="of:=IF(AND(NOT(ISBLANK([.L308]));NOT(ISNA([.L308])));[.L30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╔" xlink:type="simple">╔</text:a></text:p>
          </table:table-cell>
          <table:table-cell table:style-name="ce8" office:value-type="string" calcext:value-type="string">
            <text:p>U+2554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9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09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09];[.B$35:.B$345];[.A$35:.A$345])" office:value-type="string" office:string-value="" calcext:value-type="error">
            <text:p>#N/A</text:p>
          </table:table-cell>
          <table:table-cell table:style-name="ce32" table:formula="of:=IF(ISBLANK([.K309]);&quot;NOT ALLOWED&quot;; IF(EXACT([.K309];[.B30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9];&quot;YES&quot;);[.A309];&quot;&quot;)">
            <text:p/>
          </table:table-cell>
          <table:table-cell table:formula="of:=IF(AND(NOT(ISBLANK([.L309]));NOT(ISNA([.L309])));[.L309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╕" xlink:type="simple">╕</text:a></text:p>
          </table:table-cell>
          <table:table-cell table:style-name="ce8" office:value-type="string" calcext:value-type="string">
            <text:p>U+2555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B8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10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10];[.B$35:.B$345];[.A$35:.A$345])" office:value-type="string" office:string-value="" calcext:value-type="error">
            <text:p>#N/A</text:p>
          </table:table-cell>
          <table:table-cell table:style-name="ce32" table:formula="of:=IF(ISBLANK([.K310]);&quot;NOT ALLOWED&quot;; IF(EXACT([.K310];[.B31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0];&quot;YES&quot;);[.A310];&quot;&quot;)">
            <text:p/>
          </table:table-cell>
          <table:table-cell table:formula="of:=IF(AND(NOT(ISBLANK([.L310]));NOT(ISNA([.L310])));[.L31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╖" xlink:type="simple">╖</text:a></text:p>
          </table:table-cell>
          <table:table-cell table:style-name="ce8" office:value-type="string" calcext:value-type="string">
            <text:p>U+2556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B7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11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11];[.B$35:.B$345];[.A$35:.A$345])" office:value-type="string" office:string-value="" calcext:value-type="error">
            <text:p>#N/A</text:p>
          </table:table-cell>
          <table:table-cell table:style-name="ce32" table:formula="of:=IF(ISBLANK([.K311]);&quot;NOT ALLOWED&quot;; IF(EXACT([.K311];[.B31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1];&quot;YES&quot;);[.A311];&quot;&quot;)">
            <text:p/>
          </table:table-cell>
          <table:table-cell table:formula="of:=IF(AND(NOT(ISBLANK([.L311]));NOT(ISNA([.L311])));[.L311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╗" xlink:type="simple">╗</text:a></text:p>
          </table:table-cell>
          <table:table-cell table:style-name="ce8" office:value-type="string" calcext:value-type="string">
            <text:p>U+2557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BB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12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12];[.B$35:.B$345];[.A$35:.A$345])" office:value-type="string" office:string-value="" calcext:value-type="error">
            <text:p>#N/A</text:p>
          </table:table-cell>
          <table:table-cell table:style-name="ce32" table:formula="of:=IF(ISBLANK([.K312]);&quot;NOT ALLOWED&quot;; IF(EXACT([.K312];[.B31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2];&quot;YES&quot;);[.A312];&quot;&quot;)">
            <text:p/>
          </table:table-cell>
          <table:table-cell table:formula="of:=IF(AND(NOT(ISBLANK([.L312]));NOT(ISNA([.L312])));[.L312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╘" xlink:type="simple">╘</text:a></text:p>
          </table:table-cell>
          <table:table-cell table:style-name="ce8" office:value-type="string" calcext:value-type="string">
            <text:p>U+2558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D4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13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13];[.B$35:.B$345];[.A$35:.A$345])" office:value-type="string" office:string-value="" calcext:value-type="error">
            <text:p>#N/A</text:p>
          </table:table-cell>
          <table:table-cell table:style-name="ce32" table:formula="of:=IF(ISBLANK([.K313]);&quot;NOT ALLOWED&quot;; IF(EXACT([.K313];[.B31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3];&quot;YES&quot;);[.A313];&quot;&quot;)">
            <text:p/>
          </table:table-cell>
          <table:table-cell table:formula="of:=IF(AND(NOT(ISBLANK([.L313]));NOT(ISNA([.L313])));[.L313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╙" xlink:type="simple">╙</text:a></text:p>
          </table:table-cell>
          <table:table-cell table:style-name="ce8" office:value-type="string" calcext:value-type="string">
            <text:p>U+2559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D3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14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14];[.B$35:.B$345];[.A$35:.A$345])" office:value-type="string" office:string-value="" calcext:value-type="error">
            <text:p>#N/A</text:p>
          </table:table-cell>
          <table:table-cell table:style-name="ce32" table:formula="of:=IF(ISBLANK([.K314]);&quot;NOT ALLOWED&quot;; IF(EXACT([.K314];[.B31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4];&quot;YES&quot;);[.A314];&quot;&quot;)">
            <text:p/>
          </table:table-cell>
          <table:table-cell table:formula="of:=IF(AND(NOT(ISBLANK([.L314]));NOT(ISNA([.L314])));[.L31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╚" xlink:type="simple">╚</text:a></text:p>
          </table:table-cell>
          <table:table-cell table:style-name="ce8" office:value-type="string" calcext:value-type="string">
            <text:p>U+255A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8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15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15];[.B$35:.B$345];[.A$35:.A$345])" office:value-type="string" office:string-value="" calcext:value-type="error">
            <text:p>#N/A</text:p>
          </table:table-cell>
          <table:table-cell table:style-name="ce32" table:formula="of:=IF(ISBLANK([.K315]);&quot;NOT ALLOWED&quot;; IF(EXACT([.K315];[.B31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5];&quot;YES&quot;);[.A315];&quot;&quot;)">
            <text:p/>
          </table:table-cell>
          <table:table-cell table:formula="of:=IF(AND(NOT(ISBLANK([.L315]));NOT(ISNA([.L315])));[.L315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╛" xlink:type="simple">╛</text:a></text:p>
          </table:table-cell>
          <table:table-cell table:style-name="ce8" office:value-type="string" calcext:value-type="string">
            <text:p>U+255B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BE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16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16];[.B$35:.B$345];[.A$35:.A$345])" office:value-type="string" office:string-value="" calcext:value-type="error">
            <text:p>#N/A</text:p>
          </table:table-cell>
          <table:table-cell table:style-name="ce32" table:formula="of:=IF(ISBLANK([.K316]);&quot;NOT ALLOWED&quot;; IF(EXACT([.K316];[.B31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6];&quot;YES&quot;);[.A316];&quot;&quot;)">
            <text:p/>
          </table:table-cell>
          <table:table-cell table:formula="of:=IF(AND(NOT(ISBLANK([.L316]));NOT(ISNA([.L316])));[.L316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╜" xlink:type="simple">╜</text:a></text:p>
          </table:table-cell>
          <table:table-cell table:style-name="ce8" office:value-type="string" calcext:value-type="string">
            <text:p>U+255C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BD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17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17];[.B$35:.B$345];[.A$35:.A$345])" office:value-type="string" office:string-value="" calcext:value-type="error">
            <text:p>#N/A</text:p>
          </table:table-cell>
          <table:table-cell table:style-name="ce32" table:formula="of:=IF(ISBLANK([.K317]);&quot;NOT ALLOWED&quot;; IF(EXACT([.K317];[.B31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7];&quot;YES&quot;);[.A317];&quot;&quot;)">
            <text:p/>
          </table:table-cell>
          <table:table-cell table:formula="of:=IF(AND(NOT(ISBLANK([.L317]));NOT(ISNA([.L317])));[.L31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╝" xlink:type="simple">╝</text:a></text:p>
          </table:table-cell>
          <table:table-cell table:style-name="ce8" office:value-type="string" calcext:value-type="string">
            <text:p>U+255D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BC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18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18];[.B$35:.B$345];[.A$35:.A$345])" office:value-type="string" office:string-value="" calcext:value-type="error">
            <text:p>#N/A</text:p>
          </table:table-cell>
          <table:table-cell table:style-name="ce32" table:formula="of:=IF(ISBLANK([.K318]);&quot;NOT ALLOWED&quot;; IF(EXACT([.K318];[.B31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8];&quot;YES&quot;);[.A318];&quot;&quot;)">
            <text:p/>
          </table:table-cell>
          <table:table-cell table:formula="of:=IF(AND(NOT(ISBLANK([.L318]));NOT(ISNA([.L318])));[.L31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╞" xlink:type="simple">╞</text:a></text:p>
          </table:table-cell>
          <table:table-cell table:style-name="ce8" office:value-type="string" calcext:value-type="string">
            <text:p>U+255E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C6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19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19];[.B$35:.B$345];[.A$35:.A$345])" office:value-type="string" office:string-value="" calcext:value-type="error">
            <text:p>#N/A</text:p>
          </table:table-cell>
          <table:table-cell table:style-name="ce32" table:formula="of:=IF(ISBLANK([.K319]);&quot;NOT ALLOWED&quot;; IF(EXACT([.K319];[.B31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9];&quot;YES&quot;);[.A319];&quot;&quot;)">
            <text:p/>
          </table:table-cell>
          <table:table-cell table:formula="of:=IF(AND(NOT(ISBLANK([.L319]));NOT(ISNA([.L319])));[.L319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╟" xlink:type="simple">╟</text:a></text:p>
          </table:table-cell>
          <table:table-cell table:style-name="ce8" office:value-type="string" calcext:value-type="string">
            <text:p>U+255F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C7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20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20];[.B$35:.B$345];[.A$35:.A$345])" office:value-type="string" office:string-value="" calcext:value-type="error">
            <text:p>#N/A</text:p>
          </table:table-cell>
          <table:table-cell table:style-name="ce32" table:formula="of:=IF(ISBLANK([.K320]);&quot;NOT ALLOWED&quot;; IF(EXACT([.K320];[.B32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0];&quot;YES&quot;);[.A320];&quot;&quot;)">
            <text:p/>
          </table:table-cell>
          <table:table-cell table:formula="of:=IF(AND(NOT(ISBLANK([.L320]));NOT(ISNA([.L320])));[.L32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╠" xlink:type="simple">╠</text:a></text:p>
          </table:table-cell>
          <table:table-cell table:style-name="ce8" office:value-type="string" calcext:value-type="string">
            <text:p>U+2560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C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21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21];[.B$35:.B$345];[.A$35:.A$345])" office:value-type="string" office:string-value="" calcext:value-type="error">
            <text:p>#N/A</text:p>
          </table:table-cell>
          <table:table-cell table:style-name="ce32" table:formula="of:=IF(ISBLANK([.K321]);&quot;NOT ALLOWED&quot;; IF(EXACT([.K321];[.B32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1];&quot;YES&quot;);[.A321];&quot;&quot;)">
            <text:p/>
          </table:table-cell>
          <table:table-cell table:formula="of:=IF(AND(NOT(ISBLANK([.L321]));NOT(ISNA([.L321])));[.L321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╡" xlink:type="simple">╡</text:a></text:p>
          </table:table-cell>
          <table:table-cell table:style-name="ce8" office:value-type="string" calcext:value-type="string">
            <text:p>U+2561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B5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22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22];[.B$35:.B$345];[.A$35:.A$345])" office:value-type="string" office:string-value="" calcext:value-type="error">
            <text:p>#N/A</text:p>
          </table:table-cell>
          <table:table-cell table:style-name="ce32" table:formula="of:=IF(ISBLANK([.K322]);&quot;NOT ALLOWED&quot;; IF(EXACT([.K322];[.B32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2];&quot;YES&quot;);[.A322];&quot;&quot;)">
            <text:p/>
          </table:table-cell>
          <table:table-cell table:formula="of:=IF(AND(NOT(ISBLANK([.L322]));NOT(ISNA([.L322])));[.L322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╢" xlink:type="simple">╢</text:a></text:p>
          </table:table-cell>
          <table:table-cell table:style-name="ce8" office:value-type="string" calcext:value-type="string">
            <text:p>U+2562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B6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23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23];[.B$35:.B$345];[.A$35:.A$345])" office:value-type="string" office:string-value="" calcext:value-type="error">
            <text:p>#N/A</text:p>
          </table:table-cell>
          <table:table-cell table:style-name="ce32" table:formula="of:=IF(ISBLANK([.K323]);&quot;NOT ALLOWED&quot;; IF(EXACT([.K323];[.B32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3];&quot;YES&quot;);[.A323];&quot;&quot;)">
            <text:p/>
          </table:table-cell>
          <table:table-cell table:formula="of:=IF(AND(NOT(ISBLANK([.L323]));NOT(ISNA([.L323])));[.L323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╣" xlink:type="simple">╣</text:a></text:p>
          </table:table-cell>
          <table:table-cell table:style-name="ce8" office:value-type="string" calcext:value-type="string">
            <text:p>U+2563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B9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24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24];[.B$35:.B$345];[.A$35:.A$345])" office:value-type="string" office:string-value="" calcext:value-type="error">
            <text:p>#N/A</text:p>
          </table:table-cell>
          <table:table-cell table:style-name="ce32" table:formula="of:=IF(ISBLANK([.K324]);&quot;NOT ALLOWED&quot;; IF(EXACT([.K324];[.B32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4];&quot;YES&quot;);[.A324];&quot;&quot;)">
            <text:p/>
          </table:table-cell>
          <table:table-cell table:formula="of:=IF(AND(NOT(ISBLANK([.L324]));NOT(ISNA([.L324])));[.L32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╤" xlink:type="simple">╤</text:a></text:p>
          </table:table-cell>
          <table:table-cell table:style-name="ce8" office:value-type="string" calcext:value-type="string">
            <text:p>U+2564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D1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25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25];[.B$35:.B$345];[.A$35:.A$345])" office:value-type="string" office:string-value="" calcext:value-type="error">
            <text:p>#N/A</text:p>
          </table:table-cell>
          <table:table-cell table:style-name="ce32" table:formula="of:=IF(ISBLANK([.K325]);&quot;NOT ALLOWED&quot;; IF(EXACT([.K325];[.B32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5];&quot;YES&quot;);[.A325];&quot;&quot;)">
            <text:p/>
          </table:table-cell>
          <table:table-cell table:formula="of:=IF(AND(NOT(ISBLANK([.L325]));NOT(ISNA([.L325])));[.L325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╥" xlink:type="simple">╥</text:a></text:p>
          </table:table-cell>
          <table:table-cell table:style-name="ce8" office:value-type="string" calcext:value-type="string">
            <text:p>U+2565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D2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26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26];[.B$35:.B$345];[.A$35:.A$345])" office:value-type="string" office:string-value="" calcext:value-type="error">
            <text:p>#N/A</text:p>
          </table:table-cell>
          <table:table-cell table:style-name="ce32" table:formula="of:=IF(ISBLANK([.K326]);&quot;NOT ALLOWED&quot;; IF(EXACT([.K326];[.B32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6];&quot;YES&quot;);[.A326];&quot;&quot;)">
            <text:p/>
          </table:table-cell>
          <table:table-cell table:formula="of:=IF(AND(NOT(ISBLANK([.L326]));NOT(ISNA([.L326])));[.L326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╦" xlink:type="simple">╦</text:a></text:p>
          </table:table-cell>
          <table:table-cell table:style-name="ce8" office:value-type="string" calcext:value-type="string">
            <text:p>U+2566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B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27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27];[.B$35:.B$345];[.A$35:.A$345])" office:value-type="string" office:string-value="" calcext:value-type="error">
            <text:p>#N/A</text:p>
          </table:table-cell>
          <table:table-cell table:style-name="ce32" table:formula="of:=IF(ISBLANK([.K327]);&quot;NOT ALLOWED&quot;; IF(EXACT([.K327];[.B32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7];&quot;YES&quot;);[.A327];&quot;&quot;)">
            <text:p/>
          </table:table-cell>
          <table:table-cell table:formula="of:=IF(AND(NOT(ISBLANK([.L327]));NOT(ISNA([.L327])));[.L32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╧" xlink:type="simple">╧</text:a></text:p>
          </table:table-cell>
          <table:table-cell table:style-name="ce8" office:value-type="string" calcext:value-type="string">
            <text:p>U+2567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CF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28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28];[.B$35:.B$345];[.A$35:.A$345])" office:value-type="string" office:string-value="" calcext:value-type="error">
            <text:p>#N/A</text:p>
          </table:table-cell>
          <table:table-cell table:style-name="ce32" table:formula="of:=IF(ISBLANK([.K328]);&quot;NOT ALLOWED&quot;; IF(EXACT([.K328];[.B32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8];&quot;YES&quot;);[.A328];&quot;&quot;)">
            <text:p/>
          </table:table-cell>
          <table:table-cell table:formula="of:=IF(AND(NOT(ISBLANK([.L328]));NOT(ISNA([.L328])));[.L32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╨" xlink:type="simple">╨</text:a></text:p>
          </table:table-cell>
          <table:table-cell table:style-name="ce8" office:value-type="string" calcext:value-type="string">
            <text:p>U+2568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D0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29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29];[.B$35:.B$345];[.A$35:.A$345])" office:value-type="string" office:string-value="" calcext:value-type="error">
            <text:p>#N/A</text:p>
          </table:table-cell>
          <table:table-cell table:style-name="ce32" table:formula="of:=IF(ISBLANK([.K329]);&quot;NOT ALLOWED&quot;; IF(EXACT([.K329];[.B32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9];&quot;YES&quot;);[.A329];&quot;&quot;)">
            <text:p/>
          </table:table-cell>
          <table:table-cell table:formula="of:=IF(AND(NOT(ISBLANK([.L329]));NOT(ISNA([.L329])));[.L329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╩" xlink:type="simple">╩</text:a></text:p>
          </table:table-cell>
          <table:table-cell table:style-name="ce8" office:value-type="string" calcext:value-type="string">
            <text:p>U+2569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A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30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30];[.B$35:.B$345];[.A$35:.A$345])" office:value-type="string" office:string-value="" calcext:value-type="error">
            <text:p>#N/A</text:p>
          </table:table-cell>
          <table:table-cell table:style-name="ce32" table:formula="of:=IF(ISBLANK([.K330]);&quot;NOT ALLOWED&quot;; IF(EXACT([.K330];[.B33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0];&quot;YES&quot;);[.A330];&quot;&quot;)">
            <text:p/>
          </table:table-cell>
          <table:table-cell table:formula="of:=IF(AND(NOT(ISBLANK([.L330]));NOT(ISNA([.L330])));[.L33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╪" xlink:type="simple">╪</text:a></text:p>
          </table:table-cell>
          <table:table-cell table:style-name="ce8" office:value-type="string" calcext:value-type="string">
            <text:p>U+256A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D8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31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31];[.B$35:.B$345];[.A$35:.A$345])" office:value-type="string" office:string-value="" calcext:value-type="error">
            <text:p>#N/A</text:p>
          </table:table-cell>
          <table:table-cell table:style-name="ce32" table:formula="of:=IF(ISBLANK([.K331]);&quot;NOT ALLOWED&quot;; IF(EXACT([.K331];[.B33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1];&quot;YES&quot;);[.A331];&quot;&quot;)">
            <text:p/>
          </table:table-cell>
          <table:table-cell table:formula="of:=IF(AND(NOT(ISBLANK([.L331]));NOT(ISNA([.L331])));[.L331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╫" xlink:type="simple">╫</text:a></text:p>
          </table:table-cell>
          <table:table-cell table:style-name="ce8" office:value-type="string" calcext:value-type="string">
            <text:p>U+256B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D7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32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32];[.B$35:.B$345];[.A$35:.A$345])" office:value-type="string" office:string-value="" calcext:value-type="error">
            <text:p>#N/A</text:p>
          </table:table-cell>
          <table:table-cell table:style-name="ce32" table:formula="of:=IF(ISBLANK([.K332]);&quot;NOT ALLOWED&quot;; IF(EXACT([.K332];[.B33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2];&quot;YES&quot;);[.A332];&quot;&quot;)">
            <text:p/>
          </table:table-cell>
          <table:table-cell table:formula="of:=IF(AND(NOT(ISBLANK([.L332]));NOT(ISNA([.L332])));[.L332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╬" xlink:type="simple">╬</text:a></text:p>
          </table:table-cell>
          <table:table-cell table:style-name="ce8" office:value-type="string" calcext:value-type="string">
            <text:p>U+256C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E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33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33];[.B$35:.B$345];[.A$35:.A$345])" office:value-type="string" office:string-value="" calcext:value-type="error">
            <text:p>#N/A</text:p>
          </table:table-cell>
          <table:table-cell table:style-name="ce32" table:formula="of:=IF(ISBLANK([.K333]);&quot;NOT ALLOWED&quot;; IF(EXACT([.K333];[.B33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3];&quot;YES&quot;);[.A333];&quot;&quot;)">
            <text:p/>
          </table:table-cell>
          <table:table-cell table:formula="of:=IF(AND(NOT(ISBLANK([.L333]));NOT(ISNA([.L333])));[.L333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▀" xlink:type="simple">▀</text:a></text:p>
          </table:table-cell>
          <table:table-cell table:style-name="ce8" office:value-type="string" calcext:value-type="string">
            <text:p>U+2580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DF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34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34];[.B$35:.B$345];[.A$35:.A$345])" office:value-type="string" office:string-value="" calcext:value-type="error">
            <text:p>#N/A</text:p>
          </table:table-cell>
          <table:table-cell table:style-name="ce32" table:formula="of:=IF(ISBLANK([.K334]);&quot;NOT ALLOWED&quot;; IF(EXACT([.K334];[.B33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4];&quot;YES&quot;);[.A334];&quot;&quot;)">
            <text:p/>
          </table:table-cell>
          <table:table-cell table:formula="of:=IF(AND(NOT(ISBLANK([.L334]));NOT(ISNA([.L334])));[.L33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▄" xlink:type="simple">▄</text:a></text:p>
          </table:table-cell>
          <table:table-cell table:style-name="ce8" office:value-type="string" calcext:value-type="string">
            <text:p>U+2584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DC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35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35];[.B$35:.B$345];[.A$35:.A$345])" office:value-type="string" office:string-value="" calcext:value-type="error">
            <text:p>#N/A</text:p>
          </table:table-cell>
          <table:table-cell table:style-name="ce32" table:formula="of:=IF(ISBLANK([.K335]);&quot;NOT ALLOWED&quot;; IF(EXACT([.K335];[.B33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5];&quot;YES&quot;);[.A335];&quot;&quot;)">
            <text:p/>
          </table:table-cell>
          <table:table-cell table:formula="of:=IF(AND(NOT(ISBLANK([.L335]));NOT(ISNA([.L335])));[.L335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█" xlink:type="simple">█</text:a></text:p>
          </table:table-cell>
          <table:table-cell table:style-name="ce8" office:value-type="string" calcext:value-type="string">
            <text:p>U+2588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DB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36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36];[.B$35:.B$345];[.A$35:.A$345])" office:value-type="string" office:string-value="" calcext:value-type="error">
            <text:p>#N/A</text:p>
          </table:table-cell>
          <table:table-cell table:style-name="ce32" table:formula="of:=IF(ISBLANK([.K336]);&quot;NOT ALLOWED&quot;; IF(EXACT([.K336];[.B33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6];&quot;YES&quot;);[.A336];&quot;&quot;)">
            <text:p/>
          </table:table-cell>
          <table:table-cell table:formula="of:=IF(AND(NOT(ISBLANK([.L336]));NOT(ISNA([.L336])));[.L336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▌" xlink:type="simple">▌</text:a></text:p>
          </table:table-cell>
          <table:table-cell table:style-name="ce8" office:value-type="string" calcext:value-type="string">
            <text:p>U+258C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DD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37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37];[.B$35:.B$345];[.A$35:.A$345])" office:value-type="string" office:string-value="" calcext:value-type="error">
            <text:p>#N/A</text:p>
          </table:table-cell>
          <table:table-cell table:style-name="ce32" table:formula="of:=IF(ISBLANK([.K337]);&quot;NOT ALLOWED&quot;; IF(EXACT([.K337];[.B33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7];&quot;YES&quot;);[.A337];&quot;&quot;)">
            <text:p/>
          </table:table-cell>
          <table:table-cell table:formula="of:=IF(AND(NOT(ISBLANK([.L337]));NOT(ISNA([.L337])));[.L33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▐" xlink:type="simple">▐</text:a></text:p>
          </table:table-cell>
          <table:table-cell table:style-name="ce8" office:value-type="string" calcext:value-type="string">
            <text:p>U+2590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DE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38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38];[.B$35:.B$345];[.A$35:.A$345])" office:value-type="string" office:string-value="" calcext:value-type="error">
            <text:p>#N/A</text:p>
          </table:table-cell>
          <table:table-cell table:style-name="ce32" table:formula="of:=IF(ISBLANK([.K338]);&quot;NOT ALLOWED&quot;; IF(EXACT([.K338];[.B33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8];&quot;YES&quot;);[.A338];&quot;&quot;)">
            <text:p/>
          </table:table-cell>
          <table:table-cell table:formula="of:=IF(AND(NOT(ISBLANK([.L338]));NOT(ISNA([.L338])));[.L33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░" xlink:type="simple">░</text:a></text:p>
          </table:table-cell>
          <table:table-cell table:style-name="ce8" office:value-type="string" calcext:value-type="string">
            <text:p>U+2591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B0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39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39];[.B$35:.B$345];[.A$35:.A$345])" office:value-type="string" office:string-value="" calcext:value-type="error">
            <text:p>#N/A</text:p>
          </table:table-cell>
          <table:table-cell table:style-name="ce32" table:formula="of:=IF(ISBLANK([.K339]);&quot;NOT ALLOWED&quot;; IF(EXACT([.K339];[.B33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9];&quot;YES&quot;);[.A339];&quot;&quot;)">
            <text:p/>
          </table:table-cell>
          <table:table-cell table:formula="of:=IF(AND(NOT(ISBLANK([.L339]));NOT(ISNA([.L339])));[.L339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▒" xlink:type="simple">▒</text:a></text:p>
          </table:table-cell>
          <table:table-cell table:style-name="ce8" office:value-type="string" calcext:value-type="string">
            <text:p>U+2592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B1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40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40];[.B$35:.B$345];[.A$35:.A$345])" office:value-type="string" office:string-value="" calcext:value-type="error">
            <text:p>#N/A</text:p>
          </table:table-cell>
          <table:table-cell table:style-name="ce32" table:formula="of:=IF(ISBLANK([.K340]);&quot;NOT ALLOWED&quot;; IF(EXACT([.K340];[.B34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40];&quot;YES&quot;);[.A340];&quot;&quot;)">
            <text:p/>
          </table:table-cell>
          <table:table-cell table:formula="of:=IF(AND(NOT(ISBLANK([.L340]));NOT(ISNA([.L340])));[.L34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▓" xlink:type="simple">▓</text:a></text:p>
          </table:table-cell>
          <table:table-cell table:style-name="ce8" office:value-type="string" calcext:value-type="string">
            <text:p>U+2593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B2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41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41];[.B$35:.B$345];[.A$35:.A$345])" office:value-type="string" office:string-value="" calcext:value-type="error">
            <text:p>#N/A</text:p>
          </table:table-cell>
          <table:table-cell table:style-name="ce32" table:formula="of:=IF(ISBLANK([.K341]);&quot;NOT ALLOWED&quot;; IF(EXACT([.K341];[.B34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41];&quot;YES&quot;);[.A341];&quot;&quot;)">
            <text:p/>
          </table:table-cell>
          <table:table-cell table:formula="of:=IF(AND(NOT(ISBLANK([.L341]));NOT(ISNA([.L341])));[.L341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■" xlink:type="simple">■</text:a></text:p>
          </table:table-cell>
          <table:table-cell table:style-name="ce8" office:value-type="string" calcext:value-type="string">
            <text:p>U+25A0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FE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42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42];[.B$35:.B$345];[.A$35:.A$345])" office:value-type="string" office:string-value="" calcext:value-type="error">
            <text:p>#N/A</text:p>
          </table:table-cell>
          <table:table-cell table:style-name="ce32" table:formula="of:=IF(ISBLANK([.K342]);&quot;NOT ALLOWED&quot;; IF(EXACT([.K342];[.B34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42];&quot;YES&quot;);[.A342];&quot;&quot;)">
            <text:p/>
          </table:table-cell>
          <table:table-cell table:formula="of:=IF(AND(NOT(ISBLANK([.L342]));NOT(ISNA([.L342])));[.L342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Alt_code" xlink:type="simple">◊</text:a></text:p>
          </table:table-cell>
          <table:table-cell table:style-name="ce8" office:value-type="string" calcext:value-type="string">
            <text:p>U+25CA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D7</text:p>
          </table:table-cell>
          <table:table-cell table:style-name="ce10"/>
          <table:table-cell table:style-name="ce12" table:formula="of:=IF(EXACT(&quot; &quot;;[.E343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43];[.B$35:.B$345];[.A$35:.A$345])" office:value-type="string" office:string-value="" calcext:value-type="error">
            <text:p>#N/A</text:p>
          </table:table-cell>
          <table:table-cell table:style-name="ce32" table:formula="of:=IF(ISBLANK([.K343]);&quot;NOT ALLOWED&quot;; IF(EXACT([.K343];[.B34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43];&quot;YES&quot;);[.A343];&quot;&quot;)">
            <text:p/>
          </table:table-cell>
          <table:table-cell table:formula="of:=IF(AND(NOT(ISBLANK([.L343]));NOT(ISNA([.L343])));[.L343];&quot;&quot;)">
            <text:p/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<text:a xlink:href="http://en.wikipedia.org/wiki/ﬁ" xlink:type="simple">ﬁ</text:a></text:p>
          </table:table-cell>
          <table:table-cell table:style-name="ce8" office:value-type="string" calcext:value-type="string">
            <text:p>U+FB01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DE</text:p>
          </table:table-cell>
          <table:table-cell table:style-name="ce10"/>
          <table:table-cell table:style-name="ce12" office:value-type="string" calcext:value-type="string">
            <text:p>YES</text:p>
          </table:table-cell>
          <table:table-cell table:style-name="ce27" office:value-type="string" calcext:value-type="string">
            <text:p>U+0066 U+0069</text:p>
          </table:table-cell>
          <table:table-cell table:style-name="ce31" office:value-type="string" calcext:value-type="string">
            <text:p>f‌i</text:p>
          </table:table-cell>
          <table:table-cell table:style-name="ce32" table:formula="of:=IF(ISBLANK([.K344]);&quot;NOT ALLOWED&quot;; IF(EXACT([.K344];[.B344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344];&quot;YES&quot;);[.A344];&quot;&quot;)" office:value-type="string" office:string-value="ﬁ" calcext:value-type="string">
            <text:p>ﬁ</text:p>
          </table:table-cell>
          <table:table-cell table:formula="of:=IF(AND(NOT(ISBLANK([.L344]));NOT(ISNA([.L344])));[.L344];&quot;&quot;)" office:value-type="string" office:string-value="f‌i" calcext:value-type="string">
            <text:p>f‌i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ﬂ" xlink:type="simple">ﬂ</text:a></text:p>
          </table:table-cell>
          <table:table-cell table:style-name="ce8" office:value-type="string" calcext:value-type="string">
            <text:p>U+FB02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DF</text:p>
          </table:table-cell>
          <table:table-cell table:style-name="ce10"/>
          <table:table-cell table:style-name="ce12" office:value-type="string" calcext:value-type="string">
            <text:p>YES</text:p>
          </table:table-cell>
          <table:table-cell table:style-name="ce27" office:value-type="string" calcext:value-type="string">
            <text:p>U+0066 U+006C</text:p>
          </table:table-cell>
          <table:table-cell table:style-name="ce31" office:value-type="string" calcext:value-type="string">
            <text:p>f‌l</text:p>
          </table:table-cell>
          <table:table-cell table:style-name="ce32" table:formula="of:=IF(ISBLANK([.K345]);&quot;NOT ALLOWED&quot;; IF(EXACT([.K345];[.B345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345];&quot;YES&quot;);[.A345];&quot;&quot;)" office:value-type="string" office:string-value="ﬂ" calcext:value-type="string">
            <text:p>ﬂ</text:p>
          </table:table-cell>
          <table:table-cell table:formula="of:=IF(AND(NOT(ISBLANK([.L345]));NOT(ISNA([.L345])));[.L345];&quot;&quot;)" office:value-type="string" office:string-value="f‌l" calcext:value-type="string">
            <text:p>f‌l</text:p>
          </table:table-cell>
          <table:table-cell table:number-columns-repeated="1007"/>
        </table:table-row>
        <table:table-row table:style-name="ro2">
          <table:table-cell table:style-name="ce3"/>
          <table:table-cell table:style-name="ce7"/>
          <table:table-cell table:style-name="ce10" table:number-columns-repeated="7"/>
          <table:table-cell table:style-name="ce13"/>
          <table:table-cell table:style-name="ce25"/>
          <table:table-cell table:style-name="ce10"/>
          <table:table-cell table:style-name="ce33"/>
          <table:table-cell table:number-columns-repeated="2"/>
          <table:table-cell table:formula="of:=IF(EXACT([.J346];&quot;YES&quot;);[.A346];&quot;&quot;)">
            <text:p/>
          </table:table-cell>
          <table:table-cell table:formula="of:=IF(AND(NOT(ISBLANK([.L346]));NOT(ISNA([.L346])));[.L346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ﬀ</text:p>
          </table:table-cell>
          <table:table-cell table:style-name="ce8" office:value-type="string" calcext:value-type="string">
            <text:p>U+FB00</text:p>
          </table:table-cell>
          <table:table-cell table:number-columns-repeated="6" table:style-name="ce11" office:value-type="string" calcext:value-type="string">
            <text:p> </text:p>
          </table:table-cell>
          <table:table-cell table:style-name="ce10"/>
          <table:table-cell table:style-name="ce12" office:value-type="string" calcext:value-type="string">
            <text:p>YES</text:p>
          </table:table-cell>
          <table:table-cell table:style-name="ce27" office:value-type="string" calcext:value-type="string">
            <text:p>U+0066 U+0066</text:p>
          </table:table-cell>
          <table:table-cell table:style-name="ce31" office:value-type="string" calcext:value-type="string">
            <text:p>f‌f</text:p>
          </table:table-cell>
          <table:table-cell table:style-name="ce32" table:formula="of:=IF(ISBLANK([.K347]);&quot;NOT ALLOWED&quot;; IF(EXACT([.K347];[.B347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347];&quot;YES&quot;);[.A347];&quot;&quot;)" office:value-type="string" office:string-value="ﬀ" calcext:value-type="string">
            <text:p>ﬀ</text:p>
          </table:table-cell>
          <table:table-cell table:formula="of:=IF(AND(NOT(ISBLANK([.L347]));NOT(ISNA([.L347])));[.L347];&quot;&quot;)" office:value-type="string" office:string-value="f‌f" calcext:value-type="string">
            <text:p>f‌f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ﬃ</text:p>
          </table:table-cell>
          <table:table-cell table:style-name="ce8" office:value-type="string" calcext:value-type="string">
            <text:p>U+FB03</text:p>
          </table:table-cell>
          <table:table-cell table:number-columns-repeated="6" table:style-name="ce11" office:value-type="string" calcext:value-type="string">
            <text:p> </text:p>
          </table:table-cell>
          <table:table-cell table:style-name="ce10"/>
          <table:table-cell table:style-name="ce12" office:value-type="string" calcext:value-type="string">
            <text:p>YES</text:p>
          </table:table-cell>
          <table:table-cell table:style-name="ce27" office:value-type="string" calcext:value-type="string">
            <text:p>U+0066 U+0066 U+0069</text:p>
          </table:table-cell>
          <table:table-cell table:style-name="ce31" office:value-type="string" calcext:value-type="string">
            <text:p>f‌f‌i</text:p>
          </table:table-cell>
          <table:table-cell table:style-name="ce32" table:formula="of:=IF(ISBLANK([.K348]);&quot;NOT ALLOWED&quot;; IF(EXACT([.K348];[.B348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348];&quot;YES&quot;);[.A348];&quot;&quot;)" office:value-type="string" office:string-value="ﬃ" calcext:value-type="string">
            <text:p>ﬃ</text:p>
          </table:table-cell>
          <table:table-cell table:formula="of:=IF(AND(NOT(ISBLANK([.L348]));NOT(ISNA([.L348])));[.L348];&quot;&quot;)" office:value-type="string" office:string-value="f‌f‌i" calcext:value-type="string">
            <text:p>f‌f‌i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ﬄ</text:p>
          </table:table-cell>
          <table:table-cell table:style-name="ce8" office:value-type="string" calcext:value-type="string">
            <text:p>U+FB04</text:p>
          </table:table-cell>
          <table:table-cell table:number-columns-repeated="6" table:style-name="ce11" office:value-type="string" calcext:value-type="string">
            <text:p> </text:p>
          </table:table-cell>
          <table:table-cell table:style-name="ce10"/>
          <table:table-cell table:style-name="ce12" office:value-type="string" calcext:value-type="string">
            <text:p>YES</text:p>
          </table:table-cell>
          <table:table-cell table:style-name="ce27" office:value-type="string" calcext:value-type="string">
            <text:p>U+0066 U+0066 U+006C</text:p>
          </table:table-cell>
          <table:table-cell table:style-name="ce31" office:value-type="string" calcext:value-type="string">
            <text:p>f‌f‌l</text:p>
          </table:table-cell>
          <table:table-cell table:style-name="ce32" table:formula="of:=IF(ISBLANK([.K349]);&quot;NOT ALLOWED&quot;; IF(EXACT([.K349];[.B349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349];&quot;YES&quot;);[.A349];&quot;&quot;)" office:value-type="string" office:string-value="ﬄ" calcext:value-type="string">
            <text:p>ﬄ</text:p>
          </table:table-cell>
          <table:table-cell table:formula="of:=IF(AND(NOT(ISBLANK([.L349]));NOT(ISNA([.L349])));[.L349];&quot;&quot;)" office:value-type="string" office:string-value="f‌f‌l" calcext:value-type="string">
            <text:p>f‌f‌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ﬅ</text:p>
          </table:table-cell>
          <table:table-cell table:style-name="ce8" office:value-type="string" calcext:value-type="string">
            <text:p>U+FB05</text:p>
          </table:table-cell>
          <table:table-cell table:number-columns-repeated="6" table:style-name="ce11" office:value-type="string" calcext:value-type="string">
            <text:p> 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350];[.B$35:.B$345];[.A$35:.A$345])" office:value-type="string" office:string-value="" calcext:value-type="error">
            <text:p>#N/A</text:p>
          </table:table-cell>
          <table:table-cell table:style-name="ce32" table:formula="of:=IF(ISBLANK([.K350]);&quot;NOT ALLOWED&quot;; IF(EXACT([.K350];[.B35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50];&quot;YES&quot;);[.A350];&quot;&quot;)">
            <text:p/>
          </table:table-cell>
          <table:table-cell table:formula="of:=IF(AND(NOT(ISBLANK([.L350]));NOT(ISNA([.L350])));[.L35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ﬆ</text:p>
          </table:table-cell>
          <table:table-cell table:style-name="ce8" office:value-type="string" calcext:value-type="string">
            <text:p>U+FB06</text:p>
          </table:table-cell>
          <table:table-cell table:number-columns-repeated="6" table:style-name="ce11" office:value-type="string" calcext:value-type="string">
            <text:p> 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351];[.B$35:.B$345];[.A$35:.A$345])" office:value-type="string" office:string-value="" calcext:value-type="error">
            <text:p>#N/A</text:p>
          </table:table-cell>
          <table:table-cell table:style-name="ce32" table:formula="of:=IF(ISBLANK([.K351]);&quot;NOT ALLOWED&quot;; IF(EXACT([.K351];[.B35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51];&quot;YES&quot;);[.A351];&quot;&quot;)">
            <text:p/>
          </table:table-cell>
          <table:table-cell table:formula="of:=IF(AND(NOT(ISBLANK([.L351]));NOT(ISNA([.L351])));[.L351];&quot;&quot;)">
            <text:p/>
          </table:table-cell>
          <table:table-cell table:number-columns-repeated="1007"/>
        </table:table-row>
        <table:table-row table:style-name="ro2" table:number-rows-repeated="2">
          <table:table-cell table:style-name="ce3"/>
          <table:table-cell table:style-name="ce7"/>
          <table:table-cell table:style-name="ce10" table:number-columns-repeated="11"/>
          <table:table-cell table:number-columns-repeated="1011"/>
        </table:table-row>
        <table:table-row table:style-name="ro3">
          <table:table-cell table:number-columns-repeated="3"/>
          <table:table-cell table:style-name="ce4" table:number-columns-repeated="4"/>
          <table:table-cell office:value-type="string" calcext:value-type="string">
            <text:p>TOTAL</text:p>
          </table:table-cell>
          <table:table-cell/>
          <table:table-cell table:number-matrix-columns-spanned="1" table:number-matrix-rows-spanned="1" table:formula="of:=SUM(IF(EXACT([.J2:.J351];&quot;YES&quot;);1;0))" office:value-type="float" office:value="226" calcext:value-type="float">
            <text:p>226</text:p>
          </table:table-cell>
          <table:table-cell office:value-type="string" calcext:value-type="string">
            <text:p>characters allowed</text:p>
          </table:table-cell>
          <table:table-cell/>
          <table:table-cell table:number-matrix-columns-spanned="1" table:number-matrix-rows-spanned="1" table:formula="of:=SUM(IF(ISNUMBER(FIND(&quot;SAME&quot;;[.M2:.M351]));1;0))" office:value-type="float" office:value="184" calcext:value-type="float">
            <text:p>184</text:p>
          </table:table-cell>
          <table:table-cell office:value-type="string" calcext:value-type="string">
            <text:p>effective chars.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Extra characters</text:p>
          </table:table-cell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5" office:value-type="string" calcext:value-type="string">
            <text:p>which should not be in input</text:p>
          </table:table-cell>
          <table:table-cell table:number-columns-repeated="2"/>
          <table:table-cell table:style-name="ce4" table:number-columns-repeated="4"/>
          <table:table-cell table:number-columns-repeated="3"/>
          <table:table-cell table:style-name="ce8"/>
          <table:table-cell table:number-columns-repeated="1013"/>
        </table:table-row>
        <table:table-row table:style-name="ro3">
          <table:table-cell table:style-name="ce5" office:value-type="string" calcext:value-type="string">
            <text:p>but may appear be in normalized output</text:p>
          </table:table-cell>
          <table:table-cell table:number-columns-repeated="2"/>
          <table:table-cell table:style-name="ce4" table:number-columns-repeated="4"/>
          <table:table-cell table:number-columns-repeated="3"/>
          <table:table-cell table:style-name="ce8"/>
          <table:table-cell table:number-columns-repeated="1013"/>
        </table:table-row>
        <table:table-row table:style-name="ro3">
          <table:table-cell table:style-name="ce5" office:value-type="string" calcext:value-type="string">
            <text:p>so will be tolerated in input</text:p>
          </table:table-cell>
          <table:table-cell table:number-columns-repeated="2"/>
          <table:table-cell table:style-name="ce4" table:number-columns-repeated="4"/>
          <table:table-cell table:number-columns-repeated="3"/>
          <table:table-cell table:style-name="ce8"/>
          <table:table-cell/>
          <table:table-cell table:style-name="ce34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COMBINING DIAERESIS</text:p>
          </table:table-cell>
          <table:table-cell table:style-name="ce4" office:value-type="string" calcext:value-type="string">
            <text:p>U+0308</text:p>
          </table:table-cell>
          <table:table-cell office:value-type="string" calcext:value-type="string">
            <text:p>must be preceded by a SPACE</text:p>
          </table:table-cell>
          <table:table-cell table:style-name="Default" table:number-columns-repeated="2"/>
          <table:table-cell table:style-name="ce4" table:number-columns-repeated="2"/>
          <table:table-cell table:number-columns-repeated="2"/>
          <table:table-cell table:style-name="ce15" office:value-type="string" calcext:value-type="string">
            <text:p>YES</text:p>
          </table:table-cell>
          <table:table-cell table:style-name="ce26" office:value-type="string" calcext:value-type="string">
            <text:p>U+0020 U+0308</text:p>
          </table:table-cell>
          <table:table-cell office:value-type="string" calcext:value-type="string">
            <text:p><text:s/>̈</text:p>
          </table:table-cell>
          <table:table-cell table:style-name="ce35" office:value-type="string" calcext:value-type="string">
            <text:p>SAME SEQ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COMBINING ACUTE ACCENT</text:p>
          </table:table-cell>
          <table:table-cell table:style-name="ce4" office:value-type="string" calcext:value-type="string">
            <text:p>U+0301</text:p>
          </table:table-cell>
          <table:table-cell office:value-type="string" calcext:value-type="string">
            <text:p>must be preceded by a SPACE</text:p>
          </table:table-cell>
          <table:table-cell table:style-name="Default" table:number-columns-repeated="2"/>
          <table:table-cell table:style-name="ce4" table:number-columns-repeated="2"/>
          <table:table-cell table:number-columns-repeated="2"/>
          <table:table-cell table:style-name="ce16" office:value-type="string" calcext:value-type="string">
            <text:p>YES</text:p>
          </table:table-cell>
          <table:table-cell table:style-name="ce26" office:value-type="string" calcext:value-type="string">
            <text:p>U+0020 U+0301</text:p>
          </table:table-cell>
          <table:table-cell office:value-type="string" calcext:value-type="string">
            <text:p><text:s/>́</text:p>
          </table:table-cell>
          <table:table-cell table:style-name="ce36" office:value-type="string" calcext:value-type="string">
            <text:p>SAME SEQ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GREEK SMALL LETTER MU</text:p>
          </table:table-cell>
          <table:table-cell table:style-name="ce4" office:value-type="string" calcext:value-type="string">
            <text:p>U+03BC</text:p>
          </table:table-cell>
          <table:table-cell/>
          <table:table-cell table:style-name="Default" table:number-columns-repeated="2"/>
          <table:table-cell table:style-name="ce4" table:number-columns-repeated="2"/>
          <table:table-cell table:number-columns-repeated="2"/>
          <table:table-cell table:style-name="ce17" office:value-type="string" calcext:value-type="string">
            <text:p>YES</text:p>
          </table:table-cell>
          <table:table-cell table:style-name="ce4" office:value-type="string" calcext:value-type="string">
            <text:p>U+03BC</text:p>
          </table:table-cell>
          <table:table-cell office:value-type="string" calcext:value-type="string">
            <text:p>μ</text:p>
          </table:table-cell>
          <table:table-cell table:style-name="ce37" table:formula="of:=IF(ISBLANK([.K362]);&quot;NOT ALLOWED&quot;; IF(EXACT([.K362];[.B362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COMBINING CEDILLA</text:p>
          </table:table-cell>
          <table:table-cell table:style-name="ce4" office:value-type="string" calcext:value-type="string">
            <text:p>U+0327</text:p>
          </table:table-cell>
          <table:table-cell office:value-type="string" calcext:value-type="string">
            <text:p>must be preceded by a SPACE</text:p>
          </table:table-cell>
          <table:table-cell table:style-name="Default" table:number-columns-repeated="2"/>
          <table:table-cell table:style-name="ce4" table:number-columns-repeated="2"/>
          <table:table-cell table:number-columns-repeated="2"/>
          <table:table-cell table:style-name="ce18" office:value-type="string" calcext:value-type="string">
            <text:p>YES</text:p>
          </table:table-cell>
          <table:table-cell table:style-name="ce26" office:value-type="string" calcext:value-type="string">
            <text:p>U+0020 U+0327</text:p>
          </table:table-cell>
          <table:table-cell office:value-type="string" calcext:value-type="string">
            <text:p><text:s/>̧</text:p>
          </table:table-cell>
          <table:table-cell table:style-name="ce38" office:value-type="string" calcext:value-type="string">
            <text:p>SAME SEQ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COMBINING TILDE</text:p>
          </table:table-cell>
          <table:table-cell table:style-name="ce4" office:value-type="string" calcext:value-type="string">
            <text:p>U+0303</text:p>
          </table:table-cell>
          <table:table-cell office:value-type="string" calcext:value-type="string">
            <text:p>must be preceded by a SPACE</text:p>
          </table:table-cell>
          <table:table-cell table:style-name="Default" table:number-columns-repeated="2"/>
          <table:table-cell table:style-name="ce4" table:number-columns-repeated="2"/>
          <table:table-cell table:number-columns-repeated="2"/>
          <table:table-cell table:style-name="ce19" office:value-type="string" calcext:value-type="string">
            <text:p>YES</text:p>
          </table:table-cell>
          <table:table-cell table:style-name="ce26" office:value-type="string" calcext:value-type="string">
            <text:p>U+0020 U+0303</text:p>
          </table:table-cell>
          <table:table-cell office:value-type="string" calcext:value-type="string">
            <text:p><text:s/>̃</text:p>
          </table:table-cell>
          <table:table-cell table:style-name="ce39" office:value-type="string" calcext:value-type="string">
            <text:p>SAME SEQ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COMBINING MACRON</text:p>
          </table:table-cell>
          <table:table-cell table:style-name="ce4" office:value-type="string" calcext:value-type="string">
            <text:p>U+0304</text:p>
          </table:table-cell>
          <table:table-cell office:value-type="string" calcext:value-type="string">
            <text:p>must be preceded by a SPACE</text:p>
          </table:table-cell>
          <table:table-cell table:style-name="Default" table:number-columns-repeated="2"/>
          <table:table-cell table:style-name="ce4" table:number-columns-repeated="2"/>
          <table:table-cell table:number-columns-repeated="2"/>
          <table:table-cell table:style-name="ce20" office:value-type="string" calcext:value-type="string">
            <text:p>YES</text:p>
          </table:table-cell>
          <table:table-cell table:style-name="ce26" office:value-type="string" calcext:value-type="string">
            <text:p>U+0020 U+0304</text:p>
          </table:table-cell>
          <table:table-cell office:value-type="string" calcext:value-type="string">
            <text:p><text:s/>̄</text:p>
          </table:table-cell>
          <table:table-cell table:style-name="ce40" office:value-type="string" calcext:value-type="string">
            <text:p>SAME SEQ.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RACTION SLASH</text:p>
          </table:table-cell>
          <table:table-cell table:style-name="ce4" office:value-type="string" calcext:value-type="string">
            <text:p>U+2044</text:p>
          </table:table-cell>
          <table:table-cell/>
          <table:table-cell table:style-name="Default" table:number-columns-repeated="2"/>
          <table:table-cell table:style-name="ce4" table:number-columns-repeated="2"/>
          <table:table-cell table:number-columns-repeated="2"/>
          <table:table-cell table:style-name="ce21" office:value-type="string" calcext:value-type="string">
            <text:p>YES</text:p>
          </table:table-cell>
          <table:table-cell table:style-name="ce26" office:value-type="string" calcext:value-type="string">
            <text:p>U+002F</text:p>
          </table:table-cell>
          <table:table-cell table:formula="of:=LOOKUP([.K366];[.B$35:.B$345];[.A$35:.A$345])" office:value-type="string" office:string-value="/" calcext:value-type="string">
            <text:p>/</text:p>
          </table:table-cell>
          <table:table-cell table:style-name="ce41" table:formula="of:=IF(ISBLANK([.K366]);&quot;NOT ALLOWED&quot;; IF(EXACT([.K366];[.B366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4" table:number-columns-repeated="4"/>
          <table:table-cell table:number-columns-repeated="1017"/>
        </table:table-row>
        <table:table-row table:style-name="ro3">
          <table:table-cell table:number-columns-repeated="3"/>
          <table:table-cell table:style-name="ce4" table:number-columns-repeated="4"/>
          <table:table-cell office:value-type="string" calcext:value-type="string">
            <text:p>Actually</text:p>
          </table:table-cell>
          <table:table-cell/>
          <table:table-cell table:formula="of:=[.J354]+COUNTA([.J360:.J366])" office:value-type="float" office:value="233" calcext:value-type="float">
            <text:p>233</text:p>
          </table:table-cell>
          <table:table-cell table:number-columns-repeated="2"/>
          <table:table-cell table:formula="of:=[.M354]+COUNTA([.M360:.M366])" office:value-type="float" office:value="191" calcext:value-type="float">
            <text:p>191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4" table:number-columns-repeated="4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"/>
          <table:table-cell table:style-name="Default"/>
          <table:table-cell table:number-columns-repeated="101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  <table:table-row table:style-name="ro3" table:number-rows-repeated="104819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M2:Sheet1.M351">
            <calcext:condition calcext:apply-style-name="moc_notallowed" calcext:value="contains-text(&quot;NOT ALLOWED&quot;)" calcext:base-cell-address="Sheet1.M2"/>
            <calcext:condition calcext:apply-style-name="moc_transformed" calcext:value="contains-text(&quot;TRANSFORMED&quot;)" calcext:base-cell-address="Sheet1.M2"/>
            <calcext:condition calcext:apply-style-name="moc_OK" calcext:value="contains-text(&quot;SAME&quot;)" calcext:base-cell-address="Sheet1.M2"/>
            <calcext:condition calcext:apply-style-name="Default" calcext:value="=0" calcext:base-cell-address="Sheet1.M2"/>
          </calcext:conditional-format>
          <calcext:conditional-format calcext:target-range-address="Sheet1.J2:Sheet1.J351">
            <calcext:condition calcext:apply-style-name="moc_OK" calcext:value="=&quot;YES&quot;" calcext:base-cell-address="Sheet1.J2"/>
            <calcext:condition calcext:apply-style-name="moc_KO" calcext:value="=&quot;NO&quot;" calcext:base-cell-address="Sheet1.J2"/>
            <calcext:condition calcext:apply-style-name="Default" calcext:value="=0" calcext:base-cell-address="Sheet1.J2"/>
          </calcext:conditional-format>
          <calcext:conditional-format calcext:target-range-address="Sheet1.J360:Sheet1.J360">
            <calcext:condition calcext:apply-style-name="moc_OK" calcext:value="=&quot;YES&quot;" calcext:base-cell-address="Sheet1.J360"/>
            <calcext:condition calcext:apply-style-name="moc_KO" calcext:value="=&quot;NO&quot;" calcext:base-cell-address="Sheet1.J360"/>
            <calcext:condition calcext:apply-style-name="Default" calcext:value="=0" calcext:base-cell-address="Sheet1.J360"/>
          </calcext:conditional-format>
          <calcext:conditional-format calcext:target-range-address="Sheet1.J361:Sheet1.J361">
            <calcext:condition calcext:apply-style-name="moc_OK" calcext:value="=&quot;YES&quot;" calcext:base-cell-address="Sheet1.J361"/>
            <calcext:condition calcext:apply-style-name="moc_KO" calcext:value="=&quot;NO&quot;" calcext:base-cell-address="Sheet1.J361"/>
            <calcext:condition calcext:apply-style-name="Default" calcext:value="=0" calcext:base-cell-address="Sheet1.J361"/>
          </calcext:conditional-format>
          <calcext:conditional-format calcext:target-range-address="Sheet1.J362:Sheet1.J362">
            <calcext:condition calcext:apply-style-name="moc_OK" calcext:value="=&quot;YES&quot;" calcext:base-cell-address="Sheet1.J362"/>
            <calcext:condition calcext:apply-style-name="moc_KO" calcext:value="=&quot;NO&quot;" calcext:base-cell-address="Sheet1.J362"/>
            <calcext:condition calcext:apply-style-name="Default" calcext:value="=0" calcext:base-cell-address="Sheet1.J362"/>
          </calcext:conditional-format>
          <calcext:conditional-format calcext:target-range-address="Sheet1.J363:Sheet1.J363">
            <calcext:condition calcext:apply-style-name="moc_OK" calcext:value="=&quot;YES&quot;" calcext:base-cell-address="Sheet1.J363"/>
            <calcext:condition calcext:apply-style-name="moc_KO" calcext:value="=&quot;NO&quot;" calcext:base-cell-address="Sheet1.J363"/>
            <calcext:condition calcext:apply-style-name="Default" calcext:value="=0" calcext:base-cell-address="Sheet1.J363"/>
          </calcext:conditional-format>
          <calcext:conditional-format calcext:target-range-address="Sheet1.J364:Sheet1.J364">
            <calcext:condition calcext:apply-style-name="moc_OK" calcext:value="=&quot;YES&quot;" calcext:base-cell-address="Sheet1.J364"/>
            <calcext:condition calcext:apply-style-name="moc_KO" calcext:value="=&quot;NO&quot;" calcext:base-cell-address="Sheet1.J364"/>
            <calcext:condition calcext:apply-style-name="Default" calcext:value="=0" calcext:base-cell-address="Sheet1.J364"/>
          </calcext:conditional-format>
          <calcext:conditional-format calcext:target-range-address="Sheet1.J366:Sheet1.J366">
            <calcext:condition calcext:apply-style-name="moc_OK" calcext:value="=&quot;YES&quot;" calcext:base-cell-address="Sheet1.J366"/>
            <calcext:condition calcext:apply-style-name="moc_KO" calcext:value="=&quot;NO&quot;" calcext:base-cell-address="Sheet1.J366"/>
            <calcext:condition calcext:apply-style-name="Default" calcext:value="=0" calcext:base-cell-address="Sheet1.J366"/>
          </calcext:conditional-format>
          <calcext:conditional-format calcext:target-range-address="Sheet1.M362:Sheet1.M362">
            <calcext:condition calcext:apply-style-name="moc_notallowed" calcext:value="contains-text(&quot;NOT ALLOWED&quot;)" calcext:base-cell-address="Sheet1.M362"/>
            <calcext:condition calcext:apply-style-name="moc_transformed" calcext:value="contains-text(&quot;TRANSFORMED&quot;)" calcext:base-cell-address="Sheet1.M362"/>
            <calcext:condition calcext:apply-style-name="moc_OK" calcext:value="contains-text(&quot;SAME&quot;)" calcext:base-cell-address="Sheet1.M362"/>
            <calcext:condition calcext:apply-style-name="Default" calcext:value="=0" calcext:base-cell-address="Sheet1.M362"/>
          </calcext:conditional-format>
          <calcext:conditional-format calcext:target-range-address="Sheet1.M366:Sheet1.M366">
            <calcext:condition calcext:apply-style-name="moc_notallowed" calcext:value="contains-text(&quot;NOT ALLOWED&quot;)" calcext:base-cell-address="Sheet1.M366"/>
            <calcext:condition calcext:apply-style-name="moc_transformed" calcext:value="contains-text(&quot;TRANSFORMED&quot;)" calcext:base-cell-address="Sheet1.M366"/>
            <calcext:condition calcext:apply-style-name="moc_OK" calcext:value="contains-text(&quot;SAME&quot;)" calcext:base-cell-address="Sheet1.M366"/>
            <calcext:condition calcext:apply-style-name="Default" calcext:value="=0" calcext:base-cell-address="Sheet1.M366"/>
          </calcext:conditional-format>
          <calcext:conditional-format calcext:target-range-address="Sheet1.M360:Sheet1.M360">
            <calcext:condition calcext:apply-style-name="moc_notallowed" calcext:value="contains-text(&quot;NOT ALLOWED&quot;)" calcext:base-cell-address="Sheet1.M360"/>
            <calcext:condition calcext:apply-style-name="moc_transformed" calcext:value="contains-text(&quot;TRANSFORMED&quot;)" calcext:base-cell-address="Sheet1.M360"/>
            <calcext:condition calcext:apply-style-name="moc_OK" calcext:value="contains-text(&quot;SAME&quot;)" calcext:base-cell-address="Sheet1.M360"/>
            <calcext:condition calcext:apply-style-name="Default" calcext:value="=0" calcext:base-cell-address="Sheet1.M360"/>
          </calcext:conditional-format>
          <calcext:conditional-format calcext:target-range-address="Sheet1.M361:Sheet1.M361">
            <calcext:condition calcext:apply-style-name="moc_notallowed" calcext:value="contains-text(&quot;NOT ALLOWED&quot;)" calcext:base-cell-address="Sheet1.M361"/>
            <calcext:condition calcext:apply-style-name="moc_transformed" calcext:value="contains-text(&quot;TRANSFORMED&quot;)" calcext:base-cell-address="Sheet1.M361"/>
            <calcext:condition calcext:apply-style-name="moc_OK" calcext:value="contains-text(&quot;SAME&quot;)" calcext:base-cell-address="Sheet1.M361"/>
            <calcext:condition calcext:apply-style-name="Default" calcext:value="=0" calcext:base-cell-address="Sheet1.M361"/>
          </calcext:conditional-format>
          <calcext:conditional-format calcext:target-range-address="Sheet1.M363:Sheet1.M363">
            <calcext:condition calcext:apply-style-name="moc_notallowed" calcext:value="contains-text(&quot;NOT ALLOWED&quot;)" calcext:base-cell-address="Sheet1.M363"/>
            <calcext:condition calcext:apply-style-name="moc_transformed" calcext:value="contains-text(&quot;TRANSFORMED&quot;)" calcext:base-cell-address="Sheet1.M363"/>
            <calcext:condition calcext:apply-style-name="moc_OK" calcext:value="contains-text(&quot;SAME&quot;)" calcext:base-cell-address="Sheet1.M363"/>
            <calcext:condition calcext:apply-style-name="Default" calcext:value="=0" calcext:base-cell-address="Sheet1.M363"/>
          </calcext:conditional-format>
          <calcext:conditional-format calcext:target-range-address="Sheet1.M364:Sheet1.M364">
            <calcext:condition calcext:apply-style-name="moc_notallowed" calcext:value="contains-text(&quot;NOT ALLOWED&quot;)" calcext:base-cell-address="Sheet1.M364"/>
            <calcext:condition calcext:apply-style-name="moc_transformed" calcext:value="contains-text(&quot;TRANSFORMED&quot;)" calcext:base-cell-address="Sheet1.M364"/>
            <calcext:condition calcext:apply-style-name="moc_OK" calcext:value="contains-text(&quot;SAME&quot;)" calcext:base-cell-address="Sheet1.M364"/>
            <calcext:condition calcext:apply-style-name="Default" calcext:value="=0" calcext:base-cell-address="Sheet1.M364"/>
          </calcext:conditional-format>
          <calcext:conditional-format calcext:target-range-address="Sheet1.J365:Sheet1.J365">
            <calcext:condition calcext:apply-style-name="moc_OK" calcext:value="=&quot;YES&quot;" calcext:base-cell-address="Sheet1.J365"/>
            <calcext:condition calcext:apply-style-name="moc_KO" calcext:value="=&quot;NO&quot;" calcext:base-cell-address="Sheet1.J365"/>
            <calcext:condition calcext:apply-style-name="Default" calcext:value="=0" calcext:base-cell-address="Sheet1.J365"/>
          </calcext:conditional-format>
          <calcext:conditional-format calcext:target-range-address="Sheet1.M365:Sheet1.M365">
            <calcext:condition calcext:apply-style-name="moc_notallowed" calcext:value="contains-text(&quot;NOT ALLOWED&quot;)" calcext:base-cell-address="Sheet1.M365"/>
            <calcext:condition calcext:apply-style-name="moc_transformed" calcext:value="contains-text(&quot;TRANSFORMED&quot;)" calcext:base-cell-address="Sheet1.M365"/>
            <calcext:condition calcext:apply-style-name="moc_OK" calcext:value="contains-text(&quot;SAME&quot;)" calcext:base-cell-address="Sheet1.M365"/>
            <calcext:condition calcext:apply-style-name="Default" calcext:value="=0" calcext:base-cell-address="Sheet1.M36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oc_5f_OK" style:display-name="moc_OK" style:family="table-cell" style:parent-style-name="Default">
      <style:table-cell-properties fo:background-color="#aecf00"/>
    </style:style>
    <style:style style:name="moc_5f_KO" style:display-name="moc_KO" style:family="table-cell" style:parent-style-name="Default">
      <style:table-cell-properties fo:background-color="#c5000b"/>
    </style:style>
    <style:style style:name="moc_5f_notallowed" style:display-name="moc_notallowed" style:family="table-cell" style:parent-style-name="Default">
      <style:table-cell-properties fo:background-color="#c5000b"/>
    </style:style>
    <style:style style:name="moc_5f_transformed" style:display-name="moc_transformed" style:family="table-cell" style:parent-style-name="Default">
      <style:table-cell-properties fo:background-color="#ff950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8">00/00/0000</text:date>, <text:time style:data-style-name="N2" text:time-value="19:16:28.6923501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C</meta:initial-creator>
    <meta:creation-date>2015-02-17T11:18:12.806655627</meta:creation-date>
    <dc:date>2015-02-18T19:37:27.598356275</dc:date>
    <dc:creator>Joseph C</dc:creator>
    <meta:editing-duration>PT10H37M19S</meta:editing-duration>
    <meta:editing-cycles>127</meta:editing-cycles>
    <meta:generator>LibreOffice/4.2.7.2$Linux_X86_64 LibreOffice_project/420m0$Build-2</meta:generator>
    <meta:printed-by>Joseph C</meta:printed-by>
    <meta:print-date>2015-02-17T12:12:48.407899469</meta:print-date>
    <meta:document-statistic meta:table-count="1" meta:cell-count="4860" meta:object-count="0"/>
  </office:meta>
</office:document-meta>
</file>